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fo:margin-bottom="0.1667in" style:line-height-at-least="0.2361in"/>
      <style:text-properties style:font-name="Times" fo:font-size="12.0pt" fo:color="#000000" fo:background-color="#ececec"/>
    </style:style>
    <style:style style:name="P13" style:family="paragraph" style:parent-style-name="Standard">
      <style:paragraph-properties fo:margin-bottom="0.1667in" style:line-height-at-least="0.2361in"/>
      <style:text-properties style:font-name="LiSong Pro Light" fo:font-size="12.0pt" fo:color="#000000" fo:background-color="#e0e0e0"/>
    </style:style>
    <style:style style:name="P14"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Apple Color Emoji" fo:letter-spacing="0.0000in"/>
    </style:style>
    <style:style style:name="T6" style:family="text">
      <style:text-properties fo:color="#052726"/>
    </style:style>
    <style:style style:name="T7" style:family="text">
      <style:text-properties style:font-name="Times" fo:font-style="italic" fo:font-style-asian="italic" fo:font-style-complex="italic"/>
    </style:style>
    <style:style style:name="T8" style:family="text">
      <style:text-properties style:font-name="Heiti TC Light"/>
    </style:style>
    <style:style style:name="T9" style:family="text">
      <style:text-properties fo:font-style="italic" fo:font-style-asian="italic" fo:font-style-complex="italic"/>
    </style:style>
    <style:style style:name="T10" style:family="text">
      <style:text-properties style:font-name="LiSong Pro Light" fo:letter-spacing="0.0000in"/>
    </style:style>
    <style:style style:name="T11" style:family="text">
      <style:text-properties style:font-name="Times" fo:letter-spacing="0.0000in"/>
    </style:style>
    <style:style style:name="T12" style:family="text">
      <style:text-properties fo:font-style="italic" fo:font-style-asian="italic" fo:font-style-complex="italic" fo:letter-spacing="0.0000in"/>
    </style:style>
    <style:style style:name="T13" style:family="text">
      <style:text-properties style:font-name="Hiragino Mincho ProN" fo:letter-spacing="0.0000in"/>
    </style:style>
    <style:style style:name="T14" style:family="text">
      <style:text-properties style:font-name="Hiragino Kaku Gothic ProN"/>
    </style:style>
    <style:style style:name="T15" style:family="text">
      <style:text-properties style:font-name="STSong" fo:letter-spacing="0.0000in"/>
    </style:style>
    <style:style style:name="T16" style:family="text">
      <style:text-properties style:font-name="AppleMyungjo" fo:letter-spacing="0.0000in"/>
    </style:style>
    <style:style style:name="T17" style:family="text">
      <style:text-properties style:font-name="Symbol" fo:letter-spacing="0.0000in"/>
    </style:style>
    <style:style style:name="T18"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穎芝   |  2020.04.25 13:22   |   </text:span><text:a xlink:type="simple" xlink:href="http://palinfo.habago.org/Entry?Command=Information_PrintForum#FORUM39120"><text:span text:style-name="T2">#</text:span></text:a></text:p>
      <text:p text:style-name="P3"><text:span text:style-name="T1">【美共和黨競選策略備忘錄曝光：只要被問病毒，你就攻擊中國！】</text:span><text:span text:style-name="T3"><text:line-break/></text:span><text:a xlink:type="simple" xlink:href="https://reurl.cc/vD6Rvk"><text:span text:style-name="T4">https://reurl.cc/vD6Rvk</text:span></text:a><text:span text:style-name="T3"><text:line-break/><text:line-break/></text:span><text:span text:style-name="T1">美共和黨向候選人發佈競選備忘錄#據美國政治新聞網站Politico24日報導，共和黨參議院全國委員會（The NationalRepublican Senatorial Committee）已向競選機構發送了一份長達57頁的備忘錄，建議共和黨候選人通過積極攻擊中國來應對新冠疫情危機。有美國問題專家就此事對環球時報-環球網記者表示，這樣的行為發生在美國讓人感到不可思議，已經赤裸裸的不要任何遮羞布了。</text:span><text:span text:style-name="T3"><text:line-break/><text:line-break/></text:span><text:span text:style-name="T1">據Politico介紹，該備忘錄由一名資深共和黨戰略師撰寫，其內容包括從如何將民主黨候選人與中國政府聯繫在一起，到如何應對種族主義指控等各種問題的對策。它強調了三條主要的攻擊路線：一是“中國掩蓋真相導致病毒蔓延”；二是民主黨人“對中國態度軟弱”；三是共和黨人將“因中國導致了此次疫情的傳播而推動對中國的制裁。“新冠病毒是中國的一次‘肇事逃逸（hit-and-run）’，隨後掩蓋事實，造成成千上萬人死亡。”這份備忘錄中說道。</text:span><text:span text:style-name="T3"><text:line-break/><text:line-break/><text:line-break/></text:span><text:span text:style-name="T5">🔗</text:span><text:span text:style-name="T1">美共和黨競選策略備忘錄曝光：只要被問病毒，你就攻擊中國！</text:span><text:span text:style-name="T3"><text:line-break/></text:span><text:a xlink:type="simple" xlink:href="http://t.cn/A6wD6qsa"><text:span text:style-name="T4">http://t.cn/A6wD6qsa</text:span></text:a><text:span text:style-name="T3"><text:line-break/><text:line-break/></text:span><text:span text:style-name="T5">🔗</text:span><text:span text:style-name="T1">GOP memo urges anti-China assault over coronavirus</text:span><text:span text:style-name="T3"><text:line-break/></text:span><text:a xlink:type="simple" xlink:href="https://reurl.cc/vD6RQo"><text:span text:style-name="T4">https://reurl.cc/vD6RQo</text:span></text:a></text:p>
      <text:p text:style-name="P2"><text:span text:style-name="T1">穎芝   |  2020.04.25 11:42   |   </text:span><text:a xlink:type="simple" xlink:href="http://palinfo.habago.org/Entry?Command=Information_PrintForum#FORUM39119"><text:span text:style-name="T2">#</text:span></text:a></text:p>
      <text:p text:style-name="P4"><text:span text:style-name="T1">新冠病毒自去年10月就在美國出現了！</text:span><text:span text:style-name="T3"><text:line-break/><text:line-break/></text:span><text:a xlink:type="simple" xlink:href="http://t.cn/A6we0Wir"><text:span text:style-name="T4">http://t.cn/A6we0Wir</text:span></text:a><text:span text:style-name="T3"><text:line-break/><text:line-break/></text:span><text:span text:style-name="T1">美國ＣＤＣ流感的統計，自從上個月就沒有更新過，</text:span><text:span text:style-name="T3"><text:line-break/></text:span><text:a xlink:type="simple" xlink:href="https://reurl.cc/1xGVVm"><text:span text:style-name="T4">https://reurl.cc/1xGVVm</text:span></text:a><text:span text:style-name="T3"><text:line-break/><text:line-break/></text:span><text:span text:style-name="T1">所以合理懷疑，新冠病毒自去年9月份就在美國大肆流行，因為美國 ＣＤＣ也坦誠部分流感無法檢測流感病毒種類！</text:span><text:span text:style-name="T3"><text:line-break/><text:line-break/></text:span></text:p>
      <text:p text:style-name="P2"><text:span text:style-name="T1">陳真   |  2020.04.24 02:10   |   </text:span><text:a xlink:type="simple" xlink:href="http://palinfo.habago.org/Entry?Command=Information_PrintForum#FORUM39118"><text:span text:style-name="T2">#</text:span></text:a></text:p>
      <text:p text:style-name="P3"><text:span text:style-name="T1">台灣的防疫政策並不是遵循公衛原理，而是還有一些更高的政治指導原則，亦即：仇中反華、打擊韓國瑜以及無限掩護美國。真是很可恥也很可惡。</text:span><text:span text:style-name="T3"><text:line-break/><text:line-break/></text:span><text:span text:style-name="T1">除了不斷抹黑造謠大陸之外，只要韓國瑜想做的積極防疫工作，就馬上酸言酸語，故意開始講什麼隱私與人權，開始扯後腿，是不是要看能不能搞爛高雄疫情，一舉罷韓成功？</text:span><text:span text:style-name="T3"><text:line-break/><text:line-break/></text:span><text:span text:style-name="T1">還有你看，兩岸直航禁令無限延長，凡是大陸來的，百般污名化，只差沒當成罪犯逮捕，而美國儘管已經快逼近百萬人染病，不管是罹病人數或死亡人數，足足是大陸的十倍以上，各種管制卻偏偏又寬又鬆，新增個案大多來自歐美，卻偏偏完全不當一回事。</text:span><text:span text:style-name="T3"><text:line-break/><text:line-break/></text:span><text:span text:style-name="T1">使用健保更是百般歧視、阻撓與羞辱：凡是大陸嫁來台灣的配偶及其子女，即使具有台灣籍，照樣百般污名化，拼命阻撓，好像這些人使用了台灣健保就很齷齪很不要臉似的。但是，去美國住了幾十年的美籍台人，染病回台就醫，人渣黨就馬上表現得好溫暖好慷慨，說大家都是台灣人，別計較。它媽的實在有夠無恥。</text:span><text:span text:style-name="T3"><text:line-break/><text:line-break/></text:span><text:span text:style-name="T1">這回軍艦的事更詭異，船上士兵莫名其妙大量染病，到底出去幹了些什麼，前言不罩後語，動輒說是祕密任務。這艘叫做什麼艦的名字我記不起來，兩、三年前就曾經被美軍叫去不知道幹些什麼，還讓美軍登艦檢查，報導說萬一與北韓有戰事，將被美軍「徵用」為醫療鑑云云(它媽的憑什麼「徵用」？)。</text:span><text:span text:style-name="T3"><text:line-break/><text:line-break/></text:span><text:span text:style-name="T1">這回也是疑似和美軍有所接觸，各方猜疑，至今疑雲滿天，搞得台灣疫情突然危急起來。你想，今天假設這一切事情和大陸有關，人渣黨將會如何進行政治操弄？</text:span><text:span text:style-name="T3"><text:line-break/><text:line-break/></text:span><text:span text:style-name="T1">實在很不想談、也不太想關心這些無恥下流的事；許多時候，我真是不敢相信我的眼睛，到底是要荒唐到何種程度，然後台灣人才會憤怒？台灣人如果無所謂，我其實也沒什麼好說的。台灣人如此滿意人渣黨的一切醜陋惡行，如此樂於充當美國走狗，引為無上榮耀，那我其實也沒什麼好說的了；那種感覺就好像看到有人拼命吸毒每天拿大便當飯吃，然後說自己好棒好勇敢身體好強壯，說什麼吃了美式民主仙丹，得意非凡，全世界都在看，那你還能說什麼？</text:span><text:span text:style-name="T3"><text:line-break/><text:line-break/></text:span><text:span text:style-name="T1">一個人，即便出於某種自我犧牲式的深刻善意，提出一些警示，做出一些事實描述，大概也只能做到這樣了不是嗎？難道還要像在教三歲小朋友那樣，每句話後面都要加一句「這樣會死翹翹哦」？</text:span><text:span text:style-name="T3"><text:line-break/><text:line-break/></text:span><text:span text:style-name="T1">台灣就像一個陷入瘋狂的人，睜眼走向懸崖深淵；凡是企圖警告危險或阻擋其繼續前進者，就會被打成全民公敵。</text:span><text:span text:style-name="T3"><text:line-break/><text:line-break/></text:span><text:span text:style-name="T1">將來歷史，不知道會如何描述這段長達二、三十年的悲劇。</text:span></text:p>
      <text:p text:style-name="P5">穎芝   |  2020.04.23 16:50   |   <text:a xlink:type="simple" xlink:href="http://palinfo.habago.org/Entry?Command=Information_PrintForum&amp;#FORUM39117"><text:span text:style-name="T6">#</text:span></text:a></text:p>
      <text:p text:style-name="P6">底下幾則新聞來源是華盛頓郵報所報導相關 covid-19 的新聞⋯ <text:line-break/><text:line-break/>華盛頓郵報報導內容是針對美國境內兩具因「流感死亡」的屍體重新做檢驗，最後都驗出 covid-19 病毒，死亡病患皆無海外旅遊史，也無與從中國入境美國者的接觸史⋯，聖塔克拉拉郡衛生官員史密斯指出：「這些二月初發生和新冠病毒有關的死亡案件，意味著病毒比原先以為的時間更早出現，它已存在多時，可能已在社區傳播了一段時間。」 <text:line-break/><text:line-break/><text:line-break/>加州衛生局：一月份冠狀病毒已在美國流行 <text:line-break/>法廣 22/04/2020 - 22:45 <text:line-break/><text:line-break/>加利福尼亞州法醫對三名屍體解剖顯示，美國西海岸新冠病毒傳染早在今年一月。波士頓東北大學（Northeastern University）教授Alessandro Vespignani告訴法新社記者，這不足為奇，病毒傳播在一月底或二月初就開始了，而且是中國以外的傳染病例。 <text:line-break/><text:line-break/>法新社表示，21日晚，加利福尼亞州聖克拉拉縣聖克拉拉(Santa Clara)市政府公共衛生部門通報，有三名病人屍體解剖顯示，其實他們都死於新冠病毒。時間分別是2月6日、2月17日和3月6日。衛生部門負責人表示，潛伏期如在三到四個星期的話，美國西海岸的傳染鏈從一月初或一月中旬就開始了，而官方公布的第一例死亡病人時間是2月26日。 <text:line-break/><text:line-break/>斯坦福大學醫學院醫學教授Jay Bhattacharya對法新社記者表示，起初，地方官員和醫生把一些病例歸常結為流感或肺炎，而今就要重新審定病人被傳染時間和真實的死亡人數。他還表示，真正死亡人數一定比45000要多。 <text:line-break/><text:line-break/>《華盛頓郵報》引述當地衛生負責人Sara Cody表態報道說，加利福尼亞這三名死於新冠病毒的病人都沒有去過中國。 <text:line-break/><text:line-break/>法新社記者表示，為什麼這三人死了這麼長時間才驗屍？法醫和地方衛生局負責人都把責任推給美國疾病預防控制中心(CDC)。地方官員向法新社記者表示，疾病預防控制中心一直到二月底還在堅持要檢測從中國回來的、有癥狀的病人。而從3月中旬開始，控制中心才放寬了檢測的範圍。 <text:line-break/><text:line-break/>法新社記者還表示，武漢在2019年12月開始傳染，而美國是1月31日禁止14日內曾到訪過中國的外國人入境。通過驗屍表示，美國疾病預防控制中心（CDC）高層低估了傳染的風險，他們沒有防範那些無癥狀的傳染者。 <text:line-break/><text:line-break/>紐約兩支遺傳學團隊做出的研究顯示，從今年2月中旬開始，美國東海岸也開始傳播新冠病毒，傳染源來自從歐洲返回的人群。而官方公布的第一個死亡病例是3月1日的死亡病例，這名女病患從伊朗返回美國。 <text:line-break/><text:line-break/>對3月份從紐約回收的病毒基因組的分析使得重新認識冠狀病毒源成為了可能，因為病毒變異是定期發生的事情。 <text:line-break/><text:line-break/>加利福尼亞州聖克拉拉縣的縣長（County Executive）、醫學博士傑夫·史密斯（Jeff Smith）把疫情傳染的時間推算得更早。她對法新社記者表示，我們希望找到其他死亡病例。新冠病毒很有可能從2019年12月就襲擊到美國西海岸了。 <text:a xlink:type="simple" xlink:href="https://reurl.cc/V64LvY"><text:span text:style-name="T7">https://reurl.cc/V64LvY</text:span></text:a><text:s/><text:line-break/><text:line-break/><text:line-break/>Coronavirus: Bug circulated in US weeks earlier than thought, mistaken for flu, health official says <text:line-break/><text:a xlink:type="simple" xlink:href="https://reurl.cc/vD67Rk"><text:span text:style-name="T7">https://reurl.cc/vD67Rk</text:span></text:a><text:s/><text:line-break/><text:line-break/>First coronavirus-related deaths in U.S. happened weeks earlier than believed <text:line-break/><text:a xlink:type="simple" xlink:href="https://reurl.cc/NjyyXn"><text:span text:style-name="T7">https://reurl.cc/NjyyXn</text:span></text:a><text:s/><text:line-break/><text:line-break/>加州屍檢顯示新冠病毒恐去年12月已入侵美 <text:line-break/><text:a xlink:type="simple" xlink:href="https://reurl.cc/3Dexlj"><text:span text:style-name="T7">https://reurl.cc/3Dexlj</text:span></text:a><text:s/><text:line-break/><text:line-break/><text:line-break/></text:p>
      <text:p text:style-name="P5">陳真   |  2020.04.23 10:43   |   <text:a xlink:type="simple" xlink:href="http://palinfo.habago.org/Entry?Command=Information_PrintForum&amp;#FORUM39116"><text:span text:style-name="T6">#</text:span></text:a></text:p>
      <text:p text:style-name="P6">這篇寫得不錯，這也是我向來堅定支持川普同志的原因，因為他大老粗，少權謀，少軍事，愛賺錢，不喜戰爭，還有就是具有政治人物罕見的美德："誠實"，摧毀美國向來的許多基本命題式的謊言，例如他否定西方主流媒體，揭露其成天造謠之本質，例如他拆穿美國過去當權派如希拉蕊、柯林頓等人之諸多重大犯罪事實，揚言將之繩之以法，例如他厭惡美國向來虛假的人權宣傳戰。 <text:line-break/><text:line-break/>另外，他的橫空出世，亂入鏡頭，更使得一向奉行政權世襲制的美國內部產生嚴重分裂，原本兩黨一家親，現在仍是兩黨一家親，但他在既有的美國戰略上 (例如重返亞太)製造了分歧，取消各種旨在圍堵與打擊中國的陽謀(例如TPP，例如與菲、越、印、日等等等的各種聯盟與協定)，他不斷孤立美國，製造美國與盟友(例如英德法與歐盟等等)之間的根本衝突，並且唯錢是問，退出許多重要國際組織，例如聯合國人權理事會、聯合國教科文組織等等等，片面撕毀許多國際條約，自我隔離，自廢武功。 <text:line-break/><text:line-break/>還有就是他口無遮攔，粗鄙猥瑣少修辭，例如什麼「只要你是個大人物，她們(就算是有夫之婦)，也會允許你亂搞」，「你可以往她們的陰部抓下去，你可以做任何你喜歡做的事。」真是猥褻到不行，用字遣詞非常樸實。他其實一點都不比其他美國政治人物更淫亂，卻遠比其他人還要真誠許多。但他的真誠用語，卻導致無數自以為正人君子自以為紳士淑女的國內中產階級及海外崇洋者的反感，戳破了虛假的美國價值。 <text:line-break/><text:line-break/>川普同志只重視大富豪們的利益，毫不在乎普羅大眾的死活，所以他攔截裁撤一些福利民生法案，例如歐記健保，例如各種失業救濟方案等等，給早已弊病叢生的美國資本主義瘋狂踩了油門，加速走向進一步的衰敗與階級分裂。 <text:line-break/><text:line-break/>川普同志似乎特別在意猶太人的利益，不惜為了以色列做出許多荒腔走板的決定，例如宣布耶路撒冷是以色列首都，承認以色列對戈蘭高地的主權，在中東到處樹敵，就連死忠盟友沙烏地阿拉伯都快翻臉成仇。 <text:line-break/><text:line-break/>川普同志顛覆美國的功績彪炳，真是三天三夜都講不完。 <text:line-break/><text:line-break/>當然，美國也不是省油的燈，孫悟空大鬧天宮，最後還是跳不出如來佛手掌心；美國終究還是那個整天為非作歹的美國，不會一夕之間改邪歸正。不過，川普同志畢竟是美國歷年來最少血腥、最少謊言的一位總統。 <text:line-break/><text:line-break/>陳真 <text:line-break/><text:line-break/>2020. 04. 23. <text:line-break/><text:line-break/>============== <text:line-break/>美國卸妝後不美， 台灣人要看清楚！ <text:line-break/><text:line-break/><text:line-break/>美麗島 電子報 2020年4月23日 <text:line-break/><text:line-break/>美國權威大報《波士頓環球報》日前發表一篇社論，題目是《一位不勝任的總統》，副標直斥總統：許多困難和死亡本可避免。總統手上沾滿鮮血。 <text:line-break/><text:line-break/>社論指出：「白宮的災難性決定使這個世界上最富有的國家注定要經歷一段無法言喻的苦難日子。⋯⋯病毒在這裡的蔓延不能歸因為上帝的舉動或外國入侵，而是領導層的巨大失敗。」歸根究底，「我們擁有的是一位被全球大流行史詩般戰勝的總統。」這位總統是「一位迴避責任並拒絕承認（更不用說負責）⋯⋯國家推出的測試是『失敗的』這個真相的總統。」在「控制在持續數週的局部爆發」與「無法控制的蔓延數百萬人的傳染之間的區別中，由於川普的一連串錯誤決策，以致於「浪費的幾個月使COVID-19病例成倍增加，遠超過了必要的數字。」換句話說，「總統手上沾滿了鮮血」。 <text:line-break/><text:line-break/>川普何以失敗至此？社論認為，主要是因為「白宮遭到腐敗和無能的破壞」、「每天對國家的講話中都表現出冷漠、自我中心和缺乏指導性」、「製造不安，而不是安撫人心」。總的來說，「這場大流行揭露出，這位總統最糟糕的特點不僅僅是被拿來當午夜笑料，更是要讓我們付出生命、生計和我們的集體精神」。 <text:line-break/><text:line-break/>有人認為，美國這次應對疫情兵敗如山倒，一個可能的原因是150年來本土沒有戰亂，也未曾經歷SARS這類嚴重疫情的洗禮，因此從官到民都缺乏憂患意識，至少不像英國，雖然政府後知後覺，但人民卻表現出抗疫的堅毅精神。英國上下正以「大轟炸精神」自勉，如同二戰時期面臨德軍的空襲，人民在生死交關的危機下，依然泰然自若但堅忍不拔。當時英國設計了一系列標語，其中「保持冷靜，繼續前進」（Keep Calm and Carry On）最能鼓舞人心，安撫了死亡威脅下的恐慌心靈，上下一體度過難關。 <text:line-break/><text:line-break/>相形之下，這次美國抗疫，從白宮到平民百姓都不及格，先是冷漠，疫情升高後既不冷靜，也不能有條不紊地依照疫情狀態與既定步伐持續前進。看到的盡是慌亂、吵鬧、爭鬥、搶奪、爭功、諉過、出格、脫序、匱乏、死亡。 <text:line-break/><text:line-break/>自疫情失控以後，川普就在不斷甩鍋，找中國和世衛組織為替罪羔羊，更離譜的是，好幾州的民眾居然上街對峙，有的譴責川普抗疫離譜，有的抗議居家隔離違反自由。川普嚴重失職，全美各地相繼爆發示威抗議，還有數千民眾手持各類槍械走上街頭，圍堵州政府，高喊抓住州長，還堵住道路，他們高喊要「自由」，要求早日復工，因為居家隔離令他們喪失了收入來源。 <text:line-break/><text:line-break/>抗疫無能的川普，搞政治鬥爭卻很在行，他公布了逐步恢復經濟的路線圖，根本不管美國是受疫情影響最嚴重的國家，一心一意要拼經濟，以免疫情誤了他的連任大夢。他甚至違背抗疫需求，要求一些嚴控民眾移動自由的州放寬限制，在推特上發表了鼓勵示威的推文：「解放明尼蘇達州!」 「解放密西根!」 「解放維吉尼亞！」 <text:line-break/><text:line-break/>華盛頓州長不以為然，指川普的「解放」言論讓數百萬美國人面臨感染新冠的風險。這位民主黨人在一份聲明中說，川普鼓勵「非法和危險的行為」，並補充說:「他瘋狂的咆哮和呼籲人們『解放』各州也可能導致暴力。」 <text:line-break/><text:line-break/>自由慣了的民眾憋不住隔離在家，加州海灘戲水者悠遊自在，數百示威者聚集在市中心抗議政府繼續封鎖。這場通過社交媒體組織的抗議活動，高舉著「不自由，毋寧死」的牌子。抗議川普的也不甘示弱，對立的兩方各有訴求。一邊揮舞著支持川普的橫幅，他們戴著「讓美國重新偉大」的紅帽，像是參加總統造勢大會，另一邊要求「解放」，有人穿著白色的醫療服，舉著牌子，上面寫著冠狀病毒是「謊言」。疫情肆虐下的美國，不僅聯邦政府和各州之間相互叫罵，民眾也撕裂了，兩邊相互叫陣。社會秩序也面臨脫序危機，大批人購槍以便自保。美國距離亂世越來越近了。 <text:line-break/><text:line-break/>病毒起源於東方，亞洲國家有序應對，在中國抗疫局勢緩和後，原本老神在在的美國疫情日益嚴重，開始發現對中國的傲慢與偏見使美國錯過了備戰時機，因而自食其果。對於中國與其他一些亞洲國家行之有效的抗疫舉措，如「早發現、早診斷、早隔離、早治療」以及戴口罩、封城、建設方艙醫院不屑一顧，川普政府除了封鎖大陸航線班機進入美國之外，未採取任何防控行動，甚至連檢測點、檢測試劑、檢測人員等都毫未部署與安排。國家治理能力之低落令人歎為觀止。 <text:line-break/><text:line-break/>美國朝野自以為高人一等的傲慢和偏見還表現在種族主義和種族歧視上。尋常百姓如此也就罷了，川普總統還帶頭製造歧視情緒，什麼「中國病毒」嚷嚷上口。然而，新冠病毒是不看情面的，在肆虐的病毒面前，無論是信奉個人權利至上者，還是白人優越主義者，在病毒面前同樣毫無抵抗之力，一下被打回原形。紐約等疫情慘重地區，由於醫療物資供不應求，不得不放棄搶救年長者，所謂「人權大國」居然無法實踐人權的基礎是生命權的基本理念。美國醫療水平之高，原本無可置疑，但一場疫情就見了真章，由於醫藥制度與保險體系的弱點暴露無遺，現出捉襟見肘的窘態。活生生上演一場真實的沒有皇帝新裝的美國。 <text:line-break/><text:line-break/>川普大帝應對疫情毫無章法，東亞國家講究「精準施策」，「戰疫」策略嚴謹，什麼「外防輸入，内防擴散」，區分高風險區、中風險區、低風險區，各自採取不同應對方案，而且跟著疫情調整，進退有節。川普一切選舉至上，所以不能對疫下藥，他除了「滿嘴跑火車」，可謂一事無成。超級強國掉漆掉得滿目斑駁。有人稱川普簡直就是「巨嬰心態」作祟。出了問題之後，不從自己身上找缺失，而是不斷地指責別人，一切都賴給中國、世衛、州長、民主黨、媒體、專家，連企業都被他掃到。千錯萬錯都是別人的錯，只有我這個巨嬰英明偉大，一貫正確，且有先見之明。 <text:line-break/><text:line-break/>美國在這場大考中顯然不及格，讓人發現如果比擬為一艘船，美國現在不只是船長不及格，連船本身也不及格了，所以光換船長不夠，還要把船大修。美國確實是極其優質的國家，加上高明的化妝術裝扮，顯得魅力超強，美豔動人。然而，經歷這場疫情，一切打回原型，真相表露。卸妝之後的美國真的不是那麼美麗，其中一些神話也破滅了。一向崇敬美國，唯美國馬首是瞻的台灣人，現在應該走近一點，睜大眼睛，看看素顏的美國真面目。 <text:line-break/><text:line-break/>【作者 陳國祥／政治大學新聞系、新聞研究所碩士，台灣資深媒體人，曾任中央通訊社董事長、中央選舉委員會委員、《自立晚報》總編輯、《中國時報》總編輯、《中時晚報》社長、臺北市政府客家事務委員會委員、《中國時報》特約主筆、時報育才董事長。 現為&lt;大師鏈&gt;傳媒顧問】</text:p>
      <text:p text:style-name="P5">陳真   |  2020.04.23 01:36   |   <text:a xlink:type="simple" xlink:href="http://palinfo.habago.org/Entry?Command=Information_PrintForum&amp;#FORUM39115"><text:span text:style-name="T6">#</text:span></text:a></text:p>
      <text:p text:style-name="P6">每個美國人可拿5片! 提供美14億片口罩還挨批 崔天凱：逢中必反很困擾 <text:line-break/><text:line-break/>新頭殼newtalk &amp;;#124;張逸飛 綜合報導 <text:line-break/><text:line-break/>2020年4月22日 <text:line-break/><text:line-break/>中國駐美國大使崔天凱21日表示，中美兩國當務之急是「聯手抗疫」，截至17日為止，中國已向美方提供了超過14億片口罩，可供每個美國每人5片。然而，美國輿論「逢中必反」的思維令他深感憂慮。 <text:line-break/><text:line-break/>崔天凱21日參加彭博創新經濟論壇（Bloomberg New Economy Forum）網路研討會，他指出最令他擔憂的是政治氛圍中的混濁和不透明，特別是在美國，幾乎沒有人關心科學家的觀點 :「一些政客只熱衷於推進汙名化和無端指責，一些媒體人則熱衷於臆測和散布謠言。」 <text:line-break/><text:line-break/>崔天凱強調，當務之急是中美要「聯手抗疫」。事實上，中國駐美使館、他本人及北京的同事們幾乎每天都在同美方政、商界和有關州長聯繫，為醫療物資運送美國等事宜提供便利。崔表示，截至17日，中國已向美國提供了超過14億只口罩，使得每個美國人差不多能擁有5片來自中國的口罩。 <text:line-break/><text:line-break/>崔天凱指出，當前輿論有一個奇怪現象，中方最初向美國和歐洲國家提供醫療物資時，有人說中方藉此謀求地緣政治利益；當中國在幾週前為確保出口醫療物資品質和符合國際標準推出了一些舉措，有人又開始指稱中國阻礙物資出口。這種「逢中必反」的思維，讓他深感憂慮。</text:p>
      <text:p text:style-name="P5">陳真   |  2020.04.22 20:44   |   <text:a xlink:type="simple" xlink:href="http://palinfo.habago.org/Entry?Command=Information_PrintForum&amp;#FORUM39114"><text:span text:style-name="T6">#</text:span></text:a></text:p>
      <text:p text:style-name="P7">底下這話是對的： <text:line-break/><text:line-break/>「應對這種 “自由定罪權” 衝擊波，中國靠擺事實、講道理是解決不了問題的，因為對方打的恰恰就是 “欲加之罪何患無辭” 的牌。」 <text:line-break/><text:line-break/>所謂「真理越辯越明」的時代早已成為過去。誰掌握了媒體，誰就掌握了真理。陳述事實或展現真理是不會有根本效果的，畢竟思索的天賦只存在於極少數人之中，至於其他，全是茶壺，誰掌握了開關，誰就能讓茶壺沸騰，現實不就是這樣嗎？ <text:line-break/><text:line-break/>放眼四周，盡皆愚人。難道你以為你是腦殘救星？可以治療腦殘？不可能的。腦殘是絕症，沒藥醫。難道你指出事實展現真相，腦殘就不腦殘了嗎？腦殘如果能夠辨別是非善惡，那就不叫做腦殘了；你給他再多的事實真相也不會有用，就如同我們不會跟茶壺討論事情一樣，我們只會尋找開關，按鈕一按，它就聽話了。這時候，你就算跟他說洋人大便是香的，他也會點頭稱是說好香好好吃。 <text:line-break/><text:line-break/>控制思想有兩種，可擇一使用或混合行使。一種低階，算是幼幼班，祖國屬之，簡單說就是管制有害之真相，一種則相當高段，洗腦術之最上乘，西方社會及台灣屬之，亦即命題本身無真無假，由誰說了算；凡是主流所說必為真。也就是說，主流勢力直接成為真理的化身。 <text:line-break/><text:line-break/>這樣各位懂嗎？前者是真理本身有個內在判準，此一判準之知識論地位 (epistemological status) 遠高於所有媒體與所有人。後者則是主流勢力直接成為一切真理之判準，簡單說就是凡事主流勢力說了算，不管怎麼荒腔走板，一概為真，無可置疑，亦不容懷疑。 <text:line-break/><text:line-break/>蔣家年代或舊國民黨屬於前者，人渣黨與西方世界屬後者，兩者洗腦功力天差地遠。 <text:line-break/><text:line-break/>八零年代初期，我曾與一位黨外同志打賭，輸的人不但得賠錢，還得承認自己是白癡。那時候，蔣家控制下的國民黨無堅不摧，呼風喚雨，喊水會結凍，就跟皇朝沒兩樣，偶語棄市，文字成獄，眾人臣服，不敢有異聲。但我跟同志打賭說，國民黨十年內必垮台，多人見證此一賭局。後來我輸了，直到九零年代中期，國民黨依舊健在。同志們都說，別說十年，就算一百年，國民黨也不會垮。 <text:line-break/><text:line-break/>但我其實並沒有輸得很慘，因為再過五、六年，國民黨就真的垮了。為什麼在它威風鼎盛無人敢攖其鋒的年代，我卻能預見它的垮台？原因是這樣：國民黨依靠滴水不漏的資訊封鎖外加極其有限的謊言來維持統治基礎，讓人們相信國民黨及蔣家是全世界所仰慕的什麼民主燈塔。可是，許多人一到海外留學或是透過黨外雜誌，很快就能發現真相，原來全世界根本沒有人會把這樣一個爛黨當成什麼人類的民主救星。 <text:line-break/><text:line-break/>也就是說，知道真相的人只會越來越多，不會越來越少，只要每年以比方說百分之一的人口比例增加，那麼，大約十年，國民黨的支持者就會少掉一半，屆時就有可能垮台。 <text:line-break/><text:line-break/>我當年的預測必須有個前提要件，那就是我得假設人們在乎真相，在乎是非對錯。惟有當這個背景假設能夠成立，我的數學推測才會成立。在這一點上，我顯然是對的。因為我知道，當人們發現真相時，原本就算再怎麼樣忠黨愛國的人都會在一夕之間開始反對國民黨。 <text:line-break/><text:line-break/>剛上大學時，我就具有非常高的煽動力，可說是辯論界的天才。黨外同志們常說，我能夠讓一個原本極右的忠黨愛國人士，在接受我一兩小時的「啟蒙」教育之後，變成一個左傾的反黨人士。於是，大學時，我就像個煽動家，經常到處接受各種演講邀約，包括獅子會、青商會以及各地醫師公會等等等，場面或大或小，一概來者不拒。 <text:line-break/><text:line-break/>特別是各地高中、大學的學生，經常會有人來找我去給他們「洗腦」，效果非常好。這也是為什麼當年國民黨的情治單位會在高雄及台南的一些高中或大學 (包括高醫、成大、中山大學等等) ，把我抹黑成一個所謂「從頭爛到腳的壞人」的原因，因為我的「洗腦」能力太強了，國民黨只好到處打預防針，把我說成青面獠牙十惡不赦，甚至連我經營私娼寮的荒唐抹黑謠言都有，企圖透過人格毀滅來阻斷我的煽動性。 <text:line-break/><text:line-break/>可是，他們越抹黑，我卻反而越有煽動力，為什麼呢？因為人家只要一看到我就知道我是個窮書生，滿屋子書，講話溫吞，連個抑揚頓挫都沒有，而且面黃肌瘦，瘦得像難民，哪來惡棍歹徒貪婪無度或是陰謀暴力份子的形象？ <text:line-break/><text:line-break/>其實，與其說我很會洗腦，不如說我只是比一般人知道更多事實真相；我只需說出事實，就足以動搖人心。不過，前提如上所述：人們必須在乎真理，在乎事實，在乎是非對錯。 <text:line-break/><text:line-break/>可是，我的煽動性來到人渣黨的年代卻不管用了。為什麼呢？因為整個洗腦型態跟過去完全不一樣了。過去是封鎖事實真相，現在則是根本無所謂事實真相，存心就是造謠抹黑鬼扯蛋，但是腦殘們一概買單，奉為真理。也就是說，真理的內在判準消失了，連一加一是否等於二都得由主流勢力說了算，凡屬綠色皆為真理；顏色取代了一切是非與事實的判準。 <text:line-break/><text:line-break/>這時候，任憑你有天大的論理議事之本事，照樣起不了作用。因為，只要顏色不對，便是敵人，而敵人的一切必然全是錯的。這就是當今洗腦技術的一個基本樣式。人們對於真理是非的認識，不再依靠其內在邏輯，而是依據主流之聲，由掌握開關者說了算。他不怕你揭露事實，揭露再多也沒用，因為命題本身不再具有真假值，命題之道德意涵更是一概被主流之聲所壟斷，由掌握開關者來定義是非善惡。 <text:line-break/><text:line-break/>如果我沒記錯，我依稀記得似乎是傅柯（Michel Foucault）所說，或者也許是出自十五世紀文藝復興時期的德語作家 Sebastian Brant 所寫的《愚人船》裏頭有這麼一句話：「放眼四周，盡皆愚人」，我們的世界幾乎就是被各式各樣的瘋狂與愚蠢所籠罩。年少輕狂，很喜歡這句話；出於無知以及同樣的愚蠢，膽子特別大，講好聽是口才一流，講難聽就是無知近乎勇，懂了一點皮毛就敢講。 <text:line-break/><text:line-break/>後來，也許該說感謝或說責怪也行，是維根斯坦讓我產生了病識感，從此無言。原來，愚人船上同樣有我的一席之地，我與其他愚人的差別只是在於我有點病識感。於是，我不再像過去那樣像個花蝴蝶似地對人啟什麼蒙或洗什麼腦了，只求自己別太荒唐；別說演講，就連文字有模有樣地被刊登成白紙黑字，都能讓我感到羞愧難當，感覺真是蠢到爆。 <text:line-break/><text:line-break/>維根斯坦說得對，他在《TRACTATUS》一書卷頭語引用了十九世紀奧地利作家Ferdinand Kürnberger 的一段話做為全書座右銘：「扣除吼叫和抱怨，一個人不管他懂得多少，一生所能說出的話不會超過三個字。」然而，我卻訴說了千言萬語。 <text:line-break/><text:line-break/>對此我總是感到不安，畢竟每個具有病識感的蠢蛋，一開口一下筆的剎那，肯定是感到一陣羞愧與尷尬，而非得意自滿。唯一能釋懷的是我終究不是出於虛榮而走入哲學，不是出於虛榮而寫下一切思索。 <text:line-break/><text:line-break/>至於這千萬言的一個最好的棲身之處，也許就是我書房的某個角落裏那幾十片似乎永不見天日的隨身碟以及人煙稀少的巴勒網。 <text:line-break/><text:line-break/>p.s.: 還有16分鐘就能下班，真是要餓昏了。</text:p>
      <text:p text:style-name="P5">何德明   |  2020.04.22 17:49   |   <text:a xlink:type="simple" xlink:href="http://palinfo.habago.org/Entry?Command=Information_PrintForum&amp;#FORUM39113"><text:span text:style-name="T6">#</text:span></text:a></text:p>
      <text:p text:style-name="P8"><text:span text:style-name="T8">正如陳醫師所言：中美這仗已經開打，中方還是盡最大努力追求和平： <text:line-break/><text:line-break/>Chinese Ambassador to U.S. Urges ‘Serious Rethinking’ of Ties </text:span><text:a xlink:type="simple" xlink:href="https://www.bloomberg.com/news/articles/2020-04-22/chinese-ambassador-to-u-s-urges-serious-rethinking-of-ties"><text:span text:style-name="T9">https://www.bloomberg.com/news/articles/2020-04-22/chinese-ambassador-to-u-s-urges-serious-rethinking-of-ties</text:span></text:a><text:span text:style-name="T8"><text:s/></text:span></text:p>
      <text:p text:style-name="P5">孫從輔   |  2020.04.22 14:23   |   <text:a xlink:type="simple" xlink:href="http://palinfo.habago.org/Entry?Command=Information_PrintForum&amp;#FORUM39112"><text:span text:style-name="T6">#</text:span></text:a></text:p>
      <text:p text:style-name="P7">《觀察者網》有一篇文章分析最近西方輿論對中國的圍攻。以下節選讓我獲益的一段。 <text:line-break/><text:line-break/>// <text:line-break/><text:line-break/>全文：<text:a xlink:type="simple" xlink:href="https://www.guancha.cn/zisi/2020_04_22_547812_s.shtml"><text:span text:style-name="T7">https://www.guancha.cn/zisi/2020_04_22_547812_s.shtml</text:span></text:a><text:s/><text:line-break/><text:line-break/>節選：國際輿論定罪 <text:line-break/><text:line-break/>從歷史上看，自從有了國際輿論，就有了國際輿論定罪這一配合帝國主義行徑的侵犯行為。由於最早的國際傳播完全掌握在西方國家手裡，所以國際輿論定罪也就成了西方國家實施帝國主義政策的專用配套工具。先動用輿論進行定罪，再動用武力興師問罪，成為了一個固定套路。 <text:line-break/><text:line-break/>1870年，法國哈瓦斯通訊社、英國路透社、德國沃爾夫社和美國美聯社通過簽署“聯環同盟”（Ring Combination），將世界新聞的採訪與發佈劃分為四大勢力範圍，國際輿論這個事物應運而生，西方列強對國際輿論的壟斷也隨之確立。自此之後，國際輿論就長期掌握在了西方手裡，除了前蘇聯時期曾一度打破其壟斷，形成為兩極格局。冷戰結束後，雖然出現了基於互聯網和新媒體的多極化局面，但美西方仍然憑藉其超強的綜合實力引領新媒體發展並繼續成為國際輿論的主導者。 <text:line-break/><text:line-break/>國際輿論對於美西方全球霸權的不可或缺，是無論怎樣強調都不過分的，尤其是包含在國際輿論中的“自由定罪權”。這種享有近乎絕對自由的定罪權，功能極強，一方面可以給想要打擊的對象隨意加上任何一個說明它應該被打擊的罪名，另一方面還可以把自己的嚴重犯罪行徑掩蓋起來或者輕易轉移到別人身上。 <text:line-break/><text:line-break/>二戰之後的歷史中即包含了大量撲朔迷離的國際疑案——“鐵幕”和“冷戰”論是如何出籠的？日本是如何脫罪的？美國出兵朝鮮半島、出兵印度支那、兩次海灣戰爭，這幾次戰爭的發動理由都是如何製造出來的？1984年尼加拉瓜因為遭受美國支持的恐怖襲擊將美國告上國際法庭時，美國是如何從中脫身的？2000年南斯拉夫入稟國際法庭指控英國、法國、德國、意大利、比利時、葡萄牙、荷蘭和加拿大八個國家違反國際準則“向一個主權國家使用武力”，北約又是如何全身而退的？ <text:line-break/><text:line-break/>可以肯定，如果沒有對國際輿論的控制和對“自由定罪權”的壟斷，以上事件的事實真相恐怕全部都要反轉，其中的是非對錯也全部都要顛倒，而真正的罪犯到底是誰也將大白於天下。但可悲的是，由於美西方的一手遮天，這一天並不會到來。 <text:line-break/><text:line-break/>給真正的罪犯脫罪，給西方的對手定罪，全靠對於國際輿論的掌握。所以這並不只是話語權誰強誰弱這麼簡單，一旦涉及到脫罪和定罪的問題，則攸關一國之命運。 <text:line-break/><text:line-break/>就當前形勢而言，因新冠肺炎導致的死亡人數，在美國本土上以每天一個“珍珠港事件”（死亡2403人）的速度增加，同時經濟和社會也都在遭遇歷史上空前程度的重創。這對美國來說，成了一個大大超出其歷史經驗範圍的極端事件。 <text:line-break/><text:line-break/>美國的歷史經驗，主要是關於如何導致他國遭遇重創以及如何從他國遭遇的重創中獲利這方面的，而反過來的歷史經驗，即美國自身遭遇重創、他國從中獲利的情況，基本沒有。 <text:line-break/><text:line-break/>如果不考慮西方國家內部的衝突，那麼從世界範圍內看，近代以來的整個西方也是一樣，大多數時期都是給非西方國家造成重創並從中獲利，而很少有西方自身遭遇重創、非西方國家從中獲利的情況。 <text:line-break/><text:line-break/>直到近年來中國高速崛起之後，才有了中國屢屢獲利、美西方自認為吃虧這種顛倒的情況發生。 <text:line-break/><text:line-break/>及至本次疫情，如果正如當前形勢所預示的，中國率先結束疫情、率先開放經濟甚至率先挽回了損失，而美西方不僅遭遇了遠比中國嚴重多少倍的重創，並且從此之後在越來越多的方面落後於中國，導致中國開始從穩定的領先優勢中持續獲利，那麼，的的確確就是自西方崛起為世界霸權之後的第一次了。對整個西方來說，就是史無前例了。 <text:line-break/><text:line-break/>在這種情況下，“自由定罪權”這個百戰百勝的輿論“大殺器”還會留著不用嗎？ <text:line-break/><text:line-break/>這就是中國在最近幾週遭遇到的輿論衝擊波。應對這種“自由定罪權”衝擊波，中國靠擺事實、講道理是解決不了問題的，因為對方打的恰恰就是“欲加之罪何患無辭”的牌。</text:p>
      <text:p text:style-name="P5">衛思燕   |  2020.04.22 12:09   |   <text:a xlink:type="simple" xlink:href="http://palinfo.habago.org/Entry?Command=Information_PrintForum&amp;#FORUM39111"><text:span text:style-name="T6">#</text:span></text:a></text:p>
      <text:p text:style-name="P6">美國獨立新聞調查網站Grayzone，2020/04/20刊出了一篇調查報告，指出“新冠病毒來自武漢病毒研究所”這一陰謀論的來龍去脈。 <text:line-break/>原文在此: <text:line-break/>How a Trump media dump mainstreamed Chinese lab coronavirus conspiracy theory <text:line-break/>By Max Blumenthal and Ajit Singh <text:line-break/><text:a xlink:type="simple" xlink:href="https://thegrayzone.com/2020/04/20/trump-media-chinese-lab-coronavirus-conspiracy/#more-23474"><text:span text:style-name="T7">https://thegrayzone.com/2020/04/20/trump-media-chinese-lab-coronavirus-conspiracy/#more-23474</text:span></text:a><text:s/><text:line-break/><text:line-break/>環球時報的摘述在此: <text:line-break/>美媒揭“武漢病毒所陰謀論”始末 <text:line-break/><text:a xlink:type="simple" xlink:href="https://m.huanqiu.com/article/3xw1R5ibPyb"><text:span text:style-name="T7">https://m.huanqiu.com/article/3xw1R5ibPyb</text:span></text:a><text:s/><text:line-break/><text:line-break/>有關“新冠病毒來自武漢病毒研究所”的陰謀論曾在今年1月被一些邊緣媒體宣揚，馬上遭到主流媒體和科學家駁斥，但在今年4月，這一陰謀論再次復活，且在美國主流媒體上站穩腳跟，美國官員輪番上場，將其推銷給全世界。這一系列動作是如何完成的？美國獨立新聞調查網站“灰色地帶”(Grayzone)20日刊發網站創始人麥克斯·布魯門塔爾和記者阿基特·辛格的署名報道，揭示了美國政府和保守派記者移花接木、混淆視聽，將陰謀論“合法化”的過程。“有關新冠病毒來自武漢病毒所的陰謀論，已成為川普政府的‘伊拉克大規模殺傷性武器’。”報道稱。 <text:line-break/><text:line-break/>右翼媒體“試水”陰謀論 <text:line-break/><text:line-break/>“1月24日，一個令人震驚的刺眼大字標題出現在《華盛頓時報》的頁面上，這家右翼報紙歸韓國邪教統一教會擁有。”“灰色地帶”的報道稱，《華盛頓時報》稱新冠病毒“或許源自與中國生物戰項目有關的一家實驗室”，信源是以色列軍隊情報部門的一名前陸軍中尉丹尼·索漢姆。該人稱，“冠狀病毒(尤其是SARS)在該研究所被研究且有可能正被儲存在那裏”，但他同時承認“沒有證據或指示”。除索漢姆外，《華盛頓時報》的文章還援引了自由亞洲電台的一篇報道，該報道暗示武漢病毒所可能是新冠疫情的源頭。“沒有被提及的是，據《紐約時報》報道，自由亞洲電台是美國在冷戰期間創建的官方新聞社，是由CIA建立的全球宣傳網絡的一部分。” <text:line-break/><text:line-break/>《華盛頓時報》的報道遭到了駁斥。幾天後，《華盛頓郵報》發表長篇報道，引用多位病毒學家的話反駁了新冠病毒“被設計”的說法，給“新冠病毒可能是生物武器”的理論“澆了一盆冷水”。3月，科學雜誌《自然》和醫學期刊《柳葉刀》分別發表來自多國科學家的文章和公開信，強烈譴責有關陰謀論。3月25日，《華盛頓時報》在其初始報道中添加了一篇社評註釋，從根本上否認了其論點：“中國境外的科學家的研究結論認為，沒有跡象表明它是在實驗室制造的或故意操縱的，但專家們爭論著它是否可能是從實驗室泄漏出來的。” <text:line-break/><text:line-break/>“陰謀論似乎陷入了困境。為了在兩個月後復活這個看似已死的故事，川普政府轉向了最初揭穿它的媒體：《華盛頓郵報》。”“灰色地帶”的報道稱。 <text:line-break/><text:line-break/>陰謀論在《華盛頓郵報》“復活” <text:line-break/><text:line-break/>4月14日，《華盛頓郵報》刊登專欄作家約什·羅金的文章，他是一名曾在日本大使館工作、多年來一直鼓動對“邪惡軸心”國家發動政權更叠、以發表聳人聽聞報道為業的新保守派“專家”。作者聲稱獲得了美國駐華大使館2018年1月的電報，美使館官員對武漢病毒研究所進行了“不尋常的訪問”，警告“該實驗室對蝙蝠冠狀病毒及其向人類傳播可能性的研究，代表著一種類似SARS的新大流行的風險”，並對實驗室的“安全問題”提出懷疑。文章雖然在最後稱“不知道新冠病毒是否源於武漢實驗室”，但全文都充滿了暗示。“灰色地帶”的評論稱，這看起來像一場經典的美國國務院“文件傾倒”行動。 <text:line-break/><text:line-break/>“灰色地帶”的報道稱，武漢病毒研究所P4實驗室採用了國際上生物安全預防措施的最高標準(也稱BSL-4實驗室)，全世界有幾十個這樣的機構在運行，單單美國就有13個(2013年的數據)。 該實驗室是中國和法國合作的產物，國際交流非常普遍，自2015年以來已接受來自十幾個國家的科學家、衛生專家和政府官員的訪問。4月18日，法國總統府發表聲明，強烈反對有關新冠病毒源於該實驗室的報道。 <text:line-break/><text:line-break/>約什·羅金的文章遭到美國科學家嚴厲批評。哥倫比亞大學病毒學家安吉拉·拉斯姆森博士在推特上發文說，羅金作為一名政治記者“不加鑒別地拾人牙慧”，錯誤解讀並片面引述有關“電報”的內容，且沒有咨詢任何專業人士，非常不負責任。猶他大學醫學院病毒學家史蒂芬·戈德斯坦博士說，羅金的文章“存在許多實質性的科學空白”，依靠的是“無依據的影射”。“灰色地帶”的報道稱，羅金引述“電報”中一些含糊不清的詞匯煽動對武漢實驗室的安全恐懼，但實際上，這些“電報”更多強調的是，相比較安全環境，美國官員更重視在該實驗室進行的預測和預防潛在冠狀病毒暴發的研究的價值。 <text:line-break/><text:line-break/>“灰色地帶”報道稱，羅金拒絕與科學家們討論其文章的問題，而是轉向一個被美國國家民主基金會(NED)資助的反華活動人士肖強(音)強化自己的主張，並稱其為“科學家”。“實際上，專業的異見人士肖強在任何科學領域都沒有專長。” <text:line-break/><text:line-break/>美政府全面展開抹黑行動 <text:line-break/><text:line-break/>“即便如此，這場顯然由白宮指導的虛假信息行動已經全面展開。”“灰色地帶”的報道稱，4月15日，右翼媒體福克斯新聞發表了一篇極其相似的文章，聲稱“越來越多的人相信新冠疫情暴發很可能源自武漢實驗室”，文章同樣沒有提供任何證據，依賴的是作者承認自己也沒見過的“加密和開源文件”。15日當晚，共和黨參議員湯姆·科頓通過福克斯新聞發表一場精心安排的言辭激烈的長篇演說，要求中國政府為疫情的所有損失負責。與此同時，反對川普的自由派評論界的重要人物們紛紛轉發羅金的文章。4月17日，美國國務卿蓬佩奧將這種陰謀論“帶到全球舞台”，要求中國允許專家進入武漢病毒研究所調查。同一天，川普稱，“看來”有關新冠病毒是在武漢的一個實驗室內制造的說法“講得通”。 <text:line-break/><text:line-break/>“川普對這一陰謀論的運用，令人想起小布希政府中的新保守派與《紐約時報》記者朱迪思·米勒合作，散播伊拉克擁有大規模殺傷性武器的虛假消息。”報道稱，《紐約時報》的聲望賦予其報道的“合法性”，使小布希政府得以跨越黨派界限，向兩黨政治階層兜售入侵伊拉克的主張。“最後，事實表明米勒就是一個騙子，被判入獄以保護其‘信源’，但所有這一切都發生在成千上萬名美國軍人在伊拉克喪生且更多伊拉克人死於他們催生的混亂之後。” <text:line-break/><text:line-break/>“灰色地帶”的報道總結認為，隨著美國新冠肺炎死者超過4萬，離總統大選還有6個月的時間，川普迫不及待地想轉移對其應對疫情不力的指責，“總統及其盟友們正將反華公關閃電戰升級到荒謬至極的新高度”，“通過匿名美國官員和可疑文件散布有關中國‘惡行’的假新聞，白宮似乎希望升級對外衝突，以掩蓋其在美國國內的失敗”。 </text:p>
      <text:p text:style-name="P5">穎芝   |  2020.04.22 10:16   |   <text:a xlink:type="simple" xlink:href="http://palinfo.habago.org/Entry?Command=Information_PrintForum&amp;#FORUM39110"><text:span text:style-name="T6">#</text:span></text:a></text:p>
      <text:p text:style-name="P6">但是川普對於以色列這則類似的相關報導卻予以否認，並斥責是假新聞，美國相關情報單位也駁斥：『NCMI不存在這種報告』；川普如果要藉由他認為的「假新聞」、「假情資」來甩鍋中國，那豈不是自相矛盾？ <text:line-break/><text:line-break/><text:line-break/>以色列媒體揭露美國新冠病毒謊言：去年11月就已通知盟友當心 <text:line-break/>南方前沿04-17 13:32 <text:line-break/><text:line-break/>【南方+4月17日訊】據以色列媒體報導，早在去年11月份，美國情報部門就已經向以色列和北約成員國發出了關於新型冠狀病毒的預警。而就在上週，特朗普政府剛剛否認了一個類似的報導。 <text:line-break/><text:line-break/>據報導，根據以色列廣播公司第12頻道的報導，美國情報機構意識到COVID-19襲擊中國湖北省中心城市武漢時所構成的危險。 根據第12頻道的報導，這些信息隨後被移交給了美國白宮，「但白宮對此不感興趣」。 美國廣播公司(ABC)上週曾發佈了一份類似報告稱，五角大樓的國家醫療情報中心(NCMI)在去年11月編制的一份文件中曾警告稱，中國武漢的新冠病毒疫情暴發可能成為「災難性事件」，但是白宮並未予以重視。NCMI局長謝恩‧戴上校迅速否認了這一報導，他堅稱「NCMI不存在這種報告」，並稱該報導是「假新聞」。 <text:line-break/><text:line-break/>根據以色列媒體的報導，與美國廣播公司的報導很相似，以色列媒體的報導稱美國政府儘管提前得到了相關信息，但「並不認為這有什麼意義」，而以色列衛生官員也已經意識到了這一點，但仍然「沒有採取任何措施」來應對即將到來的新冠病毒大流行。 去年11月，以色列國防軍就舉行了第一次會議，討論這種未知的疾病如果蔓延到中東會帶來什麼影響。我們會受到怎樣的影響?它將如何影響我們的鄰居? 這則消息「很快傳到了以色列的決策者和衛生部」，但最終他們與美國一樣「什麼也沒做」。 <text:line-break/><text:line-break/>根據今日俄羅斯網站報導，由於沒有人敢冒違抗美國政府和總統特朗普的風險，因此沒有人敢公開證實這一報導，而且這個故事是基於匿名的不透明來源，這使得這一說法的真實性成為一個謎。所有的情報來源都幾乎是匿名的，以及所謂的機密文件，實際上沒有人在公眾場合看到過。目前仍然不清楚美國的情報機關究竟是什麼時候得知中國的新冠病毒疫情的。但是這份未經證實的報告將進一步讓美國總統特朗普的批評者憤怒,因為美國政府在新冠病毒災難到來前的幾個月時間中沒有採取任何措施保障美國人的安全，如今還不斷「甩鍋」給中國和世衛組織。 <text:line-break/><text:line-break/>由於美國媒體不斷地抨擊特朗普政府應對危機的遲緩和笨拙，為此特朗普政府默許了「病毒是從中國實驗室洩露」的謠言和「中國在世衛組織的幫助下掩蓋疫情」等假新聞的傳播，利用所謂「中國陰謀論」來轉移美國批評者的憤怒。但是中國政府和世衛組織都表示美國的指控是毫無根據的，中國和世衛組織都公佈了自己的及時、透明的新冠病毒信息，並已經列出了應對時間表來反擊美國謠言。比如1月3日中方就已經開始正式定期向美方通報分享有關信息。1月7日美國疾控中心和美國駐華使館就已經發出了赴武漢旅行的健康警告。1月16日，美國國務院就已經援引美國疾病控制與預防中心「監視級別一級警報」（Watch Level 1 Alert）發佈了健康警示更新，敦促前往中國武漢地區的美國公民避免接觸動物、動物市場和畜產品，並提出一系列預防措施。1月25日宣佈關閉駐武漢領館並撤出其人員。美國政府還在今年1月28日、2月4日、2月6日連續三次組織飛機撤離中國武漢僑民。而根據統計，美國國內在1月21日出現第一例新冠病毒感染病例，而3月1日，紐約州和佛羅里達州才出現首例新冠病毒病例。在中間超過一個半月的時間內，美國總統特朗普和美國政府一直對外表示「美國人(感染此病毒)的風險仍然非常低」，以及「我們已經準備好了」，如今美國的感染人數已經突破了67萬人，總死亡人數突破3.3萬人，其中僅紐約州死亡人數就已經超過1.1萬人。如今美國政府還想把「鍋」甩給中國，借用中國外交部發言人華春瑩的話稱：「這麼多天過去了，美方還有人在叫囂，讓中國為美國疫情負責，他們難道不心虛、不愧疚嗎？這些人試圖製造一隻世界上最大的鍋甩給中國，讓中國成為最大的替罪羊。但是，這個鍋太大了，對不起，他們甩不出去的。」 <text:line-break/><text:line-break/>來源&amp;;#124;南方+客戶端 <text:line-break/>校對 李冠潔 <text:line-break/><text:line-break/><text:a xlink:type="simple" xlink:href="https://reurl.cc/GVA06y"><text:span text:style-name="T7">https://reurl.cc/GVA06y</text:span></text:a></text:p>
      <text:p text:style-name="P5">孫從輔   |  2020.04.22 04:45   |   <text:a xlink:type="simple" xlink:href="http://palinfo.habago.org/Entry?Command=Information_PrintForum&amp;iPage=1#FORUM39109"><text:span text:style-name="T6">#</text:span></text:a></text:p>
      <text:p text:style-name="P6">《以色列時報》及ABC News的報導固然說明美國人「詭異地先知先覺」，但我想西方反華勢力仍會片面解讀成中國從去年11月開始隱瞞疫情到今年1月，而把這個報導當成中國應該賠償全世界的「證據」。</text:p>
      <text:p text:style-name="P5">懷軒   |  2020.04.22 04:39   |   <text:a xlink:type="simple" xlink:href="http://palinfo.habago.org/Entry?Command=Information_PrintForum&amp;iPage=1#FORUM39108"><text:span text:style-name="T6">#</text:span></text:a></text:p>
      <text:p text:style-name="P7">回應陳真的留言。 <text:line-break/><text:line-break/>不論在生活上或是工作上，我也深有同感。最近被「生活」逼得很累，千言萬語，無法詳述。社會氛圍上我也是這麼覺得。黃鐘毀棄，瓦釜雷鳴，就是現在我對台灣政治、生活及工作上的感受了。 <text:line-break/><text:line-break/>懷軒</text:p>
      <text:p text:style-name="P5">陳真   |  2020.04.22 03:09   |   <text:a xlink:type="simple" xlink:href="http://palinfo.habago.org/Entry?Command=Information_PrintForum&amp;iPage=1#FORUM39106"><text:span text:style-name="T6">#</text:span></text:a></text:p>
      <text:p text:style-name="P7">每天上班，必須在高速公路上來回開車兩個多小時。台灣的交通很亂，舉世聞名，無論你如何小心開車，仍然很難避免各種驚險鏡頭，因為太多橫衝直撞或蛇行取樂或是以逼車為樂的人渣了。依我估計，十台大卡車司機，至少有七台心理變態，仗著一旦車禍己身相對安全，不但無法遵守交通規則，而且以逼車整人及製造驚險場面為樂。這些為所欲為的人渣就像道路的王，猶如目無法紀的綠色暴民與網軍是臺灣社會的王一樣。 <text:line-break/><text:line-break/>在台灣，開車時重要的不是注意前方，而是你必須隨時透過照後鏡注意後方是否有人渣開車，必須隨時注意閃躲。幾年前，驚險情況大約兩三天會出現一次，但是這幾年我發現，平均一天在兩小時的車程中，大約會出現三到五次。每天，當我平安回到家，我並不覺得這是必然，反倒覺得這只是一種僥倖，很幸運地從各種驚險情境中及時閃躲。我不知道這樣的運氣哪天會用完。 <text:line-break/><text:line-break/>我想說的不是交通，而是瀰漫在整個台灣社會之中的一種基本秩序與道德的崩盤，我能清楚地感覺到這樣一種氣氛。這當然跟綠色政治的本質有關。當你每天盡情鼓吹某種為所欲為、自以為正義的文化，每天煽動網軍或腦殘們任意使壞，你想，這個社會豈有可能還會像以往一般良善自持？ <text:line-break/><text:line-break/>島內如此，島外整個世界也一樣，我能感受到同樣的一種失序文化與狂熱氣氛。這樣一種現象，估計是出現在某種重大變局或衝突前夕。舉個例，這也許不是一個好例子，但是裏頭所蘊涵的氛圍是一樣的。例子是：我發現特別是這一兩年來，西方媒體及其支持者們，似乎不再在乎過往之偽君子形象，紛紛對John Pilger發出赤裸裸的人身攻擊。 <text:line-break/><text:line-break/>最近，Pilger 稱讚中國防疫工作是一種「典範」，並且批評美國及其盟友們藉著疫情發動對中國的抹黑。此言一出，立即遭受來自四面八方包括來自 Pilger 家鄉(澳洲) 媒體的妖魔化式攻擊，暴民橫行無阻，不分島內島外。 <text:line-break/><text:line-break/>你很難相信這是一種社會常態。或者說，常態社會並非如此。這似乎是一種末世氛圍，暴雨前夕。我們所曾熟悉的某種基本良善與秩序，似乎迅速消褪瓦解。這對不管哪一方其實都沒有好處。在這樣一種氛圍中，同樣伴隨各種社會裂解與崩盤。 <text:line-break/><text:line-break/>諾貝爾經濟獎得主Angus Deaton和他太太Anne Case 上個月出版了一本書，叫做 "Deaths of Despair and the Future of Capitalism"。我沒看這書，但我很清楚兩位作者的想法。"Disease of Despair" 或 "Deaths of Despair" (絕望之疾及絕望死亡) 是他們夫妻在五、六年前創造的一個辭彙。先有此疾，終而尋死。這詞簡單說就是「生無可戀」，活著沒什麼意思，毫無指望。 <text:line-break/><text:line-break/>雖然這詞指的是經濟與社會體制失能底下貧富不均所產生的一種絕望現象。但是，做為某種形式的「邊緣人」，我或多或少能體會這樣一種絕望感，你很難想像什麼「明天會更好」之類的集體憧憬，反倒像在等待一場更大悲劇與不幸的來臨。在這個意義下，所謂兩岸問題，猶如雞毛蒜皮，頂多只是洶湧大海的一個浪花。</text:p>
      <text:p text:style-name="P5">陳真   |  2020.04.22 01:32   |   <text:a xlink:type="simple" xlink:href="http://palinfo.habago.org/Entry?Command=Information_PrintForum&amp;iPage=1#FORUM39105"><text:span text:style-name="T6">#</text:span></text:a></text:p>
      <text:p text:style-name="P6">如果《以色列時報》及ABC News的報導屬實，那麼，美國跑來中國放毒的嫌疑就更高了，除非CIA有預知未來的特異功能。當然，CIA預先知情不代表就是美國自己幹的。但是，從這些報導中的諸多細節，包括時間、地點、機構、人物及情報流向等等等鉅細靡遺看來，可信度非常高。如果人們還是硬要否認這個可能性，那你其實只是在自欺欺人。 <text:line-break/><text:line-break/>我有四十年的政治經驗，這些經驗告訴我：政治的黑暗與複雜，往往遠超過我們的想像。 <text:line-break/><text:line-break/>等我有空、有心情再簡單翻譯一下這些報導。 <text:line-break/><text:line-break/>陳真 <text:line-break/><text:line-break/>2020. 04.22. <text:line-break/><text:line-break/>======================= <text:line-break/><text:line-break/>美國11月就警告以色列與北約　中國爆發「冠狀病毒」流行病 <text:line-break/><text:line-break/>EtToday 新聞 <text:line-break/><text:line-break/>2020年04月18日 <text:line-break/><text:line-break/>武漢衛生部門報告首例武漢肺炎死亡病例。（圖／達志影像／美聯社） <text:line-break/><text:line-break/>以色列指出，去年11月美國情報單位就提供中國爆發冠傳病毒的情報。（圖／達志影像／美聯社） <text:line-break/><text:line-break/>記者林彥臣／綜合報導 <text:line-break/><text:line-break/>新冠肺炎（COVID-19）究竟是否真的起源於中國武漢，中美兩國仍就不斷爭議當中。以色列電視台在16日報導稱，美國情報機構在去年11月就警告，中國爆發冠狀病毒流行病。 <text:line-break/><text:line-break/>根據《以色列時報》（The Times of Israel）引述當地第12頻道新聞報導，美國情報界在去年11月第二周，就發現武漢正在流行這種疾病，並且起草了一份機密文件，在那個階段，還沒有公布關於疾病爆發的訊息，只有中國政府才知道。 <text:line-break/><text:line-break/>該項機密文件還指出，川普政府對於這項消息不感興趣，但是美國還是決定把這項情報提供給兩個重要盟友，也就是以色列與北約，其中尤其是以色列國防軍。 <text:line-break/><text:line-break/>以色列軍事官員在11月下旬，就討論了該病毒在中東地區傳播的可能性，以及對以色列與鄰國的影響。報告還說，情報還傳到了以色列的決策者和衛生部，但是到那邊「什麼也沒做」。 <text:line-break/><text:line-break/>美國國家廣播公司（ABC）報導，美國情報官員在12月由美軍國家醫療情報中心撰寫的報告中，就警告過冠狀病毒的威脅，但目前還不清楚是否與分享給以色列的報告為同一份報告。 <text:line-break/><text:line-break/>以色列為防止新冠病毒擴散邁出的第一步，就在中國領導人習近平就該病毒發表首次公開評論的10天後，於1月30日宣布禁止從中國出發的所有航班。 <text:line-break/><text:line-break/>美聯社15日報導稱，習近平發布的警告，是在中國官員秘密確定他們很可能面臨大流行的7天之後發出的，這可能是中國和其他國家能夠防堵疫情的「寶貴時間」。 <text:line-break/><text:line-break/>================= <text:line-break/>US alerted Israel, NATO to disease outbreak in China in November — TV report <text:line-break/><text:line-break/>White House was reportedly not interested in the intel, but it was passed onto NATO, IDF; when it reached Israel’s Health Ministry, ‘nothing was done’ <text:line-break/><text:line-break/>By TOI STAFF <text:line-break/><text:line-break/>The Times of Israel <text:line-break/><text:line-break/>來源：<text:a xlink:type="simple" xlink:href="https://bit.ly/34UmlWM"><text:span text:style-name="T7">https://bit.ly/34UmlWM</text:span></text:a><text:s/><text:line-break/><text:line-break/>16 April 2020 <text:line-break/><text:line-break/>US intelligence agencies alerted Israel to the coronavirus outbreak in China already in November, Israeli television reported Thursday. <text:line-break/><text:line-break/>According to Channel 12 news, the US intelligence community became aware of the emerging disease in Wuhan in the second week of that month and drew up a classified document. <text:line-break/><text:line-break/>Information on the disease outbreak was not in the public domain at that stage — and was known only apparently to the Chinese government. <text:line-break/><text:line-break/>US intelligence informed the Trump administration, “which did not deem it of interest,” but the report said the Americans also decided to update two allies with the classified document: NATO and Israel, specifically the IDF. <text:line-break/><text:line-break/>The network said Israeli military officials later in November discussed the possibility of the spread of the virus to the region and how it would affect Israel and neighboring countries. <text:line-break/><text:line-break/>The intelligence also reached Israel’s decision makers and the Health Ministry, where “nothing was done,” according to the report. <text:line-break/><text:line-break/>Last week, ABC News reported that US intelligence officials were warning about the coronavirus in a report prepared in November by the American military’s National Center for Medical Intelligence. <text:line-break/>  <text:line-break/>It was unclear if that was the same report that was said to have been shared with Israel. <text:line-break/><text:line-break/>Colonel Shane Day, the NCMI director, denied last week that any such report existed. “As a matter of practice the National Center for Medical Intelligence does not comment publicly on specific intelligence matters,” he said.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ext:line-break/><text:line-break/>In its first major step to prevent the spread of the coronavirus, Israel announced on January 30 it was barring all flights from China, ten days after Chinese leader Xi Jinping issued his first public comments on the virus and the Asian country’s top epidemiologist said for the first time it could be spread from person to person. <text:line-break/><text:line-break/>An Associated Press report on Wednesday said Xi’s warning came seven days after Chinese officials secretly determined that they were likely facing a pandemic, potentially costing China and other countries valuable time to prepare for the outbreak. <text:line-break/><text:line-break/>================== <text:line-break/><text:line-break/>Intelligence report warned of coronavirus crisis as early as November: Sources <text:line-break/><text:line-break/>"Analysts concluded it could be a cataclysmic event," a source said. <text:line-break/><text:line-break/>ABC News  <text:line-break/><text:line-break/>By Josh Margolin and James Gordon Meek <text:line-break/><text:line-break/>9 April 2020,  <text:line-break/><text:line-break/>來源：<text:a xlink:type="simple" xlink:href="https://abcn.ws/34UfjRT"><text:span text:style-name="T7">https://abcn.ws/34UfjRT</text:span></text:a>  <text:line-break/><text:line-break/>When the White House was first warned of coronavirus <text:line-break/><text:line-break/>According to an exclusive ABC News investigation the National Center for Medical Intelligence warned the military and White House about the spread of the virus in China as far back as late November. <text:line-break/>Editor's Note: This story has been updated to reflect comment from the Pentagon. <text:line-break/><text:line-break/>As far back as late November, U.S. intelligence officials were warning that a contagion was sweeping through China’s Wuhan region, changing the patterns of life and business and posing a threat to the population, according to four sources briefed on the secret reporting. <text:line-break/><text:line-break/>Concerns about what is now known to be the novel coronavirus pandemic were detailed in a November intelligence report by the military's National Center for Medical Intelligence (NCMI), according to two officials familiar with the document’s contents. <text:line-break/><text:line-break/>The report was the result of analysis of wire and computer intercepts, coupled with satellite images. It raised alarms because an out-of-control disease would pose a serious threat to U.S. forces in Asia -- forces that depend on the NCMI’s work. And it paints a picture of an American government that could have ramped up mitigation and containment efforts far earlier to prepare for a crisis poised to come home. <text:line-break/><text:line-break/>"Analysts concluded it could be a cataclysmic event," one of the sources said of the NCMI’s report. "It was then briefed multiple times to" the Defense Intelligence Agency, the Pentagon’s Joint Staff and the White House. Wednesday night, the Pentagon issued a statement denying the "product/assessment" existed. <text:line-break/><text:line-break/>MORE: CDC director downplays coronavirus models, says death toll will be 'much lower' than projected <text:line-break/>From that warning in November, the sources described repeated briefings through December for policy-makers and decision-makers across the federal government as well as the National Security Council at the White House. All of that culminated with a detailed explanation of the problem that appeared in the President’s Daily Brief of intelligence matters in early January, the sources said. For something to have appeared in the PDB, it would have had to go through weeks of vetting and analysis, according to people who have worked on presidential briefings in both Republican and Democratic administrations. <text:line-break/><text:line-break/>"The timeline of the intel side of this may be further back than we’re discussing," the source said of preliminary reports from Wuhan. "But this was definitely being briefed beginning at the end of November as something the military needed to take a posture on." <text:line-break/><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text:line-break/>"It would be a significant alarm that would have been set off by this," former Deputy Assistant Defense Secretary Mick Mulroy, now an ABC News contributor, said of the NCMI report. "And it would have been something that would be followed up by literally every intelligence-collection agency." <text:line-break/><text:line-break/>Mulroy, who previously served as a senior official at the CIA, said NCMI does serious work that senior government leaders do not ignore. <text:line-break/><text:line-break/>"Medical intelligence takes into account all source information -- imagery intelligence, human intelligence, signals intelligence," said Mulroy, who hasn't seen the reporting. "Then there’s analysis by people who know those specific areas. So for something like this to have come out, it has been reviewed by experts in the field. They’re taking together what those pieces of information mean and then looking at the potential for an international health crisis." <text:line-break/><text:line-break/>MORE: Trump abruptly removes inspector general named to oversee $2T in stimulus spending <text:line-break/>NCMI is a component of the Pentagon's Defense Intelligence Agency. Together, the agencies’ core responsibilities are to ensure U.S. military forces have the information they need to carry out their missions -- both offensively and defensively. It is a critical priority for the Pentagon to keep American service members healthy on deployments. <text:line-break/><text:line-break/>Asked about the November warning last Sunday on ABC’s "This Week," Defense Secretary Mark Esper told Chief Anchor George Stephanopoulos, "I can't recall, George. But we have many people who watch this closely. We have the premier infectious disease research institute in America, within the United States Army. So, our people who work these issues directly watch this all the time." <text:line-break/><text:line-break/>Pressing the secretary, Stephanopoulos asked, "So, you would have known if there was briefed to the National Security Council in December, wouldn't you?" <text:line-break/><text:line-break/>Esper said, "Yes. I'm not aware of that." <text:line-break/><text:line-break/>ABC News：“Did the Pentagon receive an intelligence assessment on COVID in China last November from the National Center for Medical Intelligence?” <text:line-break/><text:line-break/>Defense Sec. Mark Esper: “I can’t recall, George, but we have many people that watch this closely.”  <text:line-break/>The Pentagon did not comment Tuesday, but on Wednesday evening following the publication of this report, the Defense Department provided a statement from Col. R. Shane Day, Director of the NCMI. <text:line-break/><text:line-break/>"As a matter of practice the National Center for Medical Intelligence does not comment publicly on specific intelligence matters.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he statement said. <text:line-break/><text:line-break/>The White House National Security Council and the Office of the Director of National Intelligence declined to comment. <text:line-break/><text:line-break/>Critics have charged the Trump administration with being flat-footed and late in its response to a pandemic that, after sweeping through Wuhan and then parts of Europe, has now killed more than 12,000 in the U.S. <text:line-break/><text:line-break/>For his part, President Donald Trump has alternated between taking credit for early action and claiming that the coronavirus was a surprise to him and everyone else. He has repeatedly touted his Jan. 31 decision to restrict air travel with China, but at the same time, he spent weeks telling the public and top administration officials that there was nothing for Americans to fear. <text:line-break/><text:line-break/>On Jan. 22, for instance, Trump made his first comments about the virus when asked in a CNBC interview, "Are there worries about a pandemic at this point?" The president responded, "No. Not at all. And we have it totally under control. It’s one person coming in from China, and we have it under control. It’s going to be just fine." <text:line-break/><text:line-break/>As late as Feb. 19, Trump was offering positive reviews for the way China’s leaders had handled the coronavirus. <text:line-break/><text:line-break/>"I'm confident that they're trying very hard," Trump told an interviewer from Fox 10 in Phoenix. "They're working it -- they built, they built a hospital in seven days, and now they're building another one. I think it's going to work out fine." <text:line-break/><text:line-break/>It was not until March 13 when Trump declared a national emergency and mobilized the vast resources of the federal government to help public-health agencies deal with the crisis that was poised to crash on to the homeland. <text:line-break/><text:line-break/>Editor's Picks <text:line-break/><text:line-break/>If it were true that America’s spy agencies were caught that off guard, one intelligence official told ABC News, "that would be a massive intel failure on the order of 9/11. But it wasn’t. They had the intelligence." <text:line-break/><text:line-break/>ABC News contributor John Cohen, who used to oversee intelligence operations at the Department of Homeland Security, said even the best information would be of no use if officials do not act on it. <text:line-break/><text:line-break/>"When responding to a public health crisis or any other serious security threat, it is critical that our leaders react quickly and take steps to address the threat identified in the intelligence reporting," said Cohen, the former acting undersecretary of DHS. "It’s not surprising to me that the intelligence community detected the outbreak; what is surprising and disappointing is that the White House ignored the clear warning signs, failed to follow established pandemic response protocols and were slow to put in place a government-wide effort to respond to this crisis." <text:line-break/><text:line-break/>ABC News' Katherine Faulders, Luis Martinez and Terrance Smith contributed to this report.</text:p>
      <text:p text:style-name="P5">陳真   |  2020.04.21 17:13   |   <text:a xlink:type="simple" xlink:href="http://palinfo.habago.org/Entry?Command=Information_PrintForum&amp;iPage=1#FORUM39104"><text:span text:style-name="T6">#</text:span></text:a></text:p>
      <text:p text:style-name="P7">中時社論》低級台灣人的悲哀 <text:line-break/><text:line-break/>2020/04/17 <text:line-break/><text:line-break/>李登輝在20多年前接受司馬遼太郎訪問時提出聞名的「生為台灣人悲哀論」，認為台灣人長期被外來政權所統治壓迫，無法昂首抬頭。2015年李在日本外國記者協會演講中更進一步闡明這套論述，表示自己擔任總統的重要使命，就是要解放台灣的桎梏，把生為台灣人的悲哀轉為生為台灣人的幸福。 <text:line-break/><text:line-break/>如今，台灣民主化已20多年，歷經7次總統大選、3次政黨輪替，由誰執政、由誰掌權，由全體台灣人自己決定，每一個主流政黨，包括國民黨、民進黨，雖然國族統獨立場不同，但也都認為台灣未來前途應由憲政民主程序做決定，由不得任何一個政黨、一個領袖放肆。 <text:line-break/><text:line-break/>2020大選蔡英文以817萬高票連任，她在勝選演說中以人民主權和自由價值作為主軸，希望所有人都要團結在民主的旗幟之下。選後已3月有餘，蔡政府滿意度節節上升，皇城之內看似一片祥和，然而前國民黨立委蔡正元針對旅美30年夫婦染新冠肺炎回台治療的評論，卻一語點醒夢中人，部分台灣人仍然「悲哀」。 <text:line-break/><text:line-break/>創造台灣種姓制度 <text:line-break/><text:line-break/>蔡正元說綠色造神運動創造台灣種姓制度，把台灣人分為高級和低級兩種。高級台灣人拿美國護照和綠卡，在美國繳稅生活30年，染新冠肺炎後仍可登上飛機，不必穿隔離衣返台。高額治療費用，民進黨政府一句話，全民埋單；低級台灣人拿中華民國身分證，到大陸每年賺800億美元外匯，民進黨政府一句話，回台灣比登蜀道難，稍有咳嗽、發燒不准登機，飛機上要穿隔離衣。登不上飛機的，為防止闖關，還像黑奴般被註記。 <text:line-break/><text:line-break/>不禁讓人聯想到英國著名作者喬治．歐威爾《動物農莊》的名言：「所有動物生來平等，但有些動物比其他更平等」。那誰決定誰更平等？是呀，豬說了算。 <text:line-break/><text:line-break/>中華民國台灣是自由民主國家，蔡英文如是說。但是，有些人就是比其他人更民主些。凡是認同中華文化、不支持台獨、沒有民進黨證，或是批評蔡政府的，就不民主些、不平等些；凡是認同「台灣價值」、支持務實台獨、有民進黨證，只批評在野黨的，就民主些。覺醒青年、鍵盤台獨、假日革命家，都是民主鬥士；穩健鴿派、主張台灣人民福祉高於民進黨，即使你是人權鬥士、台獨教父、創黨元老如施明德，或是跟解放軍真槍實彈打，抵抗中共入侵的郝柏村，地位也比不上一位加入過中國共產黨，幫中共訓練台籍幹部的史明。 <text:line-break/><text:line-break/>所以面對近千位，多數是因短期旅遊困在武漢，且沒有染疫的低級台灣人，即使當時台灣僅數十例確診，居家隔離和檢疫者寡，但行政院長蘇貞昌說使用者付費、防疫優先，台灣防疫安置能量不足，要保護國人安全；面對兩位來自美國的高級台灣人，30年沒有繳納健保費用，已經確診武漢肺炎，即使台灣已確診300多人，居家隔離和檢疫者10多萬人，蘇揆卻說終究是台灣人，希望國人別太計較。隔離費用更由政府埋單。 <text:line-break/><text:line-break/>「自己的出國選擇，不要害台灣人」、「健保蟑螂」，幾個星期前台灣輿論對赴陸工作、求學、旅遊的網路霸凌言猶在耳。但有些人就是比某些人平等些。說來諷刺的是，「拿破崙豬們」時常掛在嘴邊的健保虧損，正是基進黨立法委員陳柏惟口中那位開放14億人使用健保的馬英九，轉虧為盈的。</text:p>
      <text:p text:style-name="P5">陳真   |  2020.04.21 16:59   |   <text:a xlink:type="simple" xlink:href="http://palinfo.habago.org/Entry?Command=Information_PrintForum&amp;iPage=1#FORUM39103"><text:span text:style-name="T6">#</text:span></text:a></text:p>
      <text:p text:style-name="P6">【即時短評】歧視就在疫情蔓延時...意識形態至上的民進黨 <text:line-break/><text:line-break/>聯合新聞網 <text:line-break/><text:line-break/>本報記者劉宛琳 <text:line-break/><text:line-break/>2020年4月21日 <text:line-break/><text:line-break/>歧視就在疫情蔓延時？從執意稱「武漢肺炎」、小明之亂、湖北血友病童，以及近來的張經義事件，民進黨一路以來都被質疑「逢陸必反」，現在民進黨立委更進一步修法要限制陸配及其子女的健保權益。原來只要立場對了，任何歧視都是可以容忍，甚至被鼓勵。 <text:line-break/><text:line-break/>民進黨對中國大陸和其他國家的國人一再出現雙重標準。針對陸配和其子女退保訂定嚴格規範，30年未回國的美國夫婦返台發現確診，其中妻子無健保，兩人醫療費用全民埋單，蘇貞昌卻緩頰說他們終究是台灣人，要國人別太計較。不禁讓人納悶：難道陸配及其子女就不是台灣人嗎？ <text:line-break/><text:line-break/>2月中發生的「小明之亂」，陸委會原有條件開放陸配子女返台，因民粹壓力被迫作罷，擁有我國居留權、中華民國國籍的陸配子女不能回來，但在台外僑卻可以；湖北血友病童也因是陸配子女，被烏龍爆料是中國人，最後才發現他們都是中華民國籍。所以只要跟大陸扯上關係，即便擁有我國國籍，但在台享有一切的權益都被視為「特權」。 <text:line-break/><text:line-break/>近來歐美疫情嚴重，我國確診者境外移入的案例大量增加，政府卻未對歐美入境者全面檢疫，但已解除封城的武漢台人不僅要註記，回台還要使用類包機模式和集中檢疫。難道只有大陸回來的危險，歐美回來就不危險？反中立場凌駕於專業判斷，若防疫出現破口，中央扛得起嗎？ <text:line-break/><text:line-break/>日前譚德賽公開指責台灣對他人身攻擊，蔡英文總統一句「台灣向來反對任何形式的歧視」反擊回去，但以此來檢視民進黨對大陸的雙重標準，卻格外諷刺。這樣兩套標準的模式不僅不公平，也顯示民進黨意識形態至上的心態。</text:p>
      <text:p text:style-name="P5">陳真   |  2020.04.21 16:44   |   <text:a xlink:type="simple" xlink:href="http://palinfo.habago.org/Entry?Command=Information_PrintForum&amp;iPage=1#FORUM39102"><text:span text:style-name="T6">#</text:span></text:a></text:p>
      <text:p text:style-name="P7">法國：「病毒源自武漢實驗室」無證據 <text:line-break/><text:line-break/>星島日報 <text:line-break/><text:line-break/>2020年04月18日 <text:line-break/><text:line-break/>因研究愛滋病毒獲2008年諾貝爾醫學獎的法國病毒學家呂克．蒙塔尼耶教授(Luc Montagnier）表示，據他與同事研究後得出結論，新冠病毒來自武漢的一個實驗室，它是有人在取自蝙蝠的病毒中加入愛滋病基因序列，並非自然病毒。不過法國總統府發表聲明，指目前無證據顯示新型冠狀病毒源自法國有份協助中國建立的武漢病毒研究所。 <text:line-break/><text:line-break/>法國對於新型冠狀病毒的源頭認定，與美國的立場保持距離。美國總統特朗普曾表示，正嘗試測定病毒源頭，是否中國武漢的實驗室。中國外交部指美方的目的是轉移視線，推卸責任。 <text:line-break/><text:line-break/>法國總統馬克龍辦公室的發言人說，美國傳媒之間流傳的資料提到病毒源頭，與武漢一間實驗室有關聯；法方必須澄清，這方面至今都無事實根據。法國在2004年同中方簽署協議，在武漢設立一個生物安全等級最高的病毒實驗室。 <text:line-break/><text:line-break/>不過此前法國病毒學家蒙塔尼耶指，新型冠狀病毒是來自武漢的實驗室。他說，研究結論顯示，有人在取自蝙蝠的病毒中加入愛滋病毒的基因序列，工作是由分子生物學家負責，形容精細程度好像鐘表匠一樣。 <text:line-break/><text:line-break/>法國廣播公司(RFI)報道，蒙塔尼耶16日在法國醫學網pourquoidordeur.fr接受採訪時表示，目前全球大流行的新冠病毒來自武漢一個實驗室，為此法國Cnews於17日專門訪問了蒙塔尼耶。 <text:line-break/><text:line-break/>蒙塔尼耶說，說自己仍在從事病毒研究，但不一定在實驗室做實驗，他與同事通過電腦工作。他說，「我們得出了結論是，這個病毒被人操縱了，來自蝙蝠的病毒中，被加入了幾小段愛滋病毒基因序列。這不是自然病毒，而是專業工作的結果，是分子生物學家做出來的，是一個特別精細的工作，可以說，像鐘表匠一樣精細。」 <text:line-break/><text:line-break/>蒙塔尼耶表示，他的工作就是「陳述事實，僅此而已」。他不知道操縱這個病毒的人是誰，有甚麼目的，他也不指控任何人。但他說，可能有人曾想做抗愛滋病的疫苗，把幾小段愛滋病毒基因序列加入到冠狀病毒的長段基因序列裏。</text:p>
      <text:p text:style-name="P5">陳真   |  2020.04.21 03:22   |   <text:a xlink:type="simple" xlink:href="http://palinfo.habago.org/Entry?Command=Information_PrintForum&amp;iPage=1#FORUM39101"><text:span text:style-name="T6">#</text:span></text:a></text:p>
      <text:p text:style-name="P6">做為一個台灣人，特別是近二十幾年來 (尤其是過去五、六年來)，綠色惡勢力就像病毒一樣擴散蔓延，我對每天根本數不清的綠色謠言，常有一種很無言很絕望的感覺，就像被謊言給滅頂那樣一種窒息感。 <text:line-break/><text:line-break/>比方說，常聽學姐提起她的學生們各種荒腔走板的說法，例如說中共派人冒充台灣籍，混入包機，夾帶病原企圖毒害台灣；還有人說，民主的弊病就是選出像韓國瑜 "這種人" (那其實就等於說宗教的弊病就是冒出德蕾莎修女 "這種人" 一樣荒唐)，還有人說中共故意到處散播病毒打擊全世界，甚至故意把帶著豬瘟病毒的死豬，透過海浪飄到台灣來，企圖破壞台灣的產業等等等。 <text:line-break/><text:line-break/>我常感到很訝異，真是很難相信這樣一種超低智能的蠢材居然也能念大學？學姐說，這類學生往往伶牙利齒特別會作答，特別會 "論述"，而且攻擊性很強。我跟她說，妳千萬不要去惹這些人，他們不但腦殘，品性更是難以恭維，很陰暗，不能惹的。我還說，我是腦殘救星，妳就請這些腦殘學生來巴勒網好了，我試試看有沒有辦法治療他們。(其實我是開玩笑。腦殘還是離我遠一點比較好。我認為腦殘99.999%是沒藥可救的。) <text:line-break/><text:line-break/>我常想起尼采的一個隱喻，當他說起沒出息的 "烏合之眾" 時，他說，這樣一些人數極為眾多的腦殘，就像時鐘一樣滴滴答答反覆作響。 </text:p>
      <text:p text:style-name="P5">陳真   |  2020.04.21 02:58   |   <text:a xlink:type="simple" xlink:href="http://palinfo.habago.org/Entry?Command=Information_PrintForum&amp;iPage=1#FORUM39100"><text:span text:style-name="T6">#</text:span></text:a></text:p>
      <text:p text:style-name="P7">一，如果要列舉事實清單，那就應該儘可能完整地列舉，比方說至少要包括去年六月始於美國Fort Detrick生物實驗室那一連串違規與神祕事件以及隨後三千多萬人罹患所謂流感數萬人死亡等等一大堆被列為所謂國家機密的怪事。參見： <text:line-break/><text:line-break/><text:a xlink:type="simple" xlink:href="https://bit.ly/34V0a2W"><text:span text:style-name="T7">https://bit.ly/34V0a2W</text:span></text:a><text:s/><text:line-break/><text:line-break/>二，如果要列舉事實清單，那就應該儘可能只講事實，而不是把推論或猜測以事實呈現。比方說你貼的這個時間軸，裏頭的 "武漢輸入" 大多不是事實，比方說，義大利首例是來自德國，不是什麼 "武漢輸入"；而這位德國人據說和一位上海病例曾有接觸，而這位上海病例據說曾有武漢親戚(非病例)來訪。這樣一種所謂 "武漢輸入" 的推論，會不會推得太遠了點？如果要這樣推，那是不是更應該調查這位感染義大利首例的德國人過去一年內是否和美國人接觸？抑或是他的親戚的朋友是否曾有美國親友來訪？萬一有的話，難道我就能說"美國輸入"了首位病例給義大利和德國？這是一種 "事實" 嗎？ <text:line-break/><text:line-break/>再比方說所謂美國 "首例"，他只是 "曾經去過" 武漢，究竟是在武漢感染別人，還是被人感染？而且，依照美國疾管中心的國會證詞，這絕非首例；疾管中心曾做屍體解剖，首例應該是出現在始自去年夏秋的美國神祕肺炎事件及數千萬人的所謂流感病患之中；相關資訊，甚至被美國官方列為機密，不准一般公衛學者或醫界人士取得相關病例資料與會議內容。因此，怎能用所謂 "武漢輸入" 幾個字來論斷？這並非事實。</text:p>
      <text:p text:style-name="P9"><text:span text:style-name="T10">歌川</text:span><text:span text:style-name="T1"><text:s/>  |  2020.04.20 22:30   |   </text:span><text:a xlink:type="simple" xlink:href="http://palinfo.habago.org/Entry?Command=Information_PrintForum&amp;iPage=1#FORUM39099"><text:span text:style-name="T2">#</text:span></text:a></text:p>
      <text:p text:style-name="P10"><text:span text:style-name="T1">理科男士</text:span><text:span text:style-name="T11">K</text:span><text:span text:style-name="T1">一米整理的時間線</text:span><text:span text:style-name="T11"><text:line-break/><text:line-break/>12</text:span><text:span text:style-name="T1">月</text:span><text:span text:style-name="T11">21</text:span><text:span text:style-name="T1">日</text:span><text:span text:style-name="T11"><text:s/></text:span><text:span text:style-name="T1">湖北省中西醫結合醫院呼吸與重症醫學科主任</text:span><text:span text:style-name="T11"><text:s/>: </text:span><text:span text:style-name="T1">有新冠病人去湖北省中西醫結合醫院就診</text:span><text:span text:style-name="T11"><text:line-break/>12</text:span><text:span text:style-name="T1">月</text:span><text:span text:style-name="T11">26</text:span><text:span text:style-name="T1">日</text:span><text:span text:style-name="T11"><text:s/></text:span><text:span text:style-name="T1">張繼先醫生開始發現病患中是由不明原因引起的肺炎</text:span><text:span text:style-name="T11"><text:line-break/>12</text:span><text:span text:style-name="T1">月</text:span><text:span text:style-name="T11">27</text:span><text:span text:style-name="T1">日</text:span><text:span text:style-name="T11"><text:s/></text:span><text:span text:style-name="T1">張繼先醫生把詳情匯報給院長，同一天醫院向江漢區疾控中心報告</text:span><text:span text:style-name="T11"><text:line-break/>12</text:span><text:span text:style-name="T1">月</text:span><text:span text:style-name="T11">28</text:span><text:span text:style-name="T1">日</text:span><text:span text:style-name="T11"><text:s/></text:span><text:span text:style-name="T1">醫院通報給武漢市衛健委和湖北省衛健委</text:span><text:span text:style-name="T11"><text:line-break/>12</text:span><text:span text:style-name="T1">月</text:span><text:span text:style-name="T11">29</text:span><text:span text:style-name="T1">日</text:span><text:span text:style-name="T11"><text:s/></text:span><text:span text:style-name="T1">地方衛健委和醫院開始調查，</text:span><text:span text:style-name="T11">7</text:span><text:span text:style-name="T1">名最初的病人開始被隔離</text:span><text:span text:style-name="T11"><text:line-break/><text:line-break/>12</text:span><text:span text:style-name="T1">月</text:span><text:span text:style-name="T11">30</text:span><text:span text:style-name="T1">日</text:span><text:span text:style-name="T11"><text:line-break/></text:span><text:span text:style-name="T1">地方疾控中心向中國疾控中心報告了此次事件</text:span><text:span text:style-name="T11"><text:line-break/></text:span><text:span text:style-name="T1">武漢衛健委發布：</text:span><text:span text:style-name="T11">“</text:span><text:span text:style-name="T1">關於做好不明原因肺炎救治工作的緊急通知</text:span><text:span text:style-name="T11">”<text:line-break/></text:span><text:span text:style-name="T1">李文亮在微信群中討論此事</text:span><text:span text:style-name="T11"><text:line-break/><text:line-break/>12</text:span><text:span text:style-name="T1">月</text:span><text:span text:style-name="T11">31</text:span><text:span text:style-name="T1">日</text:span><text:span text:style-name="T11"><text:line-break/></text:span><text:span text:style-name="T1">武漢市衛健委正式向大眾發布：</text:span><text:span text:style-name="T11">“</text:span><text:span text:style-name="T1">武漢市衛健委關於當前我市肺炎疫情的情況通報</text:span><text:span text:style-name="T11">”</text:span><text:span text:style-name="T1">（包括：前一天</text:span><text:span text:style-name="T11">“</text:span><text:span text:style-name="T1">緊急通知</text:span><text:span text:style-name="T11">”</text:span><text:span text:style-name="T1">是真的；建議大眾出門佩戴口罩）</text:span><text:span text:style-name="T11"><text:line-break/></text:span><text:span text:style-name="T1">中央電視台新聞頻道報導了此事</text:span><text:span text:style-name="T11"><text:line-break/></text:span><text:span text:style-name="T1">中國疾控中心通知</text:span><text:span text:style-name="T11">WHO</text:span><text:span text:style-name="T1">，包括事件發生經過和最初的</text:span><text:span text:style-name="T11">7</text:span><text:span text:style-name="T1">名病人已被隔離</text:span><text:span text:style-name="T11"><text:line-break/></text:span><text:span text:style-name="T1">台灣發郵件給</text:span><text:span text:style-name="T11">WHO</text:span><text:span text:style-name="T1">，詢問武漢疫情相關事宜（後被台媒宣傳為</text:span><text:span text:style-name="T11">“</text:span><text:span text:style-name="T1">警告</text:span><text:span text:style-name="T11">”WHO“</text:span><text:span text:style-name="T1">人傳人</text:span><text:span text:style-name="T11">”</text:span><text:span text:style-name="T1">）</text:span><text:span text:style-name="T11"><text:line-break/><text:line-break/><text:line-break/><text:line-break/>2020</text:span><text:span text:style-name="T1">年</text:span><text:span text:style-name="T11"><text:line-break/><text:line-break/>1</text:span><text:span text:style-name="T1">月</text:span><text:span text:style-name="T11">1</text:span><text:span text:style-name="T1">日</text:span><text:span text:style-name="T11"><text:s/></text:span><text:span text:style-name="T1">華南海鮮市場封閉</text:span><text:span text:style-name="T11"><text:line-break/>1</text:span><text:span text:style-name="T1">月</text:span><text:span text:style-name="T11">2</text:span><text:span text:style-name="T1">日</text:span><text:span text:style-name="T11"><text:s/></text:span><text:span text:style-name="T1">排除流感、禽流感、</text:span><text:span text:style-name="T11">SARS</text:span><text:span text:style-name="T1">、</text:span><text:span text:style-name="T11">MERS</text:span><text:span text:style-name="T1">的可能性</text:span><text:span text:style-name="T11"><text:line-break/><text:line-break/>1</text:span><text:span text:style-name="T1">月</text:span><text:span text:style-name="T11">3</text:span><text:span text:style-name="T1">日</text:span><text:span text:style-name="T11"><text:line-break/></text:span><text:span text:style-name="T1">李文亮簽署訓誡書，並返回醫院繼續工作</text:span><text:span text:style-name="T11"><text:line-break/></text:span><text:span text:style-name="T1">中方開始定期與</text:span><text:span text:style-name="T11">WHO</text:span><text:span text:style-name="T1">、有關國家和地區組織以及中國港澳台地區及時通報疫情</text:span><text:span text:style-name="T11"><text:line-break/></text:span><text:span text:style-name="T1">川普收到中國新冠疫情第一個正式通知</text:span><text:span text:style-name="T11"><text:line-break/><text:line-break/>1</text:span><text:span text:style-name="T1">月</text:span><text:span text:style-name="T11">4</text:span><text:span text:style-name="T1">日</text:span><text:span text:style-name="T11"><text:s/>WHO</text:span><text:span text:style-name="T1">在社交媒體公佈，武漢出現一組肺炎病例，暫無死亡病例</text:span><text:span text:style-name="T11"><text:line-break/>1</text:span><text:span text:style-name="T1">月</text:span><text:span text:style-name="T11">5</text:span><text:span text:style-name="T1">日</text:span><text:span text:style-name="T11"><text:s/></text:span><text:span text:style-name="T1">武漢衛健委報告不明原因的病毒性肺炎診斷患者</text:span><text:span text:style-name="T11">59</text:span><text:span text:style-name="T1">例，其中重症患者</text:span><text:span text:style-name="T11">7</text:span><text:span text:style-name="T1">例再次市民出門佩戴口罩</text:span><text:span text:style-name="T11"><text:line-break/>1</text:span><text:span text:style-name="T1">月</text:span><text:span text:style-name="T11">6</text:span><text:span text:style-name="T1">日</text:span><text:span text:style-name="T11"><text:s/></text:span><text:span text:style-name="T1">中國疾控中心啟動二級應急響應</text:span><text:span text:style-name="T11"><text:line-break/>1</text:span><text:span text:style-name="T1">月</text:span><text:span text:style-name="T11">7</text:span><text:span text:style-name="T1">日</text:span><text:span text:style-name="T11"><text:s/></text:span><text:span text:style-name="T1">驗證並確定肺炎由病</text:span><text:span text:style-name="T11"><text:s/></text:span><text:span text:style-name="T1">引起，並</text:span><text:span text:style-name="T11"><text:s/></text:span><text:span text:style-name="T1">開始將其稱為</text:span><text:span text:style-name="T11">“</text:span><text:span text:style-name="T1">新型冠狀病毒</text:span><text:span text:style-name="T11">”<text:line-break/><text:line-break/>1</text:span><text:span text:style-name="T1">月</text:span><text:span text:style-name="T11">8</text:span><text:span text:style-name="T1">日</text:span><text:span text:style-name="T11"><text:line-break/></text:span><text:span text:style-name="T1">美國</text:span><text:span text:style-name="T11">CDC</text:span><text:span text:style-name="T1">首次發布有關新冠病毒的公開警報</text:span><text:span text:style-name="T11"><text:line-break/></text:span><text:span text:style-name="T1">紐約時報》無證據表明人傳人</text:span><text:span text:style-name="T11"><text:line-break/><text:line-break/>1</text:span><text:span text:style-name="T1">月</text:span><text:span text:style-name="T11">10</text:span><text:span text:style-name="T1">日</text:span><text:span text:style-name="T11"><text:line-break/></text:span><text:span text:style-name="T1">李文亮出現咳嗽等症狀</text:span><text:span text:style-name="T11"><text:line-break/></text:span><text:span text:style-name="T1">第一例病例死亡</text:span><text:span text:style-name="T11"><text:line-break/><text:line-break/>1</text:span><text:span text:style-name="T1">月</text:span><text:span text:style-name="T11">11</text:span><text:span text:style-name="T1">日</text:span><text:span text:style-name="T11"><text:line-break/></text:span><text:span text:style-name="T1">中國與</text:span><text:span text:style-name="T11">WHO</text:span><text:span text:style-name="T1">分享新型冠狀病毒基因序列信息</text:span><text:span text:style-name="T11"><text:line-break/></text:span><text:span text:style-name="T1">台灣大選，民眾投票並未受疫情影響</text:span><text:span text:style-name="T11"><text:line-break/><text:line-break/>1</text:span><text:span text:style-name="T1">月</text:span><text:span text:style-name="T11">12</text:span><text:span text:style-name="T1">日</text:span><text:span text:style-name="T11"><text:s/></text:span><text:span text:style-name="T1">李文亮入院新冠病毒檢測呈陰性</text:span><text:span text:style-name="T11"><text:line-break/>1</text:span><text:span text:style-name="T1">月</text:span><text:span text:style-name="T11">13</text:span><text:span text:style-name="T1">日</text:span><text:span text:style-name="T11"><text:s/></text:span><text:span text:style-name="T1">泰國首例確診（武漢輸入），也是中國境外首例</text:span><text:span text:style-name="T11"><text:line-break/>1</text:span><text:span text:style-name="T1">月</text:span><text:span text:style-name="T11">14</text:span><text:span text:style-name="T1">日</text:span><text:span text:style-name="T11"><text:s/>WHO</text:span><text:span text:style-name="T1">疫情應對技術負責人：該冠狀病毒可能已存在有限的人傳人</text:span><text:span text:style-name="T11"><text:line-break/><text:line-break/>1</text:span><text:span text:style-name="T1">月</text:span><text:span text:style-name="T11">15</text:span><text:span text:style-name="T1">日</text:span><text:span text:style-name="T11"><text:line-break/></text:span><text:span text:style-name="T1">武漢衛健委</text:span><text:span text:style-name="T11"><text:s/>: </text:span><text:span text:style-name="T1">存在</text:span><text:span text:style-name="T11">“</text:span><text:span text:style-name="T1">人傳人</text:span><text:span text:style-name="T11">”</text:span><text:span text:style-name="T1">可能性</text:span><text:span text:style-name="T11"><text:line-break/></text:span><text:span text:style-name="T1">武漢市政府在機場、火車站、客運站設置紅外測溫儀</text:span><text:span text:style-name="T11"><text:line-break/></text:span><text:span text:style-name="T1">中國疾控中心轉為一級應急響應</text:span><text:span text:style-name="T11"><text:line-break/></text:span><text:span text:style-name="T1">台灣衛福部：將病毒定為第五類法定傳染病（一為最高，五為最低）</text:span><text:span text:style-name="T11"><text:line-break/><text:line-break/>1</text:span><text:span text:style-name="T1">月</text:span><text:span text:style-name="T11">16</text:span><text:span text:style-name="T1">日</text:span><text:span text:style-name="T11"><text:s/></text:span><text:span text:style-name="T1">日本本土首例確診</text:span><text:span text:style-name="T11"><text:line-break/>1</text:span><text:span text:style-name="T1">月</text:span><text:span text:style-name="T11">17</text:span><text:span text:style-name="T1">日</text:span><text:span text:style-name="T11"><text:s/></text:span><text:span text:style-name="T1">羅斯福號航母駛離美國加州圣迭戈母港</text:span><text:span text:style-name="T11"><text:line-break/><text:line-break/>1</text:span><text:span text:style-name="T1">月</text:span><text:span text:style-name="T11">18</text:span><text:span text:style-name="T1">日</text:span><text:span text:style-name="T11"><text:line-break/></text:span><text:span text:style-name="T1">武漢</text:span><text:span text:style-name="T11">“</text:span><text:span text:style-name="T1">萬家宴</text:span><text:span text:style-name="T11">”<text:line-break/></text:span><text:span text:style-name="T1">川普在海湖莊園度週末，衛生部長阿扎向他匯報了新冠疫情情況，被川普認為</text:span><text:span text:style-name="T11">“</text:span><text:span text:style-name="T1">危言聳聽</text:span><text:span text:style-name="T11">”<text:line-break/><text:line-break/>1</text:span><text:span text:style-name="T1">月</text:span><text:span text:style-name="T11">19 </text:span><text:span text:style-name="T1">日確診美國本土首個新冠病毒感染病例</text:span><text:span text:style-name="T11"><text:line-break/><text:line-break/>1</text:span><text:span text:style-name="T1">月</text:span><text:span text:style-name="T11">20</text:span><text:span text:style-name="T1">日</text:span><text:span text:style-name="T11"><text:line-break/></text:span><text:span text:style-name="T1">武漢全部醫院對所有流感症狀的人提供免費治療</text:span><text:span text:style-name="T11"><text:line-break/></text:span><text:span text:style-name="T1">鐘南山抵達武漢</text:span><text:span text:style-name="T11"><text:line-break/></text:span><text:span text:style-name="T1">韓國首例（武漢輸入）</text:span><text:span text:style-name="T11"><text:line-break/></text:span><text:span text:style-name="T1">鑽石公主號首例香港</text:span><text:span text:style-name="T11">80</text:span><text:span text:style-name="T1">歲老翁在橫濱登船</text:span><text:span text:style-name="T11"><text:line-break/><text:line-break/>1</text:span><text:span text:style-name="T1">月</text:span><text:span text:style-name="T11">21</text:span><text:span text:style-name="T1">日</text:span><text:span text:style-name="T11"><text:line-break/></text:span><text:span text:style-name="T1">美國首例確診（武漢輸入）</text:span><text:span text:style-name="T11"><text:line-break/></text:span><text:span text:style-name="T1">台灣首例確診（武漢輸入）</text:span><text:span text:style-name="T11"><text:line-break/><text:line-break/>1</text:span><text:span text:style-name="T1">月</text:span><text:span text:style-name="T11">22</text:span><text:span text:style-name="T1">日</text:span><text:span text:style-name="T11"><text:line-break/></text:span><text:span text:style-name="T1">武漢市要求全體市民出門佩戴口罩（之前是</text:span><text:span text:style-name="T11">“</text:span><text:span text:style-name="T1">建議</text:span><text:span text:style-name="T11">”</text:span><text:span text:style-name="T1">）</text:span><text:span text:style-name="T11"><text:line-break/>WHO</text:span><text:span text:style-name="T1">總幹事召集突發事件委員會開會，評估疫情是否構成國際關注的突發公共衛生事件</text:span><text:span text:style-name="T11"><text:line-break/></text:span><text:span text:style-name="T1">川普答复美國首例：</text:span><text:span text:style-name="T11">“</text:span><text:span text:style-name="T1">不擔心，我們已經控制住了</text:span><text:span text:style-name="T11">”<text:line-break/><text:line-break/>1</text:span><text:span text:style-name="T1">月</text:span><text:span text:style-name="T11">23</text:span><text:span text:style-name="T1">日</text:span><text:span text:style-name="T11"><text:line-break/></text:span><text:span text:style-name="T1">武漢封城；籌建火神山醫院</text:span><text:span text:style-name="T11"><text:line-break/>WHO</text:span><text:span text:style-name="T1">會議中來自世界各地的獨立委員根據當時掌握的證據無法達成一致意見，決定</text:span><text:span text:style-name="T11">10</text:span><text:span text:style-name="T1">日之內收集更多信息後再次舉行</text:span><text:span text:style-name="T11"><text:line-break/><text:line-break/>1</text:span><text:span text:style-name="T1">月</text:span><text:span text:style-name="T11">24</text:span><text:span text:style-name="T1">日</text:span><text:span text:style-name="T11"><text:line-break/></text:span><text:span text:style-name="T1">台灣宣布禁止口罩出口，新加坡在台灣</text:span><text:span text:style-name="T11"><text:s/>“</text:span><text:span text:style-name="T1">新科工程</text:span><text:span text:style-name="T11">”</text:span><text:span text:style-name="T1">公司生產口罩無法供應新國，新加坡決定將產線移回</text:span><text:span text:style-name="T11"><text:line-break/></text:span><text:span text:style-name="T1">法國首例確診，成為第一個確診的歐洲國家</text:span><text:span text:style-name="T11"><text:line-break/><text:line-break/>1</text:span><text:span text:style-name="T1">月</text:span><text:span text:style-name="T11">25</text:span><text:span text:style-name="T1">日</text:span><text:span text:style-name="T11"><text:line-break/></text:span><text:span text:style-name="T1">香港宣布緊急預警</text:span><text:span text:style-name="T11"><text:line-break/>1700</text:span><text:span text:style-name="T1">醫護進入武漢</text:span><text:span text:style-name="T11"><text:line-break/></text:span><text:span text:style-name="T1">雷神山醫院籌建</text:span><text:span text:style-name="T11"><text:line-break/></text:span><text:span text:style-name="T1">鑽石公主號首例香港</text:span><text:span text:style-name="T11">80</text:span><text:span text:style-name="T1">歲老翁在香港下船</text:span><text:span text:style-name="T11"><text:line-break/></text:span><text:span text:style-name="T1">台灣</text:span><text:span text:style-name="T11">“</text:span><text:span text:style-name="T1">口罩之爭</text:span><text:span text:style-name="T11">”</text:span><text:span text:style-name="T1">：戴</text:span><text:span text:style-name="T11"><text:s/></text:span><text:span text:style-name="T1">口罩的馬英九批評未戴口罩蔡英文</text:span><text:span text:style-name="T11">“</text:span><text:span text:style-name="T1">公眾人物應做正確表率</text:span><text:span text:style-name="T11">”</text:span><text:span text:style-name="T1">，蔡回應：</text:span><text:span text:style-name="T11">“</text:span><text:span text:style-name="T1">沒有一定要戴，勿過度恐慌，最佳示範就是不要冒充專家</text:span><text:span text:style-name="T11">”<text:line-break/><text:line-break/>1</text:span><text:span text:style-name="T1">月</text:span><text:span text:style-name="T11">26</text:span><text:span text:style-name="T1">日</text:span><text:span text:style-name="T11"><text:line-break/></text:span><text:span text:style-name="T1">美國包機從武漢撤僑</text:span><text:span text:style-name="T11"><text:line-break/></text:span><text:span text:style-name="T1">中國全國學校停課</text:span><text:span text:style-name="T11"><text:line-break/></text:span><text:span text:style-name="T1">省際公共汽車和火車停運</text:span><text:span text:style-name="T11"><text:line-break/></text:span><text:span text:style-name="T1">禁止販賣野生動物</text:span><text:span text:style-name="T11">1</text:span><text:span text:style-name="T1">月</text:span><text:span text:style-name="T11">27</text:span><text:span text:style-name="T1">日</text:span><text:span text:style-name="T11"><text:line-break/></text:span><text:span text:style-name="T1">德國首例（後被劍橋科學家證明為</text:span><text:span text:style-name="T11">“C</text:span><text:span text:style-name="T1">型</text:span><text:span text:style-name="T11">”</text:span><text:span text:style-name="T1">病毒株）</text:span><text:span text:style-name="T11"><text:line-break/></text:span><text:span text:style-name="T1">英國《自然》雜誌形容中國反應迅速和果斷</text:span><text:span text:style-name="T11"><text:line-break/><text:line-break/>1</text:span><text:span text:style-name="T1">月</text:span><text:span text:style-name="T11">28</text:span><text:span text:style-name="T1">日</text:span><text:span text:style-name="T11"><text:line-break/></text:span><text:span text:style-name="T1">黃岡版</text:span><text:span text:style-name="T11">“</text:span><text:span text:style-name="T1">小湯山醫院</text:span><text:span text:style-name="T11">”——</text:span><text:span text:style-name="T1">大別山區域醫療中心啟用</text:span><text:span text:style-name="T11"><text:line-break/>WHO</text:span><text:span text:style-name="T1">總幹事再次召集突發事件委員會開會，並宣布這一新型冠狀病毒疫情構成國際關注的突發公共衛生事件</text:span><text:span text:style-name="T11"><text:line-break/><text:line-break/>1</text:span><text:span text:style-name="T1">月</text:span><text:span text:style-name="T11">29</text:span><text:span text:style-name="T1">日</text:span><text:span text:style-name="T11"><text:s/></text:span><text:span text:style-name="T1">美國白宮顧問彼得納瓦羅發出第一份備忘錄，警告可能奪走</text:span><text:span text:style-name="T11">50</text:span><text:span text:style-name="T1">多萬美國人的生命</text:span><text:span text:style-name="T11"><text:line-break/><text:line-break/>1</text:span><text:span text:style-name="T1">月</text:span><text:span text:style-name="T11">30</text:span><text:span text:style-name="T1">日</text:span><text:span text:style-name="T11"><text:line-break/></text:span><text:span text:style-name="T1">李文亮新冠病毒呈陽性（證明檢測存在失敗率）</text:span><text:span text:style-name="T11"><text:line-break/>WHO</text:span><text:span text:style-name="T1">宣布</text:span><text:span text:style-name="T11">“</text:span><text:span text:style-name="T1">國際關注的公共衛生緊急事件</text:span><text:span text:style-name="T11">”<text:line-break/></text:span><text:span text:style-name="T1">意大利首例（武漢輸入）</text:span><text:span text:style-name="T11"><text:line-break/></text:span><text:span text:style-name="T1">美國衛生部長阿扎再次警告川</text:span><text:span text:style-name="T11"><text:s/></text:span><text:span text:style-name="T1">可能會大爆發，川普答复依然是</text:span><text:span text:style-name="T11">“</text:span><text:span text:style-name="T1">危言聳聽</text:span><text:span text:style-name="T11">”<text:line-break/><text:line-break/>1</text:span><text:span text:style-name="T1">月</text:span><text:span text:style-name="T11">31</text:span><text:span text:style-name="T1">日</text:span><text:span text:style-name="T11"><text:line-break/></text:span><text:span text:style-name="T1">英國從武漢撤僑</text:span><text:span text:style-name="T11"><text:line-break/>2</text:span><text:span text:style-name="T1">月</text:span><text:span text:style-name="T11">1</text:span><text:span text:style-name="T1">日</text:span><text:span text:style-name="T11"><text:line-break/></text:span><text:span text:style-name="T1">鑽石公主號一名</text:span><text:span text:style-name="T11">80</text:span><text:span text:style-name="T1">歲香港老翁確診感染</text:span><text:span text:style-name="T11"><text:line-break/><text:line-break/>2</text:span><text:span text:style-name="T1">月</text:span><text:span text:style-name="T11">2</text:span><text:span text:style-name="T1">日</text:span><text:span text:style-name="T11"><text:line-break/></text:span><text:span text:style-name="T1">武漢開建</text:span><text:span text:style-name="T11">“</text:span><text:span text:style-name="T1">方艙醫院</text:span><text:span text:style-name="T11">”<text:line-break/></text:span><text:span text:style-name="T1">加拿大的網民葉一森（港獨）發起罷免</text:span><text:span text:style-name="T11">WHO</text:span><text:span text:style-name="T1">總幹事譚德賽</text:span><text:span text:style-name="T11"><text:line-break/><text:line-break/>2</text:span><text:span text:style-name="T1">月</text:span><text:span text:style-name="T11">3</text:span><text:span text:style-name="T1">日</text:span><text:span text:style-name="T11"><text:line-break/></text:span><text:span text:style-name="T1">火神山醫院建成使用</text:span><text:span text:style-name="T11"><text:line-break/></text:span><text:span text:style-name="T1">台灣第一架武漢返台包機完成</text:span><text:span text:style-name="T11"><text:line-break/></text:span><text:span text:style-name="T1">納瓦羅第二份備忘錄警告（有報導稱是</text:span><text:span text:style-name="T11">2</text:span><text:span text:style-name="T1">月</text:span><text:span text:style-name="T11">23</text:span><text:span text:style-name="T1">號，暫不確定）</text:span><text:span text:style-name="T11"><text:line-break/><text:line-break/>2</text:span><text:span text:style-name="T1">月</text:span><text:span text:style-name="T11">4</text:span><text:span text:style-name="T1">日</text:span><text:span text:style-name="T11"><text:line-break/></text:span><text:span text:style-name="T1">鑽石公主號開始停靠橫濱不得下船</text:span><text:span text:style-name="T11"><text:line-break/></text:span><text:span text:style-name="T1">中國新增確診</text:span><text:span text:style-name="T11">3887</text:span><text:span text:style-name="T1">例，為單日新增最高（除去</text:span><text:span text:style-name="T11">12</text:span><text:span text:style-name="T1">號將</text:span><text:span text:style-name="T11">“</text:span><text:span text:style-name="T1">臨床診斷病例</text:span><text:span text:style-name="T11">”</text:span><text:span text:style-name="T1">納入確診病例）</text:span><text:span text:style-name="T11"><text:line-break/><text:line-break/>2</text:span><text:span text:style-name="T1">月</text:span><text:span text:style-name="T11">5</text:span><text:span text:style-name="T1">日</text:span><text:span text:style-name="T11"><text:s/></text:span><text:span text:style-name="T1">美國衛生部長阿扎爾起草一份</text:span><text:span text:style-name="T11">40</text:span><text:span text:style-name="T1">多億追加預算申請提交白宮，被認為</text:span><text:span text:style-name="T11">“</text:span><text:span text:style-name="T1">令人憤怒的身手要大錢</text:span><text:span text:style-name="T11">”<text:line-break/><text:line-break/>2</text:span><text:span text:style-name="T1">月</text:span><text:span text:style-name="T11">6</text:span><text:span text:style-name="T1">日</text:span><text:span text:style-name="T11"><text:line-break/></text:span><text:span text:style-name="T1">雷神山醫院建成使用</text:span><text:span text:style-name="T11"><text:line-break/></text:span><text:span text:style-name="T1">出現一個病例潛伏期最長達</text:span><text:span text:style-name="T11">24</text:span><text:span text:style-name="T1">天</text:span><text:span text:style-name="T11"><text:line-break/></text:span><text:span text:style-name="T1">台灣之爭風波繼續：民進黨立委發起摘口罩運動，呼籲民眾不要隨時佩戴口罩，更有醫生表示</text:span><text:span text:style-name="T11">“</text:span><text:span text:style-name="T1">捷運、公車、高鐵都可以不用帶</text:span><text:span text:style-name="T11">”<text:line-break/><text:line-break/>2</text:span><text:span text:style-name="T1">月</text:span><text:span text:style-name="T11">7</text:span><text:span text:style-name="T1">日</text:span><text:span text:style-name="T11"><text:line-break/></text:span><text:span text:style-name="T1">中美兩國元首通電話，川普對中國應對疫情舉措給予積極評價，並發推特：</text:span><text:span text:style-name="T11">“</text:span><text:span text:style-name="T1">中國正在採取嚴格的防控，將會取得成功。</text:span><text:span text:style-name="T11">”</text:span><text:span text:style-name="T1">我們正在與中國密切合作。</text:span><text:span text:style-name="T11"><text:line-break/></text:span><text:span text:style-name="T1">李文亮去世</text:span><text:span text:style-name="T11"><text:line-break/><text:line-break/>2</text:span><text:span text:style-name="T1">月</text:span><text:span text:style-name="T11">8</text:span><text:span text:style-name="T1">日</text:span><text:span text:style-name="T11"><text:s/></text:span><text:span text:style-name="T1">美國衛生部和</text:span><text:span text:style-name="T11">CDC</text:span><text:span text:style-name="T1">提出建立國家冠狀病毒監測系統提議，因成本過高被否決。</text:span><text:span text:style-name="T11"><text:line-break/>2</text:span><text:span text:style-name="T1">月</text:span><text:span text:style-name="T11">9</text:span><text:span text:style-name="T1">日</text:span><text:span text:style-name="T11"><text:s/></text:span><text:span text:style-name="T1">中國確診人數破</text:span><text:span text:style-name="T11">4</text:span><text:span text:style-name="T1">萬</text:span><text:span text:style-name="T11"><text:line-break/>2</text:span><text:span text:style-name="T1">月</text:span><text:span text:style-name="T11">10</text:span><text:span text:style-name="T1">日</text:span><text:span text:style-name="T11"><text:s/></text:span><text:span text:style-name="T1">川普參加千人政治集會</text:span><text:span text:style-name="T11"><text:line-break/>2</text:span><text:span text:style-name="T1">月</text:span><text:span text:style-name="T11">11</text:span><text:span text:style-name="T1">日</text:span><text:span text:style-name="T11"><text:s/></text:span><text:span text:style-name="T1">將新型冠狀病毒感染的肺炎命名為</text:span><text:span text:style-name="T11">“COVID-19”<text:line-break/>2</text:span><text:span text:style-name="T1">月</text:span><text:span text:style-name="T11">12</text:span><text:span text:style-name="T1">日</text:span><text:span text:style-name="T11"><text:s/></text:span><text:span text:style-name="T1">湖北將</text:span><text:span text:style-name="T11">“</text:span><text:span text:style-name="T1">臨床診斷病例</text:span><text:span text:style-name="T11">”</text:span><text:span text:style-name="T1">納入確診病例，新增</text:span><text:span text:style-name="T11">15152</text:span><text:span text:style-name="T1">例，共</text:span><text:span text:style-name="T11">59804</text:span><text:span text:style-name="T1">例，死亡死亡</text:span><text:span text:style-name="T11">1367</text:span><text:span text:style-name="T1">例</text:span><text:span text:style-name="T11"><text:line-break/><text:line-break/>2</text:span><text:span text:style-name="T1">月</text:span><text:span text:style-name="T11">13</text:span><text:span text:style-name="T1">日</text:span><text:span text:style-name="T11"><text:line-break/>“</text:span><text:span text:style-name="T1">胖妞</text:span><text:span text:style-name="T11">”</text:span><text:span text:style-name="T1">運</text:span><text:span text:style-name="T11">-20</text:span><text:span text:style-name="T1">飛抵武漢；</text:span><text:span text:style-name="T11"><text:line-break/></text:span><text:span text:style-name="T1">鑽石公主號遊輪，</text:span><text:span text:style-name="T11">218</text:span><text:span text:style-name="T1">名乘客確診，為中國境外最大的</text:span><text:span text:style-name="T11">2019</text:span><text:span text:style-name="T1">冠狀病毒病聚集性病例</text:span><text:span text:style-name="T11"><text:line-break/><text:line-break/>2</text:span><text:span text:style-name="T1">月</text:span><text:span text:style-name="T11">14</text:span><text:span text:style-name="T1">日</text:span><text:span text:style-name="T11"><text:s/></text:span><text:span text:style-name="T1">韓國大邱新天地教會內發生大規模群聚性感染</text:span><text:span text:style-name="T11"><text:line-break/><text:line-break/>2</text:span><text:span text:style-name="T1">月</text:span><text:span text:style-name="T11">15</text:span><text:span text:style-name="T1">日</text:span><text:span text:style-name="T11"><text:s/></text:span><text:span text:style-name="T1">一名感染了新的冠狀病毒的中國遊客在法國死亡，這是亞洲以外地區首例死於該病的病例（湖北籍</text:span><text:span text:style-name="T11">80</text:span><text:span text:style-name="T1">歲男子）</text:span><text:span text:style-name="T11"><text:line-break/><text:line-break/>2</text:span><text:span text:style-name="T1">月</text:span><text:span text:style-name="T11">16</text:span><text:span text:style-name="T1">日</text:span><text:span text:style-name="T11"><text:s/></text:span><text:span text:style-name="T1">世界衛生組織</text:span><text:span text:style-name="T11">Covid-19</text:span><text:span text:style-name="T1">聯合專家組的國際專家抵達北京，包括</text:span><text:span text:style-name="T11">2</text:span><text:span text:style-name="T1">名美國專家</text:span><text:span text:style-name="T11"><text:line-break/>2</text:span><text:span text:style-name="T1">月</text:span><text:span text:style-name="T11">18</text:span><text:span text:style-name="T1">日</text:span><text:span text:style-name="T11"><text:s/></text:span><text:span text:style-name="T1">韓國的</text:span><text:span text:style-name="T11">“31</text:span><text:span text:style-name="T1">號病人</text:span><text:span text:style-name="T11">”</text:span><text:span text:style-name="T1">確診，是一名</text:span><text:span text:style-name="T11">61</text:span><text:span text:style-name="T1">歲的韓國女性，此前參加大邱</text:span><text:span text:style-name="T11">“</text:span><text:span text:style-name="T1">新天地教會</text:span><text:span text:style-name="T11">”</text:span><text:span text:style-name="T1">活動；此後韓國疫情大爆發</text:span><text:span text:style-name="T11"><text:line-break/><text:line-break/>2</text:span><text:span text:style-name="T1">月</text:span><text:span text:style-name="T11">19</text:span><text:span text:style-name="T1">日</text:span><text:span text:style-name="T11"><text:line-break/></text:span><text:span text:style-name="T1">伊朗出現首例確診病例</text:span><text:span text:style-name="T11"><text:line-break/></text:span><text:span text:style-name="T1">美國已確診共</text:span><text:span text:style-name="T11">15</text:span><text:span text:style-name="T1">例</text:span><text:span text:style-name="T11">2</text:span><text:span text:style-name="T1">月</text:span><text:span text:style-name="T11">20</text:span><text:span text:style-name="T1">日</text:span><text:span text:style-name="T11"><text:line-break/></text:span><text:span text:style-name="T1">截止此時意大利仍僅確診</text:span><text:span text:style-name="T11">3</text:span><text:span text:style-name="T1">例（均與武漢輸入性病例，後被劍橋科學家證明為</text:span><text:span text:style-name="T11">“B</text:span><text:span text:style-name="T1">型</text:span><text:span text:style-name="T11">”</text:span><text:span text:style-name="T1">病毒株）</text:span><text:span text:style-name="T11"><text:line-break/><text:line-break/>2</text:span><text:span text:style-name="T1">月</text:span><text:span text:style-name="T11">21</text:span><text:span text:style-name="T1">日</text:span><text:span text:style-name="T11"><text:s/></text:span><text:span text:style-name="T1">意大利倫巴第大區一名</text:span><text:span text:style-name="T11">38</text:span><text:span text:style-name="T1">歲的意大利男子確診（後被證明為</text:span><text:span text:style-name="T11">“C</text:span><text:span text:style-name="T1">型</text:span><text:span text:style-name="T11">”</text:span><text:span text:style-name="T1">病毒株），為意大利第</text:span><text:span text:style-name="T11">4</text:span><text:span text:style-name="T1">例，從未去過中國且未與之前</text:span><text:span text:style-name="T11">3</text:span><text:span text:style-name="T1">例有過接觸，被稱為</text:span><text:span text:style-name="T11">“1</text:span><text:span text:style-name="T1">號病人</text:span><text:span text:style-name="T11"><text:line-break/><text:line-break/>2</text:span><text:span text:style-name="T1">月</text:span><text:span text:style-name="T11">22</text:span><text:span text:style-name="T1">日</text:span><text:span text:style-name="T11"><text:s/></text:span><text:span text:style-name="T1">從</text:span><text:span text:style-name="T11">1</text:span><text:span text:style-name="T1">月</text:span><text:span text:style-name="T11">24</text:span><text:span text:style-name="T1">日歐洲首例（法國）到現在，歐洲總共不到</text:span><text:span text:style-name="T11">100</text:span><text:span text:style-name="T1">例，此後歐洲從意大利開始疫情大爆發</text:span><text:span text:style-name="T11"><text:line-break/><text:line-break/>2</text:span><text:span text:style-name="T1">月</text:span><text:span text:style-name="T11">23</text:span><text:span text:style-name="T1">日</text:span><text:span text:style-name="T11"><text:s/></text:span><text:span text:style-name="T1">納瓦羅寫給美國總統特朗普的第二份備忘錄中再次警告，新冠疫情全面爆發可能性越來越大，可能將導致多達</text:span><text:span text:style-name="T11">1</text:span><text:span text:style-name="T1">億美國人感染，</text:span><text:span text:style-name="T11">100</text:span><text:span text:style-name="T1">萬至</text:span><text:span text:style-name="T11">200</text:span><text:span text:style-name="T1">萬美國人死亡</text:span><text:span text:style-name="T11"><text:line-break/><text:line-break/>2</text:span><text:span text:style-name="T1">月</text:span><text:span text:style-name="T11">24</text:span><text:span text:style-name="T1">日</text:span><text:span text:style-name="T11"><text:line-break/></text:span><text:span text:style-name="T1">川普訪問印度，在此之前印度僅有</text:span><text:span text:style-name="T11">3</text:span><text:span text:style-name="T1">例</text:span><text:span text:style-name="T11"><text:line-break/></text:span><text:span text:style-name="T1">衛生部副部長哈里齊在新聞發布會上咳嗽和擦汗，次日確診</text:span><text:span text:style-name="T11"><text:line-break/><text:line-break/>2</text:span><text:span text:style-name="T1">月</text:span><text:span text:style-name="T11">25</text:span><text:span text:style-name="T1">日</text:span><text:span text:style-name="T11"><text:line-break/></text:span><text:span text:style-name="T1">中國境外上報的新增病例首次超過中國境內</text:span><text:span text:style-name="T11"><text:line-break/></text:span><text:span text:style-name="T1">美國國家免疫和呼吸系統疾病中心主任南希梅森尼爾向公眾作出比以往都嚴重的預警，呼籲企業、學校和社區做好準備。</text:span><text:span text:style-name="T11"><text:line-break/><text:line-break/>2</text:span><text:span text:style-name="T1">月</text:span><text:span text:style-name="T11">26</text:span><text:span text:style-name="T1">日</text:span><text:span text:style-name="T11"><text:s/></text:span><text:span text:style-name="T1">川普回國後對梅森尼爾的發言感到非常憤怒，並由美國</text:span><text:span text:style-name="T11">CDC</text:span><text:span text:style-name="T1">出面滅火，稱梅森尼爾是口誤</text:span><text:span text:style-name="T11"><text:line-break/>2</text:span><text:span text:style-name="T1">月</text:span><text:span text:style-name="T11">27</text:span><text:span text:style-name="T1">日</text:span><text:span text:style-name="T11"><text:s/></text:span><text:span text:style-name="T1">中國以外國際單日新增確診病例首次超過中國</text:span><text:span text:style-name="T11"><text:line-break/>2</text:span><text:span text:style-name="T1">月</text:span><text:span text:style-name="T11">28</text:span><text:span text:style-name="T1">日</text:span><text:span text:style-name="T11"><text:s/></text:span><text:span text:style-name="T1">美國西海岸官員首次報告三例無法確定病源的感染病例</text:span><text:span text:style-name="T11"><text:line-break/>2</text:span><text:span text:style-name="T1">月</text:span><text:span text:style-name="T11">29</text:span><text:span text:style-name="T1">日</text:span><text:span text:style-name="T11"><text:s/></text:span><text:span text:style-name="T1">美國第一例死亡病例</text:span><text:span text:style-name="T11"><text:line-break/><text:line-break/>3</text:span><text:span text:style-name="T1">月</text:span><text:span text:style-name="T11">1</text:span><text:span text:style-name="T1">日</text:span><text:span text:style-name="T11"><text:line-break/></text:span><text:span text:style-name="T1">韓國新天地教會教主遭起訴</text:span><text:span text:style-name="T11"><text:line-break/></text:span><text:span text:style-name="T1">意大利新冠新增確診人數在過去</text:span><text:span text:style-name="T11">24</text:span><text:span text:style-name="T1">個小時內，增加了</text:span><text:span text:style-name="T11">50%<text:line-break/><text:line-break/>3</text:span><text:span text:style-name="T1">月</text:span><text:span text:style-name="T11">2</text:span><text:span text:style-name="T1">日</text:span><text:span text:style-name="T11"><text:s/></text:span><text:span text:style-name="T1">歐盟疾控中心（</text:span><text:span text:style-name="T11">ECDC</text:span><text:span text:style-name="T1">）將新冠肺炎疫情風險等級由</text:span><text:span text:style-name="T11">“</text:span><text:span text:style-name="T1">低等到中等</text:span><text:span text:style-name="T11">”</text:span><text:span text:style-name="T1">調整為</text:span><text:span text:style-name="T11">“</text:span><text:span text:style-name="T1">中等到高等</text:span><text:span text:style-name="T11">”<text:line-break/>3</text:span><text:span text:style-name="T1">月</text:span><text:span text:style-name="T11">3</text:span><text:span text:style-name="T1">日</text:span><text:span text:style-name="T11"><text:s/></text:span><text:span text:style-name="T1">馬克洪：全法國征用口罩，分發給醫護人員和受新型冠狀病毒感染的法國人</text:span><text:span text:style-name="T11"><text:line-break/><text:line-break/>3</text:span><text:span text:style-name="T1">月</text:span><text:span text:style-name="T11">4</text:span><text:span text:style-name="T1">日</text:span><text:span text:style-name="T11"><text:line-break/></text:span><text:span text:style-name="T1">國際奧委會稱：</text:span><text:span text:style-name="T11">“</text:span><text:span text:style-name="T1">東京奧運將如期舉行</text:span><text:span text:style-name="T11">”<text:line-break/></text:span><text:span text:style-name="T1">德國禁止出口與治療新冠肺炎相關的醫療防護裝備</text:span><text:span text:style-name="T11"><text:line-break/><text:line-break/>3</text:span><text:span text:style-name="T1">月</text:span><text:span text:style-name="T11">5</text:span><text:span text:style-name="T1">日</text:span><text:span text:style-name="T11"><text:line-break/></text:span><text:span text:style-name="T1">羅斯號航母抵達越南峴港</text:span><text:span text:style-name="T11"><text:line-break/></text:span><text:span text:style-name="T1">越南</text:span><text:span text:style-name="T11">16</text:span><text:span text:style-name="T1">例全部康復</text:span><text:span text:style-name="T11"><text:line-break/></text:span><text:span text:style-name="T1">美國確診人數破百</text:span><text:span text:style-name="T11"><text:line-break/><text:line-break/>3</text:span><text:span text:style-name="T1">月</text:span><text:span text:style-name="T11">6</text:span><text:span text:style-name="T1">日</text:span><text:span text:style-name="T11"><text:line-break/></text:span><text:span text:style-name="T1">川普稱讚美國</text:span><text:span text:style-name="T11">CDC</text:span><text:span text:style-name="T1">測試近乎完美，</text:span><text:span text:style-name="T11">“</text:span><text:span text:style-name="T1">任何人想要測試都可以得到測試</text:span><text:span text:style-name="T11">”</text:span><text:span text:style-name="T1">（直到現在仍然未能實現）</text:span><text:span text:style-name="T11"><text:line-break/></text:span><text:span text:style-name="T1">湖北省首次除武漢以外新增</text:span><text:span text:style-name="T11">“0</text:span><text:span text:style-name="T1">確診</text:span><text:span text:style-name="T11">”<text:line-break/><text:line-break/>3</text:span><text:span text:style-name="T1">月</text:span><text:span text:style-name="T11">7</text:span><text:span text:style-name="T1">日</text:span><text:span text:style-name="T11"><text:s/></text:span><text:span text:style-name="T1">川普批准</text:span><text:span text:style-name="T11">1</text:span><text:span text:style-name="T1">個月前衛生部長阿扎爾申請的預算補充法案</text:span><text:span text:style-name="T11"><text:line-break/><text:line-break/>3</text:span><text:span text:style-name="T1">月</text:span><text:span text:style-name="T11">8</text:span><text:span text:style-name="T1">日</text:span><text:span text:style-name="T11"><text:s/></text:span><text:span text:style-name="T1">截至</text:span><text:span text:style-name="T11">3</text:span><text:span text:style-name="T1">月</text:span><text:span text:style-name="T11">8</text:span><text:span text:style-name="T1">日，英國檢測</text:span><text:span text:style-name="T11">2.3513</text:span><text:span text:style-name="T1">萬人、意大利檢測</text:span><text:span text:style-name="T11">4.9937</text:span><text:span text:style-name="T1">萬人、韓國檢測</text:span><text:span text:style-name="T11">18.9236</text:span><text:span text:style-name="T1">萬人，美國共檢測了</text:span><text:span text:style-name="T11">3201</text:span><text:span text:style-name="T1">人</text:span><text:span text:style-name="T11"><text:line-break/>3</text:span><text:span text:style-name="T1">月</text:span><text:span text:style-name="T11">9</text:span><text:span text:style-name="T1">日</text:span><text:span text:style-name="T11"><text:s/></text:span><text:span text:style-name="T1">美股今年首次熔斷</text:span><text:span text:style-name="T11"><text:line-break/>3</text:span><text:span text:style-name="T1">月</text:span><text:span text:style-name="T11">17</text:span><text:span text:style-name="T1">日</text:span><text:span text:style-name="T11"><text:s/></text:span><text:span text:style-name="T1">川普公開聲稱，</text:span><text:span text:style-name="T11">“</text:span><text:span text:style-name="T1">新冠疫情在被稱為大流行病前，我就一直知道它是大流行病</text:span><text:span text:style-name="T11">”</text:span><text:span text:style-name="T1">。</text:span><text:span text:style-name="T11"><text:line-break/><text:line-break/>3</text:span><text:span text:style-name="T1">月</text:span><text:span text:style-name="T11">18</text:span><text:span text:style-name="T1">日</text:span><text:span text:style-name="T11"><text:line-break/></text:span><text:span text:style-name="T1">各省支援武漢醫療人員陸續返鄉</text:span><text:span text:style-name="T11"><text:line-break/></text:span><text:span text:style-name="T1">美國確診破萬</text:span><text:span text:style-name="T11"><text:line-break/></text:span><text:span text:style-name="T1">川普記者會改手稿稱</text:span><text:span text:style-name="T11">“</text:span><text:span text:style-name="T1">中國病毒</text:span><text:span text:style-name="T11">”<text:line-break/><text:line-break/>3</text:span><text:span text:style-name="T1">月</text:span><text:span text:style-name="T11">19</text:span><text:span text:style-name="T1">日</text:span><text:span text:style-name="T11"><text:line-break/></text:span><text:span text:style-name="T1">中國本土病例，首次</text:span><text:span text:style-name="T11">0</text:span><text:span text:style-name="T1">確診</text:span><text:span text:style-name="T11"><text:line-break/></text:span><text:span text:style-name="T1">蔡英文在官方臉書發文也稱</text:span><text:span text:style-name="T11">“</text:span><text:span text:style-name="T1">武漢肺炎</text:span><text:span text:style-name="T11">”<text:line-break/></text:span><text:span text:style-name="T1">川普批評中國隱瞞疫情，指中國未即時公開疫情資訊，導致全球付出巨大代價。</text:span><text:span text:style-name="T11"><text:line-break/><text:line-break/>3</text:span><text:span text:style-name="T1">月</text:span><text:span text:style-name="T11">20</text:span><text:span text:style-name="T1">日</text:span><text:span text:style-name="T11"><text:s/></text:span><text:span text:style-name="T1">哥倫比亞大學的研究人員通過數學模型對美國疫情發展進行了預測：峰值最早也要到</text:span><text:span text:style-name="T11">5</text:span><text:span text:style-name="T1">月份才能到來</text:span><text:span text:style-name="T11"><text:line-break/>3</text:span><text:span text:style-name="T1">月</text:span><text:span text:style-name="T11">21</text:span><text:span text:style-name="T1">日</text:span><text:span text:style-name="T11"><text:s/></text:span><text:span text:style-name="T1">美國確診病例超過</text:span><text:span text:style-name="T11">2</text:span><text:span text:style-name="T1">萬例，死亡</text:span><text:span text:style-name="T11">278</text:span><text:span text:style-name="T1">例，三天之內，從</text:span><text:span text:style-name="T11">1</text:span><text:span text:style-name="T1">萬例增至</text:span><text:span text:style-name="T11">2</text:span><text:span text:style-name="T1">萬例</text:span><text:span text:style-name="T11"><text:line-break/><text:line-break/>3</text:span><text:span text:style-name="T1">月</text:span><text:span text:style-name="T11">22</text:span><text:span text:style-name="T1">日</text:span><text:span text:style-name="T11"><text:line-break/></text:span><text:span text:style-name="T1">新冠病毒全球確診感染</text:span><text:span text:style-name="T11">30</text:span><text:span text:style-name="T1">萬</text:span><text:span text:style-name="T11"><text:line-break/></text:span><text:span text:style-name="T1">西班牙開設方艙醫院</text:span><text:span text:style-name="T11"><text:line-break/><text:line-break/>3</text:span><text:span text:style-name="T1">月</text:span><text:span text:style-name="T11">23</text:span><text:span text:style-name="T1">日</text:span><text:span text:style-name="T11"><text:s/></text:span><text:span text:style-name="T1">美國確診病例超過</text:span><text:span text:style-name="T11">3</text:span><text:span text:style-name="T1">萬例</text:span><text:span text:style-name="T11"><text:line-break/><text:line-break/>3</text:span><text:span text:style-name="T1">月</text:span><text:span text:style-name="T11">24</text:span><text:span text:style-name="T1">日</text:span><text:span text:style-name="T11"><text:line-break/></text:span><text:span text:style-name="T1">羅斯福號首次</text:span><text:span text:style-name="T11">3</text:span><text:span text:style-name="T1">人確診</text:span><text:span text:style-name="T11"><text:line-break/></text:span><text:span text:style-name="T1">東京奧運會推遲一年</text:span><text:span text:style-name="T11"><text:line-break/></text:span><text:span text:style-name="T1">美國國務院發言人發推特：台灣曾在去年底警告</text:span><text:span text:style-name="T11">WHO</text:span><text:span text:style-name="T1">人傳人</text:span><text:span text:style-name="T11"><text:line-break/><text:line-break/>3</text:span><text:span text:style-name="T1">月</text:span><text:span text:style-name="T11">25</text:span><text:span text:style-name="T1">日</text:span><text:span text:style-name="T11"><text:line-break/></text:span><text:span text:style-name="T1">印度宣布</text:span><text:span text:style-name="T11">“</text:span><text:span text:style-name="T1">封國</text:span><text:span text:style-name="T11">”<text:line-break/></text:span><text:span text:style-name="T1">川普稱</text:span><text:span text:style-name="T11">“</text:span><text:span text:style-name="T1">中國病毒</text:span><text:span text:style-name="T11">”</text:span><text:span text:style-name="T1">後，改稱</text:span><text:span text:style-name="T11">“</text:span><text:span text:style-name="T1">不是美國亞裔的錯</text:span><text:span text:style-name="T11">”<text:line-break/><text:line-break/>3</text:span><text:span text:style-name="T1">月</text:span><text:span text:style-name="T11">26</text:span><text:span text:style-name="T1">日</text:span><text:span text:style-name="T11"><text:s/></text:span><text:span text:style-name="T1">美國累計確診超過中國，成為世界第一</text:span><text:span text:style-name="T11"><text:line-break/><text:line-break/>3</text:span><text:span text:style-name="T1">月</text:span><text:span text:style-name="T11">27</text:span><text:span text:style-name="T1">日</text:span><text:span text:style-name="T11"><text:line-break/></text:span><text:span text:style-name="T1">美國確診破</text:span><text:span text:style-name="T11">10</text:span><text:span text:style-name="T1">萬</text:span><text:span text:style-name="T11"><text:line-break/></text:span><text:span text:style-name="T1">英國首相約翰遜確診</text:span><text:span text:style-name="T11"><text:line-break/><text:line-break/>3</text:span><text:span text:style-name="T1">月</text:span><text:span text:style-name="T11">28</text:span><text:span text:style-name="T1">日</text:span><text:span text:style-name="T11"><text:s/></text:span><text:span text:style-name="T1">中國暫停外國人持目前有效來簽證和居留許可入境</text:span><text:span text:style-name="T11"><text:line-break/>3</text:span><text:span text:style-name="T1">月</text:span><text:span text:style-name="T11">29</text:span><text:span text:style-name="T1">日</text:span><text:span text:style-name="T11"><text:s/></text:span><text:span text:style-name="T1">英國女王侍從新冠病毒檢測陽性</text:span><text:span text:style-name="T11"><text:line-break/>3</text:span><text:span text:style-name="T1">月</text:span><text:span text:style-name="T11">30</text:span><text:span text:style-name="T1">日</text:span><text:span text:style-name="T11"><text:s/></text:span><text:span text:style-name="T1">一名美國國民警衛隊成員因患新冠肺炎去世，這是第一例因新冠肺炎死亡的美軍成員</text:span><text:span text:style-name="T11"><text:line-break/>3</text:span><text:span text:style-name="T1">月</text:span><text:span text:style-name="T11">31</text:span><text:span text:style-name="T1">日</text:span><text:span text:style-name="T11"><text:s/></text:span><text:span text:style-name="T1">中國</text:span><text:span text:style-name="T11">2020</text:span><text:span text:style-name="T1">高考延後一個月舉行</text:span><text:span text:style-name="T11"><text:line-break/>4</text:span><text:span text:style-name="T1">月</text:span><text:span text:style-name="T11">1</text:span><text:span text:style-name="T1">日</text:span><text:span text:style-name="T11"><text:s/></text:span><text:span text:style-name="T1">印度最大貧民窟首次確診</text:span><text:span text:style-name="T11"><text:line-break/><text:line-break/>4</text:span><text:span text:style-name="T1">月</text:span><text:span text:style-name="T11">2</text:span><text:span text:style-name="T1">日</text:span><text:span text:style-name="T11"><text:line-break/></text:span><text:span text:style-name="T1">伊朗議長確診</text:span><text:span text:style-name="T11"><text:line-break/></text:span><text:span text:style-name="T1">以色列衛生部長及妻子確診</text:span><text:span text:style-name="T11"><text:line-break/></text:span><text:span text:style-name="T1">美媒引述情報機密報告指中國隱瞞</text:span><text:span text:style-name="T11">(COVID-19)</text:span><text:span text:style-name="T1">感染與死亡人數。</text:span><text:span text:style-name="T11"><text:line-break/></text:span><text:span text:style-name="T1">美國總統川普質疑，中國的數字「似乎有點樂觀」</text:span><text:span text:style-name="T11"><text:line-break/><text:line-break/>4</text:span><text:span text:style-name="T1">月</text:span><text:span text:style-name="T11">3</text:span><text:span text:style-name="T1">日</text:span><text:span text:style-name="T11"><text:s/></text:span><text:span text:style-name="T1">國務院公告：</text:span><text:span text:style-name="T11">4</text:span><text:span text:style-name="T1">月</text:span><text:span text:style-name="T11">4</text:span><text:span text:style-name="T1">日舉行全國性哀悼活動</text:span><text:span text:style-name="T11"><text:line-break/>4</text:span><text:span text:style-name="T1">月</text:span><text:span text:style-name="T11">4</text:span><text:span text:style-name="T1">日</text:span><text:span text:style-name="T11"><text:s/></text:span><text:span text:style-name="T1">中國舉行全國性哀悼活動，</text:span><text:span text:style-name="T11">10</text:span><text:span text:style-name="T1">時起，汽車、火車、艦船鳴笛，防空警報鳴響</text:span><text:span text:style-name="T11"><text:line-break/><text:line-break/>4</text:span><text:span text:style-name="T1">月</text:span><text:span text:style-name="T11">5</text:span><text:span text:style-name="T1">日</text:span><text:span text:style-name="T11"><text:line-break/></text:span><text:span text:style-name="T1">自</text:span><text:span text:style-name="T11">3</text:span><text:span text:style-name="T1">月開始，中國已對外出口</text:span><text:span text:style-name="T11">38. 6</text:span><text:span text:style-name="T1">億隻口罩</text:span><text:span text:style-name="T11"><text:line-break/></text:span><text:span text:style-name="T1">美國禁止</text:span><text:span text:style-name="T11">N95</text:span><text:span text:style-name="T1">口罩出口加拿大</text:span><text:span text:style-name="T11"><text:line-break/><text:line-break/>4</text:span><text:span text:style-name="T1">月</text:span><text:span text:style-name="T11">6</text:span><text:span text:style-name="T1">日</text:span><text:span text:style-name="T11"><text:line-break/></text:span><text:span text:style-name="T1">英國首相鮑里斯約翰遜病情惡化被轉移進重症監護</text:span><text:span text:style-name="T11"><text:line-break/></text:span><text:span text:style-name="T1">台灣清明年假，現觀光潮</text:span><text:span text:style-name="T11"><text:line-break/><text:line-break/>4</text:span><text:span text:style-name="T1">月</text:span><text:span text:style-name="T11">7</text:span><text:span text:style-name="T1">日</text:span><text:span text:style-name="T11"><text:s/></text:span><text:span text:style-name="T1">白宮記者會川普考慮暫停提供</text:span><text:span text:style-name="T11">WHO</text:span><text:span text:style-name="T1">資金</text:span><text:span text:style-name="T11"><text:line-break/><text:line-break/>4</text:span><text:span text:style-name="T1">月</text:span><text:span text:style-name="T11">8</text:span><text:span text:style-name="T1">日</text:span><text:span text:style-name="T11"><text:line-break/></text:span><text:span text:style-name="T1">武漢解封</text:span><text:span text:style-name="T11"><text:line-break/></text:span><text:span text:style-name="T1">譚德賽記者會指控台灣對他進行種族和人身攻擊，並讓美國不要把防疫</text:span><text:span text:style-name="T11">“</text:span><text:span text:style-name="T1">政治化</text:span><text:span text:style-name="T11">”<text:line-break/><text:line-break/>4</text:span><text:span text:style-name="T1">月</text:span><text:span text:style-name="T11">9</text:span><text:span text:style-name="T1">日</text:span><text:span text:style-name="T11"><text:line-break/></text:span><text:span text:style-name="T1">中國教育部暫停</text:span><text:span text:style-name="T11">2020</text:span><text:span text:style-name="T1">年陸生赴台就學</text:span><text:span text:style-name="T11"><text:line-break/></text:span><text:span text:style-name="T1">黑龍江派駐</text:span><text:span text:style-name="T11">222</text:span><text:span text:style-name="T1">名醫務人員馳援綏芬河</text:span><text:span text:style-name="T11"><text:line-break/>WHO</text:span><text:span text:style-name="T1">否認台灣曾警告武漢肺炎可能人傳人</text:span><text:span text:style-name="T11"><text:line-break/><text:line-break/>4</text:span><text:span text:style-name="T1">月</text:span><text:span text:style-name="T11">10</text:span><text:span text:style-name="T1">日</text:span><text:span text:style-name="T11"><text:line-break/></text:span><text:span text:style-name="T1">英國《太陽報》報導：來自劍橋大學的研究人員發現</text:span><text:span text:style-name="T11">ABC</text:span><text:span text:style-name="T1">三型病毒株</text:span><text:span text:style-name="T11"><text:line-break/></text:span><text:span text:style-name="T1">台灣表示說沒有</text:span><text:span text:style-name="T11">“</text:span><text:span text:style-name="T1">人傳人</text:span><text:span text:style-name="T11">”</text:span><text:span text:style-name="T1">是被</text:span><text:span text:style-name="T11">WHO</text:span><text:span text:style-name="T1">斷章取義</text:span><text:span text:style-name="T11"><text:line-break/><text:line-break/>4</text:span><text:span text:style-name="T1">月</text:span><text:span text:style-name="T11">11</text:span><text:span text:style-name="T1">日</text:span><text:span text:style-name="T11"><text:s/></text:span><text:span text:style-name="T1">陳時中公佈</text:span><text:span text:style-name="T11">“</text:span><text:span text:style-name="T1">警告</text:span><text:span text:style-name="T11">”WHO“</text:span><text:span text:style-name="T1">人傳人</text:span><text:span text:style-name="T11">”</text:span><text:span text:style-name="T1">郵件，結果破功（請參考前面貼文）</text:span><text:span text:style-name="T11"><text:line-break/><text:line-break/>4</text:span><text:span text:style-name="T1">月</text:span><text:span text:style-name="T11">12</text:span><text:span text:style-name="T1">日</text:span><text:span text:style-name="T11"><text:line-break/></text:span><text:span text:style-name="T1">美國史上首次全美各州同時宣布處於</text:span><text:span text:style-name="T11">“</text:span><text:span text:style-name="T1">重大災難</text:span><text:span text:style-name="T11">”</text:span><text:span text:style-name="T1">狀態的情況</text:span><text:span text:style-name="T11"><text:line-break/></text:span><text:span text:style-name="T1">英國首相出院</text:span><text:span text:style-name="T11"><text:line-break/><text:line-break/>4</text:span><text:span text:style-name="T1">月</text:span><text:span text:style-name="T11">13</text:span><text:span text:style-name="T1">日</text:span><text:span text:style-name="T11"><text:s/></text:span><text:span text:style-name="T1">台灣軍艦海軍實習生開始有嗅味覺異常</text:span><text:span text:style-name="T11"><text:line-break/>4</text:span><text:span text:style-name="T1">月</text:span><text:span text:style-name="T11">14</text:span><text:span text:style-name="T1">日</text:span><text:span text:style-name="T11"><text:s/></text:span><text:span text:style-name="T1">雷神山患者清</text:span><text:span text:style-name="T11">0<text:line-break/><text:line-break/>4</text:span><text:span text:style-name="T1">月</text:span><text:span text:style-name="T11">15</text:span><text:span text:style-name="T1">日</text:span><text:span text:style-name="T11"><text:line-break/></text:span><text:span text:style-name="T1">美國暫停資助</text:span><text:span text:style-name="T11">WHO<text:line-break/></text:span><text:span text:style-name="T1">沙特宣布捐助</text:span><text:span text:style-name="T11">WHO 5</text:span><text:span text:style-name="T1">億美金</text:span><text:span text:style-name="T11"><text:line-break/></text:span><text:span text:style-name="T1">台灣海軍官兵下艦回家，包括</text:span><text:span text:style-name="T11">3</text:span><text:span text:style-name="T1">名有症狀感染者</text:span><text:span text:style-name="T11"><text:line-break/><text:line-break/>4</text:span><text:span text:style-name="T1">月</text:span><text:span text:style-name="T11">16</text:span><text:span text:style-name="T1">日</text:span><text:span text:style-name="T11"><text:line-break/></text:span><text:span text:style-name="T1">比爾蓋茨捐助</text:span><text:span text:style-name="T11">WHO 1. 5</text:span><text:span text:style-name="T1">億美金</text:span><text:span text:style-name="T11"><text:line-break/></text:span><text:span text:style-name="T1">美國公佈</text:span><text:span text:style-name="T11">“</text:span><text:span text:style-name="T1">重啟美國</text:span><text:span text:style-name="T11">”</text:span><text:span text:style-name="T1">計劃的複工三階段</text:span><text:span text:style-name="T11"><text:line-break/><text:line-break/>4</text:span><text:span text:style-name="T1">月</text:span><text:span text:style-name="T11">17</text:span><text:span text:style-name="T1">日</text:span><text:span text:style-name="T11"><text:line-break/></text:span><text:span text:style-name="T1">武漢修訂新冠確診和死亡數據</text:span><text:span text:style-name="T11"><text:line-break/></text:span><text:span text:style-name="T1">世衛組織對中國修訂確診病例數表示讚賞</text:span><text:span text:style-name="T11"><text:line-break/>G7</text:span><text:span text:style-name="T1">首腦開會，美國呼籲檢討世衛組織，但德國力挺</text:span><text:span text:style-name="T11"><text:line-break/><text:line-break/>4</text:span><text:span text:style-name="T1">月</text:span><text:span text:style-name="T11">18</text:span><text:span text:style-name="T1">日</text:span><text:span text:style-name="T11"><text:line-break/>LadyGaga</text:span><text:span text:style-name="T1">全球抗疫</text:span><text:span text:style-name="T11">8</text:span><text:span text:style-name="T1">小時演唱會，贊譚德賽為超級明星</text:span><text:span text:style-name="T11"><text:line-break/></text:span><text:span text:style-name="T1">川普發推：</text:span><text:span text:style-name="T11">“</text:span><text:span text:style-name="T1">中國的新冠肺炎死亡人數肯定高於美國</text:span><text:span text:style-name="T11">”<text:line-break/><text:line-break/>4</text:span><text:span text:style-name="T1">月</text:span><text:span text:style-name="T11">19</text:span><text:span text:style-name="T1">日</text:span><text:span text:style-name="T11"><text:line-break/></text:span><text:span text:style-name="T1">巴西總統博索納羅參加集會，仍然採用佛系防疫</text:span><text:span text:style-name="T11"><text:line-break/></text:span><text:span text:style-name="T1">台灣軍艦感染人員增至</text:span><text:span text:style-name="T11">24</text:span><text:span text:style-name="T1">人</text:span><text:span text:style-name="T11"><text:line-break/><text:line-break/>4</text:span><text:span text:style-name="T1">月</text:span><text:span text:style-name="T11">20</text:span><text:span text:style-name="T1">日</text:span><text:span text:style-name="T11"><text:line-break/></text:span><text:span text:style-name="T1">美國確診</text:span><text:span text:style-name="T11">759</text:span><text:span text:style-name="T1">萬，死亡破</text:span><text:span text:style-name="T11">4</text:span><text:span text:style-name="T1">萬例。</text:span><text:span text:style-name="T11"><text:line-break/></text:span><text:span text:style-name="T1">印度貧民窟確診</text:span><text:span text:style-name="T11">20</text:span><text:span text:style-name="T1">例，死亡</text:span><text:span text:style-name="T11">10</text:span><text:span text:style-name="T1">例，死亡率</text:span><text:span text:style-name="T11">50%</text:span><text:span text:style-name="T1">，將成為下一個爆發點</text:span></text:p>
      <text:p text:style-name="P5">陳真   |  2020.04.20 17:07   |   <text:a xlink:type="simple" xlink:href="http://palinfo.habago.org/Entry?Command=Information_PrintForum&amp;iPage=1#FORUM39098"><text:span text:style-name="T6">#</text:span></text:a></text:p>
      <text:p text:style-name="P6">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7">https://bit.ly/2RSvf1F</text:span></text:a></text:p>
      <text:p text:style-name="P5">葉小慧   |  2020.04.20 15:58   |   <text:a xlink:type="simple" xlink:href="http://palinfo.habago.org/Entry?Command=Information_PrintForum&amp;iPage=1#FORUM39097"><text:span text:style-name="T6">#</text:span></text:a></text:p>
      <text:p text:style-name="P7"><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7">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7">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5">陳真   |  2020.04.20 11:28   |   <text:a xlink:type="simple" xlink:href="http://palinfo.habago.org/Entry?Command=Information_PrintForum&amp;iPage=1#FORUM39096"><text:span text:style-name="T6">#</text:span></text:a></text:p>
      <text:p text:style-name="P6">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7">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9"><text:span text:style-name="T10">陳真</text:span><text:span text:style-name="T1"><text:s/>  |  2020.04.18 10:44   |   </text:span><text:a xlink:type="simple" xlink:href="http://palinfo.habago.org/Entry?Command=Information_PrintForum&amp;iPage=1#FORUM39095"><text:span text:style-name="T2">#</text:span></text:a></text:p>
      <text:p text:style-name="P10"><text:span text:style-name="T1">同學好，我沒說川普是政治局外人啊，我是說他不是</text:span><text:span text:style-name="T11">deep state</text:span><text:span text:style-name="T1">的人選，他無從政經驗，在一片嘲笑聲中跳出來選。</text:span><text:span text:style-name="T11"><text:line-break/><text:line-break/></text:span><text:span text:style-name="T1">就如羅素在半個多世紀前所說，美國在政治上實行的是世襲制，政權始終牢牢掌握在軍火商、情治單位、媒體大亨及大財團手上。</text:span><text:span text:style-name="T11"><text:line-break/><text:line-break/></text:span><text:span text:style-name="T1">美國所謂總統選舉，其實就像一個人派出左手和右手參選，不管誰選上，都是自己的手，但川普卻是外來者。</text:span><text:span text:style-name="T11"><text:line-break/><text:line-break/></text:span><text:span text:style-name="T1">陳真</text:span><text:span text:style-name="T11"><text:line-break/></text:span><text:span text:style-name="T1">于北上途中</text:span><text:span text:style-name="T11"><text:line-break/>2020·04·18·</text:span></text:p>
      <text:p text:style-name="P9"><text:span text:style-name="T10">康</text:span><text:span text:style-name="T1"><text:s/>  |  2020.04.18 08:21   |   </text:span><text:a xlink:type="simple" xlink:href="http://palinfo.habago.org/Entry?Command=Information_PrintForum&amp;iPage=1#FORUM39093"><text:span text:style-name="T2">#</text:span></text:a></text:p>
      <text:p text:style-name="P11"><text:span text:style-name="T10">川普並不是什麼政治局外人不小心闖入政壇</text:span><text:span text:style-name="T1"><text:line-break/></text:span><text:span text:style-name="T10">他背後的支持者是</text:span><text:span text:style-name="T1"><text:s/></text:span><text:span text:style-name="T10">羅斯契爾德家族</text:span><text:span text:style-name="T1"><text:s/></text:span><text:span text:style-name="T10">歐洲的百年銀行家族</text:span><text:span text:style-name="T1"><text:line-break/></text:span><text:a xlink:type="simple" xlink:href="https://m.facebook.com/permalink.php?story_fbid=1338342919523626&amp;;id=191122434245686"><text:span text:style-name="T12">https://m.facebook.com/permalink.php?story_fbid=1338342919523626&amp;;id=191122434245686</text:span></text:a></text:p>
      <text:p text:style-name="P9"><text:span text:style-name="T10">懷軒</text:span><text:span text:style-name="T1"><text:s/>  |  2020.04.18 05:29   |   </text:span><text:a xlink:type="simple" xlink:href="http://palinfo.habago.org/Entry?Command=Information_PrintForum&amp;iPage=1#FORUM39092"><text:span text:style-name="T2">#</text:span></text:a></text:p>
      <text:p text:style-name="P12"><text:span text:style-name="T10">台灣人英文不好嗎？看不懂簡單的英文？我英文是也沒有太好，但基本的我會。我來翻譯一下：</text:span><text:span text:style-name="T1"><text:line-break/><text:line-break/></text:span><text:span text:style-name="T10">台灣</text:span><text:span text:style-name="T1">2019/12/31</text:span><text:span text:style-name="T10">發給世衛組織的</text:span><text:span text:style-name="T1">email</text:span><text:span text:style-name="T10">原文：</text:span><text:span text:style-name="T1"><text:line-break/></text:span><text:span text:style-name="T10">來源中央社：</text:span><text:a xlink:type="simple" xlink:href="https://www.cna.com.tw/news/firstnews/202004115003.aspx"><text:span text:style-name="T12">https://www.cna.com.tw/news/firstnews/202004115003.aspx</text:span></text:a><text:span text:style-name="T1"><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10">今天的新聞來源指出中國武漢回報了至少七名不尋常的肺炎病例。這些案例的衛生主管機構回覆各媒體說相信這些案例並不是</text:span><text:span text:style-name="T1">SARS</text:span><text:span text:style-name="T10">；然而這些病理樣本仍在檢驗中，而這些病例已被隔離治療。</text:span><text:span text:style-name="T1"><text:line-break/><text:line-break/></text:span><text:span text:style-name="T10">如果你們有相關的訊息可以與我方分享我們將非常感謝。</text:span><text:span text:style-name="T1"><text:line-break/><text:line-break/></text:span><text:span text:style-name="T10">先感謝你們在此事上的關注。</text:span><text:span text:style-name="T1"><text:line-break/><text:line-break/></text:span><text:span text:style-name="T10">順頌</text:span><text:span text:style-name="T1"><text:line-break/><text:line-break/></text:span><text:span text:style-name="T10">～～～～～～～～～～～～～～～～</text:span><text:span text:style-name="T1"><text:line-break/><text:line-break/></text:span><text:span text:style-name="T10">就這樣，沒有了。這就是我們政府宣稱的已於</text:span><text:span text:style-name="T1">2019/12/31</text:span><text:span text:style-name="T10">日「對世衛組織做出新冠病毒人傳人警告」。請問各位作何感想？有沒有可能這是</text:span><text:span text:style-name="T1">SARS</text:span><text:span text:style-name="T10">復辟？有沒有可能這是什麼特殊疾病？有沒有可能是大陸超前部署？有沒有可能⋯⋯？請問這是詢問？還是警告？</text:span><text:span text:style-name="T1"><text:line-break/><text:line-break/></text:span><text:span text:style-name="T10">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1">email</text:span><text:span text:style-name="T10">可以當作正式的示警？？即便台灣自圓其說是「暗示」，內行人要懂？一種攸關國際健康安全的國際公眾事務用「暗示」的？一個簡單的邏輯：如果台灣早在</text:span><text:span text:style-name="T1">2019/12/31</text:span><text:span text:style-name="T10">就已經明確知道新冠病毒會人傳人並且「警告」了世衛組織，那怎麼沒有公告周知警告台灣的國內民眾要小心預防？畢竟兩岸往來這麼頻繁。</text:span><text:span text:style-name="T1"><text:line-break/><text:line-break/></text:span><text:span text:style-name="T10">我的朋友們一堆都英文比我好，你們好意思說這</text:span><text:span text:style-name="T1">email</text:span><text:span text:style-name="T10">叫做「警告」嗎？說穿了，這</text:span><text:span text:style-name="T1">email</text:span><text:span text:style-name="T10">充其量（最大限度）也不過是有懷疑可能會人傳人而已，而且台灣還不敢明確這樣指稱，因為台灣自己根本就不確定。並且還希望世衛組織可以提供進一步的訊息。這是警告？還是詢問？</text:span><text:span text:style-name="T1"><text:line-break/><text:line-break/></text:span><text:span text:style-name="T10">不然我們看看台灣衛福部疾管署</text:span><text:span text:style-name="T1">2020/1/31</text:span><text:span text:style-name="T10">關於說明新冠肺炎的簡報：</text:span><text:span text:style-name="T1"><text:line-break/></text:span><text:a xlink:type="simple" xlink:href="https://www.cdc.gov.tw/Uploads/f1558deb-5df7-4e9b-8cb8-6b9f287c4d86.pdf"><text:span text:style-name="T12">https://www.cdc.gov.tw/Uploads/f1558deb-5df7-4e9b-8cb8-6b9f287c4d86.pdf</text:span></text:a><text:span text:style-name="T1"><text:line-break/><text:line-break/></text:span><text:span text:style-name="T10">在台灣</text:span><text:span text:style-name="T1">1/21</text:span><text:span text:style-name="T10">出現首例大陸輸入病例後，第</text:span><text:span text:style-name="T1">14</text:span><text:span text:style-name="T10">頁的簡報說明「有限人傳人」，</text:span><text:span text:style-name="T1">1/21</text:span><text:span text:style-name="T10">日這天世衛也已經發表經評估有人傳人的現象，且可能持續人傳人。那台灣究竟是根據世衛組織的評估還是自己的研究所以保守的說「有限人傳人」？別忘了，疾管署這簡報已經是</text:span><text:span text:style-name="T1">2020/1/31</text:span><text:span text:style-name="T10">日了。</text:span><text:span text:style-name="T1"><text:line-break/><text:line-break/></text:span><text:span text:style-name="T10">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1"><text:line-break/><text:line-break/></text:span><text:span text:style-name="T10">懷軒</text:span></text:p>
      <text:p text:style-name="P9"><text:span text:style-name="T10">陳真</text:span><text:span text:style-name="T1"><text:s/>  |  2020.04.18 03:06   |   </text:span><text:a xlink:type="simple" xlink:href="http://palinfo.habago.org/Entry?Command=Information_PrintForum&amp;iPage=1#FORUM39091"><text:span text:style-name="T2">#</text:span></text:a></text:p>
      <text:p text:style-name="P11"><text:span text:style-name="T10">今年一月，</text:span><text:span text:style-name="T1">Emir Kusturica</text:span><text:span text:style-name="T10">在他自己創辦的一個影展上，聲援阿桑吉。他說，</text:span><text:span text:style-name="T1">"</text:span><text:span text:style-name="T10">阿桑吉快死了，而我們卻依舊每天被垃圾新聞轟炸。＂</text:span><text:span text:style-name="T1">"</text:span><text:span text:style-name="T10">確實有些人改變了世界，人們卻遺忘了他。＂</text:span><text:span text:style-name="T1"><text:line-break/><text:line-break/></text:span><text:span text:style-name="T10">影展上，</text:span><text:span text:style-name="T1">Kusturica</text:span><text:span text:style-name="T10">穿著聲援阿桑吉的衣服：</text:span><text:span text:style-name="T1"><text:line-break/><text:line-break/></text:span><text:a xlink:type="simple" xlink:href="https://bit.ly/3evqHYP"><text:span text:style-name="T12">https://bit.ly/3evqHYP</text:span></text:a><text:span text:style-name="T1"><text:line-break/><text:line-break/></text:span><text:span text:style-name="T10">今天下午，我們一家三口都會來到</text:span><text:span text:style-name="T1">AIT</text:span><text:span text:style-name="T10">。</text:span><text:span text:style-name="T1"><text:line-break/><text:line-break/>It is possible for a single individual to defy the whole might of an unjust empire to save his honour, his religion, his soul and lay the foundation for that empire's fall or its regeneration.--</text:span><text:span text:style-name="T10">甘地</text:span><text:span text:style-name="T1"><text:line-break/><text:line-break/></text:span><text:span text:style-name="T10">甘地說，單憑一個人，確實有可能反抗整個不義帝國，以捍衛一己榮譽、宗教或靈魂，從而為帝國的瓦解或重生打下基礎。</text:span></text:p>
      <text:p text:style-name="P9"><text:span text:style-name="T10">李鑑慧</text:span><text:span text:style-name="T1"><text:s/>  |  2020.04.17 18:06   |   </text:span><text:a xlink:type="simple" xlink:href="http://palinfo.habago.org/Entry?Command=Information_PrintForum&amp;iPage=1#FORUM39090"><text:span text:style-name="T2">#</text:span></text:a></text:p>
      <text:p text:style-name="P10"><text:span text:style-name="T1">阿桑吉現況</text:span><text:span text:style-name="T11"><text:line-break/><text:line-break/></text:span><text:span text:style-name="T1">李鑑慧</text:span><text:span text:style-name="T11"><text:line-break/><text:line-break/>2020·04·17·<text:line-break/><text:line-break/><text:line-break/></text:span><text:span text:style-name="T1">阿桑吉現今仍被監禁於英國</text:span><text:span text:style-name="T11">Belmash </text:span><text:span text:style-name="T1">監獄中，等待著五月</text:span><text:span text:style-name="T11">18</text:span><text:span text:style-name="T1">日的下一個引渡庭。基於</text:span><text:span text:style-name="T11">Belmarsh</text:span><text:span text:style-name="T1">監獄中的</text:span><text:span text:style-name="T11">Covid-19</text:span><text:span text:style-name="T1">疫情以及阿桑吉的健康狀況，阿桑吉律師近日提出保釋要求但遭法院拒絕。在這之後，鑑於美方曾經企圖取得阿桑吉小孩的尿布採驗</text:span><text:span text:style-name="T11">DNA</text:span><text:span text:style-name="T1">，阿桑吉律師於引渡案的準備庭提出請求，要求保密阿桑吉伴侶姓名，但是同樣遭拒。阿桑吉的伴侶</text:span><text:span text:style-name="T11">Stella Morris</text:span><text:span text:style-name="T1">於是只得被迫公開身分，近日接受媒體採訪。</text:span><text:span text:style-name="T11"><text:line-break/><text:line-break/></text:span><text:span text:style-name="T1">以下是這段採訪影片。</text:span><text:span text:style-name="T11">Stella Morris</text:span><text:span text:style-name="T1">是南非裔律師，</text:span><text:span text:style-name="T11">2011</text:span><text:span text:style-name="T1">年因協助阿桑吉案件與阿桑吉相識。片中可見到阿桑吉現今分別為三歲與一歲的小孩，</text:span><text:span text:style-name="T11">Gabriel</text:span><text:span text:style-name="T1">與</text:span><text:span text:style-name="T11">Max</text:span><text:span text:style-name="T1">。片尾，</text:span><text:span text:style-name="T11">Stella Morris</text:span><text:span text:style-name="T1">說道：「我擔心阿桑吉的性命就將結束」。</text:span><text:span text:style-name="T11"><text:line-break/><text:line-break/></text:span><text:a xlink:type="simple" xlink:href="https://bit.ly/2VvVtrW"><text:span text:style-name="T4">https://bit.ly/2VvVtrW</text:span></text:a><text:span text:style-name="T11"><text:line-break/><text:line-break/>4</text:span><text:span text:style-name="T1">月</text:span><text:span text:style-name="T11">18</text:span><text:span text:style-name="T1">日下午</text:span><text:span text:style-name="T11">3-5</text:span><text:span text:style-name="T1">時，我們同樣將前往美國在台辦事處，要求釋放阿桑吉。</text:span></text:p>
      <text:p text:style-name="P5">穎芝   |  2020.04.17 17:14   |   <text:a xlink:type="simple" xlink:href="http://palinfo.habago.org/Entry?Command=Information_PrintForum&amp;#FORUM39089"><text:span text:style-name="T6">#</text:span></text:a></text:p>
      <text:p text:style-name="P6">前天的舊聞，又撩起綠媒及蒸粉們的高潮⋯ <text:line-break/><text:line-break/>光看這種仇中的敵視標題，就令人感到很不舒服⋯ <text:line-break/><text:a xlink:type="simple" xlink:href="https://reurl.cc/nz7jon"><text:span text:style-name="T7">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7">https://reurl.cc/E7GNqK</text:span></text:a><text:s/><text:line-break/><text:line-break/>（中時電子報 馮英志） <text:line-break/><text:a xlink:type="simple" xlink:href="https://reurl.cc/Njq8me"><text:span text:style-name="T7">https://reurl.cc/Njq8me</text:span></text:a><text:s/><text:line-break/></text:p>
      <text:p text:style-name="P5">陳真   |  2020.04.17 11:46   |   <text:a xlink:type="simple" xlink:href="http://palinfo.habago.org/Entry?Command=Information_PrintForum&amp;iPage=1#FORUM39088"><text:span text:style-name="T6">#</text:span></text:a></text:p>
      <text:p text:style-name="P6">向川普同志致敬 <text:line-break/><text:line-break/>陳真 <text:line-break/><text:line-break/>2020. 04. 17. <text:line-break/><text:line-break/><text:line-break/>我看了從輔說的這個視頻： <text:line-break/><text:line-break/><text:a xlink:type="simple" xlink:href="http://youtube.com/watch?v=lCA7R6X9bNE"><text:span text:style-name="T7">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5">洋洋   |  2020.04.17 07:47   |   <text:a xlink:type="simple" xlink:href="http://palinfo.habago.org/Entry?Command=Information_PrintForum&amp;iPage=1#FORUM39086"><text:span text:style-name="T6">#</text:span></text:a></text:p>
      <text:p text:style-name="P7">洛杉矶样本调查：第三次流感高峰不寻常，新冠早已经社区传播 <text:line-break/>澎湃新闻 2020-04-11 <text:line-break/><text:a xlink:type="simple" xlink:href="https://www.toutiao.com/a6814249321869869582/"><text:span text:style-name="T7">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7">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7">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5">洋洋   |  2020.04.17 06:53   |   <text:a xlink:type="simple" xlink:href="http://palinfo.habago.org/Entry?Command=Information_PrintForum&amp;iPage=1#FORUM39085"><text:span text:style-name="T6">#</text:span></text:a></text:p>
      <text:p text:style-name="P6">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7">https://youtu.be/1BxpuHSb0rQ</text:span></text:a><text:s/><text:line-break/><text:line-break/>美国向中国强收“疫情赔款”？这事特朗普真干得出来 <text:line-break/><text:a xlink:type="simple" xlink:href="https://youtu.be/Lzcy6iqGwto"><text:span text:style-name="T7">https://youtu.be/Lzcy6iqGwto</text:span></text:a><text:s/><text:line-break/><text:line-break/></text:p>
      <text:p text:style-name="P5">孫從輔   |  2020.04.17 05:42   |   <text:a xlink:type="simple" xlink:href="http://palinfo.habago.org/Entry?Command=Information_PrintForum&amp;iPage=1#FORUM39084"><text:span text:style-name="T6">#</text:span></text:a></text:p>
      <text:p text:style-name="P7">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7">https://www.youtube.com/watch?v=y0WFpxprsmw</text:span></text:a><text:s/><text:line-break/>(0:14處Xenophobic 翻譯錯誤。不是細菌恐懼症，而是外族恐懼或仇外。)</text:p>
      <text:p text:style-name="P5">陳真   |  2020.04.17 02:41   |   <text:a xlink:type="simple" xlink:href="http://palinfo.habago.org/Entry?Command=Information_PrintForum&amp;iPage=1#FORUM39083"><text:span text:style-name="T6">#</text:span></text:a></text:p>
      <text:p text:style-name="P6">《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5">老羊   |  2020.04.16 22:26   |   <text:a xlink:type="simple" xlink:href="http://palinfo.habago.org/Entry?Command=Information_PrintForum&amp;iPage=1#FORUM39082"><text:span text:style-name="T6">#</text:span></text:a></text:p>
      <text:p text:style-name="P7">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5">李念淨   |  2020.04.16 19:11   |   <text:a xlink:type="simple" xlink:href="http://palinfo.habago.org/Entry?Command=Information_PrintForum&amp;iPage=1#FORUM39080"><text:span text:style-name="T6">#</text:span></text:a></text:p>
      <text:p text:style-name="P7">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5">許世勤   |  2020.04.16 17:27   |   <text:a xlink:type="simple" xlink:href="http://palinfo.habago.org/Entry?Command=Information_PrintForum&amp;iPage=1#FORUM39079"><text:span text:style-name="T6">#</text:span></text:a></text:p>
      <text:p text:style-name="P6">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5">蘇龍祥   |  2020.04.16 17:15   |   <text:a xlink:type="simple" xlink:href="http://palinfo.habago.org/Entry?Command=Information_PrintForum&amp;iPage=1#FORUM39077"><text:span text:style-name="T6">#</text:span></text:a></text:p>
      <text:p text:style-name="P6">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5">葉小慧   |  2020.04.16 16:52   |   <text:a xlink:type="simple" xlink:href="http://palinfo.habago.org/Entry?Command=Information_PrintForum&amp;iPage=2#FORUM39076"><text:span text:style-name="T6">#</text:span></text:a></text:p>
      <text:p text:style-name="P6">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5">王修亮   |  2020.04.16 13:55   |   <text:a xlink:type="simple" xlink:href="http://palinfo.habago.org/Entry?Command=Information_PrintForum&amp;iPage=2#FORUM39075"><text:span text:style-name="T6">#</text:span></text:a></text:p>
      <text:p text:style-name="P7">「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5">老羊   |  2020.04.16 12:36   |   <text:a xlink:type="simple" xlink:href="http://palinfo.habago.org/Entry?Command=Information_PrintForum&amp;#FORUM39074"><text:span text:style-name="T6">#</text:span></text:a></text:p>
      <text:p text:style-name="P6">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5">鄭豐遠   |  2020.04.16 11:50   |   <text:a xlink:type="simple" xlink:href="http://palinfo.habago.org/Entry?Command=Information_PrintForum&amp;#FORUM39073"><text:span text:style-name="T6">#</text:span></text:a></text:p>
      <text:p text:style-name="P7">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5">陳真   |  2020.04.16 11:01   |   <text:a xlink:type="simple" xlink:href="http://palinfo.habago.org/Entry?Command=Information_PrintForum&amp;#FORUM39072"><text:span text:style-name="T6">#</text:span></text:a></text:p>
      <text:p text:style-name="P6">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5">Ethan   |  2020.04.16 10:52   |   <text:a xlink:type="simple" xlink:href="http://palinfo.habago.org/Entry?Command=Information_PrintForum&amp;#FORUM39071"><text:span text:style-name="T6">#</text:span></text:a></text:p>
      <text:p text:style-name="P7">抱歉前一篇 WHO 要改成WHA。 <text:line-break/>總之我最近感受到，身邊的人對於媒體謊言的接受程度，遠超我預期，感覺比從前還嚴重。</text:p>
      <text:p text:style-name="P5">Ethan   |  2020.04.16 10:47   |   <text:a xlink:type="simple" xlink:href="http://palinfo.habago.org/Entry?Command=Information_PrintForum&amp;#FORUM39070"><text:span text:style-name="T6">#</text:span></text:a></text:p>
      <text:p text:style-name="P6">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5">陳真   |  2020.04.16 01:49   |   <text:a xlink:type="simple" xlink:href="http://palinfo.habago.org/Entry?Command=Information_PrintForum&amp;#FORUM39068"><text:span text:style-name="T6">#</text:span></text:a></text:p>
      <text:p text:style-name="P7">(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5">陳真   |  2020.04.15 20:57   |   <text:a xlink:type="simple" xlink:href="http://palinfo.habago.org/Entry?Command=Information_PrintForum&amp;#FORUM39067"><text:span text:style-name="T6">#</text:span></text:a></text:p>
      <text:p text:style-name="P6">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9"><text:span text:style-name="T10">陳真</text:span><text:span text:style-name="T1"><text:s/>  |  2020.04.15 20:19   |   </text:span><text:a xlink:type="simple" xlink:href="http://palinfo.habago.org/Entry?Command=Information_PrintForum&amp;#FORUM39066"><text:span text:style-name="T2">#</text:span></text:a></text:p>
      <text:p text:style-name="P10"><text:span text:style-name="T11">(</text:span><text:span text:style-name="T1">續</text:span><text:span text:style-name="T11">)<text:line-break/><text:line-break/></text:span><text:span text:style-name="T1">署名</text:span><text:span text:style-name="T11">"</text:span><text:span text:style-name="T1">血飲</text:span><text:span text:style-name="T11">" </text:span><text:span text:style-name="T1">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11"><text:s/>"</text:span><text:span text:style-name="T1">集權</text:span><text:span text:style-name="T11">"</text:span><text:span text:style-name="T1">？美國集權還集得不夠嗎？季辛吉又不是外行人，他怎麼可能會講這種傻話。他的意思是說，川普政府不但逐漸失去世人的信任，同時也喪失國內民眾的信心，使得美國政府失去應有的效能。</text:span><text:span text:style-name="T11"><text:line-break/><text:line-break/></text:span><text:span text:style-name="T1">季辛吉認為，疫情將型塑世界秩序，重新定義政府的正當性。美國不應該再繼續玩政治，因為疫情的殺傷力將穿透國界，各自為政或甚至不分輕重緩急地從事對抗，世界將受害。</text:span><text:span text:style-name="T11"><text:line-break/><text:line-break/></text:span><text:span text:style-name="T1">幾十年來，季辛吉有個基本想法是：中國的崛起不但是不可避免的，而且應該受到尊重；醜化中國、圍堵中國或企圖壓制都是不對的。因為，在可預見的將來，中美兩國缺一不可，構成世界秩序的兩根柱子。</text:span><text:span text:style-name="T11"><text:line-break/><text:line-break/></text:span><text:span text:style-name="T1">這樣一種想法在現在聽起來也許不稀奇</text:span><text:span text:style-name="T11">(</text:span><text:span text:style-name="T1">其實還是很稀奇</text:span><text:span text:style-name="T11">)</text:span><text:span text:style-name="T1">，但是如果早在半個多世紀前就已經看見這一點，那就很不容易；特別是在一片妖魔化中國的西方世界裏，一般人更難冷靜清醒地看待現實。</text:span><text:span text:style-name="T11"><text:line-break/><text:line-break/></text:span><text:span text:style-name="T1">舉個例，</text:span><text:span text:style-name="T11">1989</text:span><text:span text:style-name="T1">年，美國藉著策動天安門事件圍堵中國，並且舉世一片妖魔化之聲，</text:span><text:span text:style-name="T11">"</text:span><text:span text:style-name="T1">反中</text:span><text:span text:style-name="T11">" </text:span><text:span text:style-name="T1">蔚為風潮，但是季辛吉卻寫文章表示天安門事件只是內政問題，情勢所逼，只能鎮壓，表達對於中國的支持。不管季辛吉的說法是否企圖獲得某種政治效果，但他畢竟還是相當有遠見，非常具有洞察力。</text:span></text:p>
      <text:p text:style-name="P9"><text:span text:style-name="T1">Ethan   |  2020.04.15 18:38   |   </text:span><text:a xlink:type="simple" xlink:href="http://palinfo.habago.org/Entry?Command=Information_PrintForum&amp;#FORUM39065"><text:span text:style-name="T2">#</text:span></text:a></text:p>
      <text:p text:style-name="P10"><text:span text:style-name="T1">的確季辛格這篇，我也看不出來他文中主要往各自為政的方向去推動。</text:span><text:span text:style-name="T11"><text:s/></text:span><text:span text:style-name="T1">在大陸，季辛格在主流媒體都是對他比較友善的。他通常表現的言論也是比較理性和善的。不過我曾經看過一篇</text:span><text:span text:style-name="T11">1974</text:span><text:span text:style-name="T1">年季辛格寫的美國國家安全報告</text:span><text:span text:style-name="T11">200</text:span><text:span text:style-name="T1">號。</text:span><text:span text:style-name="T11"><text:s/></text:span><text:span text:style-name="T1">內容在討論世界人口增長，對美國國家安全的潛在威脅。</text:span><text:span text:style-name="T11"><text:s/></text:span><text:span text:style-name="T1">這常被陰謀論者拿來當美國要消滅垃圾人口的一種證明。</text:span><text:span text:style-name="T11"><text:line-break/></text:span><text:span text:style-name="T1">但我其實看過一下裡面的內容，裡面的描述沒有偏激或歧視的說法，更多是一種理性的分析與說明。不是一般認為的那種瘋狂自大與邪惡的口吻或態度。</text:span><text:span text:style-name="T11"><text:s/></text:span><text:span text:style-name="T1">相反的是一種冷靜。</text:span><text:span text:style-name="T11"><text:s/></text:span><text:span text:style-name="T1">但這種冷靜與理性文字，卻又有一種冷酷。在他的為國家安排的策略裡面，感覺的到，人或人命並不是等價的，雖然他並沒有說。</text:span><text:span text:style-name="T11"><text:line-break/></text:span><text:span text:style-name="T1">所以有時候我看到季辛格的某些善意的看法，我也會想，他的善意是否跟我認為的善意是同一件事。無論如何，他的意見中所表達出來的發展趨勢是滿準確的。</text:span></text:p>
      <text:p text:style-name="P9"><text:span text:style-name="T10">陳真</text:span><text:span text:style-name="T1"><text:s/>  |  2020.04.15 17:53   |   </text:span><text:a xlink:type="simple" xlink:href="http://palinfo.habago.org/Entry?Command=Information_PrintForum&amp;#FORUM39064"><text:span text:style-name="T2">#</text:span></text:a></text:p>
      <text:p text:style-name="P13"><text:span text:style-name="T1">全文一萬六千字。我編排了一下版面，貼出如下。至於圖片，請看底下網址：</text:span><text:span text:style-name="T11"><text:line-break/><text:line-break/></text:span><text:a xlink:type="simple" xlink:href="https://bit.ly/3cle94w"><text:span text:style-name="T4">https://bit.ly/3cle94w</text:span></text:a><text:span text:style-name="T11"><text:line-break/><text:line-break/></text:span><text:span text:style-name="T1">裏頭提到基辛格</text:span><text:span text:style-name="T11">(</text:span><text:span text:style-name="T1">台灣翻譯做季辛吉</text:span><text:span text:style-name="T11">)</text:span><text:span text:style-name="T1">，關於他最近發表的文章，請看鈺錠之轉貼。我看不出季辛吉哪裡有提到說他</text:span><text:span text:style-name="T11"><text:s/>"</text:span><text:span text:style-name="T1">認同</text:span><text:span text:style-name="T11">"(</text:span><text:span text:style-name="T1">更不用說陰謀推動</text:span><text:span text:style-name="T11">)</text:span><text:span text:style-name="T1">世界復古為希臘城邦制，主張大家各自為政，好讓美國繼續稱霸世界。季辛吉的想法並不是這樣，那是川普的想法，不是季辛吉的，甚且是他所反對的。</text:span><text:span text:style-name="T11"><text:line-break/><text:line-break/></text:span><text:span text:style-name="T1">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11"><text:line-break/><text:line-break/></text:span><text:span text:style-name="T1">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11"><text:line-break/><text:line-break/></text:span><text:span text:style-name="T1">他也因此常發出警告，前些日子</text:span><text:span text:style-name="T11">(</text:span><text:span text:style-name="T1">大約是去年</text:span><text:span text:style-name="T11">11</text:span><text:span text:style-name="T1">月吧</text:span><text:span text:style-name="T11">) </text:span><text:span text:style-name="T1">甚至警告美國所採取的激進貿易手段及仇中政策將可能導向一場遠比過去世界大戰更慘烈的軍事衝突。向來論事析理訴諸強烈理性的季辛吉，此次卻罕見地以一種比較</text:span><text:span text:style-name="T11"><text:s/>"</text:span><text:span text:style-name="T1">直覺性</text:span><text:span text:style-name="T11">" </text:span><text:span text:style-name="T1">的說法來發出這樣一種毀滅性戰爭的警告。</text:span><text:span text:style-name="T11"><text:line-break/><text:line-break/></text:span><text:span text:style-name="T1">我年少時很仰慕他，不知道為什麼，也許是因為他在外表上難以遮掩的聰慧。事實上，我認為他是個天才。</text:span><text:span text:style-name="T11"><text:line-break/><text:line-break/></text:span><text:span text:style-name="T1">美國有兩個人講話我會聽，一個是</text:span><text:span text:style-name="T11">Noam Chomsky</text:span><text:span text:style-name="T1">，一個就是季辛吉。長大後</text:span><text:span text:style-name="T11">(</text:span><text:span text:style-name="T1">其實是</text:span><text:span text:style-name="T11">1997</text:span><text:span text:style-name="T1">年出國後</text:span><text:span text:style-name="T11">)</text:span><text:span text:style-name="T1">發現，原來他曾經幹過這麼多血腥齷齪的事，讓我很失望，甚至很挫折，原來我曾經喜歡的人有過這樣一些泯滅人性的作為。</text:span><text:span text:style-name="T11"><text:line-break/><text:line-break/></text:span><text:span text:style-name="T1">我很挫折是因為，依照某種蘇格拉底式的看法，一個人如果真的聰明絕頂</text:span><text:span text:style-name="T11">(</text:span><text:span text:style-name="T1">比方說維根斯坦或愛因斯坦</text:span><text:span text:style-name="T11">)</text:span><text:span text:style-name="T1">，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11"><text:line-break/><text:line-break/></text:span><text:span text:style-name="T1">陳真</text:span><text:span text:style-name="T11"><text:line-break/><text:line-break/>2020. 04. 15.<text:line-break/><text:line-break/>=================<text:line-break/></text:span><text:span text:style-name="T1">特朗普強推群體免疫的嗜血真相，全球嘩然！</text:span><text:span text:style-name="T11"><text:line-break/><text:line-break/></text:span><text:span text:style-name="T1">來源：</text:span><text:a xlink:type="simple" xlink:href="https://bit.ly/3cle94w"><text:span text:style-name="T4">https://bit.ly/3cle94w</text:span></text:a><text:span text:style-name="T11"><text:line-break/><text:line-break/>2020-04-13 <text:line-break/><text:line-break/></text:span><text:span text:style-name="T1">作者：血飲</text:span><text:span text:style-name="T11"><text:line-break/><text:line-break/></text:span><text:span text:style-name="T1">據環球網</text:span><text:span text:style-name="T11">2020</text:span><text:span text:style-name="T1">年</text:span><text:span text:style-name="T11">4</text:span><text:span text:style-name="T1">月</text:span><text:span text:style-name="T11">9</text:span><text:span text:style-name="T1">日報導，《保加利亞軍事》網站援引</text:span><text:span text:style-name="T11">Aviapro</text:span><text:span text:style-name="T1">通訊社消息稱，兩架美國軍用飛機在沒有任何事先通報的情況下，從波多黎各空軍基地起飛，突然逼近委內瑞拉領空。委內瑞拉的防空雷達發現了美軍機蹤跡後，迅速出動蘇</text:span><text:span text:style-name="T11">-30MK2</text:span><text:span text:style-name="T1">戰鬥機進行攔截，不僅成功攔截了美軍機，還迫使對方掉頭撤退。</text:span><text:span text:style-name="T11"><text:line-break/><text:line-break/></text:span><text:span text:style-name="T1">在此之前的</text:span><text:span text:style-name="T11">4</text:span><text:span text:style-name="T1">月</text:span><text:span text:style-name="T11">2</text:span><text:span text:style-name="T1">號，特朗普以涉嫌販毒為名，全球通緝馬杜羅，並懸賞</text:span><text:span text:style-name="T11">1500</text:span><text:span text:style-name="T1">萬美金，隨後還以發動緝毒戰爭名義，派出</text:span><text:span text:style-name="T11">“</text:span><text:span text:style-name="T1">馬金島</text:span><text:span text:style-name="T11">”</text:span><text:span text:style-name="T1">號兩棲攻擊艦，以及薩摩賽特號和聖迭戈號船塢登陸艦，劍指委內瑞拉。</text:span><text:span text:style-name="T11"><text:line-break/><text:line-break/>[“</text:span><text:span text:style-name="T1">奈瓜塔</text:span><text:span text:style-name="T11">”</text:span><text:span text:style-name="T1">軍艦沉沒事件的幕後真相</text:span><text:span text:style-name="T11">]<text:line-break/><text:line-break/></text:span><text:span text:style-name="T1">從</text:span><text:span text:style-name="T11">3</text:span><text:span text:style-name="T1">月底到</text:span><text:span text:style-name="T11">4</text:span><text:span text:style-name="T1">月初，美國不斷升級對委內瑞拉的軍事施壓。很多人以為，美國與委內瑞拉的政治軍事摩擦不過是過去衝突的延續。</text:span><text:span text:style-name="T11"><text:line-break/><text:line-break/></text:span><text:span text:style-name="T1">實際上，美國中情局密謀入侵委內瑞拉已經進入實操階段，尤以</text:span><text:span text:style-name="T11">3</text:span><text:span text:style-name="T1">月</text:span><text:span text:style-name="T11">30</text:span><text:span text:style-name="T1">號發生在委內瑞拉沿海的撞船事件為標誌。這次撞船事件是美國通緝馬杜羅並派遣軍艦進入委內瑞拉沿海軍事行動開始的信號。</text:span><text:span text:style-name="T11"><text:line-break/><text:line-break/>2020</text:span><text:span text:style-name="T1">年</text:span><text:span text:style-name="T11">3</text:span><text:span text:style-name="T1">月</text:span><text:span text:style-name="T11">30</text:span><text:span text:style-name="T1">號，委內瑞拉海軍巡邏艦</text:span><text:span text:style-name="T11">“</text:span><text:span text:style-name="T1">奈瓜塔</text:span><text:span text:style-name="T11">”</text:span><text:span text:style-name="T1">號與一艘名為</text:span><text:span text:style-name="T11">“</text:span><text:span text:style-name="T1">堅決</text:span><text:span text:style-name="T11">”</text:span><text:span text:style-name="T1">號的郵輪相撞，撞船事件導致委內瑞拉</text:span><text:span text:style-name="T11">“</text:span><text:span text:style-name="T1">奈瓜塔</text:span><text:span text:style-name="T11">”</text:span><text:span text:style-name="T1">號軍艦沉沒。</text:span><text:span text:style-name="T11"><text:line-break/><text:line-break/></text:span><text:span text:style-name="T1">委內瑞拉方面發現，這艘所謂的郵輪上居然攜帶著多達</text:span><text:span text:style-name="T11">6</text:span><text:span text:style-name="T1">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11"><text:line-break/><text:line-break/></text:span><text:span text:style-name="T1">那麼，這些衝鋒舟是用來幹什麼的呢？黑色衝鋒舟一般是軍隊執行武裝滲透之用。所以，這艘</text:span><text:span text:style-name="T11">“</text:span><text:span text:style-name="T1">堅決</text:span><text:span text:style-name="T11">”</text:span><text:span text:style-name="T1">號郵輪並非民用郵輪，而是正在執行秘密滲透任務的偽裝船。通常意義而言，作為主動抓捕的軍艦，都是採用接近船舷的方式登船執法，即便在執法過程中發生摩擦，也是兩船船舷碰撞，但是，</text:span><text:span text:style-name="T11">“</text:span><text:span text:style-name="T1">堅決</text:span><text:span text:style-name="T11">”</text:span><text:span text:style-name="T1">號在接近</text:span><text:span text:style-name="T11">“</text:span><text:span text:style-name="T1">奈瓜塔</text:span><text:span text:style-name="T11">”</text:span><text:span text:style-name="T1">號軍艦時，卻是突然轉向，並以船體最堅固的船首，瞬間撞沉了</text:span><text:span text:style-name="T11">“</text:span><text:span text:style-name="T1">奈瓜塔</text:span><text:span text:style-name="T11">”</text:span><text:span text:style-name="T1">號軍艦，這是赤裸裸的謀殺。</text:span><text:span text:style-name="T11"><text:line-break/><text:line-break/>6</text:span><text:span text:style-name="T1">艘初鋒舟可以攜帶</text:span><text:span text:style-name="T11">42</text:span><text:span text:style-name="T1">名武裝人員，在特朗普懸賞</text:span><text:span text:style-name="T11">1500</text:span><text:span text:style-name="T1">萬美元通緝馬杜羅的情況下，很顯然，這是美國中情局策划的對委內瑞拉的軍事滲透，類似於</text:span><text:span text:style-name="T11">1961</text:span><text:span text:style-name="T1">年中情局策劃武裝滲透并顛覆古巴的</text:span><text:span text:style-name="T11">“</text:span><text:span text:style-name="T1">豬玀灣事件</text:span><text:span text:style-name="T11">”</text:span><text:span text:style-name="T1">。</text:span><text:span text:style-name="T11"><text:line-break/><text:line-break/></text:span><text:span text:style-name="T1">今年</text:span><text:span text:style-name="T11">2</text:span><text:span text:style-name="T1">月份，委內瑞拉情報部門報告表示，美國及其美洲盟友正在密謀軍事入侵委內瑞拉，但突如其來的全球性疫情使得這一戰略無限期推遲，而撞船事件代表美國重新激活入侵顛覆委內瑞拉的軍事活動。</text:span><text:span text:style-name="T11"><text:line-break/><text:line-break/></text:span><text:span text:style-name="T1">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11"><text:line-break/><text:line-break/></text:span><text:span text:style-name="T1">委內瑞拉是世界石油儲量第一大國，其大部分石油儲藏區位於奧里諾科重油帶上，所以委內瑞拉石油儲量主要以重質原油為主，與美國輕質原油為主的石油儲量結構正好互補。</text:span><text:span text:style-name="T11"><text:line-break/><text:line-break/></text:span><text:span text:style-name="T1">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11"><text:line-break/><text:line-break/></text:span><text:span text:style-name="T1">美國重油加工能力巨大，但</text:span><text:span text:style-name="T11">40%</text:span><text:span text:style-name="T1">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11"><text:line-break/><text:line-break/></text:span><text:span text:style-name="T1">一旦佔領或者實控委內瑞拉，美國就可以將委內瑞拉的石油產能提高到</text:span><text:span text:style-name="T11">2100</text:span><text:span text:style-name="T1">萬桶，如果再加上沙特</text:span><text:span text:style-name="T11">1200</text:span><text:span text:style-name="T1">萬桶的石油產能，就可以達到</text:span><text:span text:style-name="T11">3300</text:span><text:span text:style-name="T1">萬桶，而俄羅斯產能只有</text:span><text:span text:style-name="T11">1100</text:span><text:span text:style-name="T1">萬桶，伊朗石油出口已經被大幅削弱。這樣一來，美沙兩國就能夠形成對俄伊兩國</text:span><text:span text:style-name="T11">3</text:span><text:span text:style-name="T1">：</text:span><text:span text:style-name="T11">1</text:span><text:span text:style-name="T1">的壓倒性優勢，有這個產量和美國全球第一的原油加工能力以及華爾街金融定價權，美國就可以重新開啟打開石油美元閥門，發動美元紅移擴張，沖淡債務，解除金融危局。</text:span><text:span text:style-name="T11"><text:line-break/><text:line-break/>[</text:span><text:span text:style-name="T1">自給自足的</text:span><text:span text:style-name="T11">“</text:span><text:span text:style-name="T1">光榮孤立</text:span><text:span text:style-name="T11">”]<text:line-break/><text:line-break/></text:span><text:span text:style-name="T1">一旦美國拿下委內瑞拉，就可以打開石油美元閥門，并完全解決美國能源供應問題，這將從經濟、金融方面為特朗普政府推行的孤立主義、單邊主義提供強大支持，為美國全球戰略轉變提供強大支持。</text:span><text:span text:style-name="T11"><text:line-break/><text:line-break/></text:span><text:span text:style-name="T1">所謂</text:span><text:span text:style-name="T11">“</text:span><text:span text:style-name="T1">孤立主義</text:span><text:span text:style-name="T11">”</text:span><text:span text:style-name="T1">，就是堅持不與任何國家結盟，完全獨立地處理國際事務的外交原則，其精髓是</text:span><text:span text:style-name="T11">"</text:span><text:span text:style-name="T1">我們是為我們自己行動，不是為別人而行動的</text:span><text:span text:style-name="T11">“</text:span><text:span text:style-name="T1">。</text:span><text:span text:style-name="T11">"</text:span><text:span text:style-name="T1">孤立主義</text:span><text:span text:style-name="T11">”</text:span><text:span text:style-name="T1">是美國開國領袖華盛頓總統提出的，這一原則在小布什時代發展出了</text:span><text:span text:style-name="T11">“</text:span><text:span text:style-name="T1">單邊主義</text:span><text:span text:style-name="T11">”</text:span><text:span text:style-name="T1">，即推行不受他國和國際機構影響，不建立和依靠聯盟，對外完全獨立地依靠自己的實力處理國際事務的外交政策。</text:span><text:span text:style-name="T11"><text:line-break/><text:line-break/></text:span><text:span text:style-name="T1">仔細觀察特朗普上台以後的政策，比如，政治上退出巴黎氣候公約、</text:span><text:span text:style-name="T11">TPP</text:span><text:span text:style-name="T1">、北美自貿區、聯合國教科文組織、聯合國人權理事會、伊朗核協議、中導條約等等，這些都是在政治上實踐</text:span><text:span text:style-name="T11">“</text:span><text:span text:style-name="T1">孤立主義</text:span><text:span text:style-name="T11">”</text:span><text:span text:style-name="T1">外交。歷史上，從美國退出國聯，到</text:span><text:span text:style-name="T11">1929</text:span><text:span text:style-name="T1">年經濟大蕭條爆發，美國同樣執行的是</text:span><text:span text:style-name="T11">“</text:span><text:span text:style-name="T1">孤立主義</text:span><text:span text:style-name="T11">”</text:span><text:span text:style-name="T1">，關起門來過自己的小日子，放棄為國際社會提供公共產品，擺脫國際條約義務對自身的限制。</text:span><text:span text:style-name="T11"><text:line-break/><text:line-break/></text:span><text:span text:style-name="T1">經濟上，主張美國利益至上，著重於發展本國民生，</text:span><text:span text:style-name="T11">“</text:span><text:span text:style-name="T1">孤立主義</text:span><text:span text:style-name="T11">”</text:span><text:span text:style-name="T1">下美國自給自足顯得尤為重要。美國一旦拿下委內瑞拉，能夠自給自足地解決自身能源問題，同時控制南美洲和非洲這兩個大宗產品產地，就可以實現以自身為主的</text:span><text:span text:style-name="T11">“</text:span><text:span text:style-name="T1">光榮孤立</text:span><text:span text:style-name="T11">”</text:span><text:span text:style-name="T1">。</text:span><text:span text:style-name="T11"><text:line-break/><text:line-break/>4</text:span><text:span text:style-name="T1">月</text:span><text:span text:style-name="T11">10</text:span><text:span text:style-name="T1">日，美國白宮首席經濟顧問庫德洛呼籲，在中國的美國公司應考慮撤離中國，美國政府將提供全部的</text:span><text:span text:style-name="T11">“</text:span><text:span text:style-name="T1">搬家</text:span><text:span text:style-name="T11">”</text:span><text:span text:style-name="T1">費用支持。這一宣稱，明顯是在貫徹特朗普一直號召的美國企業遷回本土的系列政策。</text:span><text:span text:style-name="T11"><text:line-break/><text:line-break/></text:span><text:span text:style-name="T1">政治上，美國將全面轉向保守主義，不再向全球提供公共產品，而退出各種國際組織，就是拒絕再提供公共產品，這一政策是美國目前為了應對中俄聯手以後美國優勢相對下降的現狀提出的。</text:span><text:span text:style-name="T11"><text:line-break/><text:line-break/></text:span><text:span text:style-name="T1">特朗普競選和上台的時候也一直在鼓吹孤立主義，就是對美國勢力相對下降的政策應對。橫亙在墨西哥</text:span><text:span text:style-name="T11">—</text:span><text:span text:style-name="T1">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11"><text:line-break/><text:line-break/></text:span><text:span text:style-name="T1">當地時間</text:span><text:span text:style-name="T11">4</text:span><text:span text:style-name="T1">月</text:span><text:span text:style-name="T11">3</text:span><text:span text:style-name="T1">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11">“</text:span><text:span text:style-name="T1">前所未有</text:span><text:span text:style-name="T11">”</text:span><text:span text:style-name="T1">的困難，因此維持公眾的信任對於社會團結、社群關系和國際和平穩定是至關重要的。</text:span><text:span text:style-name="T11"><text:line-break/><text:line-break/></text:span><text:span text:style-name="T1">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13">･特朗普塑造成阿道夫･特朗普，基辛格的意思是只有政府集權，才能</text:span><text:span text:style-name="T1">夠真正讓權力之手干預整個社會，提高效率，才能防止危機之下的金融和社會秩序崩盤。</text:span><text:span text:style-name="T11"><text:line-break/><text:line-break/></text:span><text:span text:style-name="T1">基辛格同時指出，要維護當前自由流動的世界秩序。他表示，由於疫情爆發，各國開始重新回到最初的</text:span><text:span text:style-name="T11"><text:s/>“</text:span><text:span text:style-name="T1">城邦國家</text:span><text:span text:style-name="T11">”</text:span><text:span text:style-name="T1">，由城牆包圍起來不受外界侵害。由於疫情傳播，在當下這個世界繁榮取決於全球貿易、人員流動的時代，</text:span><text:span text:style-name="T11">“</text:span><text:span text:style-name="T1">城邦國家</text:span><text:span text:style-name="T11">”</text:span><text:span text:style-name="T1">的城牆正在悄然復興。</text:span><text:span text:style-name="T11"><text:line-break/><text:line-break/></text:span><text:span text:style-name="T1">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11"><text:line-break/><text:line-break/></text:span><text:span text:style-name="T1">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11"><text:line-break/><text:line-break/></text:span><text:span text:style-name="T1">經濟基礎決定政治。</text:span><text:span text:style-name="T11"><text:line-break/><text:line-break/></text:span><text:span text:style-name="T1">同理，經濟上的孤立導致全球保守主義抬頭，國家與國家之間的信任下降，國家與國家在全球化時代搆建的整體體系，將被拆分成古希臘時代零散的城邦，這就是美國的戰略目的。</text:span><text:span text:style-name="T11"><text:line-break/><text:line-break/></text:span><text:span text:style-name="T1">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11"><text:s/>“</text:span><text:span text:style-name="T1">去中國化</text:span><text:span text:style-name="T11">” </text:span><text:span text:style-name="T1">進程。</text:span><text:span text:style-name="T11"><text:line-break/><text:line-break/></text:span><text:span text:style-name="T1">作為從上世紀</text:span><text:span text:style-name="T11">60</text:span><text:span text:style-name="T1">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11"><text:line-break/><text:line-break/></text:span><text:span text:style-name="T1">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11"><text:line-break/><text:line-break/></text:span><text:span text:style-name="T1">庫什納，從</text:span><text:span text:style-name="T11">2017</text:span><text:span text:style-name="T1">年特朗普上台以後就開始逐步掌控美國外交。在猶太復國主義內部，庫什納與內坦尼亞胡同級別，甚至可能更高。特朗普對庫什納幾乎言聽計從，其暗地裏執掌美國外交政策以後，策劃了多起事件，比如：</text:span><text:span text:style-name="T11"><text:line-break/><text:line-break/>2017</text:span><text:span text:style-name="T1">年</text:span><text:span text:style-name="T11">6</text:span><text:span text:style-name="T1">月</text:span><text:span text:style-name="T11">22</text:span><text:span text:style-name="T1">日報導，包括兩架</text:span><text:span text:style-name="T11">C130</text:span><text:span text:style-name="T1">飛機在內的</text:span><text:span text:style-name="T11">18</text:span><text:span text:style-name="T1">架以色列戰鬥機昨天降落在沙特境內，幫助薩勒曼王儲穩固地位；推翻民主黨中東兩國各自建國的路線圖，唆使特朗普將美國駐以大使館遷往耶路撒冷，並承認耶路撒冷為以色列首都；</text:span><text:span text:style-name="T11">2018</text:span><text:span text:style-name="T1">年</text:span><text:span text:style-name="T11">9</text:span><text:span text:style-name="T1">月，在以色列</text:span><text:span text:style-name="T11">9900</text:span><text:span text:style-name="T1">部隊的追蹤軟件幫助薩勒曼成功從美國追蹤卡舒吉行蹤，並成功在伊斯坦布爾暗殺卡舒吉；一手規畫</text:span><text:span text:style-name="T11"><text:s/>“</text:span><text:span text:style-name="T1">中東和平</text:span><text:span text:style-name="T11">" </text:span><text:span text:style-name="T1">計畫，並得到內坦尼亞胡支持；策劃讓特朗普抹黑中國將新冠病毒命名為中國病毒，並完全操控美國從中國採購疫療物資，甚至本身就是採購計畫的實際決策者。</text:span><text:span text:style-name="T11"><text:line-break/><text:line-break/></text:span><text:span text:style-name="T1">新一代的美國外交政策掌門人，還沒有正式揭開自己的真面目，卻已經讓世界見識到了他的陰毒。可以說，庫什納對中國的敵意更甚，處事更加低調，手段更加狠辣。</text:span><text:span text:style-name="T11"><text:line-break/><text:line-break/></text:span><text:span text:style-name="T1">庫什納是</text:span><text:span text:style-name="T11">1981</text:span><text:span text:style-name="T1">年出生的，在猶太醫藥公司高新醫療技術保護下，其正常壽命肯定能超過基辛格。現在基因格壽命無多，新老外交掌門人完成交替以後，庫什納將成為猶太資本集團頂級智囊，成為未來</text:span><text:span text:style-name="T11">60</text:span><text:span text:style-name="T1">年與中國進行全球博弈的主棋手。那些認為基辛格之後，美國外交政策後繼無人的神棍、磚家，多喝點六個核桃補補腦。</text:span><text:span text:style-name="T11"><text:line-break/><text:line-break/></text:span><text:span text:style-name="T1">【美國的全球新戰略】</text:span><text:span text:style-name="T11"><text:line-break/><text:line-break/></text:span><text:span text:style-name="T1">在庫什納這個美國新一代外交政策掌門人控制下，美國新全球戰略即將鋪開。</text:span><text:span text:style-name="T11"><text:line-break/><text:line-break/></text:span><text:span text:style-name="T1">一、吞併或實控委內瑞拉，解決能源問題。美國將在吞併委內瑞拉解決能源問題以後，再進一步扶持南美洲極右翼勢力，打擊左翼勢力，而控制南美洲，就可以控制這個大宗產品來源地。</text:span><text:span text:style-name="T11"><text:line-break/><text:line-break/></text:span><text:span text:style-name="T1">二、扶持薩勒曼王儲盡快登基繼承沙特王位。</text:span><text:span text:style-name="T11">1985</text:span><text:span text:style-name="T1">年出生的薩勒曼王儲，在猶太醫藥技術下，衕樣可以活</text:span><text:span text:style-name="T11">100</text:span><text:span text:style-name="T1">年，然後再聯合埃及總統塞西，塞西的母系血統中有猶太血統，這是以色列摩薩德當初聯合中情局打掉穆爾西扶持塞西的原因。這樣一來，加上以色列，就可以構成一個弧形防禦帶。</text:span><text:span text:style-name="T11"><text:line-break/><text:line-break/></text:span><text:span text:style-name="T1">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11">—</text:span><text:span text:style-name="T1">吉布提再到馬六甲、南海、東海的中國大宗產品貿易路線，這樣就可以堵住中國，幫助美國強化對非洲大宗產品控制權。</text:span><text:span text:style-name="T11"><text:line-break/><text:line-break/></text:span><text:span text:style-name="T1">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11"><text:line-break/><text:line-break/></text:span><text:span text:style-name="T1">三、強化美國從大西洋到印度洋到太平洋的海權優勢。從目前中俄陸權輻射的歐亞大陸兩端的大陸</text:span><text:span text:style-name="T11">—</text:span><text:span text:style-name="T1">淺水區向淺水區</text:span><text:span text:style-name="T11">—</text:span><text:span text:style-name="T1">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11"><text:line-break/><text:line-break/></text:span><text:span text:style-name="T1">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11">1950</text:span><text:span text:style-name="T1">年中蘇簽署友好互助同盟條約的戰略態勢。</text:span><text:span text:style-name="T11"><text:line-break/><text:line-break/></text:span><text:span text:style-name="T1">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11">70</text:span><text:span text:style-name="T1">年前。他們承認自己面對中俄聯盟暫時無法取勝，同時又拿出了新時代的戰略方案。</text:span><text:span text:style-name="T11"><text:line-break/><text:line-break/></text:span><text:span text:style-name="T1">如基辛格所說，疫情大流行永久性地改變了世界秩序格局。雖然美國退了一步，但卻強化對非洲和南美洲的控制，加之中東地區有薩勒曼王儲配合，依舊可以掌握世界石油和大宗定價權。</text:span><text:span text:style-name="T11"><text:line-break/><text:line-break/></text:span><text:span text:style-name="T1">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11"><text:line-break/><text:line-break/></text:span><text:span text:style-name="T1">【養蠱為禍的特朗普政府】</text:span><text:span text:style-name="T11"><text:line-break/><text:line-break/></text:span><text:span text:style-name="T1">經由基辛格之口，以猶太復國主義為核心的猶太資本集團將自己的戰略圖謀告訴了全世界，而疫情肆虐就是沖垮全球經濟的大洪水，目前越來越多的證據證明特朗普就是在人為放縱疫情，比如：去年</text:span><text:span text:style-name="T11">1</text:span><text:span text:style-name="T1">月底美國情報機構就已經向特朗普預警疫情爆發，共和黨私下召開</text:span><text:span text:style-name="T11"><text:s/>“</text:span><text:span text:style-name="T1">疫情吹風會</text:span><text:span text:style-name="T11">” </text:span><text:span text:style-name="T1">警示疫情即將在全美爆發，特朗普政府不僅一直堅持疫情可控絕不有所作為，甚至故意攔截運往馬塞諸薩州的</text:span><text:span text:style-name="T11">300</text:span><text:span text:style-name="T1">萬只口罩；</text:span><text:span text:style-name="T11">4</text:span><text:span text:style-name="T1">月</text:span><text:span text:style-name="T11">12</text:span><text:span text:style-name="T1">號，庫什納宣稱，聯邦儲備是</text:span><text:span text:style-name="T11"><text:s/>“</text:span><text:span text:style-name="T1">我們的</text:span><text:span text:style-name="T11">”</text:span><text:span text:style-name="T1">，不會發給各州，讓各州自己解決衛生用品庫存問題，包括特朗普政府拖延向紐約州供應呼吸機，很多人將之歸咎於美國醫療系統落後和醫療資源匱乏，這實際是一種錯覺。</text:span><text:span text:style-name="T11"><text:line-break/><text:line-break/></text:span><text:span text:style-name="T1">美國每十萬人擁有</text:span><text:span text:style-name="T11">ICU</text:span><text:span text:style-name="T1">床位數是中國的十倍，說明其醫療資源丰富。</text:span><text:span text:style-name="T11">2.2</text:span><text:span text:style-name="T1">萬億經濟刺激計划中有</text:span><text:span text:style-name="T11">1000</text:span><text:span text:style-name="T1">億美元專門用來抗疫，而美國目前感染</text:span><text:span text:style-name="T11">52</text:span><text:span text:style-name="T1">萬人，死亡超過</text:span><text:span text:style-name="T11">2</text:span><text:span text:style-name="T1">萬人，致死率為</text:span><text:span text:style-name="T11">3.8%</text:span><text:span text:style-name="T1">。我們來做一個簡單的推算：中國治療一個重症病人需要花費</text:span><text:span text:style-name="T11">70</text:span><text:span text:style-name="T1">萬，約合</text:span><text:span text:style-name="T11">10</text:span><text:span text:style-name="T1">萬美元。根據中國</text:span><text:span text:style-name="T11">-</text:span><text:span text:style-name="T1">世衛組織專家組數據，輕症、重症、危重症比例分別為</text:span><text:span text:style-name="T11">80%</text:span><text:span text:style-name="T1">，</text:span><text:span text:style-name="T11">13%</text:span><text:span text:style-name="T1">和</text:span><text:span text:style-name="T11">6%</text:span><text:span text:style-name="T1">計算，美國撥付的</text:span><text:span text:style-name="T11">1000</text:span><text:span text:style-name="T1">億美元足夠治愈</text:span><text:span text:style-name="T11">100</text:span><text:span text:style-name="T1">萬重症、危重症患者，整體可以對抗</text:span><text:span text:style-name="T11">500</text:span><text:span text:style-name="T1">萬人的感染人群。</text:span><text:span text:style-name="T11"><text:line-break/><text:line-break/></text:span><text:span text:style-name="T1">從這個數字看，特朗普政府從開始就做好了應對</text:span><text:span text:style-name="T11">500</text:span><text:span text:style-name="T1">萬美國人被感染的準備。他們預計可以承受</text:span><text:span text:style-name="T11">500</text:span><text:span text:style-name="T1">萬人感染和</text:span><text:span text:style-name="T11">100</text:span><text:span text:style-name="T1">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11"><text:line-break/><text:line-break/></text:span><text:span text:style-name="T1">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11"><text:line-break/><text:line-break/></text:span><text:span text:style-name="T1">在之前的文章中，血飲就說過，意大利可能點爆歐債危機，現在這一苗頭已經出現。據法新社</text:span><text:span text:style-name="T11">4</text:span><text:span text:style-name="T1">月</text:span><text:span text:style-name="T11">8</text:span><text:span text:style-name="T1">號報導，在</text:span><text:span text:style-name="T11">4</text:span><text:span text:style-name="T1">月</text:span><text:span text:style-name="T11">7</text:span><text:span text:style-name="T1">號舉行的歐盟</text:span><text:span text:style-name="T11">27</text:span><text:span text:style-name="T1">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11"><text:s/>“</text:span><text:span text:style-name="T1">同歸於盡</text:span><text:span text:style-name="T11">”</text:span><text:span text:style-name="T1">。毒性很強。</text:span><text:span text:style-name="T11"><text:line-break/><text:line-break/></text:span><text:span text:style-name="T1">我們不能認為意大利主觀上有讓歐盟與之同歸於盡的惡意，但意大利經濟之所以瀕臨死亡，其根本原因是特朗普政府養蠱。意大利科學家已經證明，疫情早在去年</text:span><text:span text:style-name="T11">9—10</text:span><text:span text:style-name="T1">月份就已經在意大利傳播，意方已經準備對之前疑似疫情死者進行開棺驗屍，這就是要逼出疫情背後真相。</text:span><text:span text:style-name="T11"><text:line-break/><text:line-break/></text:span><text:span text:style-name="T1">這次的疫情打擊了意大利、中國、日本、東南亞、印度等國，各國因為疫情相互攻擊，製造隔閡，這本身就是基辛格希望看到的</text:span><text:span text:style-name="T11"><text:s/>“</text:span><text:span text:style-name="T1">城邦制國家</text:span><text:span text:style-name="T11">”</text:span><text:span text:style-name="T1">各自為政，紛紛自建</text:span><text:span text:style-name="T11"><text:s/>“</text:span><text:span text:style-name="T1">城牆</text:span><text:span text:style-name="T11">”</text:span><text:span text:style-name="T1">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11">“</text:span><text:span text:style-name="T1">屠術</text:span><text:span text:style-name="T11">”</text:span><text:span text:style-name="T1">。</text:span><text:span text:style-name="T11"><text:line-break/><text:line-break/></text:span><text:span text:style-name="T1">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11">52</text:span><text:span text:style-name="T1">萬遠遠沒有達到猶太財團早已預計到的</text:span><text:span text:style-name="T11">500</text:span><text:span text:style-name="T1">萬上限。</text:span><text:span text:style-name="T11"><text:line-break/><text:line-break/></text:span><text:span text:style-name="T1">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11">4</text:span><text:span text:style-name="T1">月</text:span><text:span text:style-name="T11">7</text:span><text:span text:style-name="T1">號，已經確診</text:span><text:span text:style-name="T11">84</text:span><text:span text:style-name="T1">例感染病例。目前特朗普政府強推群體免疫，在本國患病人數劇增的時候居然重新打開國門，這是明擺著向全世界輸出疫情，放蠱去海外強行叩關。</text:span><text:span text:style-name="T11"><text:line-break/><text:line-break/></text:span><text:span text:style-name="T1">之前，中國在</text:span><text:span text:style-name="T11">3</text:span><text:span text:style-name="T1">月</text:span><text:span text:style-name="T11">28</text:span><text:span text:style-name="T1">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11"><text:line-break/><text:line-break/></text:span><text:span text:style-name="T1">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11"><text:line-break/><text:line-break/></text:span><text:span text:style-name="T1">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11"><text:line-break/><text:line-break/></text:span><text:span text:style-name="T1">所以，群體免疫隔斷中美以及中國與國外其他國家人員貿易往來，打擊中國出口，意圖將中國踢出全球產業鏈，執行特朗普政府夢寐以求的</text:span><text:span text:style-name="T11">“</text:span><text:span text:style-name="T1">去中國化</text:span><text:span text:style-name="T11">”</text:span><text:span text:style-name="T1">全球戰略，暗合美國</text:span><text:span text:style-name="T11">“</text:span><text:span text:style-name="T1">孤立主義</text:span><text:span text:style-name="T11">”</text:span><text:span text:style-name="T1">經濟路線。</text:span><text:span text:style-name="T11"><text:line-break/><text:line-break/></text:span><text:span text:style-name="T1">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11"><text:line-break/><text:line-break/></text:span><text:span text:style-name="T1">據冰島國家廣播公司網站</text:span><text:span text:style-name="T11">3</text:span><text:span text:style-name="T1">月</text:span><text:span text:style-name="T11">24</text:span><text:span text:style-name="T1">日報道，冰島德科德基因公司的主管卡里</text:span><text:span text:style-name="T11">·</text:span><text:span text:style-name="T1">斯特凡松近日在接受新聞採訪時說，到目前為止，該公司已經對冰島新冠肺炎檢測中發現的大約</text:span><text:span text:style-name="T11">40</text:span><text:span text:style-name="T1">種新冠病毒變體進行了基因測序，並發現有一人同時感染了兩種新冠病毒變體。</text:span><text:span text:style-name="T11"><text:line-break/><text:line-break/></text:span><text:span text:style-name="T1">目前新冠病毒有</text:span><text:span text:style-name="T11">A</text:span><text:span text:style-name="T1">、</text:span><text:span text:style-name="T11">B</text:span><text:span text:style-name="T1">、</text:span><text:span text:style-name="T11">C</text:span><text:span text:style-name="T1">三個變種，中國境內是</text:span><text:span text:style-name="T11">B</text:span><text:span text:style-name="T1">種，這種情況下中國研發單價疫苗對其他變異病毒是無效的，這就像</text:span><text:span text:style-name="T11">2016</text:span><text:span text:style-name="T1">年年底中國陳薇團隊在塞拉利昂研制的埃博拉疫苗對</text:span><text:span text:style-name="T11">2019</text:span><text:span text:style-name="T1">年出現的新埃博拉變異病毒無效是一樣的。在這種情況下，如果注射單價疫苗就會產生</text:span><text:span text:style-name="T11">ADE</text:span><text:span text:style-name="T1">效應。</text:span><text:span text:style-name="T11"><text:line-break/><text:line-break/></text:span><text:span text:style-name="T1">那麼，</text:span><text:span text:style-name="T11">ADE</text:span><text:span text:style-name="T1">到底是什麼呢？就是抗體依賴增強，簡稱</text:span><text:span text:style-name="T11">ADE</text:span><text:span text:style-name="T1">。</text:span><text:span text:style-name="T11"><text:line-break/><text:line-break/></text:span><text:span text:style-name="T1">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11">ADE</text:span><text:span text:style-name="T1">效應下會在患者內部產生百倍毒性，其死亡速度要遠比沒有抗體來得更快。</text:span><text:span text:style-name="T11"><text:line-break/><text:line-break/></text:span><text:span text:style-name="T1">這種情況下，之前的疫苗客觀上充當了內應的角色。這種</text:span><text:span text:style-name="T11">ADE</text:span><text:span text:style-name="T1">效應已經在紐約年輕感染者身上出現。臨床表現就是住院以後快速死亡，前一秒還活蹦亂跳，下一秒心電圖就拉直了。</text:span><text:span text:style-name="T11"><text:line-break/><text:line-break/></text:span><text:span text:style-name="T1">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11"><text:line-break/><text:line-break/></text:span><text:span text:style-name="T1">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11"><text:line-break/><text:line-break/></text:span><text:span text:style-name="T1">這次的新冠病毒毒性屬於</text:span><text:span text:style-name="T11">P4</text:span><text:span text:style-name="T1">級別，某些</text:span><text:span text:style-name="T11">P3</text:span><text:span text:style-name="T1">實驗室也可以進行研究，而目前全世界除中國武漢以外，幾乎所有的</text:span><text:span text:style-name="T11">P3</text:span><text:span text:style-name="T1">和</text:span><text:span text:style-name="T11">P4</text:span><text:span text:style-name="T1">實驗室都掌握在猶太資本集團之手，他們不再發布新冠新變異病毒共享基因，就是要防止中國掌握新變異病毒樣本。拿不到變異基因數據庫，那麼中國就無法研製新疫苗。</text:span><text:span text:style-name="T11"><text:line-break/><text:line-break/></text:span><text:span text:style-name="T1">我們現在在回頭看加拿大在美國唆使下扣押華裔病毒學家邱香果就會明白，將邱香果團隊凍結的其中一個重要目的，就是防止其從加拿大</text:span><text:span text:style-name="T11">P4</text:span><text:span text:style-name="T1">實驗室幫助中國，也是防止邱香果博士與陳薇團隊合作抗擊疫情，畢竟邱香果博士是全球頂尖病毒學權威。</text:span><text:span text:style-name="T11"><text:line-break/><text:line-break/></text:span><text:span text:style-name="T1">中國研製疫苗本來就時間滯後，單價疫苗又會引起</text:span><text:span text:style-name="T11">ADE</text:span><text:span text:style-name="T1">效應，而一旦不能大範圍推廣注射，唯一的辦法就是繼續隔離。但是，病毒變異的速度隨著美國放縱全球疫情會同樣快速增大。這種情況下，中國研製疫苗的時間和採集病毒的步驟必須就是跟病毒賽跑。</text:span><text:span text:style-name="T11"><text:line-break/><text:line-break/></text:span><text:span text:style-name="T1">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11">“</text:span><text:span text:style-name="T1">去中國化</text:span><text:span text:style-name="T11">”</text:span><text:span text:style-name="T1">的陰險目的就達到了。</text:span><text:span text:style-name="T11"><text:line-break/><text:line-break/></text:span><text:span text:style-name="T1">將全球產業鏈扯斷，把中國踢出全球產業分工，然後控制日本和美國西部，阻止高新技術向中國流入，阻止中國打造新全球產業鏈，進而阻止歐亞融合。</text:span><text:span text:style-name="T11"><text:line-break/><text:line-break/></text:span><text:span text:style-name="T1">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11">2.0</text:span><text:span text:style-name="T1">。</text:span><text:span text:style-name="T11"><text:line-break/><text:line-break/></text:span><text:span text:style-name="T1">對全球來說，中國經濟惡化，世界全球化完蛋，世界經濟碎片化對美國有益無害，讓每個國家經濟體都成為孤島，這就是基辛格說的全球重回城邦制時代的真正含義。</text:span><text:span text:style-name="T11"><text:line-break/><text:line-break/></text:span><text:span text:style-name="T1">綜上所述，疫情不僅將改變整個世界戰略秩序，而且嚴重衝擊全球經濟一體化。經濟決定政治，美國重返孤立主義和單邊主義，是美國重塑世界秩序的開始，而放縱疫情就是要打碎全球秩序的基礎</text:span><text:span text:style-name="T11">——</text:span><text:span text:style-name="T1">全球經濟一體化，兩者相輔相成，構成後疫情時代美國戰略的全部。</text:span><text:span text:style-name="T11"><text:line-break/><text:line-break/></text:span><text:span text:style-name="T1">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11"><text:line-break/><text:line-break/></text:span><text:span text:style-name="T1">【去中國化戰略的應對】</text:span><text:span text:style-name="T11"><text:line-break/><text:line-break/></text:span><text:span text:style-name="T1">那麼，面對當前局面中國應該如何應對呢？</text:span><text:span text:style-name="T11"><text:line-break/><text:line-break/></text:span><text:span text:style-name="T1">一、強鏈固鏈，產業升級，標本兼治。</text:span><text:span text:style-name="T11"><text:line-break/><text:line-break/></text:span><text:span text:style-name="T1">治標之策，強鏈固鏈。強鏈固鏈是為了保住目前中國境內中低端產業鏈在全球產業鏈分工上的優勢地位，這是應對當前經濟困境的治標之策。</text:span><text:span text:style-name="T11"><text:line-break/><text:line-break/></text:span><text:span text:style-name="T1">目前疫情在全球各個國家都在蔓延，其他國家港口物流和零售幾乎全部停滯，在這種情況下，中國更要提升物流鏈和供應鏈效率，讓中國取得對其他國家產業鏈的相對優勢。</text:span><text:span text:style-name="T11"><text:line-break/><text:line-break/></text:span><text:span text:style-name="T1">治本之策，產業升級。中國必須繼續堅定執行產業升級政策，只有中國爬升到產業鏈頂端，構成完整的國際產業分工並成為龍頭，這樣才有資格決定全球布局，這是應對當前經濟困境的治本之策。</text:span><text:span text:style-name="T11"><text:line-break/><text:line-break/></text:span><text:span text:style-name="T1">在執行這個政策過程中，中國一定要拒絕實行新四萬億，一旦新四萬億實行，則中低端產能急速擴張必然擠壓產業升級，膨脹債務，中國再也經不起二次金融政策決策失誤的後果了。切記！</text:span><text:span text:style-name="T11"><text:line-break/><text:line-break/></text:span><text:span text:style-name="T1">二、對外擴大開放，對內深化改革。</text:span><text:span text:style-name="T11"><text:line-break/><text:line-break/></text:span><text:span text:style-name="T1">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11"><text:line-break/><text:line-break/></text:span><text:span text:style-name="T1">與擴大改革開放不同，目前中國國內有一部分磚家、神棍在全力鼓吹什麼經濟內循環，血飲要說的這是一個天大的餿主意。為什麼是天大的餿主意呢？</text:span><text:span text:style-name="T11"><text:line-break/><text:line-break/></text:span><text:span text:style-name="T1">（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11">14</text:span><text:span text:style-name="T1">倍，貿易收支也從貿易赤字變成現在坐擁三萬億美元外匯儲備。以中國為骨幹的全球產業鏈為中國影響世界提供了力量源泉。</text:span><text:span text:style-name="T11"><text:line-break/><text:line-break/></text:span><text:span text:style-name="T1">（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11"><text:line-break/><text:line-break/></text:span><text:span text:style-name="T1">（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11"><text:line-break/><text:line-break/></text:span><text:span text:style-name="T1">先看中國，從大明到滿清滅亡，中國閉關鎖國，農耕文明自給自足，最後依舊是被西方列強打開國門，從</text:span><text:span text:style-name="T11">1840</text:span><text:span text:style-name="T1">年到</text:span><text:span text:style-name="T11">1998</text:span><text:span text:style-name="T1">年，從旅順大屠殺到南京大屠殺，從</text:span><text:span text:style-name="T11">1930</text:span><text:span text:style-name="T1">印尼華人被殺到</text:span><text:span text:style-name="T11">1998</text:span><text:span text:style-name="T1">年印尼排華屠殺，中華民族數億人民死亡流血漂櫓的代價還不夠嗎？</text:span><text:span text:style-name="T11"><text:line-break/><text:line-break/></text:span><text:span text:style-name="T1">再看國外，</text:span><text:span text:style-name="T11">1929</text:span><text:span text:style-name="T1">年全球經濟大蕭條爆發，日本、德國建立高關稅壁壘，保護國內市場建立內循環，但最終解決不了能源供應問題，最終走上了法西斯擴張道路。</text:span><text:span text:style-name="T11">1929</text:span><text:span text:style-name="T1">年以後英國組建帝國特惠制，在英聯邦國家內部進行關稅互免，結果在</text:span><text:span text:style-name="T11">1975</text:span><text:span text:style-name="T1">年被美國主導的世界貿易組織打敗並解散；冷戰時期，被美國遏制在歐亞大陸內部的蘇聯，用經互會組建社會主義國家經濟內循環，結果同樣被美國打敗；</text:span><text:span text:style-name="T11">1960</text:span><text:span text:style-name="T1">年代中國與蘇聯完全決裂，導致面對蘇東集團國家長達十年的的改革開放戛然而止，接著就是中國境內的無序和混亂加劇，最終導致那場不堪回首的悲劇。</text:span><text:span text:style-name="T11"><text:line-break/><text:line-break/></text:span><text:span text:style-name="T1">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11">16</text:span><text:span text:style-name="T1">世紀英國在都鐸王朝帶領下全面對外發展擴張，成就了日不落帝國；</text:span><text:span text:style-name="T11">1860</text:span><text:span text:style-name="T1">年代日本發動明治維新，對內改革對外對西方開放，最終成為亞洲唯一強權；</text:span><text:span text:style-name="T11">1930</text:span><text:span text:style-name="T1">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11"><text:line-break/><text:line-break/></text:span><text:span text:style-name="T1">歷史用無數次的正反例證明，改革開放是全世界所有國家崛起的秘訣，只要堅持下去，那麼，在內外物質能量和思想交流碰撞中，一定會在更高層次形成高度有序。</text:span><text:span text:style-name="T11"><text:line-break/><text:line-break/></text:span><text:span text:style-name="T1">（四）聯合抗擊疫情，揭露美國放縱疫情。目前的疫情已經在全球蔓延，不斷出現的病毒變異證明所有的國家現在已經坐在了一條船上，這是真正的命運共同體。</text:span><text:span text:style-name="T11">ADE</text:span><text:span text:style-name="T1">效應說明，美國去年爆發的流感里面很多就是新冠，否則紐約死亡率不會那麼高。</text:span><text:span text:style-name="T11"><text:line-break/><text:line-break/></text:span><text:span text:style-name="T1">北京去年年末也出現了大規模流感，所以北京的防控千萬不能鬆懈。全球聯合抗疫，才能夠消滅病毒防止變異蔓延，猶太資本集團賭的就是全球無法合力團結消滅病毒，這也是屠術之一。病毒變異和</text:span><text:span text:style-name="T11">ADE</text:span><text:span text:style-name="T1">效應下，需要全球國家共衕努力對抗疫情。只有聯合才能夠遏制病毒傳播，防止出現更多變異病毒種類。除了向鐵桿盟友運送物資、派出醫療隊外，中國還向馬塞諸薩州等民主黨票倉州提供</text:span><text:span text:style-name="T11">120</text:span><text:span text:style-name="T1">萬只口罩。</text:span><text:span text:style-name="T11"><text:line-break/><text:line-break/></text:span><text:span text:style-name="T1">除中國以外，幾乎全部</text:span><text:span text:style-name="T11">P4</text:span><text:span text:style-name="T1">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11"><text:line-break/><text:line-break/></text:span><text:span text:style-name="T1">在這裏，血飲要說下中醫問題。跟</text:span><text:span text:style-name="T11">2004</text:span><text:span text:style-name="T1">年抗擊非典勝利以後就開始淡化中醫並將之束之高閣一樣，現在，很多人又開始重復</text:span><text:span text:style-name="T11">2004</text:span><text:span text:style-name="T1">年的套路，對中醫在抗擊疫情的功績絕口不提，甚至開始限制打擊中醫。比如：限制野生動物用藥作為專利，禁止有毒物質申請專利，中藥申請專利需要做毒理試驗，中藥說明書必須是包含數據</text:span><text:span text:style-name="T11">/</text:span><text:span text:style-name="T1">化學分子式的，中藥不得侵犯古方等一系列苛刻要求。</text:span><text:span text:style-name="T11"><text:line-break/><text:line-break/></text:span><text:span text:style-name="T1">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11"><text:line-break/><text:line-break/></text:span><text:span text:style-name="T1">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11"><text:line-break/><text:line-break/></text:span><text:span text:style-name="T1">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11"><text:line-break/><text:line-break/></text:span><text:span text:style-name="T1">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11"><text:line-break/><text:line-break/></text:span><text:span text:style-name="T1">這種情況下，中國應該更多地揭露美國放縱疫情且是疫情發源地的更多證據，比如：劍橋大學四月九日發表新冠病毒的三個變種和它們的傳播路徑表明，</text:span><text:span text:style-name="T11">ABC</text:span><text:span text:style-name="T1">三種變異病毒中，中國爆發的</text:span><text:span text:style-name="T11">B</text:span><text:span text:style-name="T1">型來源於美國國內出現的</text:span><text:span text:style-name="T11">A</text:span><text:span text:style-name="T1">型，</text:span><text:span text:style-name="T11">A</text:span><text:span text:style-name="T1">型才是病毒爆發根源。</text:span><text:span text:style-name="T11"><text:line-break/><text:line-break/></text:span><text:span text:style-name="T1">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11"><text:line-break/><text:line-break/></text:span><text:span text:style-name="T1">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11"><text:line-break/><text:line-break/></text:span><text:span text:style-name="T1">（五）死保委內瑞拉。在上篇文章血飲說過，相對中東陸戰，美國更傾向於打擊委內瑞拉，這種情況下，中國應當組建聯合反侵略聯盟，死保委內瑞拉。</text:span><text:span text:style-name="T11"><text:line-break/><text:line-break/></text:span><text:span text:style-name="T1">那麼，具體怎麼做呢？模仿中俄土伊四國聯盟組建中俄委古四國聯盟！</text:span><text:span text:style-name="T11"><text:line-break/><text:line-break/></text:span><text:span text:style-name="T1">一、協調地區增援，斡旋古巴出兵。</text:span><text:span text:style-name="T11"><text:line-break/><text:line-break/></text:span><text:span text:style-name="T1">歷史上，古巴有過作為僱傭軍大規模增援社會主義盟友的先例。</text:span><text:span text:style-name="T11">1975</text:span><text:span text:style-name="T1">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11"><text:line-break/><text:line-break/></text:span><text:span text:style-name="T1">由於古巴戰士都是身經百戰的游擊隊員，戰鬥素質要高出美軍一大截，再加上前蘇聯援助的飛機坦克等重武器，實力更是不容小覷。因此，古巴軍隊的直接參戰，令扎伊爾和南非的正規軍隊望風披靡。</text:span><text:span text:style-name="T11">2002</text:span><text:span text:style-name="T1">年</text:span><text:span text:style-name="T11">4</text:span><text:span text:style-name="T1">月，安政解垮台，安人運最終獲勝。在接近</text:span><text:span text:style-name="T11">30</text:span><text:span text:style-name="T1">年的安哥拉內戰中，古巴軍隊鍛煉了隊伍，已經成為南美地區叢林作戰和游擊戰勁旅，美國軍隊在這方面根本就不是古巴對手。</text:span><text:span text:style-name="T11"><text:line-break/><text:line-break/></text:span><text:span text:style-name="T1">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11"><text:line-break/><text:line-break/></text:span><text:span text:style-name="T1">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11"><text:line-break/><text:line-break/></text:span><text:span text:style-name="T1">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11"><text:line-break/><text:line-break/></text:span><text:span text:style-name="T1">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11">5</text:span><text:span text:style-name="T1">萬軍隊進入委內瑞拉，美國就要掂量下自己進去能不能從古巴軍隊手中討到好處。</text:span><text:span text:style-name="T11"><text:line-break/><text:line-break/></text:span><text:span text:style-name="T1">二、組建中俄古委四國聯盟。</text:span><text:span text:style-name="T11"><text:line-break/><text:line-break/></text:span><text:span text:style-name="T1">委內瑞拉疫情爆發以後，中國在</text:span><text:span text:style-name="T11">3</text:span><text:span text:style-name="T1">月</text:span><text:span text:style-name="T11">30</text:span><text:span text:style-name="T1">號向委內瑞拉派出醫療隊外，古巴和俄羅斯也都向委內瑞拉派出醫療隊。中俄古三國增援委內瑞拉，在此基礎上可以組建中俄古委四國聯盟，曾經或者現在是社會主義的四個國家走到了一起。</text:span><text:span text:style-name="T11"><text:line-break/><text:line-break/></text:span><text:span text:style-name="T1">委內瑞拉擁有全球最高比例的熱帶叢林作戰勁旅，堪稱全球特種作戰的黃埔軍校。這些特種兵都是委內瑞拉特種兵學校培養出來的，其中全球鼎鼎大名的</text:span><text:span text:style-name="T11">“</text:span><text:span text:style-name="T1">獵人</text:span><text:span text:style-name="T11">”</text:span><text:span text:style-name="T1">學校就是委內瑞拉的陸軍特種作戰學校，是世界知名的頂尖專業訓練特種兵的學校，該校以高死傷率、高淘汰率、魔鬼訓練享譽全球。</text:span><text:span text:style-name="T11"><text:line-break/><text:line-break/></text:span><text:span text:style-name="T1">古巴同樣擁有</text:span><text:span text:style-name="T11">5</text:span><text:span text:style-name="T1">萬人的熱帶叢林和游擊戰勁旅，戰力遠超美軍。</text:span><text:span text:style-name="T11">2004</text:span><text:span text:style-name="T1">年和</text:span><text:span text:style-name="T11">2019</text:span><text:span text:style-name="T1">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11"><text:line-break/><text:line-break/></text:span><text:span text:style-name="T1">除此之外，俄羅斯已經向委內瑞拉派遣了精銳的瓦格納雇佣軍團。一旦威脅增大，俄羅斯可以將進入委內瑞拉的瓦格納軍團數量擴充到</text:span><text:span text:style-name="T11">5000</text:span><text:span text:style-name="T1">人，而中國將派遣軍事顧問團進入委內瑞拉。當初中國在</text:span><text:span text:style-name="T11">2016</text:span><text:span text:style-name="T1">年向敘利亞派遣軍事顧問團，主要以沙漠和山地作戰為主。這次中國如果派遣軍事顧問團將以主攻亞熱帶叢林作戰的南部戰區為主，這裏有中國最擅長叢林作戰被稱為</text:span><text:span text:style-name="T11">“</text:span><text:span text:style-name="T1">山中猛虎</text:span><text:span text:style-name="T11">”</text:span><text:span text:style-name="T1">的南方某集團軍。</text:span><text:span text:style-name="T11"><text:line-break/><text:line-break/></text:span><text:span text:style-name="T1">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11"><text:line-break/><text:line-break/></text:span><text:span text:style-name="T1">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11"><text:line-break/><text:line-break/></text:span><text:span text:style-name="T1">據俄羅斯衛星網報導，</text:span><text:span text:style-name="T11">2019</text:span><text:span text:style-name="T1">年</text:span><text:span text:style-name="T11">3</text:span><text:span text:style-name="T1">月</text:span><text:span text:style-name="T11">29</text:span><text:span text:style-name="T1">日，總部位於以色列的國際圖像衛星組織分享了據信顯示委內瑞拉軍方</text:span><text:span text:style-name="T11">S300</text:span><text:span text:style-name="T1">防空導彈最新部署情況的衛星照片。在委內瑞拉瓜里科州空軍基地，部署了俄羅斯製造的</text:span><text:span text:style-name="T11">S-300</text:span><text:span text:style-name="T1">防空導彈。</text:span><text:span text:style-name="T11">4</text:span><text:span text:style-name="T1">月</text:span><text:span text:style-name="T11">3</text:span><text:span text:style-name="T1">號，據委內瑞拉媒體報道，委軍方防空部隊最近測試了包括</text:span><text:span text:style-name="T11">S-300SV</text:span><text:span text:style-name="T1">防空系統在內的軍事裝備的戰備狀態，這是響應馬杜羅要求所有炮兵部隊做好準備，也說明經過一年時間，委內瑞拉防空部隊已經掌握了</text:span><text:span text:style-name="T11">S300SV</text:span><text:span text:style-name="T1">防空導彈的使用技巧。</text:span><text:span text:style-name="T11"><text:line-break/><text:line-break/></text:span><text:span text:style-name="T1">中俄古委四國聯盟下，總計將出動</text:span><text:span text:style-name="T11">11.5</text:span><text:span text:style-name="T1">萬叢林作戰勁旅，將布放在委內瑞拉北部和南部地區，美國想見識下厲害盡可以放馬過來。</text:span><text:span text:style-name="T11"><text:line-break/><text:line-break/></text:span><text:span text:style-name="T1">三、危機時刻，圍魏救趙。</text:span><text:span text:style-name="T11"><text:line-break/><text:line-break/></text:span><text:span text:style-name="T1">公元前</text:span><text:span text:style-name="T11">353</text:span><text:span text:style-name="T1">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11"><text:line-break/><text:line-break/></text:span><text:span text:style-name="T1">委內瑞拉距離中國太遠，中國不可能像支援伊朗一樣直接提供軍事增援。這種情況下，中國就應該學習孫臏的圍魏救趙，而當年魏國拼死救援的大梁就是今天的美國的西太利益。</text:span><text:span text:style-name="T11"><text:line-break/><text:line-break/></text:span><text:span text:style-name="T1">據台灣媒體報導，</text:span><text:span text:style-name="T11">4</text:span><text:span text:style-name="T1">月</text:span><text:span text:style-name="T11">12</text:span><text:span text:style-name="T1">日上午，遼寧艦</text:span><text:span text:style-name="T11">4</text:span><text:span text:style-name="T1">月</text:span><text:span text:style-name="T11">10</text:span><text:span text:style-name="T1">日出港率</text:span><text:span text:style-name="T11">5</text:span><text:span text:style-name="T1">艘護衛艦隊往南海行進，今日凌晨已通過宮古海峽，並往南行經台灣東部海域進入南海。</text:span><text:span text:style-name="T11"><text:line-break/><text:line-break/></text:span><text:span text:style-name="T1">從</text:span><text:span text:style-name="T11">2014</text:span><text:span text:style-name="T1">年俄羅斯佔領克里米亞、</text:span><text:span text:style-name="T11">2015</text:span><text:span text:style-name="T1">年出兵敘利亞到</text:span><text:span text:style-name="T11">2018</text:span><text:span text:style-name="T1">年土耳其發動阿芙琳戰役以及</text:span><text:span text:style-name="T11">2019</text:span><text:span text:style-name="T1">年</text:span><text:span text:style-name="T11">10</text:span><text:span text:style-name="T1">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11"><text:line-break/><text:line-break/></text:span><text:span text:style-name="T1">美國為什麼一定會像魏國一樣救援大梁呢？因為西太平洋地區利益對於美國尤為重要，台灣是西太平洋淺水區與深水區過渡區域，一旦失去這裏，中國海軍兵鋒將直指關島</text:span><text:span text:style-name="T11">——</text:span><text:span text:style-name="T1">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11"><text:line-break/><text:line-break/></text:span><text:span text:style-name="T1">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11">—</text:span><text:span text:style-name="T1">中俄土伊等著美國。</text:span><text:span text:style-name="T11"><text:line-break/><text:line-break/></text:span><text:span text:style-name="T1">在中東，中俄可以利用陸權優勢聯合土耳其、伊朗打擊美國，而美國如果膽敢入侵伊朗，那麼中俄將發揮陸權強國優勢增援伊朗，而如果美國不敢進攻伊朗，就必須不斷增兵中東，最終在添油戰術中耗死。</text:span><text:span text:style-name="T11"><text:line-break/><text:line-break/></text:span><text:span text:style-name="T1">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11"><text:line-break/><text:line-break/></text:span><text:span text:style-name="T1">（責編：孟向瓏）</text:span></text:p>
      <text:p text:style-name="P9"><text:span text:style-name="T10">穎芝</text:span><text:span text:style-name="T1"><text:s/>  |  2020.04.15 16:46   |   </text:span><text:a xlink:type="simple" xlink:href="http://palinfo.habago.org/Entry?Command=Information_PrintForum&amp;#FORUM39063"><text:span text:style-name="T2">#</text:span></text:a></text:p>
      <text:p text:style-name="P10"><text:span text:style-name="T1">堅守武漢的美籍教師梅根‧夢露：其他國家都應該借鑑中國防控疫情的經驗</text:span><text:span text:style-name="T11"><text:line-break/>2020-4-01 </text:span><text:span text:style-name="T1">來源：中國日報網</text:span><text:span text:style-name="T11"><text:line-break/><text:line-break/></text:span><text:span text:style-name="T1">美國加州姑娘梅根‧夢露在武漢的一所教育公司當老師</text:span><text:span text:style-name="T11"><text:line-break/><text:line-break/></text:span><text:span text:style-name="T1">梅根‧夢露來今年</text:span><text:span text:style-name="T11">21</text:span><text:span text:style-name="T1">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11"><text:line-break/><text:line-break/></text:span><text:span text:style-name="T1">梅根的家鄉是一個只有</text:span><text:span text:style-name="T11">30</text:span><text:span text:style-name="T1">萬人口的小鎮，在來武漢之前，她只在美國國內和加拿大旅行過。她說，來中國是她第一次（真正意義上）體驗外國文化。</text:span><text:span text:style-name="T11"><text:line-break/><text:line-break/></text:span><text:span text:style-name="T1">但令她沒想到的是，來中國不久就暴發了新冠肺炎疫情。武漢宣佈「封城」後，她曾想過回國。美國駐華大使館也提供了包機，但考慮到高昂的機票價格和在飛機上交叉感染的風險，她最終選擇留在武漢。</text:span><text:span text:style-name="T11"><text:line-break/><text:line-break/></text:span><text:span text:style-name="T1">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11"><text:line-break/><text:line-break/></text:span><text:span text:style-name="T1">看到她的視頻後，有很多人給予她鼓勵，說她是英雄；但也有些人誤解她，說是有人付錢讓她說這些</text:span><text:span text:style-name="T11">(</text:span><text:span text:style-name="T1">正面的話</text:span><text:span text:style-name="T11">)</text:span><text:span text:style-name="T1">，甚至有人詛咒她去死。對此，梅根表示：「我發佈的一切都是真實的，因為我想把這種積極樂觀傳遞給世界上所有在應對這種情況的人。」</text:span><text:span text:style-name="T11"><text:line-break/><text:line-break/></text:span><text:span text:style-name="T1">梅根還呼籲，病毒不分種族和國界，其他國家都應該借鑑中國防控疫情的經驗，因為只有各國團結起來，才能最終戰勝新冠病毒。</text:span><text:span text:style-name="T11"><text:line-break/><text:line-break/></text:span><text:span text:style-name="T1">為深入宣傳貫徹習近平主席在二十國集團領導人特別峰會上的重要講話精神，深化國際合作，凝聚戰勝疫情強大合力，</text:span><text:span text:style-name="T11">3</text:span><text:span text:style-name="T1">月</text:span><text:span text:style-name="T11">31</text:span><text:span text:style-name="T1">日晚，中國日報社與清華大學以「雲直播」形式共同舉辦了主題為「抗擊新冠肺炎疫情，全球命運與共」的「新時代大講堂」，梅根‧夢露是演講者之一。</text:span></text:p>
      <text:p text:style-name="P5">穎芝   |  2020.04.15 08:27   |   <text:a xlink:type="simple" xlink:href="http://palinfo.habago.org/Entry?Command=Information_PrintForum&amp;#FORUM39060"><text:span text:style-name="T6">#</text:span></text:a></text:p>
      <text:p text:style-name="P6">煙黨豢養的 1487 網軍出草全世界，現在煙黨的心情：一時出征一時爽繼續出征繼續爽 <text:line-break/><text:a xlink:type="simple" xlink:href="https://youtu.be/dY7L-86MA7Q"><text:span text:style-name="T7">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7">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5">鈺錠   |  2020.04.15 06:33   |   <text:a xlink:type="simple" xlink:href="http://palinfo.habago.org/Entry?Command=Information_PrintForum&amp;#FORUM39059"><text:span text:style-name="T6">#</text:span></text:a></text:p>
      <text:p text:style-name="P6">下面是基辛格在華爾街日報的原文經觀查者網翻譯，原文連結有附在文後。 <text:line-break/><text:line-break/><text:a xlink:type="simple" xlink:href="https://www.guancha.cn/JiXinGe/2020_04_06_545625.shtml"><text:span text:style-name="T7">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7">https://www.wsj.com/articles/the-coronavirus-pandemic-will-forever-alter-the-world-order-11585953005</text:span></text:a></text:p>
      <text:p text:style-name="P5">王修亮   |  2020.04.15 02:18   |   <text:a xlink:type="simple" xlink:href="http://palinfo.habago.org/Entry?Command=Information_PrintForum&amp;#FORUM39058"><text:span text:style-name="T6">#</text:span></text:a></text:p>
      <text:p text:style-name="P7">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5">洋洋   |  2020.04.14 23:54   |   <text:a xlink:type="simple" xlink:href="http://palinfo.habago.org/Entry?Command=Information_PrintForum&amp;#FORUM39057"><text:span text:style-name="T6">#</text:span></text:a></text:p>
      <text:p text:style-name="P6">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5">Ethan   |  2020.04.14 18:17   |   <text:a xlink:type="simple" xlink:href="http://palinfo.habago.org/Entry?Command=Information_PrintForum&amp;#FORUM39054"><text:span text:style-name="T6">#</text:span></text:a></text:p>
      <text:p text:style-name="P7">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4">･</text:span>特朗普塑造成阿道夫<text:span text:style-name="T14">･</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5">陳真   |  2020.04.14 17:50   |   <text:a xlink:type="simple" xlink:href="http://palinfo.habago.org/Entry?Command=Information_PrintForum&amp;#FORUM39053"><text:span text:style-name="T6">#</text:span></text:a></text:p>
      <text:p text:style-name="P6">頗有同感。不過你貼的連結連不上，可否貼出內文？謝謝。 <text:line-break/><text:line-break/>疫情對祖國的長久傷害以及對世界的影響，至今難料。美國其實是很厲害的。</text:p>
      <text:p text:style-name="P5">Ethan   |  2020.04.14 17:16   |   <text:a xlink:type="simple" xlink:href="http://palinfo.habago.org/Entry?Command=Information_PrintForum&amp;#FORUM39052"><text:span text:style-name="T6">#</text:span></text:a></text:p>
      <text:p text:style-name="P7">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7">http://www.dacankao.com/m/?a=viewthread&amp;;tid=181925&amp;;_bpage=1</text:span></text:a></text:p>
      <text:p text:style-name="P5">陳真   |  2020.04.14 11:38   |   <text:a xlink:type="simple" xlink:href="http://palinfo.habago.org/Entry?Command=Information_PrintForum&amp;#FORUM39051"><text:span text:style-name="T6">#</text:span></text:a></text:p>
      <text:p text:style-name="P6">(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5">陳真   |  2020.04.14 02:50   |   <text:a xlink:type="simple" xlink:href="http://palinfo.habago.org/Entry?Command=Information_PrintForum&amp;#FORUM39050"><text:span text:style-name="T6">#</text:span></text:a></text:p>
      <text:p text:style-name="P6">(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5">洋洋   |  2020.04.13 22:29   |   <text:a xlink:type="simple" xlink:href="http://palinfo.habago.org/Entry?Command=Information_PrintForum&amp;#FORUM39048"><text:span text:style-name="T6">#</text:span></text:a></text:p>
      <text:p text:style-name="P7">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7">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5">陳真   |  2020.04.13 20:50   |   <text:a xlink:type="simple" xlink:href="http://palinfo.habago.org/Entry?Command=Information_PrintForum&amp;#FORUM39047"><text:span text:style-name="T6">#</text:span></text:a></text:p>
      <text:p text:style-name="P6">(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5">許世勤   |  2020.04.13 18:07   |   <text:a xlink:type="simple" xlink:href="http://palinfo.habago.org/Entry?Command=Information_PrintForum&amp;#FORUM39046"><text:span text:style-name="T6">#</text:span></text:a></text:p>
      <text:p text:style-name="P7">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5">葉小慧   |  2020.04.13 12:57   |   <text:a xlink:type="simple" xlink:href="http://palinfo.habago.org/Entry?Command=Information_PrintForum&amp;#FORUM39045"><text:span text:style-name="T6">#</text:span></text:a></text:p>
      <text:p text:style-name="P6">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7">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5">康   |  2020.04.13 12:36   |   <text:a xlink:type="simple" xlink:href="http://palinfo.habago.org/Entry?Command=Information_PrintForum&amp;#FORUM39044"><text:span text:style-name="T6">#</text:span></text:a></text:p>
      <text:p text:style-name="P14"><text:a xlink:type="simple" xlink:href="https://www.cmmedia.com.tw/home/articles/20791"><text:span text:style-name="T9">https://www.cmmedia.com.tw/home/articles/20791</text:span></text:a><text:span text:style-name="T8"><text:s/><text:line-break/><text:line-break/>放下手邊的一切事情 <text:line-break/>立刻準備秘密存糧和合法武器吧 <text:line-break/>（勿謂言之不預）的警語已經出現</text:span></text:p>
      <text:p text:style-name="P5">陳真   |  2020.04.13 11:51   |   <text:a xlink:type="simple" xlink:href="http://palinfo.habago.org/Entry?Command=Information_PrintForum&amp;#FORUM39042"><text:span text:style-name="T6">#</text:span></text:a></text:p>
      <text:p text:style-name="P6">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7">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5">陳真   |  2020.04.13 00:51   |   <text:a xlink:type="simple" xlink:href="http://palinfo.habago.org/Entry?Command=Information_PrintForum&amp;#FORUM39041"><text:span text:style-name="T6">#</text:span></text:a></text:p>
      <text:p text:style-name="P6">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5">怡靜   |  2020.04.13 00:35   |   <text:a xlink:type="simple" xlink:href="http://palinfo.habago.org/Entry?Command=Information_PrintForum&amp;#FORUM39040"><text:span text:style-name="T6">#</text:span></text:a></text:p>
      <text:p text:style-name="P7">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7">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5">穎芝   |  2020.04.12 13:40   |   <text:a xlink:type="simple" xlink:href="http://palinfo.habago.org/Entry?Command=Information_PrintForum&amp;#FORUM39039"><text:span text:style-name="T6">#</text:span></text:a></text:p>
      <text:p text:style-name="P6">【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7">https://reurl.cc/xZ1gGN</text:span></text:a></text:p>
      <text:p text:style-name="P5">衛思燕   |  2020.04.12 11:56   |   <text:a xlink:type="simple" xlink:href="http://palinfo.habago.org/Entry?Command=Information_PrintForum&amp;#FORUM39038"><text:span text:style-name="T6">#</text:span></text:a></text:p>
      <text:p text:style-name="P7">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7">https://www.youtube.com/watch?v=fB8M37gx5xM</text:span></text:a></text:p>
      <text:p text:style-name="P9"><text:span text:style-name="T10">老羊</text:span><text:span text:style-name="T1"><text:s/>  |  2020.04.12 06:10   |   </text:span><text:a xlink:type="simple" xlink:href="http://palinfo.habago.org/Entry?Command=Information_PrintForum&amp;#FORUM39037"><text:span text:style-name="T2">#</text:span></text:a></text:p>
      <text:p text:style-name="P10"><text:span text:style-name="T1">有位名叫</text:span><text:span text:style-name="T11"><text:s/>Amie Blomquist </text:span><text:span text:style-name="T1">從</text:span><text:span text:style-name="T11">2012</text:span><text:span text:style-name="T1">年起就在浙江寧波生活的瑞典女孩</text:span><text:span text:style-name="T11">,</text:span><text:span text:style-name="T1">在疫情期間由於相信中國政府的管理能力也一直留在寧波</text:span><text:span text:style-name="T11">,</text:span><text:span text:style-name="T1">最近在推特上寫了幾段話</text:span><text:span text:style-name="T11">,</text:span><text:span text:style-name="T1">原意是和家人分享實際的情況</text:span><text:span text:style-name="T11">,</text:span><text:span text:style-name="T1">在瑞典引起了一點小小的共鳴（觀察者網說是「留言區爆了」，我覺得有點言過其實）。</text:span><text:span text:style-name="T11"><text:line-break/><text:line-break/></text:span><text:span text:style-name="T1">其中有段話可以非常明確的看出西方先進國家甩鍋中國的邏輯謬誤：</text:span><text:span text:style-name="T11"><text:line-break/><text:line-break/></text:span><text:span text:style-name="T1">＝＝＝＝＝＝＝＝＝＝＝＝＝＝＝＝＝＝＝＝＝＝＝＝＝＝＝＝</text:span><text:span text:style-name="T11"><text:line-break/></text:span><text:span text:style-name="T1">欧美：你</text:span><text:span text:style-name="T15">们从来没有告诉我们这种病毒有多危险，你们一直在虚报数据。</text:span><text:span text:style-name="T11"><text:line-break/><text:line-break/></text:span><text:span text:style-name="T1">中国：你从</text:span><text:span text:style-name="T15">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11"><text:line-break/></text:span><text:span text:style-name="T1">＝＝＝＝＝＝＝＝＝＝＝＝＝＝＝＝＝＝＝＝＝＝＝＝＝＝＝＝</text:span><text:span text:style-name="T11"><text:line-break/><text:line-break/></text:span><text:span text:style-name="T1">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11"><text:line-break/><text:line-break/></text:span><text:span text:style-name="T1">因為格式的緣故，</text:span><text:span text:style-name="T11">Amie</text:span><text:span text:style-name="T1">的文字比較長，這裡我就只給出觀網的文章網址了：</text:span><text:span text:style-name="T11"><text:line-break/></text:span><text:a xlink:type="simple" xlink:href="https://user.guancha.cn/main/content?id=284773"><text:span text:style-name="T4">https://user.guancha.cn/main/content?id=284773</text:span></text:a><text:span text:style-name="T11"><text:line-break/></text:span></text:p>
      <text:p text:style-name="P9"><text:span text:style-name="T10">蘇龍祥</text:span><text:span text:style-name="T1"><text:s/>  |  2020.04.12 02:47   |   </text:span><text:a xlink:type="simple" xlink:href="http://palinfo.habago.org/Entry?Command=Information_PrintForum&amp;#FORUM39036"><text:span text:style-name="T2">#</text:span></text:a></text:p>
      <text:p text:style-name="P13"><text:span text:style-name="T1">美國有</text:span><text:span text:style-name="T11">9</text:span><text:span text:style-name="T1">，</text:span><text:span text:style-name="T11">10</text:span><text:span text:style-name="T1">月流感爆增的記錄，</text:span><text:span text:style-name="T11"><text:line-break/></text:span><text:span text:style-name="T1">武漢則是</text:span><text:span text:style-name="T11">12</text:span><text:span text:style-name="T1">月大爆發起點</text:span><text:span text:style-name="T11">+</text:span><text:span text:style-name="T1">野味可疑</text:span><text:span text:style-name="T11"><text:line-break/></text:span><text:span text:style-name="T1">很簡單，調美國</text:span><text:span text:style-name="T11">9~11</text:span><text:span text:style-name="T1">月流感感染活下來者進行新冠抗體檢測就知道了。</text:span><text:span text:style-name="T11"><text:line-break/></text:span></text:p>
      <text:p text:style-name="P9"><text:span text:style-name="T10">陳真</text:span><text:span text:style-name="T1"><text:s/>  |  2020.04.12 02:26   |   </text:span><text:a xlink:type="simple" xlink:href="http://palinfo.habago.org/Entry?Command=Information_PrintForum&amp;#FORUM39035"><text:span text:style-name="T2">#</text:span></text:a></text:p>
      <text:p text:style-name="P10"><text:span text:style-name="T1">劍橋的這篇研究，全文請看：</text:span><text:span text:style-name="T11"><text:line-break/><text:line-break/></text:span><text:a xlink:type="simple" xlink:href="https://bit.ly/2y3xWXo"><text:span text:style-name="T4">https://bit.ly/2y3xWXo</text:span></text:a><text:span text:style-name="T11"><text:line-break/><text:line-break/></text:span><text:span text:style-name="T1">它顯示幾點：</text:span><text:span text:style-name="T11"><text:line-break/><text:line-break/></text:span><text:span text:style-name="T1">一，找到病毒阿公（</text:span><text:span text:style-name="T11">A</text:span><text:span text:style-name="T1">）、病毒兒子（</text:span><text:span text:style-name="T11">B</text:span><text:span text:style-name="T1">）及病毒孫子（</text:span><text:span text:style-name="T11">C</text:span><text:span text:style-name="T1">）。</text:span><text:span text:style-name="T11"><text:line-break/><text:line-break/></text:span><text:span text:style-name="T1">二，病毒阿公在美國和澳洲，病毒兒子在中國，病毒孫子跑來歐洲。</text:span><text:span text:style-name="T11"><text:line-break/><text:line-break/></text:span><text:span text:style-name="T1">好，根據以上，最合理的</text:span><text:span text:style-name="T11"><text:s/>"</text:span><text:span text:style-name="T1">解釋</text:span><text:span text:style-name="T11">"</text:span><text:span text:style-name="T1">（我不是說</text:span><text:span text:style-name="T11"><text:s/>"</text:span><text:span text:style-name="T1">答案</text:span><text:span text:style-name="T11">"</text:span><text:span text:style-name="T1">）是：既然阿公在美、澳，那麼，源頭就是在美澳，兒子怎麼會是這一個病毒家族的源頭呢？有可能嗎？</text:span><text:span text:style-name="T11"><text:line-break/><text:line-break/></text:span><text:span text:style-name="T1">當然有可能。可能是阿公阿媽那一代先在中國起源，然後不知道為什麼卻</text:span><text:span text:style-name="T11">"</text:span><text:span text:style-name="T1">移民</text:span><text:span text:style-name="T11">"</text:span><text:span text:style-name="T1">去美澳，留下兒子在中國。兒子跑不出去，而且因為整個封城了，所以中國只有兒子，幾乎找不到阿公阿媽的足跡。然後，兒子有人偷渡跑到歐洲，生下孫子，並在歐洲定居，形成三代鼎立的局面。</text:span><text:span text:style-name="T11"><text:line-break/><text:line-break/></text:span><text:span text:style-name="T1">但是，假設今天如果研究發現病毒阿公阿媽就是在中國，兒子在美國和澳洲，孫子在歐洲。那麼，請問，大家還會套用上述的</text:span><text:span text:style-name="T11"><text:s/>"</text:span><text:span text:style-name="T1">可能性＂嗎？還會說也許美國就是起源地，病毒阿公阿媽起源於美國，然後不知道為什麼卻移民去中國定居，然後美國的病毒兒子又偷偷跑去歐洲玩，然後在歐洲生下孫子，從此定居在歐洲。</text:span><text:span text:style-name="T11"><text:line-break/><text:line-break/></text:span><text:span text:style-name="T1">大家聽懂我在說什麼嗎？我的意思是說，即便箭頭明顯指向美國才是病毒起源地，你照樣永遠可以在現有的證據上找到不同的解釋，然後把箭頭看你愛指向哪就指向哪。</text:span><text:span text:style-name="T11"><text:line-break/><text:line-break/></text:span><text:span text:style-name="T1">我不是說這些解釋說不通，而是說，今天如果研究發現病毒阿公阿媽就是定居在中國，人們馬上就會一口咬定答案就是這樣，而不會很體貼地幫它設想其它的可能性。</text:span><text:span text:style-name="T11"><text:line-break/><text:line-break/></text:span><text:span text:style-name="T1">其次，我不是說這些</text:span><text:span text:style-name="T11"><text:s/>"</text:span><text:span text:style-name="T1">另類的解釋</text:span><text:span text:style-name="T11">" </text:span><text:span text:style-name="T1">說不通，而是說，自然科學始終存在這樣的一個不確定性，所謂</text:span><text:span text:style-name="T11"><text:line-break/>"</text:span><text:span text:style-name="T1">研究發現</text:span><text:span text:style-name="T11">"</text:span><text:span text:style-name="T1">和</text:span><text:span text:style-name="T11"><text:s/>"</text:span><text:span text:style-name="T1">結論＂之間，必然還是存在著某種</text:span><text:span text:style-name="T11"><text:s/>"</text:span><text:span text:style-name="T1">解釋空間＂；鐵證恐怕不會來自科學本身，而是同時得派出</text:span><text:span text:style-name="T11">007</text:span><text:span text:style-name="T1">去調查才行。要不然，不管你阿公與兒孫在哪找到，你永遠都能夠說也許因為這樣那樣，所以阿公又偷偷跑去哪了。</text:span></text:p>
      <text:p text:style-name="P9"><text:span text:style-name="T10">穎芝</text:span><text:span text:style-name="T1"><text:s/>  |  2020.04.12 01:37   |   </text:span><text:a xlink:type="simple" xlink:href="http://palinfo.habago.org/Entry?Command=Information_PrintForum&amp;#FORUM39034"><text:span text:style-name="T2">#</text:span></text:a></text:p>
      <text:p text:style-name="P10"><text:span text:style-name="T1">找到另一個連結：</text:span><text:span text:style-name="T11"><text:line-break/><text:line-break/></text:span><text:a xlink:type="simple" xlink:href="https://www.hk01.com/%E8%AD%B0%E4%BA%8B%E5%BB%B3/459778/%E6%96%B0%E5%86%A0%E8%82%BA%E7%82%8E-%E5%8A%8D%E6%A9%8B%E5%AD%B8%E8%80%85-%E7%97%85%E6%AF%92%E4%BE%86%E6%BA%90%E7%A0%94%E7%A9%B6%E7%9B%AE%E5%89%8D%E6%98%AF-%E7%87%99%E6%89%8B%E7%9A%84%E5%B1%B1%E8%8A%8B"><text:span text:style-name="T11">https://www.hk01.com/</text:span><text:span text:style-name="T1">議事廳</text:span><text:span text:style-name="T11">/459778/</text:span><text:span text:style-name="T1">新冠肺炎</text:span><text:span text:style-name="T11">-</text:span><text:span text:style-name="T1">劍橋學者</text:span><text:span text:style-name="T11">-</text:span><text:span text:style-name="T1">病毒來源研究目前是</text:span><text:span text:style-name="T11">-</text:span><text:span text:style-name="T1">燙手的山芋</text:span></text:a><text:span text:style-name="T11"><text:line-break/><text:line-break/></text:span><text:span text:style-name="T1">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11">A</text:span><text:span text:style-name="T1">型病毒有可能是從這個途徑過去的⋯</text:span><text:span text:style-name="T11"><text:line-break/><text:line-break/></text:span><text:span text:style-name="T1">但是這位教授表示：不論是哪篇論文，目前仍無法就病毒的來源地給出一個明確的答案。</text:span></text:p>
      <text:p text:style-name="P9"><text:span text:style-name="T10">陳真</text:span><text:span text:style-name="T1"><text:s/>  |  2020.04.12 01:34   |   </text:span><text:a xlink:type="simple" xlink:href="http://palinfo.habago.org/Entry?Command=Information_PrintForum&amp;#FORUM39033"><text:span text:style-name="T2">#</text:span></text:a></text:p>
      <text:p text:style-name="P13"><text:span text:style-name="T11">Kevin </text:span><text:span text:style-name="T1">同學，你看巴勒網這麼多年了，怎麼還這麼</text:span><text:span text:style-name="T11"><text:s/>"</text:span><text:span text:style-name="T1">單純</text:span><text:span text:style-name="T11">"</text:span><text:span text:style-name="T1">？一點也沒變。不但</text:span><text:span text:style-name="T11"><text:s/>"</text:span><text:span text:style-name="T1">單純</text:span><text:span text:style-name="T11">"</text:span><text:span text:style-name="T1">，而且你所述沒有一句合乎事實與現實。蘇俄人民又不是腦殘，怎麼會</text:span><text:span text:style-name="T11"><text:s/>"</text:span><text:span text:style-name="T1">嚮往</text:span><text:span text:style-name="T11">" </text:span><text:span text:style-name="T1">什麼</text:span><text:span text:style-name="T11"><text:s/>"</text:span><text:span text:style-name="T1">民主自由的富裕繁榮</text:span><text:span text:style-name="T11">"</text:span><text:span text:style-name="T1">？蘇聯人民又不是白痴，怎麼會想把美式民主制度給</text:span><text:span text:style-name="T11"><text:s/>"</text:span><text:span text:style-name="T1">移植</text:span><text:span text:style-name="T11">" </text:span><text:span text:style-name="T1">到蘇聯？我的天啊，難道我要寫上一百本書把講過一萬遍的話再全部重新寫一次？</text:span><text:span text:style-name="T11"><text:line-break/><text:line-break/></text:span><text:span text:style-name="T1">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11"><text:line-break/><text:line-break/></text:span><text:span text:style-name="T1">還有，沒有人</text:span><text:span text:style-name="T11">"</text:span><text:span text:style-name="T1">不再</text:span><text:span text:style-name="T11">" </text:span><text:span text:style-name="T1">相信美式民主，應該說，原本就不信的人至今更不會信。原本就信的人，現在也還是一樣相信。</text:span><text:span text:style-name="T11"><text:line-break/><text:line-break/></text:span><text:span text:style-name="T1">幾十年前的美式民主，怎麼會是什麼眾人欽羡的什麼</text:span><text:span text:style-name="T11"><text:s/>"</text:span><text:span text:style-name="T1">金字招牌</text:span><text:span text:style-name="T11">"</text:span><text:span text:style-name="T1">？我的天啊！幾十年前的美帝，比現在更殘暴血腥許多，簡直是殺遍天下，而且是赤裸裸地透過純軍事手段大屠殺。</text:span><text:span text:style-name="T11"><text:line-break/><text:line-break/></text:span><text:span text:style-name="T1">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11"><text:line-break/><text:line-break/></text:span><text:span text:style-name="T1">至於你提到的烏克蘭、伊拉克與蘇聯等等等的各種描述，也都不是事實，你真的是完全外行。全世界也不會</text:span><text:span text:style-name="T11"><text:s/>"</text:span><text:span text:style-name="T1">持續推動</text:span><text:span text:style-name="T11">"</text:span><text:span text:style-name="T1">什麼</text:span><text:span text:style-name="T11"><text:s/>"</text:span><text:span text:style-name="T1">民主革新</text:span><text:span text:style-name="T11">"</text:span><text:span text:style-name="T1">。天快亮了，你還是趕快醒醒吧。</text:span><text:span text:style-name="T11"><text:line-break/><text:line-break/></text:span><text:span text:style-name="T1">蘇聯就是被美國搞垮的。當然，這是最主要最直接的原因。居功厥偉的就是我常提起的</text:span><text:span text:style-name="T11">Committee on the Present Danger</text:span><text:span text:style-name="T1">。手法之一類似目前之中美貿易戰、金融戰、貨幣戰與石油戰等等等（說不定也包括生物武器戰），有個操盤手很有名，叫做</text:span><text:span text:style-name="T11">Roger Robinson</text:span><text:span text:style-name="T1">，就是這位混蛋：</text:span><text:span text:style-name="T11"><text:line-break/><text:line-break/></text:span><text:a xlink:type="simple" xlink:href="https://bit.ly/2VkbDoe"><text:span text:style-name="T4">https://bit.ly/2VkbDoe</text:span></text:a><text:span text:style-name="T11"><text:line-break/><text:line-break/></text:span><text:a xlink:type="simple" xlink:href="https://bit.ly/2XqxYTA"><text:span text:style-name="T4">https://bit.ly/2XqxYTA</text:span></text:a><text:span text:style-name="T11"> <text:line-break/><text:line-break/></text:span><text:a xlink:type="simple" xlink:href="https://bit.ly/2VmiRYU"><text:span text:style-name="T4">https://bit.ly/2VmiRYU</text:span></text:a><text:span text:style-name="T11"><text:line-break/><text:line-break/></text:span><text:span text:style-name="T1">這混蛋似乎相信美國照樣能瓦解中國，但我一點都不信。</text:span><text:span text:style-name="T11"><text:line-break/><text:line-break/></text:span><text:span text:style-name="T1">我倒是相信</text:span><text:span text:style-name="T11">Johan Galtung</text:span><text:span text:style-name="T1">的</text:span><text:span text:style-name="T11"><text:s/>"</text:span><text:span text:style-name="T1">預言</text:span><text:span text:style-name="T11">"</text:span><text:span text:style-name="T1">：就在今年</text:span><text:span text:style-name="T11">( 2020</text:span><text:span text:style-name="T1">年</text:span><text:span text:style-name="T11">)</text:span><text:span text:style-name="T1">，無惡不作的美帝將走向崩潰，一個相對良善的</text:span><text:span text:style-name="T11"><text:s/>"</text:span><text:span text:style-name="T1">新美國</text:span><text:span text:style-name="T11">" </text:span><text:span text:style-name="T1">會誕生。不習慣讀英文的，有中文版：</text:span><text:span text:style-name="T11"><text:line-break/><text:line-break/></text:span><text:a xlink:type="simple" xlink:href="https://item.jd.com/11224975.html"><text:span text:style-name="T4">https://item.jd.com/11224975.html</text:span></text:a></text:p>
      <text:p text:style-name="P9"><text:span text:style-name="T10">穎芝</text:span><text:span text:style-name="T1"><text:s/>  |  2020.04.11 20:59   |   </text:span><text:a xlink:type="simple" xlink:href="http://palinfo.habago.org/Entry?Command=Information_PrintForum&amp;#FORUM39032"><text:span text:style-name="T2">#</text:span></text:a></text:p>
      <text:p text:style-name="P10"><text:span text:style-name="T1">昨天下午的中時電子報新聞：</text:span><text:a xlink:type="simple" xlink:href="https://reurl.cc/QdWpnM"><text:span text:style-name="T4">https://reurl.cc/QdWpnM</text:span></text:a><text:span text:style-name="T11"><text:line-break/><text:line-break/></text:span><text:span text:style-name="T1">在武漢大規模流行的是Ｂ型病毒，是由Ａ型病毒突變而來的⋯</text:span><text:span text:style-name="T11"><text:line-break/><text:line-break/></text:span><text:span text:style-name="T1">意外！英劍橋研究：新冠病毒有</text:span><text:span text:style-name="T11">3</text:span><text:span text:style-name="T1">類</text:span><text:span text:style-name="T11"><text:s/></text:span><text:span text:style-name="T1">在武漢已突變</text:span><text:span text:style-name="T11"><text:line-break/>13:31 2020/04/11 </text:span><text:span text:style-name="T1">中時電子報</text:span><text:span text:style-name="T11"><text:s/></text:span><text:span text:style-name="T1">馮英志</text:span><text:span text:style-name="T11"><text:line-break/><text:line-break/></text:span><text:span text:style-name="T1">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11">3</text:span><text:span text:style-name="T1">種病毒株，而這場大流行起源地大陸武漢，在當地流行的新冠病毒實際上已為突變的</text:span><text:span text:style-name="T11">B</text:span><text:span text:style-name="T1">型，而與最原始的病毒基因組</text:span><text:span text:style-name="T11">A</text:span><text:span text:style-name="T1">型主要出現在美澳，而在新加坡與歐洲流行的則為</text:span><text:span text:style-name="T11">B</text:span><text:span text:style-name="T1">衍生的</text:span><text:span text:style-name="T11">C</text:span><text:span text:style-name="T1">型。</text:span><text:span text:style-name="T11"><text:line-break/><text:line-break/></text:span><text:span text:style-name="T1">據英國劍橋大學《新冠病毒：以遺傳網絡分析大流行起源》（</text:span><text:span text:style-name="T11">COVID-19: genetic network analysis provides ‘snapshot’ of pandemic origins</text:span><text:span text:style-name="T1">）一文中利用「遺傳網絡」追蹤自去年</text:span><text:span text:style-name="T11">12</text:span><text:span text:style-name="T1">月至今年</text:span><text:span text:style-name="T11">3</text:span><text:span text:style-name="T1">月全球</text:span><text:span text:style-name="T11">160</text:span><text:span text:style-name="T1">基因組後，初步以地圖方式呈現病毒基因演變與擴散方式。</text:span><text:span text:style-name="T11"><text:line-break/><text:line-break/></text:span><text:span text:style-name="T1">研究分析顯示，與蝙蝠與穿山甲身上的冠狀病毒基因最為接近、最初傳到人類身上的病毒基因組的</text:span><text:span text:style-name="T11">A</text:span><text:span text:style-name="T1">型，雖然有出現在武漢，與在大陸主要流行的新冠病毒基因組並非相同。相反的，在大陸流行的反而是由</text:span><text:span text:style-name="T11">A</text:span><text:span text:style-name="T1">型演變的</text:span><text:span text:style-name="T11">B</text:span><text:span text:style-name="T1">型，並可最早追朔至去年聖誕夜，而</text:span><text:span text:style-name="T11">B</text:span><text:span text:style-name="T1">型也曾傳在武漢居住過的美國人身上發現過。</text:span><text:span text:style-name="T11"><text:line-break/><text:line-break/></text:span><text:span text:style-name="T1">研究指出，起源的</text:span><text:span text:style-name="T11">A</text:span><text:span text:style-name="T1">型主要出現在澳洲與美國等地，並造成當地超過</text:span><text:span text:style-name="T11">40</text:span><text:span text:style-name="T1">萬起確診病例，其中</text:span><text:span text:style-name="T11">2/3</text:span><text:span text:style-name="T1">的美國病例樣本為</text:span><text:span text:style-name="T11">A</text:span><text:span text:style-name="T1">型；而從</text:span><text:span text:style-name="T11">B</text:span><text:span text:style-name="T1">型演變而來</text:span><text:span text:style-name="T11">C</text:span><text:span text:style-name="T1">型，主要在歐洲等地流行，並在法國、西班牙、義大利、瑞典以及英國等地流行，而</text:span><text:span text:style-name="T11">C</text:span><text:span text:style-name="T1">型未能在大陸找到樣本，不過曾在新加坡、香港以及南韓出現過。</text:span><text:span text:style-name="T11"><text:line-break/><text:line-break/></text:span><text:span text:style-name="T1">研究人員指出，在武漢主要流行的</text:span><text:span text:style-name="T11">B</text:span><text:span text:style-name="T1">型，同樣在亞洲地區流行，但此一分枝在區域內並未進一步演變，推測武漢封城減緩了加速族群遺傳漂變得「奠基者效應」，或者</text:span><text:span text:style-name="T11">B</text:span><text:span text:style-name="T1">型已適應亞洲環境，導致突變速度減緩。</text:span><text:span text:style-name="T11"><text:line-break/><text:line-break/></text:span><text:span text:style-name="T1">該文第一作者、劍橋大學遺傳學家佛斯特（</text:span><text:span text:style-name="T11">Peter Forster</text:span><text:span text:style-name="T1">）表示，這項科技最廣為人所知是藉由</text:span><text:span text:style-name="T11">DNA</text:span><text:span text:style-name="T1">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11"><text:line-break/><text:line-break/></text:span><text:span text:style-name="T1">文章來源：</text:span><text:span text:style-name="T11">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4">https://reurl.cc/2084Mr</text:span></text:a></text:p>
      <text:p text:style-name="P9"><text:span text:style-name="T10">衛思燕</text:span><text:span text:style-name="T1"><text:s/>  |  2020.04.11 14:29   |   </text:span><text:a xlink:type="simple" xlink:href="http://palinfo.habago.org/Entry?Command=Information_PrintForum&amp;#FORUM39030"><text:span text:style-name="T2">#</text:span></text:a></text:p>
      <text:p text:style-name="P11"><text:span text:style-name="T10">英國劍橋大學對</text:span><text:span text:style-name="T1">Covid-19</text:span><text:span text:style-name="T10">的研究成果發表了，</text:span><text:span text:style-name="T1"><text:line-break/></text:span><text:span text:style-name="T10">如果我沒理解錯誤，研究顯示，</text:span><text:span text:style-name="T1"><text:line-break/></text:span><text:span text:style-name="T10">病毒的源頭是美國，最早出現的時間點在九月中旬。</text:span><text:span text:style-name="T1"><text:line-break/><text:line-break/></text:span><text:span text:style-name="T10">原文在此：</text:span><text:a xlink:type="simple" xlink:href="https://www.cam.ac.uk/research/news/covid-19-genetic-network-analysis-provides-snapshot-of-pandemic-origins"><text:span text:style-name="T12">https://www.cam.ac.uk/research/news/covid-19-genetic-network-analysis-provides-snapshot-of-pandemic-origins</text:span></text:a><text:span text:style-name="T1"><text:line-break/></text:span></text:p>
      <text:p text:style-name="P9"><text:span text:style-name="T1">kevin   |  2020.04.11 13:00   |   </text:span><text:a xlink:type="simple" xlink:href="http://palinfo.habago.org/Entry?Command=Information_PrintForum&amp;#FORUM39028"><text:span text:style-name="T2">#</text:span></text:a></text:p>
      <text:p text:style-name="P10"><text:span text:style-name="T1">陳真醫師</text:span><text:span text:style-name="T11">:<text:line-break/><text:line-break/></text:span><text:span text:style-name="T1">我個人觀察</text:span><text:span text:style-name="T11">,</text:span><text:span text:style-name="T1">美國這近三十年來</text:span><text:span text:style-name="T11">,</text:span><text:span text:style-name="T1">把自由民主這樣的響亮招牌給玩臭玩爛了</text:span><text:span text:style-name="T11">,</text:span><text:span text:style-name="T1">現在各國對她的觀感從自由燈塔變成可憎惡霸</text:span><text:span text:style-name="T11">,</text:span><text:span text:style-name="T1">全然咎由自取</text:span><text:span text:style-name="T11">.<text:line-break/><text:line-break/></text:span><text:span text:style-name="T1">近三十年前</text:span><text:span text:style-name="T11">,</text:span><text:span text:style-name="T1">俄國人民嚮往自由民主與富裕繁榮的生活</text:span><text:span text:style-name="T11">,</text:span><text:span text:style-name="T1">因此自己解散蘇聯</text:span><text:span text:style-name="T11">,</text:span><text:span text:style-name="T1">希望能夠過與美國西歐一樣的生活</text:span><text:span text:style-name="T11">,</text:span><text:span text:style-name="T1">把民主制度移植過去</text:span><text:span text:style-name="T11">,</text:span><text:span text:style-name="T1">然而美國卻認為這是打死落水狗的好機會</text:span><text:span text:style-name="T11">,</text:span><text:span text:style-name="T1">藉機對過去的敵人落井下石</text:span><text:span text:style-name="T11">,</text:span><text:span text:style-name="T1">對其慘狀不聞不問</text:span><text:span text:style-name="T11">,</text:span><text:span text:style-name="T1">還趁機擴張勢力到俄國門口</text:span><text:span text:style-name="T11">,</text:span><text:span text:style-name="T1">導致戈巴契夫與葉爾辛這樣的民主派在國內兩面不是人</text:span><text:span text:style-name="T11">,</text:span><text:span text:style-name="T1">普丁上台後恢復經濟</text:span><text:span text:style-name="T11">,</text:span><text:span text:style-name="T1">且力阻外國勢力的侵略</text:span><text:span text:style-name="T11">,</text:span><text:span text:style-name="T1">挽救了俄羅斯</text:span><text:span text:style-name="T11"><text:s/></text:span><text:span text:style-name="T1">俄羅斯人現在只想走自己的路</text:span><text:span text:style-name="T11"><text:s/></text:span><text:span text:style-name="T1">不嚮往西方式民主</text:span><text:span text:style-name="T11"><text:s/></text:span><text:span text:style-name="T1">全是老美咎由自取</text:span><text:span text:style-name="T11"><text:s/></text:span><text:span text:style-name="T1">如果美國在蘇聯解體後不濟前嫌給俄羅斯來個馬歇爾計畫</text:span><text:span text:style-name="T11">2.0 </text:span><text:span text:style-name="T1">俄羅斯與中國早就是民主國家</text:span><text:span text:style-name="T11">----</text:span><text:span text:style-name="T1">即便領導依舊是普丁與習近平</text:span><text:span text:style-name="T11"><text:line-break/><text:line-break/>2003</text:span><text:span text:style-name="T1">年入侵伊拉克更是無恥</text:span><text:span text:style-name="T11">,</text:span><text:span text:style-name="T1">先用謊言忽悠全球</text:span><text:span text:style-name="T11">,</text:span><text:span text:style-name="T1">再來不顧全球反對公然俺開侵略戰爭</text:span><text:span text:style-name="T11">,</text:span><text:span text:style-name="T1">導致今天伊拉克還是動盪不安</text:span><text:span text:style-name="T11">,</text:span><text:span text:style-name="T1">說海珊多惡質</text:span><text:span text:style-name="T11">,</text:span><text:span text:style-name="T1">然而死於美國經濟制裁的伊拉克百姓</text:span><text:span text:style-name="T11"><text:s/></text:span><text:span text:style-name="T1">絕不少死於海珊屠刀下的人數</text:span><text:span text:style-name="T11">,</text:span><text:span text:style-name="T1">現在伊拉克的慘狀</text:span><text:span text:style-name="T11">,</text:span><text:span text:style-name="T1">讓大家不再信任美國式民主</text:span><text:span text:style-name="T11"><text:line-break/><text:line-break/></text:span><text:span text:style-name="T1">上個聽信老美的白痴叫做烏克蘭</text:span><text:span text:style-name="T11"><text:s/></text:span><text:span text:style-name="T1">趕走合法民選總統</text:span><text:span text:style-name="T11"><text:s/></text:span><text:span text:style-name="T1">全面反俄</text:span><text:span text:style-name="T11"><text:s/></text:span><text:span text:style-name="T1">今日呢</text:span><text:span text:style-name="T11">?</text:span><text:span text:style-name="T1">好日子來了沒</text:span><text:span text:style-name="T11">?<text:line-break/><text:line-break/></text:span><text:span text:style-name="T1">現在台灣還在迷信老美</text:span><text:span text:style-name="T11"><text:s/></text:span><text:span text:style-name="T1">真的七月半鴨子不知死活</text:span><text:span text:style-name="T11"><text:line-break/><text:line-break/></text:span><text:span text:style-name="T1">我跟一個美國人接觸過</text:span><text:span text:style-name="T11">,</text:span><text:span text:style-name="T1">感想是美國人短視近利</text:span><text:span text:style-name="T11">,</text:span><text:span text:style-name="T1">出賣隊友第一</text:span><text:span text:style-name="T11">,</text:span><text:span text:style-name="T1">絕不足以為後援</text:span><text:span text:style-name="T11"><text:line-break/><text:line-break/></text:span><text:span text:style-name="T1">我相信全球各國還是會推動民主革新</text:span><text:span text:style-name="T11"><text:s/></text:span><text:span text:style-name="T1">只是會因地制宜</text:span><text:span text:style-name="T11"><text:s/></text:span><text:span text:style-name="T1">不會再照抄美國</text:span></text:p>
      <text:p text:style-name="P9"><text:span text:style-name="T10">陳真</text:span><text:span text:style-name="T1"><text:s/>  |  2020.04.11 02:42   |   </text:span><text:a xlink:type="simple" xlink:href="http://palinfo.habago.org/Entry?Command=Information_PrintForum&amp;#FORUM39027"><text:span text:style-name="T2">#</text:span></text:a></text:p>
      <text:p text:style-name="P13"><text:span text:style-name="T1">腦殘現象史</text:span><text:span text:style-name="T11"><text:line-break/><text:line-break/></text:span><text:span text:style-name="T1">陳真</text:span><text:span text:style-name="T11"><text:line-break/><text:line-break/>2020. 04. 11.<text:line-break/><text:line-break/><text:line-break/></text:span><text:span text:style-name="T1">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11"><text:line-break/><text:line-break/></text:span><text:span text:style-name="T1">或是比方說哪個官員「用流利英文」在國際上「發聲」，或是跟哪個美國議員合照了！哇！天啊，太了不起了！這也都算是跟「全世界」搭上線，尤其是「全程用英文」，哇！那是更不得了的「台灣之光」。</text:span><text:span text:style-name="T11"><text:line-break/><text:line-break/></text:span><text:span text:style-name="T1">這回被「世界衛生組織」點名動員網軍大量散播族群仇恨語言，依我看，這下恐怕得一路興奮到中秋。</text:span><text:span text:style-name="T11"><text:line-break/><text:line-break/></text:span><text:span text:style-name="T1">除了台灣，我沒見過這麼窩囊沒出息的人，好像不管什麼鼻屎大的事，都能吹噓膨漲自我陶醉許久。此其一。</text:span><text:span text:style-name="T11"><text:line-break/><text:line-break/></text:span><text:span text:style-name="T1">這幾天沒看新聞，不敢看，怕看了無奈而沉重。但我其實不用看新聞，保證一定能猜到這幾天會有什麼狀況，一定是比方說「全民護台」</text:span><text:span text:style-name="T11"><text:s/></text:span><text:span text:style-name="T1">，或是要「譚德塞踹共」，「讓台灣價值被全世界看見！」等等等，然後一定會有一大堆腦殘或走狗文人出來向世界衛生組織或譚德塞嗆聲，「捍衛台灣價值」，最好是「全程使用流利英文」嗆聲，那絕對會成為全民偶像。</text:span><text:span text:style-name="T11"><text:line-break/><text:line-break/></text:span><text:span text:style-name="T1">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11"><text:line-break/><text:line-break/></text:span><text:span text:style-name="T1">我要說的就是至少五十年來不曾間斷的這樣一種一窩蛆現象。此其二。</text:span><text:span text:style-name="T11"><text:line-break/><text:line-break/></text:span><text:span text:style-name="T1">我常提起，在我念高中時，每天上下學都會經過台北車站地下道，有很長一段時間，地下道兩旁牆上掛滿愛國白布條，供往來路人書寫，攻擊「陰謀份子」</text:span><text:span text:style-name="T11">(</text:span><text:span text:style-name="T1">也就是黨外人士</text:span><text:span text:style-name="T11">)</text:span><text:span text:style-name="T1">；特別是年輕學子，國、高中生、大學生或甚至小學生，更是熱血沸騰。</text:span><text:span text:style-name="T11"><text:line-break/><text:line-break/></text:span><text:span text:style-name="T1">因為每天路過，我曾仔細研究過無數白布條上頭那數千個留言內容，除了表達真摯感人的愛國愛黨</text:span><text:span text:style-name="T11">(</text:span><text:span text:style-name="T1">國民黨</text:span><text:span text:style-name="T11">)</text:span><text:span text:style-name="T1">的情操外，也會熱血澎湃地地感謝蔣家德政，更多的是赤裸裸的攻擊，比方說「要求政府把陰謀份子</text:span><text:span text:style-name="T11"><text:s/>(</text:span><text:span text:style-name="T1">即黨外人士</text:span><text:span text:style-name="T11">) </text:span><text:span text:style-name="T1">空投到大陸匪區、共產鐵幕，讓他們嚐嚐不民主的滋味」，或是槍斃聲不絕於耳，要求政府乾脆把這些「不懂得珍惜民主的陰謀份子統統槍斃」。</text:span><text:span text:style-name="T11"><text:line-break/><text:line-break/></text:span><text:span text:style-name="T1">兩年後，我成為一個公開亮相絕不閃躲能文能武的黨外人士，也就是當年的「全民公敵」</text:span><text:span text:style-name="T11"><text:s/></text:span><text:span text:style-name="T1">，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11"><text:line-break/><text:line-break/></text:span><text:span text:style-name="T1">更猛的一次是在一個</text:span><text:span text:style-name="T11">XX</text:span><text:span text:style-name="T1">商工學校，校名我不是很確定。我們遊行經過該校時，幾個男學生拿著木棍衝出來要打我們，教官制止，並且馬上關上鐵門。學生們就拿來長竹竿，伸出鐵門縫隙，仍然想要攻擊我們，場面非常火爆。</text:span><text:span text:style-name="T11"><text:line-break/><text:line-break/></text:span><text:span text:style-name="T1">老實說，我並不鄙視或厭惡這些學生。他們雖然腦殘，但我知道他們是真的出於「義憤」，他們真心認為黨外人士就是邪惡的化身，是毒蛇猛獸。雖然他們被洗腦，顛倒了善惡黑白，但是，這樣一種「義憤」並不可恥。</text:span><text:span text:style-name="T11"><text:line-break/><text:line-break/></text:span><text:span text:style-name="T1">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11"><text:line-break/><text:line-break/></text:span><text:span text:style-name="T1">過去二十多年來的新一代腦殘綠色生物，個人殺傷力無限膨漲，在陰暗的網路世界裏，光靠鍵盤就能隨時隨地任意毀人清譽、謀殺人格或匿名冒名製造各種事端，品性真是卑劣到極點，而且充滿虛榮。</text:span><text:span text:style-name="T11"><text:line-break/><text:line-break/></text:span><text:span text:style-name="T1">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11"><text:line-break/><text:line-break/></text:span><text:span text:style-name="T1">但是，來到網路年代，只要你願意了解事實真相，只要你有一絲絲最基本的誠實，只要你有一點點最起碼的良善之心以及對於基本善惡價值的一丁點最微不足道的敬意，那麼，你隨時可以判斷是非善惡。</text:span><text:span text:style-name="T11"><text:line-break/><text:line-break/></text:span><text:span text:style-name="T1">也就是說，現代的綠色腦殘，所作所為充滿一種非常令人厭惡的強烈虛榮。虛榮這東西很難描繪，但你不妨想想比方說大腸花，想想反服貿、反</text:span><text:span text:style-name="T11">ECFA</text:span><text:span text:style-name="T1">、反課綱、反核等等等那樣一種瘋狂現象，眾人爭相表態，非常醜陋；或是想想當時接二連三當面羞辱韓國瑜的那些學生，我指的就是那樣一種味道。</text:span><text:span text:style-name="T11"><text:line-break/><text:line-break/></text:span><text:span text:style-name="T1">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11"><text:s/></text:span><text:span text:style-name="T1">的一份子。</text:span><text:span text:style-name="T11"><text:line-break/><text:line-break/></text:span><text:span text:style-name="T1">請問，你會尊敬這樣一些腦殘嗎？你覺得他們身上有一絲絲真實的義憤嗎？有一絲絲在乎是非善惡的基本誠意與熱情嗎？沒有，什麼也沒有。零！有的就只是無恥、低能與虛榮。我對之毫無敬意。</text:span></text:p>
      <text:p text:style-name="P9"><text:span text:style-name="T10">李念淨</text:span><text:span text:style-name="T1"><text:s/>  |  2020.04.10 18:30   |   </text:span><text:a xlink:type="simple" xlink:href="http://palinfo.habago.org/Entry?Command=Information_PrintForum&amp;#FORUM39026"><text:span text:style-name="T2">#</text:span></text:a></text:p>
      <text:p text:style-name="P10"><text:span text:style-name="T1">一個自稱知識份子的人首先一定要反戰跟反美</text:span><text:span text:style-name="T11"><text:line-break/></text:span><text:span text:style-name="T1">這兩個東西如果有一點腦袋願意獨立思考的人都一定會接受</text:span><text:span text:style-name="T11"><text:line-break/><text:line-break/></text:span><text:span text:style-name="T1">美國打伊拉克、打格瑞娜達、打敘利亞、打阿富汗，凡是全世界有打仗的地方都有美國人</text:span><text:span text:style-name="T11"><text:line-break/></text:span><text:span text:style-name="T1">可是台灣人一面倒痛罵幾乎不打仗只做生意的中共，這就不對了</text:span><text:span text:style-name="T11"><text:line-break/><text:line-break/></text:span><text:span text:style-name="T1">反戰更不用說，如果有人嚮往鼓吹那種戰爭，他一定不是腦殘就是人渣</text:span><text:span text:style-name="T11"><text:line-break/></text:span><text:span text:style-name="T1">我自己看到血都暈，拔牙都怕的人，要往別人身上用槍打得肚破腸流真的辦不到，我也不希望別人也這樣</text:span><text:span text:style-name="T11"><text:line-break/><text:line-break/></text:span><text:span text:style-name="T1">子曰：眾，惡之，必察焉；眾，好之，必察焉。</text:span><text:span text:style-name="T11"><text:line-break/></text:span><text:span text:style-name="T1">孔子說：大家討厭的人事物，每個人都說壞的東西，我們都要先細細的考察他再說</text:span><text:span text:style-name="T11"><text:line-break/></text:span><text:span text:style-name="T1">就算是大家都喜歡的人事物，我們也要先考察他再下定論</text:span><text:span text:style-name="T11"><text:line-break/><text:line-break/></text:span><text:span text:style-name="T1">這次台灣整個輿論，二三十歲的年輕人，一面倒得吹捧陳時中，又一面倒得把一個素昧平生沒人認識的外國政要罵成惡魔</text:span><text:span text:style-name="T11"><text:line-break/></text:span><text:span text:style-name="T1">我沒有經歷過</text:span><text:span text:style-name="T11">1979</text:span><text:span text:style-name="T1">年，但感覺台美斷交當時卡特當時也沒有像譚德賽一樣被罵那麼慘</text:span></text:p>
      <text:p text:style-name="P9"><text:span text:style-name="T10">穎芝</text:span><text:span text:style-name="T1"><text:s/>  |  2020.04.10 16:02   |   </text:span><text:a xlink:type="simple" xlink:href="http://palinfo.habago.org/Entry?Command=Information_PrintForum&amp;#FORUM39025"><text:span text:style-name="T2">#</text:span></text:a></text:p>
      <text:p text:style-name="P13"><text:span text:style-name="T1">怡靜妳好，</text:span><text:span text:style-name="T11"><text:line-break/><text:line-break/></text:span><text:span text:style-name="T1">對於</text:span><text:span text:style-name="T11"><text:s/>NCMI report </text:span><text:span text:style-name="T1">的分析，我只能斷言他是造假的，所以我才會有「美國才是對中國隱瞞武漢將會爆發新冠疫情」的結論，因為根據老羊在</text:span><text:span text:style-name="T11"><text:s/>2020.01.23 </text:span><text:span text:style-name="T1">的貼文指出</text:span><text:span text:style-name="T11"><text:line-break/><text:line-break/></text:span><text:span text:style-name="T1">二、兩位美國學者發表的文章簡述這次新型冠狀病毒肺炎的事件：</text:span><text:span text:style-name="T4">https://www.guancha.cn/DanielLucey/</text:span><text:span text:style-name="T11">2020_01_21_532448.shtml </text:span><text:span text:style-name="T1">節錄開頭幾句話「去年</text:span><text:span text:style-name="T11">12</text:span><text:span text:style-name="T1">月，武汉</text:span><text:span text:style-name="T15">诊断首例病例短短几周之内，中国就发现了新型冠状病毒，判断该病毒可能是引起</text:span><text:span text:style-name="T11">41</text:span><text:span text:style-name="T1">名患者感染的原因，并与世界</text:span><text:span text:style-name="T15">卫生组织分享了该病毒的基因序列信息，供专门实验室测试使用。」</text:span><text:span text:style-name="T11"><text:line-break/><text:line-break/></text:span><text:span text:style-name="T1">中國發現冠狀病毒是在</text:span><text:span text:style-name="T11"><text:s/>12 </text:span><text:span text:style-name="T1">月份，美國情報單位卻是於去年</text:span><text:span text:style-name="T11">11</text:span><text:span text:style-name="T1">月下旬就得知「武漢將會大爆發冠狀病毒疫情」且</text:span><text:span text:style-name="T11">NCMI </text:span><text:span text:style-name="T1">分析中國領導人早就知道，「中國在</text:span><text:span text:style-name="T11"><text:s/>12 </text:span><text:span text:style-name="T1">月才發現病毒」與「習近平預先得知武漢將會爆發疫情」這兩件事情明顯就是相互矛盾，後者沒有明顯舉出來源根據，所以只能斷言</text:span><text:span text:style-name="T11"><text:s/>NCMI </text:span><text:span text:style-name="T1">是在幫川普甩鍋給中國罷了！</text:span><text:span text:style-name="T11"><text:line-break/><text:line-break/></text:span><text:span text:style-name="T1">若依照</text:span><text:span text:style-name="T11"><text:s/>NCMI </text:span><text:span text:style-name="T1">毫無根據的說法，中國領導人早就事先得知，那除非首次一批染疫的病人早在</text:span><text:span text:style-name="T11"><text:s/>11</text:span><text:span text:style-name="T1">月初就遭受感染，</text:span><text:span text:style-name="T11">11</text:span><text:span text:style-name="T1">月中或下旬就有明顯症狀發生，張繼先醫師也將提早一個月左右依照</text:span><text:span text:style-name="T11">SOP</text:span><text:span text:style-name="T1">通報上級（實際通報日期是</text:span><text:span text:style-name="T11">2019</text:span><text:span text:style-name="T1">年</text:span><text:span text:style-name="T11">12</text:span><text:span text:style-name="T1">月</text:span><text:span text:style-name="T11">26</text:span><text:span text:style-name="T1">日），但是當時在武漢的首期病人發病時間是在</text:span><text:span text:style-name="T11"><text:s/>12</text:span><text:span text:style-name="T1">月</text:span><text:span text:style-name="T11">8</text:span><text:span text:style-name="T1">日至</text:span><text:span text:style-name="T11">1</text:span><text:span text:style-name="T1">月</text:span><text:span text:style-name="T11">2</text:span><text:span text:style-name="T1">日之間才開始發病，當時病例數極少，相關醫衛人員也對新冠病毒的潛伏期不甚清楚，再加上當時武漢疫情也沒有嚴重的大爆發（直至</text:span><text:span text:style-name="T11"><text:s/>1</text:span><text:span text:style-name="T1">月中左右才發生</text:span><text:span text:style-name="T11"><text:s/>59 </text:span><text:span text:style-name="T1">個病例），所以</text:span><text:span text:style-name="T11"><text:s/>NCMI </text:span><text:span text:style-name="T1">怎會得出習近平在</text:span><text:span text:style-name="T11"><text:s/>11 </text:span><text:span text:style-name="T1">月份就能預知武漢將會爆發疫情的結論？</text:span><text:span text:style-name="T11"><text:line-break/><text:line-break/></text:span><text:span text:style-name="T1">我個人對ＡＢＣ新聞的解讀就是：除非病毒是美國軍人在美境內感染，然後帶到武漢去傳染到武漢當地人，否則美國情報單位怎能事先得知武漢將會爆發冠狀病毒疫情？？？</text:span><text:span text:style-name="T11"><text:line-break/><text:line-break/></text:span><text:span text:style-name="T1">只能強烈懷疑這些受感染的軍人於去年</text:span><text:span text:style-name="T11"><text:s/>10 </text:span><text:span text:style-name="T1">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11"><text:line-break/><text:line-break/></text:span><text:span text:style-name="T1">以上只是個人質疑，僅供參考！</text:span><text:span text:style-name="T11"><text:line-break/></text:span></text:p>
      <text:p text:style-name="P5">孫從輔   |  2020.04.10 13:57   |   <text:a xlink:type="simple" xlink:href="http://palinfo.habago.org/Entry?Command=Information_PrintForum&amp;#FORUM39024"><text:span text:style-name="T6">#</text:span></text:a></text:p>
      <text:p text:style-name="P6">《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7">https://www.weibo.com/ttarticle/p/show?id=2309404491786025304230</text:span></text:a><text:s/><text:line-break/>原文： <text:a xlink:type="simple" xlink:href="https://www.nature.com/articles/d41586-020-01009-0"><text:span text:style-name="T7">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5">怡靜   |  2020.04.10 12:11   |   <text:a xlink:type="simple" xlink:href="http://palinfo.habago.org/Entry?Command=Information_PrintForum&amp;#FORUM39023"><text:span text:style-name="T6">#</text:span></text:a></text:p>
      <text:p text:style-name="P7">穎芝轉貼的那個ABCnews 連結(<text:a xlink:type="simple" xlink:href="https://shorturl.at/sxUW8"><text:span text:style-name="T7">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5">穎芝   |  2020.04.10 10:12   |   <text:a xlink:type="simple" xlink:href="http://palinfo.habago.org/Entry?Command=Information_PrintForum&amp;#FORUM39022"><text:span text:style-name="T6">#</text:span></text:a></text:p>
      <text:p text:style-name="P6">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7">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5">鄭豐遠   |  2020.04.10 08:39   |   <text:a xlink:type="simple" xlink:href="http://palinfo.habago.org/Entry?Command=Information_PrintForum&amp;#FORUM39021"><text:span text:style-name="T6">#</text:span></text:a></text:p>
      <text:p text:style-name="P7">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5">Chuan Tseng Pan   |  2020.04.10 04:38   |   <text:a xlink:type="simple" xlink:href="http://palinfo.habago.org/Entry?Command=Information_PrintForum&amp;iPage=1#FORUM39019"><text:span text:style-name="T6">#</text:span></text:a></text:p>
      <text:p text:style-name="P7">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5">孫從輔   |  2020.04.10 03:01   |   <text:a xlink:type="simple" xlink:href="http://palinfo.habago.org/Entry?Command=Information_PrintForum&amp;iPage=1#FORUM39018"><text:span text:style-name="T6">#</text:span></text:a></text:p>
      <text:p text:style-name="P6">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7">http://www.bjd.com.cn/a/202004/09/WS5e8ef0ebe4b0df866aa94a11.html</text:span></text:a><text:s/><text:line-break/><text:line-break/>非洲聯盟主席力挺譚德塞 讚揚世衛應對疫情出色 <text:line-break/><text:a xlink:type="simple" xlink:href="https://www.cna.com.tw/news/aopl/202004090413.aspx"><text:span text:style-name="T7">https://www.cna.com.tw/news/aopl/202004090413.aspx</text:span></text:a><text:s/></text:p>
      <text:p text:style-name="P5">陳真   |  2020.04.10 01:05   |   <text:a xlink:type="simple" xlink:href="http://palinfo.habago.org/Entry?Command=Information_PrintForum&amp;iPage=1#FORUM39017"><text:span text:style-name="T6">#</text:span></text:a></text:p>
      <text:p text:style-name="P7">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5">穎芝   |  2020.04.10 00:27   |   <text:a xlink:type="simple" xlink:href="http://palinfo.habago.org/Entry?Command=Information_PrintForum&amp;iPage=1#FORUM39016"><text:span text:style-name="T6">#</text:span></text:a></text:p>
      <text:p text:style-name="P6">補上一個視頻連結： <text:line-break/><text:line-break/>Intelligence report warned of coronavirus crisis as early as November Sources ABC News1 <text:line-break/><text:a xlink:type="simple" xlink:href="https://youtu.be/FPf0xl4YXl0"><text:span text:style-name="T7">https://youtu.be/FPf0xl4YXl0</text:span></text:a></text:p>
      <text:p text:style-name="P5">穎芝   |  2020.04.10 00:20   |   <text:a xlink:type="simple" xlink:href="http://palinfo.habago.org/Entry?Command=Information_PrintForum&amp;iPage=1#FORUM39015"><text:span text:style-name="T6">#</text:span></text:a></text:p>
      <text:p text:style-name="P7">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7">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7">https://reurl.cc/KkQv0j</text:span></text:a><text:s/><text:line-break/><text:line-break/>美媒：去年11月美國情報官員曾預警新冠病毒危機 最新研究：紐約疫情始於歐洲輸入 <text:line-break/><text:a xlink:type="simple" xlink:href="https://reurl.cc/MvNG83"><text:span text:style-name="T7">https://reurl.cc/MvNG83</text:span></text:a><text:s/></text:p>
      <text:p text:style-name="P5">陳真   |  2020.04.09 23:45   |   <text:a xlink:type="simple" xlink:href="http://palinfo.habago.org/Entry?Command=Information_PrintForum&amp;iPage=1#FORUM39014"><text:span text:style-name="T6">#</text:span></text:a></text:p>
      <text:p text:style-name="P6">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5">潘建尊   |  2020.04.09 18:38   |   <text:a xlink:type="simple" xlink:href="http://palinfo.habago.org/Entry?Command=Information_PrintForum&amp;iPage=1#FORUM39011"><text:span text:style-name="T6">#</text:span></text:a></text:p>
      <text:p text:style-name="P7"><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5">何德明   |  2020.04.09 17:54   |   <text:a xlink:type="simple" xlink:href="http://palinfo.habago.org/Entry?Command=Information_PrintForum&amp;iPage=1#FORUM39010"><text:span text:style-name="T6">#</text:span></text:a></text:p>
      <text:p text:style-name="P6">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5">子夷   |  2020.04.09 17:44   |   <text:a xlink:type="simple" xlink:href="http://palinfo.habago.org/Entry?Command=Information_PrintForum&amp;iPage=1#FORUM39009"><text:span text:style-name="T6">#</text:span></text:a></text:p>
      <text:p text:style-name="P7">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5">Yuwen Hsu   |  2020.04.09 16:51   |   <text:a xlink:type="simple" xlink:href="http://palinfo.habago.org/Entry?Command=Information_PrintForum&amp;iPage=1#FORUM39008"><text:span text:style-name="T6">#</text:span></text:a></text:p>
      <text:p text:style-name="P6">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7">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7">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5">莊靖   |  2020.04.09 14:52   |   <text:a xlink:type="simple" xlink:href="http://palinfo.habago.org/Entry?Command=Information_PrintForum&amp;iPage=1#FORUM39007"><text:span text:style-name="T6">#</text:span></text:a></text:p>
      <text:p text:style-name="P6">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7">https://youtu.be/g1hAGisFVIo</text:span></text:a></text:p>
      <text:p text:style-name="P5">張華   |  2020.04.09 13:26   |   <text:a xlink:type="simple" xlink:href="http://palinfo.habago.org/Entry?Command=Information_PrintForum&amp;iPage=1#FORUM39006"><text:span text:style-name="T6">#</text:span></text:a></text:p>
      <text:p text:style-name="P7">真的真的還好有版主。譚德賽的發言讓我感到極其羞恥，但大多數人竟繼續振振有辭....</text:p>
      <text:p text:style-name="P5">陳真   |  2020.04.09 13:07   |   <text:a xlink:type="simple" xlink:href="http://palinfo.habago.org/Entry?Command=Information_PrintForum&amp;iPage=1#FORUM39005"><text:span text:style-name="T6">#</text:span></text:a></text:p>
      <text:p text:style-name="P6">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7">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5">陳真   |  2020.04.09 12:34   |   <text:a xlink:type="simple" xlink:href="http://palinfo.habago.org/Entry?Command=Information_PrintForum&amp;iPage=1#FORUM39004"><text:span text:style-name="T6">#</text:span></text:a></text:p>
      <text:p text:style-name="P7">念淨，negro完全就是黑鬼的意思。</text:p>
      <text:p text:style-name="P5">李念淨   |  2020.04.09 11:21   |   <text:a xlink:type="simple" xlink:href="http://palinfo.habago.org/Entry?Command=Information_PrintForum&amp;iPage=1#FORUM39003"><text:span text:style-name="T6">#</text:span></text:a></text:p>
      <text:p text:style-name="P6">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5">穎芝   |  2020.04.09 11:11   |   <text:a xlink:type="simple" xlink:href="http://palinfo.habago.org/Entry?Command=Information_PrintForum&amp;iPage=1#FORUM39002"><text:span text:style-name="T6">#</text:span></text:a></text:p>
      <text:p text:style-name="P7">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7">https://reurl.cc/KkQ4Zq</text:span></text:a><text:s/><text:line-break/><text:line-break/>科學家：新冠病毒是自然演化而來？ <text:line-break/><text:a xlink:type="simple" xlink:href="https://reurl.cc/R4Xqkg"><text:span text:style-name="T7">https://reurl.cc/R4Xqkg</text:span></text:a><text:s/><text:line-break/><text:line-break/>一場新冠疫情讓美帝的能力原形畢露⋯ <text:line-break/><text:a xlink:type="simple" xlink:href="https://youtu.be/BBPABf6hukk"><text:span text:style-name="T7">https://youtu.be/BBPABf6hukk</text:span></text:a><text:s/><text:line-break/><text:a xlink:type="simple" xlink:href="https://youtu.be/0IHHpGN0VOY"><text:span text:style-name="T7">https://youtu.be/0IHHpGN0VOY</text:span></text:a><text:s/><text:line-break/><text:a xlink:type="simple" xlink:href="https://reurl.cc/O14M1r"><text:span text:style-name="T7">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7">https://youtu.be/VnovmUzTxBE</text:span></text:a><text:s/></text:p>
      <text:p text:style-name="P5">洋洋   |  2020.04.09 08:24   |   <text:a xlink:type="simple" xlink:href="http://palinfo.habago.org/Entry?Command=Information_PrintForum&amp;iPage=1#FORUM39001"><text:span text:style-name="T6">#</text:span></text:a></text:p>
      <text:p text:style-name="P6">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5">孫從輔   |  2020.04.09 03:51   |   <text:a xlink:type="simple" xlink:href="http://palinfo.habago.org/Entry?Command=Information_PrintForum&amp;iPage=1#FORUM39000"><text:span text:style-name="T6">#</text:span></text:a></text:p>
      <text:p text:style-name="P6">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9"><text:span text:style-name="T10">陳真</text:span><text:span text:style-name="T1"><text:s/>  |  2020.04.08 20:21   |   </text:span><text:a xlink:type="simple" xlink:href="http://palinfo.habago.org/Entry?Command=Information_PrintForum&amp;#FORUM38999"><text:span text:style-name="T2">#</text:span></text:a></text:p>
      <text:p text:style-name="P12"><text:span text:style-name="T10">給民報編輯</text:span><text:span text:style-name="T1">  (</text:span><text:a xlink:type="simple" xlink:href="http://taiwan.people.news@gmail.com"><text:span text:style-name="T12">taiwan.people.news@gmail.com</text:span></text:a><text:span text:style-name="T1">)</text:span><text:span text:style-name="T10">：</text:span><text:span text:style-name="T1"><text:line-break/><text:line-break/></text:span><text:span text:style-name="T10">我的天啊，我真不敢相信我的眼睛，連這種反文明反人性的鬼話你們也說得出來？你們是仇中反華反到連基本人性都喪失了嗎？</text:span><text:span text:style-name="T1"><text:line-break/><text:line-break/></text:span><text:span text:style-name="T10">贊成或反對什麼政治主張都行，但不要違反基本文明價值，不要不擇手段，不要昧著良心，不要造謠抹黑，更不要泯滅良知甚至泯滅人性。這樣會很難做到嗎？</text:span><text:span text:style-name="T1">  <text:line-break/><text:line-break/></text:span><text:span text:style-name="T10">我有幾篇文章，你們如果要登，可以免費拿去登，前提是連一個字或一個標點符號都不能刪改：</text:span><text:span text:style-name="T1"><text:line-break/><text:line-break/></text:span><text:a xlink:type="simple" xlink:href="http://palinfo.habago.org/Entry?Command=Information_PrintHome&amp;;iFlowNo=1568"><text:span text:style-name="T12">http://palinfo.habago.org/Entry?Command=Information_PrintHome&amp;;iFlowNo=1568</text:span></text:a><text:span text:style-name="T1">  <text:line-break/><text:line-break/></text:span><text:a xlink:type="simple" xlink:href="http://palinfo.habago.org/Entry?Command=Information_PrintHome&amp;;iFlowNo=1595"><text:span text:style-name="T12">http://palinfo.habago.org/Entry?Command=Information_PrintHome&amp;;iFlowNo=1595</text:span></text:a><text:span text:style-name="T1"> <text:line-break/><text:line-break/></text:span><text:a xlink:type="simple" xlink:href="http://palinfo.habago.org/Entry?Command=Information_PrintHome&amp;;iFlowNo=1596"><text:span text:style-name="T12">http://palinfo.habago.org/Entry?Command=Information_PrintHome&amp;;iFlowNo=1596</text:span></text:a><text:span text:style-name="T1"> <text:line-break/><text:line-break/></text:span><text:a xlink:type="simple" xlink:href="http://palinfo.habago.org/Entry?Command=Information_PrintHome&amp;;iFlowNo=1589"><text:span text:style-name="T12">http://palinfo.habago.org/Entry?Command=Information_PrintHome&amp;;iFlowNo=1589</text:span></text:a><text:span text:style-name="T1">  <text:line-break/><text:line-break/></text:span><text:a xlink:type="simple" xlink:href="http://palinfo.habago.org/Entry?Command=Information_PrintHome&amp;;iFlowNo=1590"><text:span text:style-name="T12">http://palinfo.habago.org/Entry?Command=Information_PrintHome&amp;;iFlowNo=1590</text:span></text:a><text:span text:style-name="T1"> <text:line-break/><text:line-break/></text:span><text:a xlink:type="simple" xlink:href="http://palinfo.habago.org/Entry?Command=Information_PrintHome&amp;;iFlowNo=1570"><text:span text:style-name="T12">http://palinfo.habago.org/Entry?Command=Information_PrintHome&amp;;iFlowNo=1570</text:span></text:a><text:span text:style-name="T1"> <text:line-break/><text:line-break/></text:span><text:span text:style-name="T10">陳真</text:span><text:span text:style-name="T1">2020. 04. 08.<text:line-break/><text:line-break/>=====================<text:line-break/><text:line-break/></text:span><text:span text:style-name="T10">【專文】中國偷偷迴避國際條約禁止生物武器</text:span><text:span text:style-name="T1"><text:line-break/><text:line-break/></text:span><text:span text:style-name="T10">民報新聞</text:span><text:span text:style-name="T1"><text:line-break/><text:line-break/>2020</text:span><text:span text:style-name="T10">年</text:span><text:span text:style-name="T1">4</text:span><text:span text:style-name="T10">月</text:span><text:span text:style-name="T1">8</text:span><text:span text:style-name="T10">日</text:span><text:span text:style-name="T1"><text:line-break/><text:line-break/></text:span><text:span text:style-name="T10">第一次世界大戰以來的一百年裡，許多軍事衝突告訴我們，人類在任何情況下都不允許使用生化武器。這項諒解是在</text:span><text:span text:style-name="T1">1969</text:span><text:span text:style-name="T10">年聯合國裁軍論壇下開始的，它是對一項禁止生物和化學武器的國際條約的初步討論。到</text:span><text:span text:style-name="T1">1972</text:span><text:span text:style-name="T10">年</text:span><text:span text:style-name="T1">4</text:span><text:span text:style-name="T10">月</text:span><text:span text:style-name="T1">10</text:span><text:span text:style-name="T10">日，開放了具有法律約束力的條約，供各國之間簽署。《生物武器公約》於</text:span><text:span text:style-name="T1">1975</text:span><text:span text:style-name="T10">年</text:span><text:span text:style-name="T1">3</text:span><text:span text:style-name="T10">月</text:span><text:span text:style-name="T1">26</text:span><text:span text:style-name="T10">日生效。包括中國（</text:span><text:span text:style-name="T1">1984</text:span><text:span text:style-name="T10">年</text:span><text:span text:style-name="T1">11</text:span><text:span text:style-name="T10">月</text:span><text:span text:style-name="T1">15</text:span><text:span text:style-name="T10">日核準）在內的幾乎所有國家都是簽字國。</text:span><text:span text:style-name="T1"><text:line-break/><text:line-break/></text:span><text:span text:style-name="T10">在總括的保護下，所有簽署國均負有法律義務，不得開發，生產，儲存，出售，部署，交付，或獲取，任何形式的彈藥，包括砲彈，彈丸，導彈，機載車輛等生物武器。</text:span><text:span text:style-name="T1"><text:line-break/><text:line-break/></text:span><text:span text:style-name="T10">然而，該條約具嚴重失策</text:span><text:span text:style-name="T1">(</text:span><text:span text:style-name="T10">不是因為缺乏才智，而是由於人類的不完善想像力</text:span><text:span text:style-name="T1">)</text:span><text:span text:style-name="T10">，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1">“</text:span><text:span text:style-name="T10">一帶一路</text:span><text:span text:style-name="T1">”</text:span><text:span text:style-name="T10">的方式，而不是以《生物武器公約》所禁止的任何裝置形式，在不違反國際條約的情況下投射生物武器並合法滲透其他國家。</text:span><text:span text:style-name="T1"><text:line-break/><text:line-break/></text:span><text:span text:style-name="T10">人形病毒噴霧器有如炸彈客</text:span><text:span text:style-name="T1"><text:line-break/><text:line-break/></text:span><text:span text:style-name="T10">到底此一策略是無意的，偶然的還是秘密的？沒人知道。簡而言之，無論其結果如何，都沒有超過中國社會在千年中發展起來的任何道德門檻。</text:span><text:span text:style-name="T1"><text:line-break/><text:line-break/></text:span><text:span text:style-name="T10">當涉及到生存的鬥爭，正如他們的語言所揭示的，中國的價值是絕對殘酷的。</text:span><text:span text:style-name="T1">“</text:span><text:span text:style-name="T10">寧為玉碎，不為瓦全</text:span><text:span text:style-name="T1">”-“</text:span><text:span text:style-name="T10">寧願是破碎的玉，也不願是完整的黏土</text:span><text:span text:style-name="T1">”</text:span><text:span text:style-name="T10">。</text:span><text:span text:style-name="T1">“</text:span><text:span text:style-name="T10">玉石俱焚</text:span><text:span text:style-name="T1">, </text:span><text:span text:style-name="T10">兩敗俱傷</text:span><text:span text:style-name="T1">” —“</text:span><text:span text:style-name="T10">玉石都被殲滅，兩方都傷亡</text:span><text:span text:style-name="T1">”</text:span><text:span text:style-name="T10">。這些話語，在面對挑戰時深深紮根於中國所有人的腦海，無論付出什麼代價，都意味著相互毀滅。</text:span><text:span text:style-name="T1"><text:line-break/><text:line-break/></text:span><text:span text:style-name="T10">考慮到當前的武漢病毒大流行及其影響，中國的行動完全符合這種心態。從中國的角度來看，這沒什麼大不了的。在超過</text:span><text:span text:style-name="T1">12</text:span><text:span text:style-name="T10">億的人口中，數百萬人的流行病死亡人數對該國而言並不重要。過去，他們曾經歷過如此規模的悲劇。</text:span><text:span text:style-name="T1"><text:line-break/><text:line-break/></text:span><text:span text:style-name="T10">面對一場嚴重的貿易戰，中國發現自己已經與美國交峰，北京可能己找到一張王牌</text:span><text:span text:style-name="T1">----</text:span><text:span text:style-name="T10">人形病毒噴霧器部隊比伊拉克的自殺炸彈手更具殺傷力。而且，他們的射擊完全不是違法的。</text:span></text:p>
      <text:p text:style-name="P9"><text:span text:style-name="T10">陳真</text:span><text:span text:style-name="T1"><text:s/>  |  2020.04.08 20:19   |   </text:span><text:a xlink:type="simple" xlink:href="http://palinfo.habago.org/Entry?Command=Information_PrintForum&amp;#FORUM38998"><text:span text:style-name="T2">#</text:span></text:a></text:p>
      <text:p text:style-name="P13"><text:span text:style-name="T1">布希入侵伊拉克前，發下最後通牒，要求海珊自動逃亡，否則三天內便開戰。全世界第一個</text:span><text:span text:style-name="T11"><text:s/>"</text:span><text:span text:style-name="T1">響應</text:span><text:span text:style-name="T11">" </text:span><text:span text:style-name="T1">這項最後通牒的就是台灣，阿扁同樣也</text:span><text:span text:style-name="T11"><text:s/>"</text:span><text:span text:style-name="T1">警告</text:span><text:span text:style-name="T11">" </text:span><text:span text:style-name="T1">海珊趕快給我滾，否則</text:span><text:span text:style-name="T11">...</text:span><text:span text:style-name="T1">否則</text:span><text:span text:style-name="T11">...</text:span><text:span text:style-name="T1">否則要怎樣，阿扁並沒有說。</text:span><text:span text:style-name="T11"><text:line-break/><text:line-break/></text:span><text:span text:style-name="T1">類似的狀況罄竹難書，比方說美國抵制華為，台灣必然立即</text:span><text:span text:style-name="T11"><text:s/>"</text:span><text:span text:style-name="T1">響應</text:span><text:span text:style-name="T11">"</text:span><text:span text:style-name="T1">，以取悅主子。美國血洗伊拉克需要子彈，台灣馬上奉上幾億發子彈讓美軍打到飽。美國到處侵略，說是反恐，需要銀子，台灣必然馬上捧著大把鈔票送給美國主子。</text:span><text:span text:style-name="T11"><text:line-break/><text:line-break/></text:span><text:span text:style-name="T1">台灣所謂</text:span><text:span text:style-name="T11"><text:s/>"</text:span><text:span text:style-name="T1">禁用</text:span><text:span text:style-name="T11">" zoom</text:span><text:span text:style-name="T1">的事，無關資安，而是走狗表態，跟著主人的腳步走。</text:span></text:p>
      <text:p text:style-name="P9"><text:span text:style-name="T10">洋洋</text:span><text:span text:style-name="T1"><text:s/>  |  2020.04.08 20:06   |   </text:span><text:a xlink:type="simple" xlink:href="http://palinfo.habago.org/Entry?Command=Information_PrintForum&amp;#FORUM38997"><text:span text:style-name="T2">#</text:span></text:a></text:p>
      <text:p text:style-name="P10"><text:span text:style-name="T11">ZOOM</text:span><text:span text:style-name="T1">是華裔創業的美國公司，在美國上市，研發部門設在中國，主要是有兩個安全隱患，無法完善端到端的加密，以致未受邀請的人可以侵入會議。另一個問題則是涉及</text:span><text:span text:style-name="T11">Facebook</text:span><text:span text:style-name="T1">，</text:span><text:span text:style-name="T11">Zoom</text:span><text:span text:style-name="T1">甚至沒有通知用戶它是根據隱私政策向</text:span><text:span text:style-name="T11">Facebook</text:span><text:span text:style-name="T1">發送分析數據。據說數以萬計的私人</text:span><text:span text:style-name="T11">Zoom</text:span><text:span text:style-name="T1">視頻被上傳至公開網頁，任何人都可在線圍觀。</text:span><text:span text:style-name="T11"><text:line-break/><text:line-break/>1</text:span><text:span text:style-name="T1">、所以</text:span><text:span text:style-name="T11">FACEBOOK</text:span><text:span text:style-name="T1">也是侵犯隱私的共犯及受益者。</text:span><text:span text:style-name="T11"><text:line-break/>2</text:span><text:span text:style-name="T1">、在</text:span><text:span text:style-name="T11">Citizen Lab</text:span><text:span text:style-name="T1">的實驗中，他們在一個美國用戶和一個加拿大用戶的視頻通話中發現，會議加密和解密的密匙是從北京的</text:span><text:span text:style-name="T11">Zoom</text:span><text:span text:style-name="T1">服務器發出的。</text:span><text:span text:style-name="T11"><text:line-break/></text:span><text:span text:style-name="T1">也就是說，兩個北美人用</text:span><text:span text:style-name="T11">Zoom</text:span><text:span text:style-name="T1">視頻聊天，中間需要一個在北京的服務器插手。</text:span><text:span text:style-name="T11"><text:line-break/>Zoom CEO</text:span><text:span text:style-name="T1">袁征解釋說，少數北美的視頻通話中途繞道中國，是因為如果用戶附近的服務器太擠，軟件就會去嘗試連接備份服務器，這才連到了中國的服務器上。</text:span><text:span text:style-name="T11"><text:line-break/></text:span><text:span text:style-name="T1">就好像以前打網游要換線一樣，這條線太擠太卡，用戶自然就要切換到另外的線上去。任何一個視頻通話服務商都會把服務器架設在全球。</text:span><text:span text:style-name="T11"><text:line-break/><text:line-break/></text:span><text:span text:style-name="T1">我也認為</text:span><text:span text:style-name="T11">ZM</text:span><text:span text:style-name="T1">大有問題，這些安全隱患都是技術可以解決並避免的。但為什麼沒有人怪微軟，</text:span><text:span text:style-name="T11">WINDOWS</text:span><text:span text:style-name="T1">每年</text:span><text:span text:style-name="T11">2</text:span><text:span text:style-name="T1">到</text:span><text:span text:style-name="T11">3</text:span><text:span text:style-name="T1">次重大更新哪次的理由沒有提到安全隱患</text:span><text:span text:style-name="T11">?<text:line-break/><text:line-break/></text:span><text:span text:style-name="T1">還有</text:span><text:span text:style-name="T11">ZM</text:span><text:span text:style-name="T1">個人使用是免費的。一般使用免費的軟體，使用者本來就不會在意隱私洩漏的問題，心裡多少都明白，不是被插入廣告，就是個資被利用。天下沒有白吃的午餐。</text:span></text:p>
      <text:p text:style-name="P9"><text:span text:style-name="T10">穎芝</text:span><text:span text:style-name="T1"><text:s/>  |  2020.04.08 19:26   |   </text:span><text:a xlink:type="simple" xlink:href="http://palinfo.habago.org/Entry?Command=Information_PrintForum&amp;#FORUM38996"><text:span text:style-name="T2">#</text:span></text:a></text:p>
      <text:p text:style-name="P13"><text:span text:style-name="T1">學校老師遠距教學內容是屬於「機密」等級嗎？</text:span><text:span text:style-name="T11"><text:line-break/><text:line-break/></text:span><text:span text:style-name="T1">綠渣是在禁什麼道理？</text:span><text:span text:style-name="T11"><text:line-break/><text:line-break/></text:span><text:span text:style-name="T1">原來底下才是人渣黨主要考量的重點：</text:span><text:span text:style-name="T11"><text:line-break/><text:line-break/></text:span><text:span text:style-name="T1">【疑問二：如果每個視訊軟體都有風險，為什麼</text:span><text:span text:style-name="T11">Zoom</text:span><text:span text:style-name="T1">會成為爭議焦點？】</text:span><text:span text:style-name="T11"><text:line-break/></text:span><text:span text:style-name="T1">答：創辦人是中國人、研發團隊來自中國。在台、在美都成政治議題。</text:span><text:span text:style-name="T11"><text:line-break/></text:span><text:a xlink:type="simple" xlink:href="https://reurl.cc/QdbW6q"><text:span text:style-name="T4">https://reurl.cc/QdbW6q</text:span></text:a><text:span text:style-name="T11"><text:line-break/><text:line-break/></text:span><text:span text:style-name="T1">鬼島的人渣走狗政府仇中反華到毫無邏輯，反中反到沒有腦袋！</text:span><text:span text:style-name="T11"><text:line-break/><text:line-break/></text:span><text:span text:style-name="T1">ＩＢＭ、蘋果、微軟、</text:span><text:span text:style-name="T11">Google</text:span><text:span text:style-name="T1">、ＦＢ等產品都有後門、資安風險，為什麼人渣政府不禁止？</text:span><text:span text:style-name="T11"><text:line-break/><text:line-break/></text:span><text:span text:style-name="T1">因為人渣黨的執政政策就是「仇中反華跪舔歐美日」！！</text:span><text:span text:style-name="T11"><text:line-break/><text:line-break/><text:line-break/><text:line-break/><text:line-break/></text:span></text:p>
      <text:p text:style-name="P9"><text:span text:style-name="T10">陳真</text:span><text:span text:style-name="T1"><text:s/>  |  2020.04.08 17:42   |   </text:span><text:a xlink:type="simple" xlink:href="http://palinfo.habago.org/Entry?Command=Information_PrintForum&amp;#FORUM38995"><text:span text:style-name="T2">#</text:span></text:a></text:p>
      <text:p text:style-name="P10"><text:span text:style-name="T1">教育部下令禁用遠距軟體</text:span><text:span text:style-name="T11">ZOOM </text:span><text:span text:style-name="T1">大學：措手不及</text:span><text:span text:style-name="T11"><text:line-break/><text:line-break/>2020-04-08 10:57 </text:span><text:span text:style-name="T1">聯合報</text:span><text:span text:style-name="T11"><text:s/>/ </text:span><text:span text:style-name="T1">記者章凱閎／台北即時報導</text:span><text:span text:style-name="T11"><text:line-break/><text:line-break/><text:line-break/></text:span><text:span text:style-name="T1">因應新冠肺炎疫情，公私部門開啟遠距工作，但行政院昨天一聲令下，指視訊軟體</text:span><text:span text:style-name="T11">ZOOM</text:span><text:span text:style-name="T1">有資安漏洞，將全面禁用；教育部也已轉知各級學校停用</text:span><text:span text:style-name="T11">ZOOM</text:span><text:span text:style-name="T1">。但有大學表示，教師換一套教學軟體，不是換一家餐廳吃飯這麼簡單，需時間調適，官方禁令來得措手不及。</text:span><text:span text:style-name="T11"><text:line-break/><text:line-break/></text:span><text:span text:style-name="T1">台師大因有一名大四生確診新冠肺炎，全校本周起至</text:span><text:span text:style-name="T11">17</text:span><text:span text:style-name="T1">日前的課程全數採遠距授課。台師大教務長陳昭珍表示，教師換一套教學軟體，不是換一家餐廳吃飯這麼簡單。</text:span><text:span text:style-name="T11"><text:line-break/><text:line-break/></text:span><text:span text:style-name="T1">陳昭珍說，大學有學術自由，學校不能限制教師用哪本教科書上課，也尊重教師對於遠距教學軟體的選擇，但仍會把教育部指令傳達各系所。她認為，資安有其重要性，但</text:span><text:span text:style-name="T11">ZOOM</text:span><text:span text:style-name="T1">的資安問題或許可透過配套措施解決，例如強化加密等，盼有兼顧資安及師生互動學習品質的作法。</text:span><text:span text:style-name="T11"><text:line-break/><text:line-break/></text:span><text:span text:style-name="T1">台大本周起百人以上大型課程也改為視訊授課。台大表示，已把教育部函文轉達各院系，目前校內視訊會議都以</text:span><text:span text:style-name="T11">U Meeting</text:span><text:span text:style-name="T1">進行。但據了解，台大教授對禁用</text:span><text:span text:style-name="T11">ZOOM</text:span><text:span text:style-name="T1">持不同意見。</text:span><text:span text:style-name="T11"><text:line-break/><text:line-break/></text:span><text:span text:style-name="T1">台大電機系教授葉丙成在臉書表示，過去一個多月，為了遠距教學辦了多次研習，還要求全部學生上網演練使用，如今「一切的努力，就這樣一紙公文，一切成空」。</text:span><text:span text:style-name="T11"><text:line-break/><text:line-break/></text:span><text:span text:style-name="T1">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11">ZOOM</text:span><text:span text:style-name="T1">，令他相當無奈。</text:span></text:p>
      <text:p text:style-name="P9"><text:span text:style-name="T10">陳真</text:span><text:span text:style-name="T1"><text:s/>  |  2020.04.08 17:13   |   </text:span><text:a xlink:type="simple" xlink:href="http://palinfo.habago.org/Entry?Command=Information_PrintForum&amp;#FORUM38994"><text:span text:style-name="T2">#</text:span></text:a></text:p>
      <text:p text:style-name="P13"><text:span text:style-name="T1">請問各位：人渣黨這些狗官有法律依據可以禁止老師和學生使用</text:span><text:span text:style-name="T11"><text:s/>ZOOM </text:span><text:span text:style-name="T1">來授課嗎？它媽的如果不鳥狗官是會怎樣？抓去關嗎？</text:span><text:span text:style-name="T11"><text:line-break/><text:line-break/></text:span><text:span text:style-name="T1">陳真</text:span><text:span text:style-name="T11"><text:s/>2020. 04.08.<text:line-break/><text:line-break/>====================<text:line-break/></text:span><text:span text:style-name="T1">教部禁用</text:span><text:span text:style-name="T11">Zoom </text:span><text:span text:style-name="T1">高中老師激憤：教學哪來資安問題？</text:span><text:span text:style-name="T11"><text:line-break/><text:line-break/>2020-04-07<text:line-break/><text:line-break/></text:span><text:span text:style-name="T1">聯合報</text:span><text:span text:style-name="T11"><text:s/>/ </text:span><text:span text:style-name="T1">記者黃寅</text:span><text:span text:style-name="T11">/</text:span><text:span text:style-name="T1">台中即時報導</text:span><text:span text:style-name="T11"><text:line-break/><text:line-break/></text:span><text:span text:style-name="T1">教育部今下令各級學校全面禁用</text:span><text:span text:style-name="T11">Zoom</text:span><text:span text:style-name="T1">視訊軟體禁用，高中老師知悉，在群組上群情激憤。大家說，已準備了大半個月，教育部竟一聲令下就禁用，老師和學生都得重來、所有的努都白費，尤其是教學那來資安問題？根本是政治凌駕一切。</text:span><text:span text:style-name="T11"><text:line-break/><text:line-break/></text:span><text:span text:style-name="T1">教育部今在網站上公告禁止使用</text:span><text:span text:style-name="T11">Zoom</text:span><text:span text:style-name="T1">，要求各級學校「將原先置放於本部教育雲『線上教學</text:span><text:span text:style-name="T16">便利包』</text:span><text:span text:style-name="T11">Zoom</text:span><text:span text:style-name="T1">相關使用</text:span><text:span text:style-name="T16">說明文件全面移除。」許多接到消息的老師一片譁然，幾個全國高中職老師和</text:span><text:span text:style-name="T1">教務主任的賴群組裡更是罵聲一片。</text:span><text:span text:style-name="T11"><text:line-break/><text:line-break/></text:span><text:span text:style-name="T1">一位高中老師說：「個人只是一個小小的教師兼職主任，要做的事包山包海，</text:span><text:span text:style-name="T11">....</text:span><text:span text:style-name="T1">學校端資訊教師有限，才好不容易做完全校師生實體演練與家長聯繫，現在又說禁止使用</text:span><text:span text:style-name="T11">Zoom</text:span><text:span text:style-name="T1">。上級機構擁有最多人才與資源，可否請為國家的教育培育政策思考縝密後才宣布，朝令夕改，絕非良策！」</text:span><text:span text:style-name="T11"><text:line-break/><text:line-break/></text:span><text:span text:style-name="T1">一名高中教務主任說：「這樣以後難立信於老師們了，老師以後可能遇事『看著辦』，我們更難推動」。</text:span><text:span text:style-name="T11"><text:line-break/><text:line-break/></text:span><text:span text:style-name="T1">另名老師也哀嘆：「好累～全校教師都受訓完，學生也教完～結果～打掉重練」還有人則驚訝說：「我們已經都讓老師們研習和開好課程完畢，又要再重來</text:span><text:span text:style-name="T11">....</text:span><text:span text:style-name="T5">😭</text:span><text:span text:style-name="T1">」。</text:span><text:span text:style-name="T11"><text:line-break/><text:line-break/></text:span><text:span text:style-name="T1">陳姓高中老師說，經營</text:span><text:span text:style-name="T11">Zoom</text:span><text:span text:style-name="T1">的老闆雖來自大陸，但已歸化美國籍，難道就因為有立委在立法院提出質詢，大家就必須全盤推翻原有的做法嗎？他說，</text:span><text:span text:style-name="T11">Zoom</text:span><text:span text:style-name="T1">免費、好用，而且國外大學都還主動把課程放上網路公開，國內各級學校的教學又有什麼好隱藏的，更令人想不透有何資安問題？</text:span><text:span text:style-name="T11"><text:line-break/><text:line-break/></text:span><text:span text:style-name="T1">他說，若真要講資安，那教育部公布的其他視訊軟體難道就沒有資安問題？重點是教育部不能把全國師生都已努力大半個月的努力視而不見，而要大家都重新來一次。</text:span></text:p>
      <text:p text:style-name="P9"><text:span text:style-name="T10">陳真</text:span><text:span text:style-name="T1"><text:s/>  |  2020.04.08 01:07   |   </text:span><text:a xlink:type="simple" xlink:href="http://palinfo.habago.org/Entry?Command=Information_PrintForum&amp;#FORUM38993"><text:span text:style-name="T2">#</text:span></text:a></text:p>
      <text:p text:style-name="P10"><text:span text:style-name="T1">上個月</text:span><text:span text:style-name="T11">(</text:span><text:span text:style-name="T1">三月</text:span><text:span text:style-name="T11">)</text:span><text:span text:style-name="T1">下旬，所謂「外交部」網站上說，台灣「援贈友邦巴拉圭百萬防疫口罩」。有人看到這訊息後，在</text:span><text:span text:style-name="T11">LINE</text:span><text:span text:style-name="T1">或臉書寫了些字，對此提出批評說台灣自己口罩都不夠用了，怎麼還拿去送人？</text:span><text:span text:style-name="T11"><text:line-break/><text:line-break/></text:span><text:span text:style-name="T1">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11"><text:line-break/><text:line-break/></text:span><text:span text:style-name="T1">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11"><text:line-break/><text:line-break/></text:span><text:span text:style-name="T1">這類罪名，請問跟蔣家年代有何不同？這些欺壓百姓之事，請問大家看了有何想法？他媽的這個人渣黨真是卑劣無恥到極點。</text:span><text:span text:style-name="T11"><text:line-break/><text:line-break/></text:span><text:span text:style-name="T1">昨天，有人製作了一段影片，我不知道是不是底下這一個？</text:span><text:span text:style-name="T11"><text:line-break/><text:line-break/></text:span><text:a xlink:type="simple" xlink:href="https://bit.ly/2x0NMSx"><text:span text:style-name="T4">https://bit.ly/2x0NMSx</text:span></text:a><text:span text:style-name="T11">  <text:line-break/><text:line-break/></text:span><text:span text:style-name="T1">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11"><text:line-break/><text:line-break/></text:span><text:span text:style-name="T1">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11"><text:line-break/><text:line-break/></text:span><text:span text:style-name="T1">它媽的哪有說人民指出政黨舞弊之處，卻反而要被檢調單位給抓起來治罪之理。它媽的這個人渣黨真是有夠無恥下流，嘴巴講的是人情義理，實際上幹的卻全是傷天害理。</text:span><text:span text:style-name="T11"><text:line-break/><text:line-break/></text:span><text:span text:style-name="T1">人渣黨說，這位網友的作票質疑，「將使民眾對於政府選務部門失去信心，嚴重撕裂族群，使社會大眾產生對立</text:span><text:span text:style-name="T11"><text:s/></text:span><text:span text:style-name="T1">」。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11"><text:line-break/><text:line-break/></text:span><text:span text:style-name="T1">更離譜的是統派女俠黃智賢的遭遇</text:span><text:span text:style-name="T11"><text:s/>(</text:span><text:span text:style-name="T1">雖然我並不是很認同她所高舉的民族主義精神</text:span><text:span text:style-name="T11">)</text:span><text:span text:style-name="T1">。她前天在臉書上寫說：「台灣出現社區感染，是不是因為你</text:span><text:span text:style-name="T11"><text:s/>(</text:span><text:span text:style-name="T1">衛福部長陳時中</text:span><text:span text:style-name="T11">) </text:span><text:span text:style-name="T1">裝睡？」。竟然因為這樣一句話被警方約談，並威脅若不到案接受偵訊便拘提，說她「散播不實謠言」，面臨三年以下有期徒刑、拘役或三百萬元以下罰金。</text:span><text:span text:style-name="T11"><text:line-break/><text:line-break/></text:span><text:span text:style-name="T1">類似上述例子，這兩年來罄竹難書。如果這樣批評兩句就要被抓去關，那麼，人渣黨之惡行，豈不是應該全黨槍斃一百萬遍才有天理？</text:span><text:span text:style-name="T11"><text:line-break/><text:line-break/></text:span><text:span text:style-name="T1">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11"><text:line-break/><text:line-break/></text:span><text:span text:style-name="T1">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11"><text:line-break/><text:line-break/></text:span><text:span text:style-name="T1">台灣的所謂民主，無非就是在美國的操盤下，透過一群人渣控制了一大群腦殘，藉以大撈特撈，胡作非為，為美國人賣命。</text:span></text:p>
      <text:p text:style-name="P9"><text:span text:style-name="T10">陳真</text:span><text:span text:style-name="T1"><text:s/>  |  2020.04.06 02:18   |   </text:span><text:a xlink:type="simple" xlink:href="http://palinfo.habago.org/Entry?Command=Information_PrintForum&amp;iPage=1#FORUM38992"><text:span text:style-name="T2">#</text:span></text:a></text:p>
      <text:p text:style-name="P10"><text:span text:style-name="T1">生物武器：一個更陰暗的未來</text:span><text:span text:style-name="T11">(13)<text:line-break/><text:line-break/></text:span><text:span text:style-name="T1">陳真</text:span><text:span text:style-name="T11">2020. 04. 06.<text:line-break/><text:line-break/><text:line-break/></text:span><text:span text:style-name="T1">美國官方及其主流媒體走狗們，差不多是</text:span><text:span text:style-name="T11">2006</text:span><text:span text:style-name="T1">年，也就是侵略伊拉克三年後，才開始慢慢一點一滴、半推半就地承認過去有關伊拉克擁有生化武器的諸多指控全是謊言。</text:span><text:span text:style-name="T11"><text:line-break/><text:line-break/></text:span><text:span text:style-name="T1">我這樣講，其實並不精確。事實上，美國連這樣的「事後誠實」也沒有，它始終沒有認錯。幫忙散播謠言的主流媒體也沒有。</text:span><text:span text:style-name="T11"><text:line-break/><text:line-break/></text:span><text:span text:style-name="T1">不管是美國官方或主流媒體，他們始終沒有承認說「對！我就是說謊。我當時就是在聯合國大會上故意拿洗衣粉假裝是什麼炭疽桿菌粉末來欺騙大家」。</text:span><text:span text:style-name="T11"><text:line-break/><text:line-break/></text:span><text:span text:style-name="T1">他們把赤裸裸的近千個謊言，一概說成是一種「情報上的失誤或誤導」，要不就說是「某些真實的情報被忽略了」，或者乾脆推給伊拉克那些美國走狗，說是他們「故意提供不實資訊」等等。</text:span><text:span text:style-name="T11"><text:line-break/><text:line-break/></text:span><text:span text:style-name="T1">這樣各位懂嗎？也就是說，把密謀十年以上的侵略計畫與精心設計的無數謊言，完全淡化成一場無心的誤會與資訊失誤。</text:span><text:span text:style-name="T11"><text:line-break/><text:line-break/></text:span><text:span text:style-name="T1">舉個例，美軍佔領伊拉克大約三周年，</text:span><text:span text:style-name="T11">2006</text:span><text:span text:style-name="T1">年</text:span><text:span text:style-name="T11">4</text:span><text:span text:style-name="T1">月</text:span><text:span text:style-name="T11">12</text:span><text:span text:style-name="T1">日的華盛頓郵報指出：美國和英國的國防情報部門聯合派駐伊拉克的生化武器專家團，老早在</text:span><text:span text:style-name="T11">2003</text:span><text:span text:style-name="T1">年</text:span><text:span text:style-name="T11">5</text:span><text:span text:style-name="T1">月就已經排除所謂「死亡露營車」</text:span><text:span text:style-name="T11">(Winnebagos of death) (</text:span><text:span text:style-name="T1">亦即流動性化武實驗室</text:span><text:span text:style-name="T11">)</text:span><text:span text:style-name="T1">的各種所謂證據，並於</text:span><text:span text:style-name="T11">5</text:span><text:span text:style-name="T1">月</text:span><text:span text:style-name="T11">27</text:span><text:span text:style-name="T1">日出具詳細報告，指出所謂「死亡露營車」不過就是一些跟食品檢驗有關的車子，或是一些氣象汽球的充氣裝置等等。</text:span><text:span text:style-name="T11"><text:line-break/><text:line-break/></text:span><text:span text:style-name="T1">但是，</text:span><text:span text:style-name="T11">2003</text:span><text:span text:style-name="T1">年</text:span><text:span text:style-name="T11">5</text:span><text:span text:style-name="T1">月</text:span><text:span text:style-name="T11">29</text:span><text:span text:style-name="T1">日，也就是該報告出爐後兩天，布希卻竟然再度對外公然撒謊說「關於伊拉克的致命性流動化武實驗室，美國已找到證據」。但是你看，該報導卻說，這些國防情報部的化武專家證詞被布希政府給「忽略了」</text:span><text:span text:style-name="T11">(ignored)</text:span><text:span text:style-name="T1">。他媽的這叫做「忽略」嗎？這就像人渣黨利用總統專機走私一樣，他不說走私，而叫「超帶」。</text:span><text:span text:style-name="T11"><text:line-break/><text:line-break/></text:span><text:span text:style-name="T1">我想說的是，美國撒了一千個謊言藉以入侵、佔領伊拉克之事，即便一一拆穿，但始終沒有認錯，而是採取這樣一種推諉、淡化的方式來矇混過去。而且，事隔多年，人們的記憶與情感早已逐漸淡忘。</text:span><text:span text:style-name="T11"><text:line-break/><text:line-break/></text:span><text:span text:style-name="T1">簡單說就是：主流媒體一開始先是配合美國政府，瘋狂地撒下無數漫天大謊，然後事隔多年，再慢慢用小篇幅報導，把它淡化成一種「情報上的疏忽」或「走狗們的誤導」，甚至講得好像美國很無辜似的。</text:span><text:span text:style-name="T11"><text:line-break/><text:line-break/></text:span><text:span text:style-name="T1">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11"><text:line-break/><text:line-break/></text:span><text:a xlink:type="simple" xlink:href="https://bit.ly/3aLBMmm"><text:span text:style-name="T4">https://bit.ly/3aLBMmm</text:span></text:a><text:span text:style-name="T11"><text:line-break/><text:line-break/></text:span><text:span text:style-name="T1">這樣一種「尚待繼續努力」的艱難任務，其實早在一開始就埋下伏筆。</text:span><text:span text:style-name="T11">Richard Spertzel </text:span><text:span text:style-name="T1">以美國派駐聯合國的首席武檢官之尊，打從一開始撒謊說伊拉克不但擁有生化武器，而且擁有超美趕俄的「分隔化」化武能力時，就已經等於說，美國永遠都能以此為藉口不斷進行指控。</text:span><text:span text:style-name="T11"><text:line-break/><text:line-break/></text:span><text:span text:style-name="T1">「死亡露營車」</text:span><text:span text:style-name="T11">(Winnebagos of death) </text:span><text:span text:style-name="T1">這個當年熱門的驚悚辭彙是怎麼來的呢？如我上一篇所說，就是因為這位</text:span><text:span text:style-name="T11">Richard Spertzel </text:span><text:span text:style-name="T1">所提出的一個說法，指控伊拉克擁有「分隔化」</text:span><text:span text:style-name="T11">(</text:span><text:span text:style-name="T1">即小型化</text:span><text:span text:style-name="T11">) </text:span><text:span text:style-name="T1">化武能力。如他自己所說，這意味著「你不但必須同時查緝伊拉克的每一棟房子，也必須查緝伊拉克的每一輛車子」，才有可能找到伊拉克擁有生化武器的證據。</text:span><text:span text:style-name="T11"><text:line-break/><text:line-break/></text:span><text:span text:style-name="T1">在這種鳥話底下，那其實等於說：我永遠都不可能承認伊拉克沒有生化武器；如果我一時沒有證據，那只是因為伊拉克車輛太多了，讓我一時還沒法找到，因為我沒辦法檢查伊拉克的所有車輛：</text:span><text:span text:style-name="T11">   <text:line-break/><text:line-break/></text:span><text:a xlink:type="simple" xlink:href="https://bit.ly/3aKalcL"><text:span text:style-name="T4">https://bit.ly/3aKalcL</text:span></text:a><text:span text:style-name="T11"><text:line-break/><text:line-break/></text:span><text:span text:style-name="T1">大家聽懂我在說什麼嗎？美國及其主流媒體與無良專家們，不但撒謊，而且圓謊的方式非常厲害且微妙，操弄世人於股掌之上。</text:span><text:span text:style-name="T11"><text:line-break/><text:line-break/></text:span><text:span text:style-name="T1">美國和英國狼狽為奸，不但撒謊伊拉克擁有化武，還說它「四十五分鐘內就可以對外發射，瞬間殺死數百萬人」。但是，真正拿來做為發動侵略戰爭的藉口卻是「分隔化」化武的能力。</text:span><text:span text:style-name="T11"><text:line-break/><text:line-break/>2003</text:span><text:span text:style-name="T1">年</text:span><text:span text:style-name="T11">2</text:span><text:span text:style-name="T1">月</text:span><text:span text:style-name="T11">5</text:span><text:span text:style-name="T1">日，美國國務卿</text:span><text:span text:style-name="T11">Colin Powell </text:span><text:span text:style-name="T1">在聯合國安理會，拿著一瓶洗衣粉，假裝是炭疽桿菌粉末，公然宣稱說「在我們精準厚實的情報檔案中，最恐怖的事情之一就是我們擁有第一手的證詞，證明伊拉克擁有流動性化武實驗室。」</text:span><text:span text:style-name="T11"><text:line-break/><text:line-break/></text:span><text:span text:style-name="T1">就如《</text:span><text:span text:style-name="T11">Global Security</text:span><text:span text:style-name="T1">》這篇文章所說：「流動性化武實驗室的說法，正是美國發動侵伊戰爭的一個基本根據。」</text:span><text:span text:style-name="T11"><text:line-break/><text:line-break/></text:span><text:a xlink:type="simple" xlink:href="https://bit.ly/3aL8ynF"><text:span text:style-name="T4">https://bit.ly/3aL8ynF</text:span></text:a><text:span text:style-name="T11"><text:line-break/><text:line-break/></text:span><text:span text:style-name="T1">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11"><text:line-break/><text:line-break/></text:span><text:span text:style-name="T1">除了瞎掰「死亡露營車」或「死亡休旅車」之外，英、美兩國還聯手瞎掰「死亡無人機」</text:span><text:span text:style-name="T11">(drones of death)</text:span><text:span text:style-name="T1">的說法。比方說，早在侵略伊拉克戰爭前一年，英、美、澳等主流媒體，就開始不斷用「死亡無人機」來煽動世人對於伊拉克的恐懼，比方說，</text:span><text:span text:style-name="T11">2002</text:span><text:span text:style-name="T1">年</text:span><text:span text:style-name="T11">9</text:span><text:span text:style-name="T1">月</text:span><text:span text:style-name="T11">6</text:span><text:span text:style-name="T1">日的《紐約時報》寫著：「伊拉克海珊擁有一系列野蠻殘忍的武器可供使用，其中包括『死亡無人機』的研發最為殘忍，它將發射毀滅性的化學武器與生物武器。」</text:span><text:span text:style-name="T11"><text:line-break/><text:line-break/></text:span><text:span text:style-name="T1">其實，早在九零年代、第一次波灣戰爭後，西方妖魔化伊拉克的宣傳就不曾一天停止過。舉個例，</text:span><text:span text:style-name="T11">1998</text:span><text:span text:style-name="T1">年</text:span><text:span text:style-name="T11">12</text:span><text:span text:style-name="T1">月</text:span><text:span text:style-name="T11">19</text:span><text:span text:style-name="T1">日英國的</text:span><text:span text:style-name="T11">BBC</text:span><text:span text:style-name="T1">如此報導所謂「死亡無人機」</text:span><text:span text:style-name="T11">(drones of death)</text:span><text:span text:style-name="T1">：</text:span><text:span text:style-name="T11"><text:line-break/><text:line-break/></text:span><text:a xlink:type="simple" xlink:href="https://bbc.in/3bQ7UW0"><text:span text:style-name="T4">https://bbc.in/3bQ7UW0</text:span></text:a><text:span text:style-name="T11">  <text:line-break/><text:line-break/></text:span><text:span text:style-name="T1">「英國國防部長</text:span><text:span text:style-name="T11"><text:s/>(</text:span><text:span text:style-name="T1">日後擔任北約祕書長</text:span><text:span text:style-name="T11">) </text:span><text:span text:style-name="T1">在記者會中表示，海珊將發展攜帶生化武器的死亡無人機，足以攜帶三百公升的炭疽桿菌，迅速殺死數百萬人。英國政府並表示，此一『恐怖武器』的發展能力，已遭到英軍的重創。」</text:span><text:span text:style-name="T11"><text:line-break/><text:line-break/></text:span><text:span text:style-name="T1">絕大多數人一定都會以為美軍</text:span><text:span text:style-name="T11">2003</text:span><text:span text:style-name="T1">年侵略伊拉克是在</text:span><text:span text:style-name="T11">2001</text:span><text:span text:style-name="T1">年的</text:span><text:span text:style-name="T11"><text:s/>911</text:span><text:span text:style-name="T1">事件之後才開始布局，其實全然錯誤。美國及英國老早在</text:span><text:span text:style-name="T11">1991</text:span><text:span text:style-name="T1">年就不斷入侵伊拉克，天天轟炸，照三餐打，但是媒體完全消音。就這樣轟炸了十二年，旨在消滅伊拉克中東首屈一指的空軍實力，為</text:span><text:span text:style-name="T11">2003</text:span><text:span text:style-name="T1">年的地面入侵鋪路。</text:span><text:span text:style-name="T11"><text:line-break/><text:line-break/></text:span><text:span text:style-name="T1">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11"><text:line-break/><text:line-break/></text:span><text:span text:style-name="T1">這些事，十幾年來我已經寫過很多，就不多寫了。</text:span></text:p>
      <text:p text:style-name="P9"><text:span text:style-name="T1">Xuan-wei   |  2020.04.05 11:21   |   </text:span><text:a xlink:type="simple" xlink:href="http://palinfo.habago.org/Entry?Command=Information_PrintForum&amp;iPage=1#FORUM38991"><text:span text:style-name="T2">#</text:span></text:a></text:p>
      <text:p text:style-name="P13"><text:span text:style-name="T1">謝謝陳醫師解惑！</text:span></text:p>
      <text:p text:style-name="P9"><text:span text:style-name="T10">怡靜</text:span><text:span text:style-name="T1"><text:s/>  |  2020.04.05 01:15   |   </text:span><text:a xlink:type="simple" xlink:href="http://palinfo.habago.org/Entry?Command=Information_PrintForum&amp;iPage=1#FORUM38990"><text:span text:style-name="T2">#</text:span></text:a></text:p>
      <text:p text:style-name="P10"><text:span text:style-name="T1">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11"><text:line-break/><text:line-break/></text:span><text:span text:style-name="T1">儘管歐美地區疫情嚴峻，仍然未停止抹黑中國。不過關注這麼久的國外疫情，總算看到一個西方官員講點人話，這人是加拿大衛生部長</text:span><text:span text:style-name="T11">Patty Hajdu</text:span><text:span text:style-name="T1">。</text:span><text:span text:style-name="T11"><text:line-break/><text:line-break/></text:span><text:a xlink:type="simple" xlink:href="https://streamable.com/htlbuu"><text:span text:style-name="T4">https://streamable.com/htlbuu</text:span></text:a><text:span text:style-name="T11"><text:line-break/><text:line-break/></text:span><text:span text:style-name="T1">她在</text:span><text:span text:style-name="T11">4/2</text:span><text:span text:style-name="T1">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11"><text:line-break/><text:line-break/></text:span></text:p>
      <text:p text:style-name="P9"><text:span text:style-name="T10">陳真</text:span><text:span text:style-name="T1"><text:s/>  |  2020.04.05 00:29   |   </text:span><text:a xlink:type="simple" xlink:href="http://palinfo.habago.org/Entry?Command=Information_PrintForum&amp;iPage=1#FORUM38989"><text:span text:style-name="T2">#</text:span></text:a></text:p>
      <text:p text:style-name="P13"><text:span text:style-name="T11">Xuan-wei</text:span><text:span text:style-name="T1">好，我人在外地，沒法用電腦，只能用手機簡單回覆</text:span><text:span text:style-name="T11">:<text:line-break/><text:line-break/>1</text:span><text:span text:style-name="T1">，</text:span><text:span text:style-name="T11">2004</text:span><text:span text:style-name="T1">年，美國都還佔領得如火如荼，謊言陸續散播中，直到幾年後，人們淡忘了，才慢慢半推半就地承認一切都是撒謊，把責任推給伊拉克的走狗們及</text:span><text:span text:style-name="T11">CIA</text:span><text:span text:style-name="T1">。</text:span><text:span text:style-name="T11"><text:line-break/><text:line-break/>2</text:span><text:span text:style-name="T1">，如果我沒記錯，</text:span><text:span text:style-name="T11">Richard Spertzel</text:span><text:span text:style-name="T1">在</text:span><text:span text:style-name="T11">2016</text:span><text:span text:style-name="T1">年過世。如果他或美國政府到現在還說伊拉克有化武甚至有分隔化的小型化武實驗室，我也不意外。我跟你說，這些人講話是這樣，跟民進黨很像</text:span><text:span text:style-name="T11">:<text:line-break/><text:line-break/></text:span><text:span text:style-name="T1">他早上講這樣，晚上可能就變了</text:span><text:span text:style-name="T11">;</text:span><text:span text:style-name="T1">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11">;</text:span><text:span text:style-name="T1">類似一種上班的概念。你看島內檯面上目前幾乎所有所謂臺獨，哪一個不是一種上班概念的臺獨？白天喊一喊臺獨，晚上就不獨了，喊出祖國英明都有可能。</text:span><text:span text:style-name="T11"><text:line-break/><text:line-break/>3</text:span><text:span text:style-name="T1">，事實上，</text:span><text:span text:style-name="T11">Richard Spertzel</text:span><text:span text:style-name="T1">在推銷他的分隔化言論時，面對詢問，他說美國還沒有成熟發展出小型化核武的能力。</text:span><text:span text:style-name="T11"><text:line-break/><text:line-break/></text:span><text:span text:style-name="T1">這很荒唐吧，伊拉克的化武能力居然超越了他的技術指導者。</text:span><text:span text:style-name="T11"><text:line-break/><text:line-break/></text:span><text:span text:style-name="T1">我再舉個前言不罩後語的例子。在他倡言伊拉克小型化化武能力的同時，面對這方面專家的質疑時，他卻承認，小型化化武能力之殺傷規模只能達到恐怖攻擊等級，離軍事化用途還差得遠。</text:span><text:span text:style-name="T11"><text:line-break/><text:line-break/></text:span><text:span text:style-name="T1">狀況差不多就是這樣。</text:span></text:p>
      <text:p text:style-name="P9"><text:span text:style-name="T1">Xuan-wei   |  2020.04.04 16:50   |   </text:span><text:a xlink:type="simple" xlink:href="http://palinfo.habago.org/Entry?Command=Information_PrintForum&amp;iPage=1#FORUM38988"><text:span text:style-name="T2">#</text:span></text:a></text:p>
      <text:p text:style-name="P12"><text:span text:style-name="T10">陳醫師您好，</text:span><text:span text:style-name="T1"><text:line-break/></text:span><text:span text:style-name="T10">關於〈</text:span><text:span text:style-name="T1"><text:s/></text:span><text:span text:style-name="T10">生物武器：一個更陰暗的未來</text:span><text:span text:style-name="T1">(12)</text:span><text:span text:style-name="T17">〉</text:span><text:span text:style-name="T10">中提到「美軍佔領伊拉克後，他</text:span><text:span text:style-name="T1">(Richard Spertzel)</text:span><text:span text:style-name="T10">隨即改口說，伊拉克不但沒有生化武器，「而且連企圖發展化武的計劃也不存在」，並稱自己當初是受到</text:span><text:span text:style-name="T1"><text:s/>Iraqi National Congress </text:span><text:span text:style-name="T10">及</text:span><text:span text:style-name="T1">CIA</text:span><text:span text:style-name="T10">諸多假情報的誤導。」</text:span><text:span text:style-name="T1"><text:s/></text:span><text:span text:style-name="T10">是否有參考來源：以</text:span><text:span text:style-name="T1">google</text:span><text:span text:style-name="T10">檢索到</text:span><text:span text:style-name="T1">Spertzel</text:span><text:span text:style-name="T10">在</text:span><text:span text:style-name="T1">2004</text:span><text:span text:style-name="T10">年</text:span><text:span text:style-name="T1">10</text:span><text:span text:style-name="T10">月發表在華爾街日報的評論</text:span><text:span text:style-name="T1">“Have War Critics Even Read the Duelfer Report?” (</text:span><text:a xlink:type="simple" xlink:href="https://www.wsj.com/articles/SB109770814784244752"><text:span text:style-name="T12">https://www.wsj.com/articles/SB109770814784244752</text:span></text:a><text:span text:style-name="T1">)</text:span><text:span text:style-name="T10">，看起來他當時仍堅持伊拉克有</text:span><text:span text:style-name="T1">WMD</text:span><text:span text:style-name="T10">的看法？</text:span><text:span text:style-name="T1"><text:line-break/><text:line-break/></text:span><text:span text:style-name="T10">（雖然沒有訂閱</text:span><text:span text:style-name="T1">WSJ</text:span><text:span text:style-name="T10">，可在他處找到評論全文</text:span><text:span text:style-name="T1">: </text:span><text:a xlink:type="simple" xlink:href="http://www.ourjerusalem.com/opinion20041019b"><text:span text:style-name="T12">http://www.ourjerusalem.com/opinion20041019b</text:span></text:a><text:span text:style-name="T1">)</text:span></text:p>
      <text:p text:style-name="P9"><text:span text:style-name="T10">陳真</text:span><text:span text:style-name="T1"><text:s/>  |  2020.04.03 03:26   |   </text:span><text:a xlink:type="simple" xlink:href="http://palinfo.habago.org/Entry?Command=Information_PrintForum&amp;#FORUM38987"><text:span text:style-name="T2">#</text:span></text:a></text:p>
      <text:p text:style-name="P10"><text:span text:style-name="T1">生物武器：一個更陰暗的未來</text:span><text:span text:style-name="T11">(12)<text:line-break/><text:line-break/></text:span><text:span text:style-name="T1">陳真</text:span><text:span text:style-name="T11">2020. 04. 01.<text:line-break/><text:line-break/><text:line-break/></text:span><text:span text:style-name="T1">在「生物武器：一個更陰暗的未來</text:span><text:span text:style-name="T11"><text:s/>(7)</text:span><text:span text:style-name="T1">」裏，我寫著：</text:span><text:span text:style-name="T11"><text:line-break/><text:line-break/></text:span><text:span text:style-name="T1">「美軍發動戰爭入侵伊拉克期間，西方媒體每天斗大標題寫著</text:span><text:span text:style-name="T11"> </text:span><text:span text:style-name="T1">『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11"><text:line-break/><text:line-break/></text:span><text:span text:style-name="T1">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11"><text:line-break/><text:line-break/></text:span><text:span text:style-name="T18">●</text:span><text:span text:style-name="T11"><text:s/></text:span><text:span text:style-name="T1">找到了！找到了！</text:span><text:span text:style-name="T11"><text:line-break/><text:line-break/></text:span><text:span text:style-name="T1">打從</text:span><text:span text:style-name="T11"><text:s/>2001</text:span><text:span text:style-name="T1">年起，美國為了侵略伊拉克，便不斷撒謊指控伊拉克擁有生化武器。但是，聯合國武檢官多次組團進入伊拉克境內調查，卻始終找不到任何證據。美國派駐聯合國的前首席武檢官</text:span><text:span text:style-name="T11"><text:s/>Richard Spertzel</text:span><text:span text:style-name="T1">卻力排眾議說：伊拉克擁有生化武器乃是「毋庸置疑」，大家之所以找不到化武實驗室與發射裝置是因為伊拉克政府把生化武器給「分隔化」</text:span><text:span text:style-name="T11">(compartmentalized) </text:span><text:span text:style-name="T1">了，簡單說就是小型化。他說，只要一輛休旅車就足以成為一個「流動性的」化武實驗室。</text:span><text:span text:style-name="T11"><text:line-break/><text:line-break/></text:span><text:span text:style-name="T1">這位美國的細菌武器研發專家</text:span><text:span text:style-name="T11">Richard Spertzel</text:span><text:span text:style-name="T1">，事實上也參與了戰前伊拉克的化武調查團，過去並曾經以聯合國首席武檢官的身份在伊拉克待了四年</text:span><text:span text:style-name="T11"><text:s/>(1994-1998 </text:span><text:span text:style-name="T1">年</text:span><text:span text:style-name="T11">)</text:span><text:span text:style-name="T1">，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11"><text:line-break/><text:line-break/>2003</text:span><text:span text:style-name="T1">年，在毫無證據下，美國就是以</text:span><text:span text:style-name="T11">Spertzel </text:span><text:span text:style-name="T1">之「專家證詞」的「分隔化」說法，做為一種硬是要出兵血洗伊拉克的藉口，然後在侵略佔領過程中不斷製造假新聞，不斷說「找到了！找到了！」，一會兒說找到一個「疑似」藏有什麼生化粉末</text:span><text:span text:style-name="T11"><text:s/>(</text:span><text:span text:style-name="T1">其實是麵粉</text:span><text:span text:style-name="T11">) </text:span><text:span text:style-name="T1">的倉庫或小貨車，一會兒又說發現什麼裝設「可疑」瓦斯爐的流動推車</text:span><text:span text:style-name="T11"><text:s/>(</text:span><text:span text:style-name="T1">其實是軍隊煮飯煎蛋的餐車</text:span><text:span text:style-name="T11">)</text:span><text:span text:style-name="T1">，遺留在被美軍轟炸得稀巴爛的伊拉克軍隊現場</text:span><text:span text:style-name="T11">...<text:line-break/><text:line-break/></text:span><text:span text:style-name="T1">美國就是這樣不斷裝神弄鬼，欺騙世人，其實全是謊言，非常兒戲，事實上只是一些廚具、麵粉食材或民生用品。但是，透過西方主流媒體的配合造謠，一時之間，人們還真以為美國拯救了全世界。</text:span><text:span text:style-name="T11"><text:line-break/><text:line-break/></text:span><text:span text:style-name="T1">至於這位一輩子為美國推動細菌武器研發的</text:span><text:span text:style-name="T11"><text:s/>Spertzel</text:span><text:span text:style-name="T1">，大名鼎鼎，是個微生物學家，是美國研發生物武器史上最主要的核心人物之一，同時也是</text:span><text:span text:style-name="T11">Fort Detrick </text:span><text:span text:style-name="T1">生物武器實驗室有關細菌戰的主要負責人，任職長達半個多世紀。美軍佔領伊拉克後，他隨即改口說，伊拉克不但沒有生化武器，「而且連企圖發展化武的計劃也不存在」，並稱自己當初是受到</text:span><text:span text:style-name="T11"><text:s/>Iraqi National Congress </text:span><text:span text:style-name="T1">及</text:span><text:span text:style-name="T11">CIA</text:span><text:span text:style-name="T1">諸多假情報的誤導。</text:span><text:span text:style-name="T11"><text:line-break/><text:line-break/>Iraqi National Congress </text:span><text:span text:style-name="T1">就是美國在第一次波灣戰爭後隔年</text:span><text:span text:style-name="T11"><text:s/>(1992</text:span><text:span text:style-name="T1">年</text:span><text:span text:style-name="T11">) </text:span><text:span text:style-name="T1">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11"><text:line-break/><text:line-break/></text:span><text:span text:style-name="T1">這群背叛自己的國家與人民的美國走狗，這群「伊奸」，這個伊拉克的「人渣黨」，後來個個當了伊拉克的黨政軍高官，例如在戰爭期間屢屢出鏡扮演「夾道歡迎美軍」及「拉倒海珊銅像」的「勇敢伊拉克民眾」的</text:span><text:span text:style-name="T11">Ahmed Chalabi</text:span><text:span text:style-name="T1">，後來掌管伊拉克石油大權，擔任石油部長，並隨即出任伊拉克副總理。</text:span><text:span text:style-name="T11"><text:line-break/><text:line-break/></text:span><text:span text:style-name="T18">●</text:span><text:span text:style-name="T11"><text:s/></text:span><text:span text:style-name="T1">這回真的找到了！</text:span><text:span text:style-name="T11"><text:line-break/><text:line-break/>2003</text:span><text:span text:style-name="T1">年</text:span><text:span text:style-name="T11">5</text:span><text:span text:style-name="T1">月</text:span><text:span text:style-name="T11">28</text:span><text:span text:style-name="T1">日，也就是美軍入侵佔領伊拉克的隔月，英國《衛報》發表了一篇調查報導，標題諷刺性地寫著：「終於！美軍終於找到生化武器了！」不過，它還有個副標寫著「是在美國馬里蘭州找到！」</text:span><text:span text:style-name="T11"><text:line-break/><text:line-break/></text:span><text:a xlink:type="simple" xlink:href="https://bit.ly/2QUyftY"><text:span text:style-name="T4">https://bit.ly/2QUyftY</text:span></text:a><text:span text:style-name="T11">  <text:line-break/><text:line-break/></text:span><text:span text:style-name="T1">該報導所指的發現大規模殺傷武器的地點，就是當時</text:span><text:span text:style-name="T11"><text:s/>(2001</text:span><text:span text:style-name="T1">年</text:span><text:span text:style-name="T11">) </text:span><text:span text:style-name="T1">準備重新啟用、位於馬里蘭州的美軍</text:span><text:span text:style-name="T11"><text:s/>Fort Detrick </text:span><text:span text:style-name="T1">生物武器實驗室。經過兩年</text:span><text:span text:style-name="T11"><text:s/>(2001</text:span><text:span text:style-name="T1">年到</text:span><text:span text:style-name="T11"><text:s/>2003</text:span><text:span text:style-name="T1">年</text:span><text:span text:style-name="T11">) </text:span><text:span text:style-name="T1">的挖掘與清理，竟然陸續找到高達兩千多公噸的各種恐怖病原體，包括天花病毒、肉毒桿菌、炭疽桿菌、</text:span><text:span text:style-name="T11">Brucella melitensis (</text:span><text:span text:style-name="T1">梅里特布魯氏菌，可引起類似感冒症狀的布氏桿菌病</text:span><text:span text:style-name="T11">--Brucellosis)</text:span><text:span text:style-name="T1">，以及引發肺炎的</text:span><text:span text:style-name="T11"><text:s/>Klebsiella (</text:span><text:span text:style-name="T1">克雷伯氏菌屬</text:span><text:span text:style-name="T11">)</text:span><text:span text:style-name="T1">等等等。</text:span><text:span text:style-name="T11"><text:line-break/><text:line-break/></text:span><text:span text:style-name="T1">除了病毒與細菌外，竟然還找到各種化學武器，包括美軍在越戰中噴灑了至少九萬多公噸的橙劑</text:span><text:span text:style-name="T11"><text:s/>(agent orange)</text:span><text:span text:style-name="T1">。根據美國哥倫比亞大學公衛政策與管理學系教授</text:span><text:span text:style-name="T11"> Jeanne Stellman </text:span><text:span text:style-name="T1">的幾篇研究，例如</text:span><text:span text:style-name="T11">2018</text:span><text:span text:style-name="T1">年</text:span><text:span text:style-name="T11">5</text:span><text:span text:style-name="T1">月發表於《美國公衛期刊》</text:span><text:span text:style-name="T11">(American Journal of Public Health)</text:span><text:span text:style-name="T1">的論文估計，越戰中，約有兩百多萬至四百八十萬越南人曝露於美軍的橙劑毒害中，受到各種不同程度的傷害。：</text:span><text:span text:style-name="T11"><text:line-break/><text:line-break/></text:span><text:a xlink:type="simple" xlink:href="https://bit.ly/2R0rqHu"><text:span text:style-name="T4">https://bit.ly/2R0rqHu</text:span></text:a><text:span text:style-name="T11"><text:line-break/><text:line-break/></text:span><text:span text:style-name="T1">美軍所使用的橙劑，含有「世紀之毒」戴奧辛之中的劇毒成份，是一級致癌物，包括血癌、肺癌、大腸癌、軟組織肉瘤與肝癌等，另外還會產生各種神經系統與運動神經元病變</text:span><text:span text:style-name="T11"><text:s/>(</text:span><text:span text:style-name="T1">例如帕金森氏症</text:span><text:span text:style-name="T11">)</text:span><text:span text:style-name="T1">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11"><text:line-break/><text:line-break/></text:span><text:span text:style-name="T1">橙劑新生兒症狀：</text:span><text:span text:style-name="T11"><text:line-break/><text:line-break/></text:span><text:a xlink:type="simple" xlink:href="https://bit.ly/2UBuoo8"><text:span text:style-name="T4">https://bit.ly/2UBuoo8</text:span></text:a><text:span text:style-name="T11"><text:line-break/><text:line-break/></text:span><text:span text:style-name="T1">你可以在上面這個「美國退伍軍人協會」</text:span><text:span text:style-name="T11">(United States Department of Veterans Affairs</text:span><text:span text:style-name="T1">，簡稱</text:span><text:span text:style-name="T11"><text:s/>VA) </text:span><text:span text:style-name="T1">的網站上找到一些相關病變資料。</text:span><text:span text:style-name="T11"> <text:line-break/><text:line-break/></text:span><text:span text:style-name="T1">以下是幾張照片，很多橙劑新生兒完全沒有眼睛或眼睛爆出：</text:span><text:span text:style-name="T11"><text:line-break/><text:line-break/></text:span><text:a xlink:type="simple" xlink:href="https://bit.ly/2WVPz5P"><text:span text:style-name="T4">https://bit.ly/2WVPz5P</text:span></text:a><text:span text:style-name="T11"> <text:line-break/><text:line-break/></text:span><text:a xlink:type="simple" xlink:href="https://bit.ly/2yqWl9p"><text:span text:style-name="T4">https://bit.ly/2yqWl9p</text:span></text:a><text:span text:style-name="T11"> <text:line-break/><text:line-break/></text:span><text:span text:style-name="T1">根據越南官方統計，戰爭期間，約有三百多萬人罹癌或其它病變與腦傷</text:span><text:span text:style-name="T11"><text:s/>(</text:span><text:span text:style-name="T1">其中多數為兒童</text:span><text:span text:style-name="T11">)</text:span><text:span text:style-name="T1">，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11">   <text:line-break/><text:line-break/></text:span><text:span text:style-name="T1">半島電視台報導：</text:span><text:span text:style-name="T11"><text:line-break/><text:line-break/></text:span><text:a xlink:type="simple" xlink:href="https://bit.ly/2UBZ7kV"><text:span text:style-name="T4">https://bit.ly/2UBZ7kV</text:span></text:a><text:span text:style-name="T11"><text:line-break/><text:line-break/></text:span><text:span text:style-name="T1">半島電視台系列影片：</text:span><text:span text:style-name="T11"><text:line-break/><text:line-break/></text:span><text:a xlink:type="simple" xlink:href="https://bit.ly/2UzwiWg"><text:span text:style-name="T4">https://bit.ly/2UzwiWg</text:span></text:a><text:span text:style-name="T11"><text:line-break/><text:line-break/></text:span><text:a xlink:type="simple" xlink:href="https://bit.ly/2UTbNCT"><text:span text:style-name="T4">https://bit.ly/2UTbNCT</text:span></text:a><text:span text:style-name="T11"><text:line-break/><text:line-break/></text:span><text:span text:style-name="T1">戰後，仍有大約兩百萬越南人間接受害，因為橙劑滲透土壤之半衰期超過一百年，嚴重污染水源；不管是喝進肚子或皮膚接觸水源，或是吃下污染農作物，就有可能受害，滲透全身血液；甚至許多越南婦女</text:span><text:span text:style-name="T11"><text:s/>(</text:span><text:span text:style-name="T1">特別是毒害較嚴重的南越</text:span><text:span text:style-name="T11">) </text:span><text:span text:style-name="T1">的母乳中，發現極高濃度的戴奧辛成份。</text:span><text:span text:style-name="T11"><text:line-break/><text:line-break/></text:span><text:span text:style-name="T1">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11"><text:line-break/><text:line-break/></text:span><text:span text:style-name="T1">喝下橙劑幾毫升便足以致人於死，更何況短短六年內</text:span><text:span text:style-name="T11"><text:s/>(1965</text:span><text:span text:style-name="T1">至</text:span><text:span text:style-name="T11">1971</text:span><text:span text:style-name="T1">年</text:span><text:span text:style-name="T11">) </text:span><text:span text:style-name="T1">漫天灑下九萬公噸的巨量，瘋狂灑遍整個越南，高達三千一百八十一個村落受害，摧毀兩百多萬公頃</text:span><text:span text:style-name="T11"><text:s/>(</text:span><text:span text:style-name="T1">即兩萬多平方公里</text:span><text:span text:style-name="T11">) </text:span><text:span text:style-name="T1">的森林。後來，在國際輿論壓力下，美國才停止。有些當年的噴灑熱點地區，直到四十年後，仍然可以檢驗出超標高達數百倍的致死性戴奧辛濃度。</text:span><text:span text:style-name="T11"> <text:line-break/><text:line-break/></text:span><text:span text:style-name="T1">我常感到很納悶很可悲，為什麼會有人泯滅人性到這種地步？美國人是不是根本不把別人當人看？這是在打仗嗎？這根本就是種族滅絕的行徑。</text:span><text:span text:style-name="T11"><text:line-break/><text:line-break/></text:span><text:span text:style-name="T1">除了橙劑外，</text:span><text:span text:style-name="T11">Fort Detrick </text:span><text:span text:style-name="T1">現場還挖出有「毒劑之王」之稱的芥子氣液體毒劑等。預計還得再挖四年</text:span><text:span text:style-name="T11"><text:s/>(</text:span><text:span text:style-name="T1">亦即挖到</text:span><text:span text:style-name="T11">2007</text:span><text:span text:style-name="T1">年</text:span><text:span text:style-name="T11">) </text:span><text:span text:style-name="T1">也許才能清理乾淨。</text:span><text:span text:style-name="T11">  <text:line-break/><text:line-break/></text:span><text:span text:style-name="T1">底下有幾張橙劑受害者照片，真的是相當可悲。中間那張是美軍噴灑橙劑的分布地圖，遍及整個越南：</text:span><text:span text:style-name="T11"><text:line-break/><text:line-break/></text:span><text:a xlink:type="simple" xlink:href="https://bit.ly/2QYR7Ib"><text:span text:style-name="T4">https://bit.ly/2QYR7Ib</text:span></text:a><text:span text:style-name="T11">   <text:line-break/><text:line-break/></text:span><text:span text:style-name="T1">底下仍是一些橙劑兒童照片。看這些照片很令人難受，不過，還是懇求各位仔細看看，看進心裏去。</text:span><text:span text:style-name="T11"><text:line-break/></text:span><text:span text:style-name="T1">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11"><text:line-break/><text:line-break/></text:span><text:span text:style-name="T1">我亦常感無奈，不知道那些整天歌頌美國什麼民主自由與人權的人，究竟幾時才願意摸著良心說話？</text:span><text:span text:style-name="T11"><text:line-break/><text:line-break/></text:span><text:span text:style-name="T1">照片：</text:span><text:a xlink:type="simple" xlink:href="https://bit.ly/2JswC2A"><text:span text:style-name="T4">https://bit.ly/2JswC2A</text:span></text:a><text:span text:style-name="T11"><text:line-break/><text:line-break/></text:span><text:span text:style-name="T1">照片：</text:span><text:a xlink:type="simple" xlink:href="https://bit.ly/39GXdDz"><text:span text:style-name="T4">https://bit.ly/39GXdDz</text:span></text:a><text:span text:style-name="T11"><text:line-break/><text:line-break/></text:span><text:span text:style-name="T1">照片：</text:span><text:a xlink:type="simple" xlink:href="https://bit.ly/343vzj4"><text:span text:style-name="T4">https://bit.ly/343vzj4</text:span></text:a><text:span text:style-name="T11"><text:line-break/><text:line-break/></text:span><text:span text:style-name="T1">照片：</text:span><text:a xlink:type="simple" xlink:href="https://bit.ly/2X3Mu3x"><text:span text:style-name="T4">https://bit.ly/2X3Mu3x</text:span></text:a><text:span text:style-name="T11"><text:s/>(</text:span><text:span text:style-name="T1">按右側箭頭輪播</text:span><text:span text:style-name="T11">)<text:line-break/><text:line-break/></text:span><text:span text:style-name="T1">照片：</text:span><text:a xlink:type="simple" xlink:href="https://bit.ly/2UQSzxI"><text:span text:style-name="T4">https://bit.ly/2UQSzxI</text:span></text:a><text:span text:style-name="T11"><text:line-break/><text:line-break/></text:span><text:span text:style-name="T1">影片：</text:span><text:a xlink:type="simple" xlink:href="http://shorturl.at/diux1"><text:span text:style-name="T4">shorturl.at/diux1</text:span></text:a><text:span text:style-name="T11">   <text:line-break/><text:line-break/></text:span><text:span text:style-name="T1">回到</text:span><text:span text:style-name="T11">Fort Detrick </text:span><text:span text:style-name="T1">實驗室的主題。</text:span><text:span text:style-name="T11"><text:line-break/><text:line-break/></text:span><text:span text:style-name="T1">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11"> <text:line-break/><text:line-break/></text:span><text:span text:style-name="T1">可怕之處就在於沒有目錄清單，隨便亂埋亂丟，外洩風險極高，清理者根本不知道自己會挖出什麼東西來，更不知其危險等級，不知是否防護妥當以及是否可能透過空氣與水源危及社會大眾。</text:span><text:span text:style-name="T11"><text:line-break/><text:line-break/></text:span><text:span text:style-name="T1">《衛報》報導說：「就在兩個月前</text:span><text:span text:style-name="T11"><text:s/>(2003</text:span><text:span text:style-name="T1">年</text:span><text:span text:style-name="T11">3</text:span><text:span text:style-name="T1">月</text:span><text:span text:style-name="T11">)</text:span><text:span text:style-name="T1">，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11"><text:line-break/><text:line-break/></text:span><text:span text:style-name="T1">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11"><text:line-break/><text:line-break/></text:span><text:span text:style-name="T18">●</text:span><text:span text:style-name="T11"><text:s/></text:span><text:span text:style-name="T1">惡名昭彰的</text:span><text:span text:style-name="T11"><text:s/>Fort Detrick <text:line-break/><text:line-break/></text:span><text:span text:style-name="T1">特別令人髮指的是：</text:span><text:span text:style-name="T11">Fort Detrick </text:span><text:span text:style-name="T1">生物武器實驗室建造於</text:span><text:span text:style-name="T11">1943</text:span><text:span text:style-name="T1">年，它的第一批實驗室人員是誰你知道嗎？就是喪心病狂的日軍</text:span><text:span text:style-name="T11">731</text:span><text:span text:style-name="T1">部隊以及納粹醫官，他們都有著各種泯滅人性的人體活體實驗之豐富經歷。</text:span><text:span text:style-name="T11"><text:line-break/><text:line-break/></text:span><text:span text:style-name="T1">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11"><text:line-break/><text:line-break/>Jeffrey A.Lockwood </text:span><text:span text:style-name="T1">是個著名昆蟲學家，美國懷俄明大學</text:span><text:span text:style-name="T11"><text:s/>(University of Wyoming)</text:span><text:span text:style-name="T1">「自然科學與人文學科」的講座教授，對生物武器頗有研究，</text:span><text:span text:style-name="T11">2009</text:span><text:span text:style-name="T1">年寫了一本書叫做《</text:span><text:span text:style-name="T11">Six-Legged Soldiers: Using Insects as Weapons of War</text:span><text:span text:style-name="T1">》</text:span><text:span text:style-name="T11">(</text:span><text:span text:style-name="T1">六隻腳的士兵：以昆蟲做為一種生物武器</text:span><text:span text:style-name="T11">)</text:span><text:span text:style-name="T1">：</text:span><text:span text:style-name="T11"><text:line-break/><text:line-break/></text:span><text:a xlink:type="simple" xlink:href="https://amzn.to/3bC3Nge"><text:span text:style-name="T4">https://amzn.to/3bC3Nge</text:span></text:a><text:span text:style-name="T11"><text:line-break/><text:line-break/>Lockwood</text:span><text:span text:style-name="T1">教授指出：</text:span><text:span text:style-name="T11">Fort Detrick </text:span><text:span text:style-name="T1">生物武器實驗室於二次戰後吸收大量納粹與</text:span><text:span text:style-name="T11">731</text:span><text:span text:style-name="T1">部隊的科學家。</text:span><text:span text:style-name="T11"><text:line-break/><text:line-break/></text:span><text:span text:style-name="T1">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11"><text:s/>(</text:span><text:span text:style-name="T1">觀察人體器官、眼球、腸子如何膨漲爆出體外及人體相關生理反應</text:span><text:span text:style-name="T11">)</text:span><text:span text:style-name="T1">、活體炸藥實驗、大人與幼童之刻意使之感染各種病原體之實驗，藉以研發病毒及細菌等生物武器；某種變態實驗對象甚至包括母子</text:span><text:span text:style-name="T11"><text:s/>(</text:span><text:span text:style-name="T1">說要「觀察母愛」</text:span><text:span text:style-name="T11">)</text:span><text:span text:style-name="T1">，從事各種極其邪惡的活體實驗。</text:span><text:span text:style-name="T11"><text:line-break/><text:line-break/></text:span><text:span text:style-name="T1">底下有些照片，懇請大家仔細看，記住日本人所做的這一切：</text:span><text:span text:style-name="T11"><text:line-break/><text:line-break/></text:span><text:a xlink:type="simple" xlink:href="https://bit.ly/39BZfoG"><text:span text:style-name="T4">https://bit.ly/39BZfoG</text:span></text:a><text:span text:style-name="T11"><text:line-break/><text:line-break/></text:span><text:span text:style-name="T4">https://reurl.cc/b5kL2X</text:span><text:span text:style-name="T11"><text:line-break/><text:line-break/></text:span><text:span text:style-name="T1">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11"><text:line-break/><text:line-break/></text:span><text:span text:style-name="T1">我沒法假裝有愛心，我就是恨日本人，想起日本人毫無人性的暴行，我就是恨。我能理解寬恕與原諒的道理，但你要寬恕原諒日本人什麼？他們根本沒有一絲悔意，反而持續敵對中國，敵視華人。</text:span><text:span text:style-name="T11"><text:line-break/><text:line-break/></text:span><text:span text:style-name="T1">請你仔細看看這個，請你告訴我如何可能不恨？</text:span><text:span text:style-name="T11"><text:line-break/><text:line-break/></text:span><text:a xlink:type="simple" xlink:href="https://bit.ly/342Cn0o"><text:span text:style-name="T4">https://bit.ly/342Cn0o</text:span></text:a><text:span text:style-name="T11"><text:line-break/><text:line-break/></text:span><text:span text:style-name="T1">請你再仔細看看這個，請你告訴我如何能夠不恨？</text:span><text:span text:style-name="T11"><text:line-break/><text:line-break/></text:span><text:a xlink:type="simple" xlink:href="https://bit.ly/3dXxOcq"><text:span text:style-name="T4">https://bit.ly/3dXxOcq</text:span></text:a><text:span text:style-name="T11"><text:line-break/><text:line-break/></text:span><text:span text:style-name="T1">這些事，實在很不想講。我常說以後有機會再講，但我總是儘可能避而不談。念高一時</text:span><text:span text:style-name="T11"><text:s/>(</text:span><text:span text:style-name="T1">我在台北念高中</text:span><text:span text:style-name="T11">)</text:span><text:span text:style-name="T1">，第一次自己寫傳單，自己一個人在我高一住的地方</text:span><text:span text:style-name="T11"><text:s/>(</text:span><text:span text:style-name="T1">台北西門町</text:span><text:span text:style-name="T11">) </text:span><text:span text:style-name="T1">發自己寫的傳單，就是因為日本人的這些所作所為。它媽的日本人還像人嗎？</text:span><text:span text:style-name="T11"><text:line-break/><text:line-break/>Lockwood </text:span><text:span text:style-name="T1">教授指出：美國於</text:span><text:span text:style-name="T11">1943</text:span><text:span text:style-name="T1">年，亦即二戰結束前兩年，成立</text:span><text:span text:style-name="T11"><text:s/>Fort Detrick </text:span><text:span text:style-name="T1">生物武器實驗室，並於戰後立即吸收大量納粹與日本</text:span><text:span text:style-name="T11">731</text:span><text:span text:style-name="T1">部隊的科學家，從事生物武器研究；不但研究，而且在韓戰時付諸實行，以跳蚤、蚊子和頭蝨等昆蟲做為一種「六腳士兵」，做為一種傳遞擴散病毒或病菌的「疾病載體」</text:span><text:span text:style-name="T11">(disease vectors)</text:span><text:span text:style-name="T1">；先在部份不知情的平民或敵軍身上使之染病，然後再予以釋放回鄉，擴大傳播，或是以炸彈投擲到敵人的土地上，引爆疫情。</text:span><text:span text:style-name="T11"><text:line-break/><text:line-break/>Lockwood</text:span><text:span text:style-name="T1">教授指出，</text:span><text:span text:style-name="T11">1950</text:span><text:span text:style-name="T1">年秋天，美國國防部承認此事，並說這是美國生物武器的「首度使用」，其主要推手就是</text:span><text:span text:style-name="T11">Fort Detrick </text:span><text:span text:style-name="T1">生物武器實驗室裏這些喪心病狂的科學家，包括日本</text:span><text:span text:style-name="T11">731</text:span><text:span text:style-name="T1">部隊主要成員及納粹醫官。</text:span><text:span text:style-name="T11"><text:line-break/><text:line-break/></text:span><text:span text:style-name="T18">●</text:span><text:span text:style-name="T11"><text:s/></text:span><text:span text:style-name="T1">自導自演的炭疽桿菌粉末攻擊事件</text:span><text:span text:style-name="T11">  <text:line-break/><text:line-break/></text:span><text:span text:style-name="T1">五零年代以後，一直到大約</text:span><text:span text:style-name="T11">1973</text:span><text:span text:style-name="T1">年，前後長達二十多年的時間，</text:span><text:span text:style-name="T11">Fort Detrick </text:span><text:span text:style-name="T1">實驗室除了以動物做為實驗對象外，同時也以人體做實驗</text:span><text:span text:style-name="T11"><text:s/>(</text:span><text:span text:style-name="T1">稱之為</text:span><text:span text:style-name="T11">“human guinea pigs”</text:span><text:span text:style-name="T1">，亦即「人類白老鼠」</text:span><text:span text:style-name="T11">)</text:span><text:span text:style-name="T1">，例如所謂的「</text:span><text:span text:style-name="T11">CD-22</text:span><text:span text:style-name="T1">計劃」</text:span><text:span text:style-name="T11">(Project CD-22)</text:span><text:span text:style-name="T1">及「白外套行動」</text:span><text:span text:style-name="T11">(Operation Whitecoat) </text:span><text:span text:style-name="T1">等等。不過，這些屬公開性質的研究計劃當然都是採取所謂「自願」方式。</text:span><text:span text:style-name="T11"><text:line-break/><text:line-break/>1969</text:span><text:span text:style-name="T1">年，尼克森總統下令關閉</text:span><text:span text:style-name="T11">Fort Detrick</text:span><text:span text:style-name="T1">。此舉並非因為美國人良心發現，而是因為當年核子彈的量產及殺傷力之高度提升，使得美國領導人認為生化武器之殲敵效果相對失色，而且有可能不慎感染自己人或擴散到自己國家。</text:span><text:span text:style-name="T11"><text:line-break/><text:line-break/>Fort Detrick </text:span><text:span text:style-name="T1">雖然於</text:span><text:span text:style-name="T11">1969</text:span><text:span text:style-name="T1">年</text:span><text:span text:style-name="T11">11</text:span><text:span text:style-name="T1">月關閉，但仍做為收藏各種病原體的「巨大倉庫」，並仍從事一些「正常」研究</text:span><text:span text:style-name="T11"><text:s/>(</text:span><text:span text:style-name="T1">亦即非關武器化的「防禦性」生物研究，例如研發疫苗</text:span><text:span text:style-name="T11">)</text:span><text:span text:style-name="T1">。基本上，直到</text:span><text:span text:style-name="T11">1993</text:span><text:span text:style-name="T1">年，它都仍然還是持續運作，只是研發內容有所限制。</text:span><text:span text:style-name="T11">2001</text:span><text:span text:style-name="T1">年，布希政府對全世界發動所謂「反恐戰爭」，假反恐，真侵略，重啟並擴大實驗室規模，於是展開長達至少六年的清理行動。</text:span><text:span text:style-name="T11"><text:line-break/><text:line-break/></text:span><text:span text:style-name="T1">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11"><text:line-break/><text:line-break/></text:span><text:span text:style-name="T1">但是，直到七年後的</text:span><text:span text:style-name="T11"><text:s/>2008</text:span><text:span text:style-name="T1">年</text:span><text:span text:style-name="T11">7</text:span><text:span text:style-name="T1">月，</text:span><text:span text:style-name="T11">FBI </text:span><text:span text:style-name="T1">才「證實」，寄出這些致命毒信的是</text:span><text:span text:style-name="T11"><text:s/>Fort Detrick </text:span><text:span text:style-name="T1">生物武器實驗室的工作人員</text:span><text:span text:style-name="T11">Bruce Ivins</text:span><text:span text:style-name="T1">。據美媒報導，這位人員不知心懷何種不滿，因此寄出毒信；情治人員在距離</text:span><text:span text:style-name="T11">Fort Detrick</text:span><text:span text:style-name="T1">八英哩外的一座池塘找到相關犯罪工具；</text:span><text:span text:style-name="T11">FBI </text:span><text:span text:style-name="T1">強調，</text:span><text:span text:style-name="T11">Ivins </text:span><text:span text:style-name="T1">之所以犯下此案的動機只是為了「促進疫苗的研發」。</text:span><text:span text:style-name="T11"><text:line-break/><text:line-break/></text:span><text:span text:style-name="T1">正常人應該不會相信這個荒唐故事。至於這位被官方說法給認定為發動生物恐攻的「凶手」，竟然莫名其妙就「自殺」了。</text:span><text:span text:style-name="T11">FBI </text:span><text:span text:style-name="T1">說是「畏罪自殺」，但我看比較像是「被自殺」。</text:span><text:span text:style-name="T11"><text:line-break/><text:line-break/></text:span><text:span text:style-name="T18">●</text:span><text:span text:style-name="T11"> Fort Detrick </text:span><text:span text:style-name="T1">為何突然被勒令關閉？</text:span><text:span text:style-name="T11">  <text:line-break/><text:line-break/></text:span><text:span text:style-name="T1">這個由</text:span><text:span text:style-name="T11">CIA</text:span><text:span text:style-name="T1">掌控、擁有全世界最可怕的各種病原體之</text:span><text:span text:style-name="T11">Fort Detrick </text:span><text:span text:style-name="T1">生物武器實驗室有多龐大你知道嗎？</text:span><text:span text:style-name="T11">53</text:span><text:span text:style-name="T1">平方公里！裏頭至少有六百多棟建築，大約是兩個花蓮市、七千四百個足球場那麼大；成立近</text:span><text:span text:style-name="T11">80</text:span><text:span text:style-name="T1">年，聲名狼藉，此次因為新冠病毒而再度成為各方矚目的焦點。主要起因於去年</text:span><text:span text:style-name="T11"><text:s/>(2019 </text:span><text:span text:style-name="T1">年</text:span><text:span text:style-name="T11">) </text:span><text:span text:style-name="T1">七月，因為多項違規而遭到美國疾病管制中心</text:span><text:span text:style-name="T11"><text:s/>(CDC) </text:span><text:span text:style-name="T1">勒令關閉。</text:span><text:span text:style-name="T11"><text:line-break/><text:line-break/></text:span><text:span text:style-name="T1">若非情節嚴重，以</text:span><text:span text:style-name="T11">CDC</text:span><text:span text:style-name="T1">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11">CDC</text:span><text:span text:style-name="T1">主任</text:span><text:span text:style-name="T11">Robert Redfield </text:span><text:span text:style-name="T1">於今年三月十一日，方才於聽證會中承認曾進行屍體解剖，證實這波所謂「流感大流行」之部份死者確實是新冠病毒患者。</text:span><text:span text:style-name="T11"><text:line-break/><text:line-break/></text:span><text:span text:style-name="T1">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11"><text:line-break/><text:line-break/></text:span><text:span text:style-name="T1">至於此次關閉</text:span><text:span text:style-name="T11">Fort Detrick</text:span><text:span text:style-name="T1">生物武器實驗室的原因，疑似病原體外洩，究竟細節如何，美軍方面不但諱莫如深，美國政府並迅速刪除各方報導，相關人員則對外一律封口。</text:span><text:span text:style-name="T11"><text:line-break/><text:line-break/>UCLA (</text:span><text:span text:style-name="T1">加州大學洛杉磯分校</text:span><text:span text:style-name="T11">) </text:span><text:span text:style-name="T1">公衛學院流行病學系的網站上有個「生物恐怖主義資料庫」</text:span><text:span text:style-name="T11">(ARCHIVES ON BIO-TERRORISM)</text:span><text:span text:style-name="T1">，裏頭有過去大約二十年來的上千筆報導：</text:span><text:span text:style-name="T11"><text:line-break/><text:line-break/>(1) </text:span><text:a xlink:type="simple" xlink:href="https://www.ph.ucla.edu/epi/bioter/archivesbio1.html"><text:span text:style-name="T4">https://www.ph.ucla.edu/epi/bioter/archivesbio1.html</text:span></text:a><text:span text:style-name="T11"><text:line-break/><text:line-break/>(2) </text:span><text:a xlink:type="simple" xlink:href="http://www.ph.ucla.edu/epi/bioter/archivesbio2.html"><text:span text:style-name="T4">http://www.ph.ucla.edu/epi/bioter/archivesbio2.html</text:span></text:a><text:span text:style-name="T11"><text:line-break/><text:line-break/></text:span><text:span text:style-name="T1">你只要稍微花點時間關注一下這些資料，你就會清楚地知道：生物武器病原體的外洩以及各種傷天害理之事，並不是什麼陰謀論，而是經常性發生的事情，差別只是在於不同動機</text:span><text:span text:style-name="T11"><text:s/>(</text:span><text:span text:style-name="T1">蓄意或意外？</text:span><text:span text:style-name="T11">)</text:span><text:span text:style-name="T1">及傷害規模大小。</text:span><text:span text:style-name="T11"><text:line-break/><text:line-break/></text:span><text:span text:style-name="T1">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11"><text:line-break/><text:line-break/></text:span><text:span text:style-name="T1">但我現在不是要討論其對外惡行，而只是想說明</text:span><text:span text:style-name="T11">Fort Detrick </text:span><text:span text:style-name="T1">實驗室為何在去年七月被迫關閉。</text:span><text:span text:style-name="T11"> <text:line-break/><text:line-break/></text:span><text:span text:style-name="T1">從</text:span><text:span text:style-name="T11"><text:s/>UCLA </text:span><text:span text:style-name="T1">這兩個資料庫，你仍然可以找到幾篇關於去年關閉</text:span><text:span text:style-name="T11"><text:s/>Fort Detrick </text:span><text:span text:style-name="T1">的報導，比方說原先登載於《華盛頓郵報》的「生物武器戰爭的恐怖遺跡出土」</text:span><text:span text:style-name="T11">(Ft. Detrick Unearths Hazardous Surprises</text:span><text:span text:style-name="T1">：</text:span><text:span text:style-name="T11">Cleanup Finds Debris Of Biological Warfare)</text:span><text:span text:style-name="T1">：</text:span><text:span text:style-name="T11"><text:line-break/><text:line-break/></text:span><text:a xlink:type="simple" xlink:href="https://bit.ly/2X3OBo2"><text:span text:style-name="T4">https://bit.ly/2X3OBo2</text:span></text:a><text:span text:style-name="T11"><text:line-break/><text:line-break/></text:span><text:span text:style-name="T1">以及原載於</text:span><text:span text:style-name="T11"><text:s/>The Frederick News-Post </text:span><text:span text:style-name="T1">的「疾管中心揭露更多</text:span><text:span text:style-name="T11">Fort Detrick </text:span><text:span text:style-name="T1">的弊端」</text:span><text:span text:style-name="T11">(CDC Inspection Findings Reveal More about Fort Detrick Research Suspension)<text:line-break/><text:line-break/></text:span><text:a xlink:type="simple" xlink:href="https://bit.ly/2RgSy5h"><text:span text:style-name="T4">https://bit.ly/2RgSy5h</text:span></text:a><text:span text:style-name="T11"> <text:line-break/><text:line-break/></text:span><text:span text:style-name="T1">另外還有《紐約時報》的兩篇報導：「</text:span><text:span text:style-name="T11">Fort Detrick</text:span><text:span text:style-name="T1">實驗室無法通過安檢，遭全面無限期關閉」</text:span><text:span text:style-name="T11">(Fort Detrick lab shut down after failed safety inspection; all research halted indefinitely)</text:span><text:span text:style-name="T1">，以及「出於安全理由，致命細菌實驗研究勒令停止」</text:span><text:span text:style-name="T11">(Deadly Germ Research Is Shut Down at Army Lab Over Safety Concerns)</text:span><text:span text:style-name="T1">：</text:span><text:span text:style-name="T11"><text:line-break/><text:line-break/></text:span><text:a xlink:type="simple" xlink:href="https://bit.ly/343K72h"><text:span text:style-name="T4">https://bit.ly/343K72h</text:span></text:a><text:span text:style-name="T11"><text:line-break/><text:line-break/></text:span><text:a xlink:type="simple" xlink:href="https://nyti.ms/2JADFWU"><text:span text:style-name="T4">https://nyti.ms/2JADFWU</text:span></text:a><text:span text:style-name="T11"><text:line-break/><text:line-break/></text:span><text:span text:style-name="T1">相關資料當然遠遠比這個要多得多，底下只是做個簡單說明：</text:span><text:span text:style-name="T11"><text:line-break/><text:line-break/></text:span><text:span text:style-name="T1">美國疾管中心</text:span><text:span text:style-name="T11"><text:s/>(CDC) </text:span><text:span text:style-name="T1">下令關閉</text:span><text:span text:style-name="T11">Fort Detrick</text:span><text:span text:style-name="T1">生物實驗室，並出具了報告。你要注意哦，它使用的是比較強烈的「違規」</text:span><text:span text:style-name="T11">(breach) </text:span><text:span text:style-name="T1">一詞。如果不是非常嚴重，不可能把一個具有國家戰略意義的生物實驗室給勒令全面關閉。</text:span><text:span text:style-name="T11"><text:line-break/><text:line-break/></text:span><text:span text:style-name="T1">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11"><text:line-break/><text:line-break/>CDC </text:span><text:span text:style-name="T1">的報告指出，</text:span><text:span text:style-name="T11">Fort Detrick</text:span><text:span text:style-name="T1">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11"><text:line-break/><text:line-break/>CDC </text:span><text:span text:style-name="T1">認定，這不是偶發問題或個別事件，而是已經到達一種「系統性的失能」，故應勒令關閉，全面無限期停止運作。更駭人聽聞的是，</text:span><text:span text:style-name="T11">CDC</text:span><text:span text:style-name="T1">指出，該實驗室人員「蓄意讓含有病原體之空氣外洩」。</text:span><text:span text:style-name="T11"><text:line-break/><text:line-break/></text:span><text:span text:style-name="T1">對此，位於</text:span><text:span text:style-name="T11">Fort Detrick</text:span><text:span text:style-name="T1">生物實驗基地的美國陸軍傳染病醫學研究院</text:span><text:span text:style-name="T11"><text:s/>(USAMRIID)</text:span><text:span text:style-name="T1">的最高指揮官</text:span><text:span text:style-name="T11"><text:s/>Darrin Cox</text:span><text:span text:style-name="T1">提出反駁說，</text:span><text:span text:style-name="T11">CDC</text:span><text:span text:style-name="T1">之「違規」</text:span><text:span text:style-name="T11">(breach)</text:span><text:span text:style-name="T1">一詞太強烈，並指稱含有病原體之空氣外洩並非「蓄意」為之，堅稱該人員「並無邪惡動機」。</text:span><text:span text:style-name="T11"><text:line-break/><text:line-break/>Cox</text:span><text:span text:style-name="T1">並表示，</text:span><text:span text:style-name="T11">Fort Detrick</text:span><text:span text:style-name="T1">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11"><text:line-break/><text:line-break/></text:span><text:span text:style-name="T1">報導還指出，很詭異的是，這麼大的「違規」與「全面系統性失能」，竟然沒有任何主管遭受處分。</text:span><text:span text:style-name="T11"><text:line-break/><text:line-break/></text:span><text:span text:style-name="T1">如前所述，許多有關此次</text:span><text:span text:style-name="T11">Fort Detrick</text:span><text:span text:style-name="T1">生物實驗室因為疑似病原體外洩的新聞報導遭到刪除，但你在</text:span><text:span text:style-name="T11">UCLA</text:span><text:span text:style-name="T1">的公衛學院流行病學系的兩個「生物恐怖主義資料庫」裏，仍然可以找到一些報導。一份</text:span><text:span text:style-name="T11">CIA</text:span><text:span text:style-name="T1">解密文件顯示，</text:span><text:span text:style-name="T11">CIA</text:span><text:span text:style-name="T1">長年在此一生物武器基地從事病毒測試。報導並指出，許多老舊的病原體掩埋坑道並無鋪設防護內裏，外洩風險極高。當年的實驗室工作人員受訪表示：「我不知道那些東西</text:span><text:span text:style-name="T11"><text:s/>(</text:span><text:span text:style-name="T1">指病原體或毒物</text:span><text:span text:style-name="T11">) </text:span><text:span text:style-name="T1">被丟到哪，當時並無清單目錄。」</text:span><text:span text:style-name="T11"><text:line-break/><text:line-break/></text:span><text:span text:style-name="T1">隨著時間過去，大量掩埋容器早已銹損不堪。附近地區長年出現疑似不尋常飆高的癌症盛行率，當地居民認為與該生物武器基地之不當掩埋與草率處置有關，紛紛抗議，但美國當局一貫置若罔聞。</text:span><text:span text:style-name="T11"><text:line-break/><text:line-break/></text:span><text:span text:style-name="T1">底下有一小段當地居民的訪談、調查與抗議：</text:span><text:span text:style-name="T11"><text:line-break/><text:line-break/></text:span><text:a xlink:type="simple" xlink:href="https://bit.ly/3aDEiee"><text:span text:style-name="T4">https://bit.ly/3aDEiee</text:span></text:a><text:span text:style-name="T11"><text:line-break/><text:line-break/></text:span><text:span text:style-name="T1">事實上，早在</text:span><text:span text:style-name="T11">1991</text:span><text:span text:style-name="T1">年，軍方在該實驗室的水源觀測站便已檢測發現一些導致腎病變成份及肝臟致癌物，包括四氯乙烯</text:span><text:span text:style-name="T11">(PCE) </text:span><text:span text:style-name="T1">和三氯乙烯</text:span><text:span text:style-name="T11">(TCE)</text:span><text:span text:style-name="T1">。馬蘭州環境署隨即針對附近三十三口水井採樣，結果一半以上發現致癌毒物。現場檢測人員說，其實不用檢測，光是用聞的就能聞得到異味。</text:span><text:span text:style-name="T11"><text:line-break/><text:line-break/></text:span><text:span text:style-name="T1">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11">(Maryland Department of Health and Mental Hygiene) </text:span><text:span text:style-name="T1">卻表示做不到，因為</text:span><text:span text:style-name="T11">1992</text:span><text:span text:style-name="T1">年才開始有癌症資料登錄。</text:span><text:span text:style-name="T11"><text:line-break/><text:line-break/></text:span><text:span text:style-name="T18">●</text:span><text:span text:style-name="T11"><text:s/></text:span><text:span text:style-name="T1">結論：</text:span><text:span text:style-name="T11"><text:line-break/><text:line-break/></text:span><text:span text:style-name="T1">我就先寫到這，這些事是寫不完的。我寫這篇文字，只有三個卑微目的：</text:span><text:span text:style-name="T11"><text:line-break/><text:line-break/></text:span><text:span text:style-name="T1">一是反駁所謂陰謀論之污名化。</text:span><text:span text:style-name="T11"><text:line-break/><text:line-break/></text:span><text:span text:style-name="T1">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11"><text:line-break/><text:line-break/></text:span><text:span text:style-name="T1">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11"><text:line-break/><text:line-break/></text:span><text:span text:style-name="T1">另外，順便插播一個幼兒園小班課程：當我們說「新冠病毒有可能是一種生化武器」時，並不等於說新冠病毒是人為製造出來的人工病毒。</text:span><text:span text:style-name="T11"><text:line-break/><text:line-break/></text:span><text:span text:style-name="T1">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11"><text:line-break/><text:line-break/></text:span><text:span text:style-name="T1">美軍至今仍致力研發的「六腳士兵」</text:span><text:span text:style-name="T11">(</text:span><text:span text:style-name="T1">蚊子</text:span><text:span text:style-name="T11">)</text:span><text:span text:style-name="T1">就是一例，以蚊子做為一種「生物載體」，究竟要攜帶與投放何種病毒或細菌，並不一定要經過基因編輯。這應該不會很難懂吧？我已經不知道要如何講得更淺顯了。</text:span><text:span text:style-name="T11"><text:line-break/><text:line-break/></text:span><text:span text:style-name="T1">因此，即便證明新冠病毒並無明顯人為改造現象，依然無法否定「新冠病毒有可能是一種生物武器」的說法，因為它們是兩個不同命題。</text:span><text:span text:style-name="T11"> <text:line-break/><text:line-break/></text:span><text:span text:style-name="T1">第二個目的是：我希望表明一個基本態度：我們反美，但我們並不是反對美國人或反對美國這個國家，而是反對其罄竹難書的血腥邪惡行徑，希望制止其永無止盡的燒殺擄掠與製造動亂。</text:span><text:span text:style-name="T11"><text:line-break/><text:line-break/></text:span><text:span text:style-name="T1">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11"><text:line-break/><text:line-break/></text:span><text:span text:style-name="T1">至於第三個目的，恐怕是我永遠都無法說清楚的。我找不到適當的表達式，但也有可能是因為這個表達式並不存在人類的語言詞彙中。</text:span><text:span text:style-name="T11"><text:line-break/><text:line-break/></text:span><text:span text:style-name="T1">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11"><text:line-break/><text:line-break/></text:span><text:span text:style-name="T18">●</text:span><text:span text:style-name="T11"><text:s/></text:span><text:span text:style-name="T1">後記：</text:span><text:span text:style-name="T11">  <text:line-break/><text:line-break/></text:span><text:span text:style-name="T1">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11"><text:line-break/><text:line-break/></text:span><text:span text:style-name="T1">但是，你要知道，比方說，以</text:span><text:span text:style-name="T11">UCLA</text:span><text:span text:style-name="T1">公衛學院的這上千筆生化武器資料為例，幾乎全來自西方主流媒體的報導，因此，它不但不是一種陰謀論，反倒是一種已經不知道經過多少篩選、淡化及掩飾所勉強保留下來的真相之冰山一角。</text:span><text:span text:style-name="T11"><text:line-break/><text:line-break/></text:span><text:span text:style-name="T1">我舉個例，比方說，現在大家都知道海珊當年</text:span><text:span text:style-name="T11"><text:s/>(1988</text:span><text:span text:style-name="T1">年</text:span><text:span text:style-name="T11">) </text:span><text:span text:style-name="T1">的化武屠村事件，在</text:span><text:span text:style-name="T11"> Halabja </text:span><text:span text:style-name="T1">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11"><text:line-break/><text:line-break/></text:span><text:span text:style-name="T1">當年，聯合國針對海珊這項重大反人道罪行進行調查時，美國不但百般阻撓，而且否決聯合國的譴責提案，</text:span><text:span text:style-name="T11">CIA </text:span><text:span text:style-name="T1">甚至還發表各種假情報與假研究報告，栽贓伊朗，指控</text:span><text:span text:style-name="T11"><text:s/>Halabja </text:span><text:span text:style-name="T1">化武屠村事件的凶手是伊朗。</text:span><text:span text:style-name="T11"><text:line-break/><text:line-break/></text:span><text:span text:style-name="T1">我對這事的過程印象特別深刻是因為，屠村事件的兩年後，我接受</text:span><text:span text:style-name="T11"><text:s/>PHR (Physicians for Human Rights) </text:span><text:span text:style-name="T1">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11"><text:line-break/><text:line-break/></text:span><text:span text:style-name="T1">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11"> <text:line-break/><text:line-break/></text:span><text:span text:style-name="T1">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11"><text:line-break/><text:line-break/></text:span><text:span text:style-name="T1">美國當年協助海珊發展生化武器的事實，如今已無可懷疑。</text:span><text:span text:style-name="T11">UCLA </text:span><text:span text:style-name="T1">公衛學院的生化武器資料庫裏也能找到屠村事件後十多年的相關報導，指出美國協助海珊發展生化武器的事實，比方說：</text:span><text:span text:style-name="T11"><text:line-break/><text:line-break/></text:span><text:a xlink:type="simple" xlink:href="https://bit.ly/2UTmqFM"><text:span text:style-name="T4">https://bit.ly/2UTmqFM</text:span></text:a><text:span text:style-name="T11"><text:line-break/><text:line-break/></text:span><text:span text:style-name="T1">但是，你看，報導得很「委婉」，很「客觀公正」，它把美國運送炭疽桿菌、肉毒桿菌等等這些用來製造生物武器的恐怖病原體給海珊，居然說成是一種非常正面的「公共衛生方面的合作交流」。</text:span><text:span text:style-name="T11"><text:line-break/><text:line-break/></text:span><text:span text:style-name="T1">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11"><text:line-break/><text:line-break/></text:span><text:span text:style-name="T1">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11"><text:line-break/><text:line-break/></text:span><text:span text:style-name="T1">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11"><text:line-break/><text:line-break/></text:span><text:span text:style-name="T1">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11"><text:line-break/><text:line-break/></text:span><text:span text:style-name="T1">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11"><text:line-break/><text:line-break/></text:span><text:span text:style-name="T1">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11"><text:line-break/><text:line-break/></text:span><text:span text:style-name="T1">我要說的是，你看，這些人渣政客真的很齷齪，他們表面上講的全是一些很動聽的話語，什麼體恤醫療人員，什麼先顧好台灣等等。但是，白痴也該知道這一切漂亮言語的背後，其實就是仇中反華。</text:span><text:span text:style-name="T11"><text:line-break/><text:line-break/></text:span><text:span text:style-name="T1">在台灣，幾乎所有理想或理念，完全都可以拿來當成一種仇中反華的武器、工具與漂亮說詞。人渣們從來都不是真的在乎什麼是非善惡，他們的一切言行完全就是以倡導仇中反華為惟一目的。</text:span><text:span text:style-name="T11"><text:line-break/><text:line-break/></text:span><text:span text:style-name="T1">你看，這兩天，人渣黨送出一千多萬個口罩給西方國家，從上個月開始，甚至每星期固定得朝貢美國十萬個口罩。美國疫情真的是嚴重到爆，但卻對它百般放水。可是，對待大陸卻極盡苛薄之能事。</text:span><text:span text:style-name="T11"><text:line-break/><text:line-break/></text:span><text:span text:style-name="T1">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11"><text:line-break/><text:line-break/></text:span><text:span text:style-name="T1">其實，腦殘們並不是真的關心什麼疫情，他們只是聞聲起舞，該沸騰就會沸騰，不需要理由，因為人渣們永遠都可以瞎掰出一大堆很偉大的說詞。</text:span><text:span text:style-name="T11"><text:line-break/><text:line-break/></text:span><text:span text:style-name="T1">當時台灣才一兩個病人，就迫不及待說要「先顧好自己才能救別人」，一個口罩也不准寄到大陸，否則就是全民公敵。現在台灣有三百多個病例，死了好幾人，卻反而口罩大方隨便送人</text:span><text:span text:style-name="T11">(</text:span><text:span text:style-name="T1">我已經連續兩周買不到兒童口罩</text:span><text:span text:style-name="T11">)</text:span><text:span text:style-name="T1">，送給根本不肯戴口罩的洋人，然後說這是台灣「勇於負起世界責任的國家角色」。</text:span><text:span text:style-name="T11"><text:line-break/><text:line-break/></text:span><text:span text:style-name="T1">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11"> <text:line-break/><text:line-break/></text:span><text:span text:style-name="T1">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9"><text:span text:style-name="T10">鄭豐遠</text:span><text:span text:style-name="T1"><text:s/>  |  2020.04.02 20:37   |   </text:span><text:a xlink:type="simple" xlink:href="http://palinfo.habago.org/Entry?Command=Information_PrintForum&amp;#FORUM38986"><text:span text:style-name="T2">#</text:span></text:a></text:p>
      <text:p text:style-name="P13"><text:span text:style-name="T1">今天看到一句很好笑的話，英文翻譯還挺傳神的，如下</text:span><text:span text:style-name="T11">:<text:line-break/><text:line-break/></text:span><text:span text:style-name="T1">隔離，人權沒了。不隔離，人全沒了。</text:span><text:span text:style-name="T11"><text:line-break/>Human right or human left</text:span><text:span text:style-name="T1">？</text:span><text:span text:style-name="T11"><text:line-break/><text:line-break/></text:span><text:span text:style-name="T1">下面兩個影片強烈建議大家觀看，顯然世上還是有頭腦正常的人。任何一個正常人對這陣子西方以及一切反中反華勢力的各種醜態嘴臉，一定都會嗤之以鼻，一定都會對這荒唐世界感到莫名的悲哀。</text:span><text:span text:style-name="T11"><text:line-break/><text:line-break/></text:span><text:a xlink:type="simple" xlink:href="https://youtu.be/VHjfAYtkINY"><text:span text:style-name="T4">https://youtu.be/VHjfAYtkINY</text:span></text:a><text:span text:style-name="T11"><text:s/>(</text:span><text:span text:style-name="T1">法國一位律師和法學博士</text:span><text:span text:style-name="T11">)<text:line-break/><text:line-break/></text:span><text:a xlink:type="simple" xlink:href="https://youtu.be/I-19Q1tyhhw"><text:span text:style-name="T4">https://youtu.be/I-19Q1tyhhw</text:span></text:a><text:span text:style-name="T11"><text:s/>(</text:span><text:span text:style-name="T1">火鍋大王</text:span><text:span text:style-name="T11">)<text:line-break/></text:span></text:p>
      <text:p text:style-name="P9"><text:span text:style-name="T10">陳真</text:span><text:span text:style-name="T1"><text:s/>  |  2020.04.02 15:08   |   </text:span><text:a xlink:type="simple" xlink:href="http://palinfo.habago.org/Entry?Command=Information_PrintForum&amp;#FORUM38985"><text:span text:style-name="T2">#</text:span></text:a></text:p>
      <text:p text:style-name="P10"><text:span text:style-name="T1">一封信：</text:span><text:span text:style-name="T11"><text:line-break/><text:line-break/></text:span><text:span text:style-name="T1">那本</text:span><text:span text:style-name="T11">"</text:span><text:span text:style-name="T1">伊拉克淪陷記實</text:span><text:span text:style-name="T11">"</text:span><text:span text:style-name="T1">，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11"><text:line-break/><text:line-break/></text:span><text:span text:style-name="T1">陳真</text:span><text:span text:style-name="T11"><text:line-break/>2020. 04. 02.</text:span></text:p>
      <text:p text:style-name="P9"><text:span text:style-name="T10">怡靜</text:span><text:span text:style-name="T1"><text:s/>  |  2020.04.01 12:09   |   </text:span><text:a xlink:type="simple" xlink:href="http://palinfo.habago.org/Entry?Command=Information_PrintForum&amp;#FORUM38982"><text:span text:style-name="T2">#</text:span></text:a></text:p>
      <text:p text:style-name="P11"><text:span text:style-name="T10">張忠謀提到的那篇紐約時報專訪，主角是韓裔美國人</text:span><text:span text:style-name="T1">David Chang(</text:span><text:span text:style-name="T10">張錫鎬</text:span><text:span text:style-name="T1">)</text:span><text:span text:style-name="T10">，近幾年挺火紅的一位廚師，在</text:span><text:span text:style-name="T1">Netflix</text:span><text:span text:style-name="T10">上可以看到多部他主持的美食紀錄片節目。</text:span><text:span text:style-name="T1"><text:line-break/><text:line-break/></text:span><text:span text:style-name="T10">該訪談也值得一讀，如果你剛好是他的粉絲。</text:span><text:span text:style-name="T1"><text:line-break/><text:line-break/>David Chang isn’t sure the restaurant industry will survive Covid-19.<text:line-break/></text:span><text:a xlink:type="simple" xlink:href="https://nyti.ms/2w2nUVB"><text:span text:style-name="T12">https://nyti.ms/2w2nUVB</text:span></text:a></text:p>
      <text:p text:style-name="P5">老羊   |  2020.04.01 07:46   |   <text:a xlink:type="simple" xlink:href="http://palinfo.habago.org/Entry?Command=Information_PrintForum#FORUM38981"><text:span text:style-name="T6">#</text:span></text:a></text:p>
      <text:p text:style-name="P6">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7">https://mp.weixin.qq.com/s/mA85YUmjhr0J-tgoli8ALA</text:span></text:a><text:s/><text:line-break/><text:line-break/>Give Them Hope! 从两部电影看中国的全球舆论战 <text:line-break/><text:a xlink:type="simple" xlink:href="https://mp.weixin.qq.com/s/kseVZTcpYH6t4EeLHxZzWQ"><text:span text:style-name="T7">https://mp.weixin.qq.com/s/kseVZTcpYH6t4EeLHxZzWQ</text:span></text:a></text:p>
      <text:p text:style-name="P5">陳真   |  2020.04.01 01:46   |   <text:a xlink:type="simple" xlink:href="http://palinfo.habago.org/Entry?Command=Information_PrintForum#FORUM38980"><text:span text:style-name="T6">#</text:span></text:a></text:p>
      <text:p text:style-name="P7">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